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M Roman Slanted 8" svg:font-family="'LM Roman Slanted 8'"/>
    <style:font-face style:name="FreeSans1" svg:font-family="FreeSans" style:font-family-generic="swiss"/>
    <style:font-face style:name="Elegante" svg:font-family="Elegante" style:font-pitch="variable"/>
    <style:font-face style:name="Fake Receipt" svg:font-family="'Fake Receipt'" style:font-pitch="variable"/>
    <style:font-face style:name="Gentium Book Basic" svg:font-family="'Gentium Book Basic'" style:font-pitch="variable"/>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Table1" style:family="table">
      <style:table-properties style:width="17.59cm" fo:break-before="auto" fo:break-after="auto" table:align="margins"/>
    </style:style>
    <style:style style:name="Table1.A" style:family="table-column">
      <style:table-column-properties style:column-width="4.397cm" style:rel-column-width="16383*"/>
    </style:style>
    <style:style style:name="Table1.D" style:family="table-column">
      <style:table-column-properties style:column-width="4.397cm" style:rel-column-width="1638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officeooo:rsid="000a8b62" officeooo:paragraph-rsid="0003787c"/>
    </style:style>
    <style:style style:name="P2" style:family="paragraph" style:parent-style-name="Standard">
      <style:paragraph-properties fo:text-align="start" style:justify-single-word="false"/>
      <style:text-properties officeooo:rsid="000a8b62" officeooo:paragraph-rsid="0120db2a"/>
    </style:style>
    <style:style style:name="P3" style:family="paragraph" style:parent-style-name="Standard">
      <style:paragraph-properties fo:text-align="center" style:justify-single-word="false"/>
      <style:text-properties officeooo:rsid="000a8b62" officeooo:paragraph-rsid="0003787c"/>
    </style:style>
    <style:style style:name="P4" style:family="paragraph" style:parent-style-name="Standard">
      <style:paragraph-properties fo:text-align="center" style:justify-single-word="false"/>
      <style:text-properties officeooo:paragraph-rsid="0003787c"/>
    </style:style>
    <style:style style:name="P5" style:family="paragraph" style:parent-style-name="Standard">
      <style:paragraph-properties fo:text-align="center" style:justify-single-word="false"/>
      <style:text-properties fo:font-size="18pt" officeooo:paragraph-rsid="0003787c" style:font-size-asian="18pt" style:font-size-complex="18pt"/>
    </style:style>
    <style:style style:name="P6" style:family="paragraph" style:parent-style-name="Standard">
      <style:paragraph-properties fo:text-align="center" style:justify-single-word="false"/>
      <style:text-properties style:font-name="Fake Receipt" fo:font-size="18pt" officeooo:rsid="000a8b62" officeooo:paragraph-rsid="0003787c" style:font-size-asian="18pt" style:font-size-complex="18pt"/>
    </style:style>
    <style:style style:name="P7" style:family="paragraph" style:parent-style-name="Standard">
      <style:paragraph-properties fo:text-align="center" style:justify-single-word="false"/>
      <style:text-properties style:font-name="Fake Receipt" officeooo:rsid="000a8b62" officeooo:paragraph-rsid="0003787c"/>
    </style:style>
    <style:style style:name="P8" style:family="paragraph" style:parent-style-name="Standard">
      <style:paragraph-properties fo:text-align="start" style:justify-single-word="false">
        <style:tab-stops>
          <style:tab-stop style:position="15.993cm"/>
        </style:tab-stops>
      </style:paragraph-properties>
      <style:text-properties style:font-name="Fake Receipt" fo:font-size="22pt" officeooo:rsid="00187d66" officeooo:paragraph-rsid="0003787c" style:font-size-asian="19.25pt" style:font-size-complex="22pt"/>
    </style:style>
    <style:style style:name="P9" style:family="paragraph" style:parent-style-name="Standard">
      <style:paragraph-properties fo:text-align="start" style:justify-single-word="false"/>
      <style:text-properties style:font-name="Fake Receipt" fo:font-size="22pt" officeooo:rsid="0031498b" officeooo:paragraph-rsid="0031498b" style:font-size-asian="22pt" style:font-size-complex="22pt"/>
    </style:style>
    <style:style style:name="P10" style:family="paragraph" style:parent-style-name="Standard">
      <style:paragraph-properties fo:text-align="start" style:justify-single-word="false"/>
      <style:text-properties style:font-name="Fake Receipt" fo:font-size="13pt" style:text-underline-style="none" fo:font-weight="bold" officeooo:rsid="007f49a1" officeooo:paragraph-rsid="007f49a1" style:font-size-asian="13pt" style:font-weight-asian="bold" style:font-size-complex="13pt" style:font-weight-complex="bold"/>
    </style:style>
    <style:style style:name="P11" style:family="paragraph" style:parent-style-name="Standard">
      <style:paragraph-properties fo:text-align="start" style:justify-single-word="false"/>
      <style:text-properties style:font-name="Fake Receipt" fo:font-size="13pt" fo:font-weight="bold" officeooo:rsid="008deebd" officeooo:paragraph-rsid="008deebd" style:font-size-asian="13pt" style:font-weight-asian="bold" style:font-size-complex="13pt" style:font-weight-complex="bold"/>
    </style:style>
    <style:style style:name="P12" style:family="paragraph" style:parent-style-name="Standard">
      <style:paragraph-properties fo:text-align="start" style:justify-single-word="false"/>
      <style:text-properties style:font-name="Fake Receipt" fo:font-size="13pt" fo:font-weight="bold" officeooo:rsid="0084a2d6" officeooo:paragraph-rsid="0084a2d6" style:font-size-asian="13pt" style:font-weight-asian="bold" style:font-size-complex="13pt" style:font-weight-complex="bold"/>
    </style:style>
    <style:style style:name="P13" style:family="paragraph" style:parent-style-name="Standard">
      <style:paragraph-properties fo:text-align="start" style:justify-single-word="false"/>
      <style:text-properties style:font-name="Fake Receipt" fo:font-size="13pt" fo:font-style="italic" fo:font-weight="bold" officeooo:rsid="008525b9" officeooo:paragraph-rsid="008525b9" style:font-size-asian="13pt" style:font-style-asian="italic" style:font-weight-asian="bold" style:font-size-complex="13pt" style:font-style-complex="italic" style:font-weight-complex="bold"/>
    </style:style>
    <style:style style:name="P14" style:family="paragraph" style:parent-style-name="Standard">
      <style:paragraph-properties fo:text-align="start" style:justify-single-word="false"/>
      <style:text-properties style:font-name="Fake Receipt" fo:font-size="12pt" officeooo:rsid="0031498b" officeooo:paragraph-rsid="0031498b" style:font-size-asian="10.5pt" style:font-size-complex="12pt"/>
    </style:style>
    <style:style style:name="P15" style:family="paragraph" style:parent-style-name="Standard">
      <style:paragraph-properties fo:text-align="start" style:justify-single-word="false"/>
      <style:text-properties style:font-name="Fake Receipt" fo:font-size="12pt" fo:font-style="italic" fo:font-weight="bold" officeooo:rsid="001c01cb" officeooo:paragraph-rsid="0046a196" style:font-size-asian="12pt" style:font-style-asian="italic" style:font-weight-asian="bold" style:font-size-complex="12pt" style:font-style-complex="italic" style:font-weight-complex="bold"/>
    </style:style>
    <style:style style:name="P16" style:family="paragraph" style:parent-style-name="Standard">
      <style:paragraph-properties fo:text-align="start" style:justify-single-word="false"/>
      <style:text-properties style:font-name="Fake Receipt" fo:font-size="12pt" fo:font-style="italic" fo:font-weight="bold" officeooo:rsid="001c01cb" officeooo:paragraph-rsid="004e5d53" style:font-size-asian="12pt" style:font-style-asian="italic" style:font-weight-asian="bold" style:font-size-complex="12pt" style:font-style-complex="italic" style:font-weight-complex="bold"/>
    </style:style>
    <style:style style:name="P17" style:family="paragraph" style:parent-style-name="Standard">
      <style:paragraph-properties fo:text-align="start" style:justify-single-word="false"/>
      <style:text-properties style:font-name="Fake Receipt" fo:font-size="12pt" fo:font-style="italic" fo:font-weight="bold" officeooo:rsid="001c01cb" officeooo:paragraph-rsid="001c0c57" style:font-size-asian="12pt" style:font-style-asian="italic" style:font-weight-asian="bold" style:font-size-complex="12pt" style:font-style-complex="italic" style:font-weight-complex="bold"/>
    </style:style>
    <style:style style:name="P18" style:family="paragraph" style:parent-style-name="Standard">
      <style:paragraph-properties fo:text-align="start" style:justify-single-word="false"/>
      <style:text-properties style:font-name="Fake Receipt" fo:font-size="12pt" fo:font-style="italic" fo:font-weight="bold" officeooo:rsid="001c01cb" officeooo:paragraph-rsid="001c01cb" style:font-size-asian="12pt" style:font-style-asian="italic" style:font-weight-asian="bold" style:font-size-complex="12pt" style:font-style-complex="italic" style:font-weight-complex="bold"/>
    </style:style>
    <style:style style:name="P19" style:family="paragraph" style:parent-style-name="Standard">
      <style:paragraph-properties fo:text-align="start" style:justify-single-word="false"/>
      <style:text-properties style:font-name="Fake Receipt" fo:font-size="12pt" fo:font-style="italic" fo:font-weight="bold" officeooo:rsid="001c01cb" officeooo:paragraph-rsid="008deebd" style:font-size-asian="12pt" style:font-style-asian="italic" style:font-weight-asian="bold" style:font-size-complex="12pt" style:font-style-complex="italic" style:font-weight-complex="bold"/>
    </style:style>
    <style:style style:name="P20" style:family="paragraph" style:parent-style-name="Standard">
      <style:paragraph-properties fo:text-align="start" style:justify-single-word="false"/>
      <style:text-properties style:font-name="Fake Receipt" fo:font-size="12pt" fo:font-style="italic" fo:font-weight="bold" officeooo:rsid="001c01cb" officeooo:paragraph-rsid="010d3466" style:font-size-asian="12pt" style:font-style-asian="italic" style:font-weight-asian="bold" style:font-size-complex="12pt" style:font-style-complex="italic" style:font-weight-complex="bold"/>
    </style:style>
    <style:style style:name="P21" style:family="paragraph" style:parent-style-name="Standard">
      <style:paragraph-properties fo:text-align="start" style:justify-single-word="false"/>
      <style:text-properties style:font-name="Fake Receipt" fo:font-size="12pt" fo:font-style="italic" fo:font-weight="bold" officeooo:rsid="0046a196" officeooo:paragraph-rsid="0046a196" style:font-size-asian="12pt" style:font-style-asian="italic" style:font-weight-asian="bold" style:font-size-complex="12pt" style:font-style-complex="italic" style:font-weight-complex="bold"/>
    </style:style>
    <style:style style:name="P22" style:family="paragraph" style:parent-style-name="Standard">
      <style:paragraph-properties fo:text-align="start" style:justify-single-word="false"/>
      <style:text-properties style:font-name="Fake Receipt" fo:font-size="12pt" fo:font-style="italic" fo:font-weight="bold" officeooo:rsid="0046a196" officeooo:paragraph-rsid="004e5d53" style:font-size-asian="12pt" style:font-style-asian="italic" style:font-weight-asian="bold" style:font-size-complex="12pt" style:font-style-complex="italic" style:font-weight-complex="bold"/>
    </style:style>
    <style:style style:name="P23" style:family="paragraph" style:parent-style-name="Standard">
      <style:paragraph-properties fo:text-align="start" style:justify-single-word="false"/>
      <style:text-properties style:font-name="Fake Receipt" fo:font-size="12pt" fo:font-style="italic" fo:font-weight="bold" officeooo:rsid="0046a196" officeooo:paragraph-rsid="008deebd" style:font-size-asian="12pt" style:font-style-asian="italic" style:font-weight-asian="bold" style:font-size-complex="12pt" style:font-style-complex="italic" style:font-weight-complex="bold"/>
    </style:style>
    <style:style style:name="P24" style:family="paragraph" style:parent-style-name="Standard">
      <style:paragraph-properties fo:text-align="start" style:justify-single-word="false"/>
      <style:text-properties style:font-name="Fake Receipt" fo:font-size="12pt" fo:font-style="italic" fo:font-weight="bold" officeooo:rsid="0046a196" officeooo:paragraph-rsid="010d3466" style:font-size-asian="12pt" style:font-style-asian="italic" style:font-weight-asian="bold" style:font-size-complex="12pt" style:font-style-complex="italic" style:font-weight-complex="bold"/>
    </style:style>
    <style:style style:name="P25" style:family="paragraph" style:parent-style-name="Standard">
      <style:paragraph-properties fo:text-align="start" style:justify-single-word="false"/>
      <style:text-properties style:font-name="Fake Receipt" fo:font-size="12pt" fo:font-style="italic" fo:font-weight="bold" officeooo:rsid="0042ffb5" officeooo:paragraph-rsid="0042ffb5" style:font-size-asian="12pt" style:font-style-asian="italic" style:font-weight-asian="bold" style:font-size-complex="12pt" style:font-style-complex="italic" style:font-weight-complex="bold"/>
    </style:style>
    <style:style style:name="P26" style:family="paragraph" style:parent-style-name="Standard">
      <style:paragraph-properties fo:text-align="start" style:justify-single-word="false"/>
      <style:text-properties style:font-name="Fake Receipt" fo:font-size="12pt" fo:font-style="italic" fo:font-weight="bold" officeooo:rsid="003dc163" officeooo:paragraph-rsid="003dc163" style:font-size-asian="12pt" style:font-style-asian="italic" style:font-weight-asian="bold" style:font-size-complex="12pt" style:font-style-complex="italic" style:font-weight-complex="bold"/>
    </style:style>
    <style:style style:name="P27" style:family="paragraph" style:parent-style-name="Standard">
      <style:paragraph-properties fo:text-align="start" style:justify-single-word="false"/>
      <style:text-properties style:font-name="Fake Receipt" fo:font-size="12pt" fo:font-style="italic" fo:font-weight="bold" officeooo:rsid="003936d1" officeooo:paragraph-rsid="003936d1" style:font-size-asian="12pt" style:font-style-asian="italic" style:font-weight-asian="bold" style:font-size-complex="12pt" style:font-style-complex="italic" style:font-weight-complex="bold"/>
    </style:style>
    <style:style style:name="P28" style:family="paragraph" style:parent-style-name="Standard">
      <style:paragraph-properties fo:text-align="start" style:justify-single-word="false"/>
      <style:text-properties style:font-name="Fake Receipt" fo:font-size="12pt" fo:font-style="italic" fo:font-weight="bold" officeooo:rsid="001dc9c4" officeooo:paragraph-rsid="001dc9c4" style:font-size-asian="12pt" style:font-style-asian="italic" style:font-weight-asian="bold" style:font-size-complex="12pt" style:font-style-complex="italic" style:font-weight-complex="bold"/>
    </style:style>
    <style:style style:name="P29" style:family="paragraph" style:parent-style-name="Standard">
      <style:paragraph-properties fo:text-align="start" style:justify-single-word="false"/>
      <style:text-properties style:font-name="Fake Receipt" fo:font-size="12pt" fo:font-style="italic" fo:font-weight="bold" officeooo:rsid="001003a0" officeooo:paragraph-rsid="001003a0" style:font-size-asian="12pt" style:font-style-asian="italic" style:font-weight-asian="bold" style:font-size-complex="12pt" style:font-style-complex="italic" style:font-weight-complex="bold"/>
    </style:style>
    <style:style style:name="P30" style:family="paragraph" style:parent-style-name="Standard">
      <style:paragraph-properties fo:text-align="start" style:justify-single-word="false"/>
      <style:text-properties style:font-name="Fake Receipt" fo:font-size="12pt" fo:font-style="italic" fo:font-weight="bold" officeooo:rsid="0005bdb0" officeooo:paragraph-rsid="0005bdb0" style:font-size-asian="12pt" style:font-style-asian="italic" style:font-weight-asian="bold" style:font-size-complex="12pt" style:font-style-complex="italic" style:font-weight-complex="bold"/>
    </style:style>
    <style:style style:name="P31" style:family="paragraph" style:parent-style-name="Standard">
      <style:paragraph-properties fo:text-align="start" style:justify-single-word="false"/>
      <style:text-properties style:font-name="Fake Receipt" fo:font-size="12pt" fo:font-style="italic" fo:font-weight="bold" officeooo:rsid="00f724e5" officeooo:paragraph-rsid="00f724e5" style:font-size-asian="12pt" style:font-style-asian="italic" style:font-weight-asian="bold" style:font-size-complex="12pt" style:font-style-complex="italic" style:font-weight-complex="bold"/>
    </style:style>
    <style:style style:name="P32" style:family="paragraph" style:parent-style-name="Standard">
      <style:paragraph-properties fo:text-align="start" style:justify-single-word="false"/>
      <style:text-properties style:font-name="Fake Receipt" fo:font-size="12pt" fo:font-style="italic" fo:font-weight="bold" officeooo:rsid="01065840" officeooo:paragraph-rsid="01065840" style:font-size-asian="12pt" style:font-style-asian="italic" style:font-weight-asian="bold" style:font-size-complex="12pt" style:font-style-complex="italic" style:font-weight-complex="bold"/>
    </style:style>
    <style:style style:name="P33" style:family="paragraph" style:parent-style-name="Standard">
      <style:paragraph-properties fo:text-align="start" style:justify-single-word="false"/>
      <style:text-properties style:font-name="Fake Receipt" fo:font-size="12pt" fo:font-style="italic" fo:font-weight="bold" officeooo:rsid="0122d56b" officeooo:paragraph-rsid="0122d56b" style:font-size-asian="12pt" style:font-style-asian="italic" style:font-weight-asian="bold" style:font-size-complex="12pt" style:font-style-complex="italic" style:font-weight-complex="bold"/>
    </style:style>
    <style:style style:name="P34" style:family="paragraph" style:parent-style-name="Standard">
      <style:paragraph-properties fo:text-align="start" style:justify-single-word="false"/>
      <style:text-properties style:font-name="Fake Receipt" fo:font-size="12pt" fo:font-style="italic" fo:font-weight="bold" officeooo:rsid="012459ea" officeooo:paragraph-rsid="012459ea" style:font-size-asian="12pt" style:font-style-asian="italic" style:font-weight-asian="bold" style:font-size-complex="12pt" style:font-style-complex="italic" style:font-weight-complex="bold"/>
    </style:style>
    <style:style style:name="P35" style:family="paragraph" style:parent-style-name="Standard">
      <style:paragraph-properties fo:text-align="start" style:justify-single-word="false"/>
      <style:text-properties style:font-name="Fake Receipt" fo:font-size="12pt" fo:font-style="italic" officeooo:rsid="0046a196" officeooo:paragraph-rsid="008deebd" style:font-size-asian="12pt" style:font-style-asian="italic" style:font-size-complex="12pt" style:font-style-complex="italic"/>
    </style:style>
    <style:style style:name="P36" style:family="paragraph" style:parent-style-name="Standard">
      <style:paragraph-properties fo:text-align="start" style:justify-single-word="false"/>
      <style:text-properties style:font-name="Fake Receipt" fo:font-size="12pt" fo:font-style="italic" officeooo:rsid="001c01cb" officeooo:paragraph-rsid="008deebd" style:font-size-asian="12pt" style:font-style-asian="italic" style:font-size-complex="12pt" style:font-style-complex="italic"/>
    </style:style>
    <style:style style:name="P37" style:family="paragraph" style:parent-style-name="Standard">
      <style:paragraph-properties fo:text-align="start" style:justify-single-word="false"/>
      <style:text-properties style:font-name="Fake Receipt" fo:font-size="12pt" fo:font-style="italic" officeooo:rsid="00d89127" officeooo:paragraph-rsid="00d89127" style:font-size-asian="12pt" style:font-style-asian="italic" style:font-size-complex="12pt" style:font-style-complex="italic"/>
    </style:style>
    <style:style style:name="P38" style:family="paragraph" style:parent-style-name="Standard">
      <style:paragraph-properties fo:text-align="start" style:justify-single-word="false"/>
      <style:text-properties style:font-name="Fake Receipt" fo:font-size="12pt" fo:font-style="italic" style:text-underline-style="none" fo:font-weight="bold" officeooo:rsid="0046a196" officeooo:paragraph-rsid="0046a196" style:font-size-asian="12pt" style:font-style-asian="italic" style:font-weight-asian="bold" style:font-size-complex="12pt" style:font-style-complex="italic" style:font-weight-complex="bold"/>
    </style:style>
    <style:style style:name="P39" style:family="paragraph" style:parent-style-name="Standard">
      <style:paragraph-properties fo:text-align="start" style:justify-single-word="false"/>
      <style:text-properties style:font-name="Fake Receipt" fo:font-size="12pt" fo:font-style="normal" officeooo:rsid="0059bdee" officeooo:paragraph-rsid="0059bdee" style:font-size-asian="12pt" style:font-style-asian="normal" style:font-size-complex="12pt" style:font-style-complex="normal"/>
    </style:style>
    <style:style style:name="P40" style:family="paragraph" style:parent-style-name="Standard">
      <style:paragraph-properties fo:text-align="start" style:justify-single-word="false"/>
      <style:text-properties style:font-name="Fake Receipt" fo:font-size="12pt" fo:font-style="normal" officeooo:rsid="00af5c71" officeooo:paragraph-rsid="00af5c71" style:font-size-asian="12pt" style:font-style-asian="normal" style:font-size-complex="12pt" style:font-style-complex="normal"/>
    </style:style>
    <style:style style:name="P41" style:family="paragraph" style:parent-style-name="Standard">
      <style:paragraph-properties fo:text-align="start" style:justify-single-word="false"/>
      <style:text-properties style:font-name="Fake Receipt" fo:font-size="12pt" fo:font-style="normal" officeooo:rsid="00af5c71" officeooo:paragraph-rsid="00b63d3b" style:font-size-asian="12pt" style:font-style-asian="normal" style:font-size-complex="12pt" style:font-style-complex="normal"/>
    </style:style>
    <style:style style:name="P42" style:family="paragraph" style:parent-style-name="Standard">
      <style:paragraph-properties fo:text-align="start" style:justify-single-word="false"/>
      <style:text-properties style:font-name="Fake Receipt" fo:font-size="12pt" fo:font-style="normal" officeooo:rsid="00b897ab" officeooo:paragraph-rsid="00b897ab" style:font-size-asian="12pt" style:font-style-asian="normal" style:font-size-complex="12pt" style:font-style-complex="normal"/>
    </style:style>
    <style:style style:name="P43" style:family="paragraph" style:parent-style-name="Standard">
      <style:paragraph-properties fo:text-align="start" style:justify-single-word="false"/>
      <style:text-properties style:font-name="Fake Receipt" fo:font-size="12pt" fo:font-weight="bold" officeooo:rsid="0031498b" officeooo:paragraph-rsid="0031498b" style:font-size-asian="12pt" style:font-weight-asian="bold" style:font-size-complex="12pt" style:font-weight-complex="bold"/>
    </style:style>
    <style:style style:name="P44" style:family="paragraph" style:parent-style-name="Standard">
      <style:paragraph-properties fo:text-align="start" style:justify-single-word="false"/>
      <style:text-properties style:font-name="Fake Receipt" fo:font-size="12pt" officeooo:rsid="001c01cb" officeooo:paragraph-rsid="0046a196" style:font-size-asian="12pt" style:font-size-complex="12pt"/>
    </style:style>
    <style:style style:name="P45" style:family="paragraph" style:parent-style-name="Standard">
      <style:paragraph-properties fo:text-align="start" style:justify-single-word="false"/>
      <style:text-properties officeooo:rsid="00112de6" officeooo:paragraph-rsid="0003787c"/>
    </style:style>
    <style:style style:name="P46" style:family="paragraph" style:parent-style-name="Standard">
      <style:paragraph-properties fo:text-align="start" style:justify-single-word="false"/>
      <style:text-properties style:font-name="Gentium Book Basic" fo:font-size="13pt" officeooo:rsid="00112de6" officeooo:paragraph-rsid="0003787c" style:font-size-asian="13pt" style:font-size-complex="13pt"/>
    </style:style>
    <style:style style:name="P47" style:family="paragraph" style:parent-style-name="Standard">
      <style:paragraph-properties fo:text-align="start" style:justify-single-word="false"/>
      <style:text-properties style:font-name="Gentium Book Basic" fo:font-size="13pt" officeooo:rsid="00112de6" officeooo:paragraph-rsid="000474bc" style:font-size-asian="13pt" style:font-size-complex="13pt"/>
    </style:style>
    <style:style style:name="P48" style:family="paragraph" style:parent-style-name="Standard">
      <style:paragraph-properties fo:text-align="start" style:justify-single-word="false"/>
      <style:text-properties style:font-name="Gentium Book Basic" fo:font-size="13pt" officeooo:rsid="00112de6" officeooo:paragraph-rsid="004e5d53" style:font-size-asian="13pt" style:font-size-complex="13pt"/>
    </style:style>
    <style:style style:name="P49" style:family="paragraph" style:parent-style-name="Standard">
      <style:paragraph-properties fo:text-align="start" style:justify-single-word="false"/>
      <style:text-properties style:font-name="Gentium Book Basic" fo:font-size="13pt" officeooo:rsid="00112de6" officeooo:paragraph-rsid="00816d28" style:font-size-asian="13pt" style:font-size-complex="13pt"/>
    </style:style>
    <style:style style:name="P50" style:family="paragraph" style:parent-style-name="Standard">
      <style:paragraph-properties fo:text-align="start" style:justify-single-word="false"/>
      <style:text-properties style:font-name="Gentium Book Basic" fo:font-size="13pt" officeooo:rsid="00112de6" officeooo:paragraph-rsid="00846fde" style:font-size-asian="13pt" style:font-size-complex="13pt"/>
    </style:style>
    <style:style style:name="P51" style:family="paragraph" style:parent-style-name="Standard">
      <style:paragraph-properties fo:text-align="start" style:justify-single-word="false"/>
      <style:text-properties style:font-name="Gentium Book Basic" fo:font-size="13pt" officeooo:rsid="00112de6" officeooo:paragraph-rsid="008deebd" style:font-size-asian="13pt" style:font-size-complex="13pt"/>
    </style:style>
    <style:style style:name="P52" style:family="paragraph" style:parent-style-name="Standard">
      <style:paragraph-properties fo:text-align="start" style:justify-single-word="false"/>
      <style:text-properties style:font-name="Gentium Book Basic" fo:font-size="13pt" officeooo:rsid="00112de6" officeooo:paragraph-rsid="00f09468" style:font-size-asian="13pt" style:font-size-complex="13pt"/>
    </style:style>
    <style:style style:name="P53" style:family="paragraph" style:parent-style-name="Standard">
      <style:paragraph-properties fo:text-align="start" style:justify-single-word="false"/>
      <style:text-properties style:font-name="Gentium Book Basic" fo:font-size="13pt" officeooo:rsid="00112de6" officeooo:paragraph-rsid="010c5f58" style:font-size-asian="13pt" style:font-size-complex="13pt"/>
    </style:style>
    <style:style style:name="P54" style:family="paragraph" style:parent-style-name="Standard">
      <style:paragraph-properties fo:text-align="start" style:justify-single-word="false"/>
      <style:text-properties style:font-name="Gentium Book Basic" fo:font-size="13pt" officeooo:rsid="001369b4" officeooo:paragraph-rsid="0003787c" style:font-size-asian="13pt" style:font-size-complex="13pt"/>
    </style:style>
    <style:style style:name="P55" style:family="paragraph" style:parent-style-name="Standard">
      <style:paragraph-properties fo:text-align="start" style:justify-single-word="false"/>
      <style:text-properties style:font-name="Gentium Book Basic" fo:font-size="13pt" officeooo:rsid="001369b4" officeooo:paragraph-rsid="000474bc" style:font-size-asian="13pt" style:font-size-complex="13pt"/>
    </style:style>
    <style:style style:name="P56" style:family="paragraph" style:parent-style-name="Standard">
      <style:paragraph-properties fo:text-align="start" style:justify-single-word="false"/>
      <style:text-properties style:font-name="Gentium Book Basic" fo:font-size="13pt" officeooo:rsid="00198b5b" officeooo:paragraph-rsid="0003787c" style:font-size-asian="13pt" style:font-size-complex="13pt"/>
    </style:style>
    <style:style style:name="P57" style:family="paragraph" style:parent-style-name="Standard">
      <style:paragraph-properties fo:text-align="start" style:justify-single-word="false"/>
      <style:text-properties style:font-name="Gentium Book Basic" fo:font-size="13pt" officeooo:rsid="00198b5b" officeooo:paragraph-rsid="000474bc" style:font-size-asian="13pt" style:font-size-complex="13pt"/>
    </style:style>
    <style:style style:name="P58" style:family="paragraph" style:parent-style-name="Standard">
      <style:paragraph-properties fo:text-align="start" style:justify-single-word="false"/>
      <style:text-properties style:font-name="Gentium Book Basic" fo:font-size="13pt" officeooo:rsid="00187d66" officeooo:paragraph-rsid="0003787c" style:font-size-asian="13pt" style:font-size-complex="13pt"/>
    </style:style>
    <style:style style:name="P59" style:family="paragraph" style:parent-style-name="Standard">
      <style:paragraph-properties fo:text-align="start" style:justify-single-word="false"/>
      <style:text-properties style:font-name="Gentium Book Basic" fo:font-size="13pt" officeooo:rsid="00187d66" officeooo:paragraph-rsid="000474bc" style:font-size-asian="13pt" style:font-size-complex="13pt"/>
    </style:style>
    <style:style style:name="P60" style:family="paragraph" style:parent-style-name="Standard">
      <style:paragraph-properties fo:text-align="start" style:justify-single-word="false"/>
      <style:text-properties style:font-name="Gentium Book Basic" fo:font-size="13pt" officeooo:rsid="00187d66" officeooo:paragraph-rsid="004e5d53" style:font-size-asian="13pt" style:font-size-complex="13pt"/>
    </style:style>
    <style:style style:name="P61" style:family="paragraph" style:parent-style-name="Standard">
      <style:paragraph-properties fo:text-align="start" style:justify-single-word="false"/>
      <style:text-properties style:font-name="Gentium Book Basic" fo:font-size="13pt" officeooo:rsid="00187d66" officeooo:paragraph-rsid="007c90d2" style:font-size-asian="13pt" style:font-size-complex="13pt"/>
    </style:style>
    <style:style style:name="P62" style:family="paragraph" style:parent-style-name="Standard">
      <style:paragraph-properties fo:text-align="start" style:justify-single-word="false"/>
      <style:text-properties style:font-name="Gentium Book Basic" fo:font-size="13pt" officeooo:rsid="0031498b" officeooo:paragraph-rsid="0031498b" style:font-size-asian="13pt" style:font-size-complex="13pt"/>
    </style:style>
    <style:style style:name="P63" style:family="paragraph" style:parent-style-name="Standard">
      <style:paragraph-properties fo:text-align="start" style:justify-single-word="false"/>
      <style:text-properties style:font-name="Gentium Book Basic" fo:font-size="13pt" officeooo:rsid="00714562" officeooo:paragraph-rsid="00714562" style:font-size-asian="13pt" style:font-size-complex="13pt"/>
    </style:style>
    <style:style style:name="P64" style:family="paragraph" style:parent-style-name="Standard">
      <style:paragraph-properties fo:text-align="start" style:justify-single-word="false"/>
      <style:text-properties style:font-name="Gentium Book Basic" fo:font-size="13pt" officeooo:rsid="0016f380" officeooo:paragraph-rsid="00450ec7" style:font-size-asian="13pt" style:font-size-complex="13pt"/>
    </style:style>
    <style:style style:name="P65" style:family="paragraph" style:parent-style-name="Standard">
      <style:paragraph-properties fo:text-align="start" style:justify-single-word="false"/>
      <style:text-properties style:font-name="Gentium Book Basic" fo:font-size="13pt" officeooo:rsid="0016f380" officeooo:paragraph-rsid="008deebd" style:font-size-asian="13pt" style:font-size-complex="13pt"/>
    </style:style>
    <style:style style:name="P66" style:family="paragraph" style:parent-style-name="Standard">
      <style:paragraph-properties fo:text-align="start" style:justify-single-word="false"/>
      <style:text-properties style:font-name="Gentium Book Basic" fo:font-size="13pt" officeooo:rsid="008deebd" officeooo:paragraph-rsid="008deebd" style:font-size-asian="13pt" style:font-size-complex="13pt"/>
    </style:style>
    <style:style style:name="P67" style:family="paragraph" style:parent-style-name="Standard">
      <style:paragraph-properties fo:text-align="start" style:justify-single-word="false"/>
      <style:text-properties style:font-name="Gentium Book Basic" fo:font-size="13pt" officeooo:rsid="004e5d53" officeooo:paragraph-rsid="000474bc" style:font-size-asian="13pt" style:font-size-complex="13pt"/>
    </style:style>
    <style:style style:name="P68" style:family="paragraph" style:parent-style-name="Standard">
      <style:paragraph-properties fo:text-align="start" style:justify-single-word="false"/>
      <style:text-properties style:font-name="Gentium Book Basic" fo:font-size="13pt" fo:font-style="italic" officeooo:rsid="008525b9" officeooo:paragraph-rsid="008525b9" style:font-size-asian="13pt" style:font-style-asian="italic" style:font-size-complex="13pt" style:font-style-complex="italic"/>
    </style:style>
    <style:style style:name="P69" style:family="paragraph" style:parent-style-name="Standard">
      <style:paragraph-properties fo:text-align="start" style:justify-single-word="false"/>
      <style:text-properties style:font-name="Gentium Book Basic" fo:font-size="13pt" fo:font-style="italic" officeooo:rsid="0016f380" officeooo:paragraph-rsid="00846fde" style:font-size-asian="13pt" style:font-style-asian="italic" style:font-size-complex="13pt" style:font-style-complex="italic"/>
    </style:style>
    <style:style style:name="P70" style:family="paragraph" style:parent-style-name="Standard">
      <style:paragraph-properties fo:text-align="start" style:justify-single-word="false"/>
      <style:text-properties style:font-name="Gentium Book Basic" fo:font-size="13pt" fo:font-style="italic" fo:font-weight="normal" officeooo:rsid="000474bc" officeooo:paragraph-rsid="00450ec7" style:font-size-asian="13pt" style:font-style-asian="italic" style:font-weight-asian="normal" style:font-size-complex="13pt" style:font-style-complex="italic" style:font-weight-complex="normal"/>
    </style:style>
    <style:style style:name="P71" style:family="paragraph" style:parent-style-name="Standard">
      <style:paragraph-properties fo:text-align="start" style:justify-single-word="false"/>
      <style:text-properties style:font-name="Gentium Book Basic" fo:font-size="13pt" style:text-underline-style="solid" style:text-underline-width="auto" style:text-underline-color="font-color" officeooo:rsid="00187d66" officeooo:paragraph-rsid="000474bc" style:font-size-asian="13pt" style:font-size-complex="13pt"/>
    </style:style>
    <style:style style:name="P72" style:family="paragraph" style:parent-style-name="Standard">
      <style:paragraph-properties fo:text-align="start" style:justify-single-word="false"/>
      <style:text-properties style:font-name="Gentium Book Basic" fo:font-size="13pt" style:text-underline-style="solid" style:text-underline-width="auto" style:text-underline-color="font-color" officeooo:rsid="00187d66" officeooo:paragraph-rsid="00450ec7" style:font-size-asian="13pt" style:font-size-complex="13pt"/>
    </style:style>
    <style:style style:name="P73" style:family="paragraph" style:parent-style-name="Standard">
      <style:paragraph-properties fo:text-align="start" style:justify-single-word="false"/>
      <style:text-properties style:font-name="Gentium Book Basic" fo:font-size="13pt" style:text-underline-style="solid" style:text-underline-width="auto" style:text-underline-color="font-color" officeooo:rsid="00187d66" officeooo:paragraph-rsid="010d3466" style:font-size-asian="13pt" style:font-size-complex="13pt"/>
    </style:style>
    <style:style style:name="P74" style:family="paragraph" style:parent-style-name="Standard">
      <style:paragraph-properties fo:text-align="start" style:justify-single-word="false"/>
      <style:text-properties style:font-name="Gentium Book Basic" fo:font-size="13pt" style:text-underline-style="solid" style:text-underline-width="auto" style:text-underline-color="font-color" officeooo:rsid="0046a196" officeooo:paragraph-rsid="000474bc" style:font-size-asian="13pt" style:font-size-complex="13pt"/>
    </style:style>
    <style:style style:name="P75" style:family="paragraph" style:parent-style-name="Standard">
      <style:paragraph-properties fo:text-align="start" style:justify-single-word="false"/>
      <style:text-properties style:font-name="Gentium Book Basic" fo:font-size="13pt" style:text-underline-style="solid" style:text-underline-width="auto" style:text-underline-color="font-color" officeooo:rsid="0046a196" officeooo:paragraph-rsid="007f49a1" style:font-size-asian="13pt" style:font-size-complex="13pt"/>
    </style:style>
    <style:style style:name="P76" style:family="paragraph" style:parent-style-name="Standard">
      <style:paragraph-properties fo:text-align="start" style:justify-single-word="false"/>
      <style:text-properties style:font-name="Gentium Book Basic" fo:font-size="13pt" style:text-underline-style="solid" style:text-underline-width="auto" style:text-underline-color="font-color" officeooo:rsid="007f49a1" officeooo:paragraph-rsid="007f49a1" style:font-size-asian="13pt" style:font-size-complex="13pt"/>
    </style:style>
    <style:style style:name="P77" style:family="paragraph" style:parent-style-name="Standard">
      <style:paragraph-properties fo:text-align="start" style:justify-single-word="false"/>
      <style:text-properties style:font-name="Gentium Book Basic" fo:font-size="13pt" style:text-underline-style="solid" style:text-underline-width="auto" style:text-underline-color="font-color" officeooo:rsid="009292fd" officeooo:paragraph-rsid="008deebd" style:font-size-asian="13pt" style:font-size-complex="13pt"/>
    </style:style>
    <style:style style:name="P78" style:family="paragraph" style:parent-style-name="Standard">
      <style:paragraph-properties fo:text-align="start" style:justify-single-word="false"/>
      <style:text-properties style:font-name="Gentium Book Basic" fo:font-size="13pt" style:text-underline-style="solid" style:text-underline-width="auto" style:text-underline-color="font-color" officeooo:rsid="001afb4e" officeooo:paragraph-rsid="00450ec7" style:font-size-asian="13pt" style:font-size-complex="13pt"/>
    </style:style>
    <style:style style:name="P79" style:family="paragraph" style:parent-style-name="Standard">
      <style:paragraph-properties fo:text-align="start" style:justify-single-word="false"/>
      <style:text-properties style:font-name="Gentium Book Basic" fo:font-size="13pt" style:text-underline-style="solid" style:text-underline-width="auto" style:text-underline-color="font-color" officeooo:rsid="00198b5b" officeooo:paragraph-rsid="000474bc" style:font-size-asian="13pt" style:font-size-complex="13pt"/>
    </style:style>
    <style:style style:name="P80" style:family="paragraph" style:parent-style-name="Standard">
      <style:paragraph-properties fo:text-align="start" style:justify-single-word="false"/>
      <style:text-properties style:font-name="Gentium Book Basic" fo:font-size="13pt" style:text-underline-style="solid" style:text-underline-width="auto" style:text-underline-color="font-color" officeooo:rsid="00112de6" officeooo:paragraph-rsid="000474bc" style:font-size-asian="13pt" style:font-size-complex="13pt"/>
    </style:style>
    <style:style style:name="P81" style:family="paragraph" style:parent-style-name="Standard">
      <style:paragraph-properties fo:text-align="start" style:justify-single-word="false"/>
      <style:text-properties style:font-name="Gentium Book Basic" fo:font-size="13pt" fo:font-style="normal" officeooo:rsid="00112de6" officeooo:paragraph-rsid="004e5d53" style:font-size-asian="13pt" style:font-style-asian="normal" style:font-size-complex="13pt" style:font-style-complex="normal"/>
    </style:style>
    <style:style style:name="P82" style:family="paragraph" style:parent-style-name="Standard">
      <style:paragraph-properties fo:text-align="start" style:justify-single-word="false"/>
      <style:text-properties style:font-name="Gentium Book Basic" fo:font-size="13pt" fo:font-style="normal" officeooo:rsid="00112de6" officeooo:paragraph-rsid="00816d28" style:font-size-asian="13pt" style:font-style-asian="normal" style:font-size-complex="13pt" style:font-style-complex="normal"/>
    </style:style>
    <style:style style:name="P83" style:family="paragraph" style:parent-style-name="Standard">
      <style:paragraph-properties fo:text-align="start" style:justify-single-word="false"/>
      <style:text-properties style:font-name="Gentium Book Basic" fo:font-size="13pt" fo:font-style="normal" officeooo:rsid="00112de6" officeooo:paragraph-rsid="00828d4e" style:font-size-asian="13pt" style:font-style-asian="normal" style:font-size-complex="13pt" style:font-style-complex="normal"/>
    </style:style>
    <style:style style:name="P84" style:family="paragraph" style:parent-style-name="Standard">
      <style:paragraph-properties fo:text-align="start" style:justify-single-word="false"/>
      <style:text-properties style:font-name="Gentium Book Basic" fo:font-size="13pt" fo:font-style="normal" officeooo:rsid="0084a2d6" officeooo:paragraph-rsid="0084a2d6" style:font-size-asian="13pt" style:font-style-asian="normal" style:font-size-complex="13pt" style:font-style-complex="normal"/>
    </style:style>
    <style:style style:name="P85" style:family="paragraph" style:parent-style-name="Standard">
      <style:paragraph-properties fo:text-align="start" style:justify-single-word="false"/>
      <style:text-properties style:font-name="Gentium Book Basic" fo:font-size="13pt" fo:font-style="normal" officeooo:rsid="008525b9" officeooo:paragraph-rsid="008525b9" style:font-size-asian="13pt" style:font-style-asian="normal" style:font-size-complex="13pt" style:font-style-complex="normal"/>
    </style:style>
    <style:style style:name="P86" style:family="paragraph" style:parent-style-name="Standard">
      <style:paragraph-properties fo:text-align="start" style:justify-single-word="false"/>
      <style:text-properties style:font-name="Gentium Book Basic" fo:font-size="13pt" fo:font-style="normal" officeooo:rsid="0086c208" officeooo:paragraph-rsid="008525b9" style:font-size-asian="13pt" style:font-style-asian="normal" style:font-size-complex="13pt" style:font-style-complex="normal"/>
    </style:style>
    <style:style style:name="P87" style:family="paragraph" style:parent-style-name="Standard">
      <style:paragraph-properties fo:text-align="start" style:justify-single-word="false"/>
      <style:text-properties style:font-name="Gentium Book Basic" fo:font-size="13pt" fo:font-style="normal" style:text-underline-style="solid" style:text-underline-width="auto" style:text-underline-color="font-color" officeooo:rsid="009292fd" officeooo:paragraph-rsid="008deebd" style:font-size-asian="13pt" style:font-style-asian="normal" style:font-size-complex="13pt" style:font-style-complex="normal"/>
    </style:style>
    <style:style style:name="P88" style:family="paragraph" style:parent-style-name="Standard">
      <style:paragraph-properties fo:text-align="start" style:justify-single-word="false"/>
      <style:text-properties style:font-name="Gentium Book Basic" fo:font-size="13pt" fo:font-style="normal" style:text-underline-style="solid" style:text-underline-width="auto" style:text-underline-color="font-color" fo:font-weight="normal" officeooo:rsid="009292fd" officeooo:paragraph-rsid="008deebd" style:font-size-asian="13pt" style:font-style-asian="normal" style:font-weight-asian="normal" style:font-size-complex="13pt" style:font-style-complex="normal" style:font-weight-complex="normal"/>
    </style:style>
    <style:style style:name="P89" style:family="paragraph" style:parent-style-name="Standard">
      <style:paragraph-properties fo:text-align="start" style:justify-single-word="false"/>
      <style:text-properties style:font-name="Gentium Book Basic" fo:font-size="13pt" style:text-underline-style="none" officeooo:rsid="00112de6" officeooo:paragraph-rsid="007f49a1" style:font-size-asian="13pt" style:font-size-complex="13pt"/>
    </style:style>
    <style:style style:name="P90" style:family="paragraph" style:parent-style-name="Standard">
      <style:paragraph-properties fo:text-align="start" style:justify-single-word="false"/>
      <style:text-properties style:font-name="Gentium Book Basic" fo:font-size="13pt" style:text-underline-style="none" officeooo:rsid="007f49a1" officeooo:paragraph-rsid="007f49a1" style:font-size-asian="13pt" style:font-size-complex="13pt"/>
    </style:style>
    <style:style style:name="P91" style:family="paragraph" style:parent-style-name="Standard">
      <style:paragraph-properties fo:text-align="start" style:justify-single-word="false"/>
      <style:text-properties style:font-name="Gentium Book Basic" fo:font-size="13pt" style:text-underline-style="none" officeooo:rsid="0080c93a" officeooo:paragraph-rsid="0080c93a" style:font-size-asian="13pt" style:font-size-complex="13pt"/>
    </style:style>
    <style:style style:name="P92" style:family="paragraph" style:parent-style-name="Standard">
      <style:paragraph-properties fo:text-align="start" style:justify-single-word="false"/>
      <style:text-properties style:font-name="Gentium Book Basic" fo:font-size="13pt" fo:font-weight="bold" officeooo:rsid="00112de6" officeooo:paragraph-rsid="00450ec7" style:font-size-asian="13pt" style:font-weight-asian="bold" style:font-size-complex="13pt" style:font-weight-complex="bold"/>
    </style:style>
    <style:style style:name="P93" style:family="paragraph" style:parent-style-name="Standard">
      <style:paragraph-properties fo:text-align="start" style:justify-single-word="false"/>
      <style:text-properties style:font-name="Gentium Book Basic" fo:font-size="13pt" fo:font-weight="normal" officeooo:rsid="00112de6" officeooo:paragraph-rsid="008deebd" style:font-size-asian="13pt" style:font-weight-asian="normal" style:font-size-complex="13pt" style:font-weight-complex="normal"/>
    </style:style>
    <style:style style:name="P94" style:family="paragraph" style:parent-style-name="Standard">
      <style:paragraph-properties fo:text-align="start" style:justify-single-word="false"/>
      <style:text-properties style:font-name="Gentium Book Basic" fo:font-size="12pt" officeooo:rsid="000b88d0" officeooo:paragraph-rsid="000b88d0" style:font-size-asian="12pt" style:font-size-complex="12pt"/>
    </style:style>
    <style:style style:name="P95" style:family="paragraph" style:parent-style-name="Standard">
      <style:paragraph-properties fo:text-align="start" style:justify-single-word="false"/>
      <style:text-properties style:font-name="Gentium Book Basic" fo:font-size="12pt" officeooo:rsid="000b88d0" officeooo:paragraph-rsid="0012a839" style:font-size-asian="12pt" style:font-size-complex="12pt"/>
    </style:style>
    <style:style style:name="P96" style:family="paragraph" style:parent-style-name="Standard">
      <style:paragraph-properties fo:text-align="start" style:justify-single-word="false"/>
      <style:text-properties style:font-name="Gentium Book Basic" fo:font-size="12pt" officeooo:rsid="001369b4" officeooo:paragraph-rsid="000474bc" style:font-size-asian="12pt" style:font-size-complex="12pt"/>
    </style:style>
    <style:style style:name="P97" style:family="paragraph" style:parent-style-name="Standard">
      <style:paragraph-properties fo:text-align="start" style:justify-single-word="false"/>
      <style:text-properties style:font-name="Gentium Book Basic" fo:font-size="12pt" officeooo:rsid="001003a0" officeooo:paragraph-rsid="001003a0" style:font-size-asian="12pt" style:font-size-complex="12pt"/>
    </style:style>
    <style:style style:name="P98" style:family="paragraph" style:parent-style-name="Standard">
      <style:paragraph-properties fo:text-align="start" style:justify-single-word="false"/>
      <style:text-properties style:font-name="Gentium Book Basic" fo:font-size="12pt" officeooo:rsid="001003a0" officeooo:paragraph-rsid="0012a839" style:font-size-asian="12pt" style:font-size-complex="12pt"/>
    </style:style>
    <style:style style:name="P99" style:family="paragraph" style:parent-style-name="Standard">
      <style:paragraph-properties fo:text-align="start" style:justify-single-word="false"/>
      <style:text-properties style:font-name="Gentium Book Basic" fo:font-size="12pt" officeooo:rsid="001003a0" officeooo:paragraph-rsid="001c0c57" style:font-size-asian="12pt" style:font-size-complex="12pt"/>
    </style:style>
    <style:style style:name="P100" style:family="paragraph" style:parent-style-name="Standard">
      <style:paragraph-properties fo:text-align="start" style:justify-single-word="false"/>
      <style:text-properties style:font-name="Gentium Book Basic" fo:font-size="12pt" officeooo:rsid="001003a0" officeooo:paragraph-rsid="0046a196" style:font-size-asian="12pt" style:font-size-complex="12pt"/>
    </style:style>
    <style:style style:name="P101" style:family="paragraph" style:parent-style-name="Standard">
      <style:paragraph-properties fo:text-align="start" style:justify-single-word="false"/>
      <style:text-properties style:font-name="Gentium Book Basic" fo:font-size="12pt" officeooo:rsid="001003a0" officeooo:paragraph-rsid="004e5d53" style:font-size-asian="12pt" style:font-size-complex="12pt"/>
    </style:style>
    <style:style style:name="P102" style:family="paragraph" style:parent-style-name="Standard">
      <style:paragraph-properties fo:text-align="start" style:justify-single-word="false"/>
      <style:text-properties style:font-name="Gentium Book Basic" fo:font-size="12pt" officeooo:rsid="001003a0" officeooo:paragraph-rsid="00564bd8" style:font-size-asian="12pt" style:font-size-complex="12pt"/>
    </style:style>
    <style:style style:name="P103" style:family="paragraph" style:parent-style-name="Standard">
      <style:paragraph-properties fo:text-align="start" style:justify-single-word="false"/>
      <style:text-properties style:font-name="Gentium Book Basic" fo:font-size="12pt" officeooo:rsid="001003a0" officeooo:paragraph-rsid="00590808" style:font-size-asian="12pt" style:font-size-complex="12pt"/>
    </style:style>
    <style:style style:name="P104" style:family="paragraph" style:parent-style-name="Standard">
      <style:paragraph-properties fo:text-align="start" style:justify-single-word="false"/>
      <style:text-properties style:font-name="Gentium Book Basic" fo:font-size="12pt" officeooo:rsid="001003a0" officeooo:paragraph-rsid="00816d28" style:font-size-asian="12pt" style:font-size-complex="12pt"/>
    </style:style>
    <style:style style:name="P105" style:family="paragraph" style:parent-style-name="Standard">
      <style:paragraph-properties fo:text-align="start" style:justify-single-word="false"/>
      <style:text-properties style:font-name="Gentium Book Basic" fo:font-size="12pt" officeooo:rsid="001003a0" officeooo:paragraph-rsid="00828d4e" style:font-size-asian="12pt" style:font-size-complex="12pt"/>
    </style:style>
    <style:style style:name="P106" style:family="paragraph" style:parent-style-name="Standard">
      <style:paragraph-properties fo:text-align="start" style:justify-single-word="false"/>
      <style:text-properties style:font-name="Gentium Book Basic" fo:font-size="12pt" officeooo:rsid="001003a0" officeooo:paragraph-rsid="00846fde" style:font-size-asian="12pt" style:font-size-complex="12pt"/>
    </style:style>
    <style:style style:name="P107" style:family="paragraph" style:parent-style-name="Standard">
      <style:paragraph-properties fo:text-align="start" style:justify-single-word="false"/>
      <style:text-properties style:font-name="Gentium Book Basic" fo:font-size="12pt" officeooo:rsid="001003a0" officeooo:paragraph-rsid="008deebd" style:font-size-asian="12pt" style:font-size-complex="12pt"/>
    </style:style>
    <style:style style:name="P108" style:family="paragraph" style:parent-style-name="Standard">
      <style:paragraph-properties fo:text-align="start" style:justify-single-word="false"/>
      <style:text-properties style:font-name="Gentium Book Basic" fo:font-size="12pt" officeooo:rsid="001003a0" officeooo:paragraph-rsid="0097b7ba" style:font-size-asian="12pt" style:font-size-complex="12pt"/>
    </style:style>
    <style:style style:name="P109" style:family="paragraph" style:parent-style-name="Standard">
      <style:paragraph-properties fo:text-align="start" style:justify-single-word="false"/>
      <style:text-properties style:font-name="Gentium Book Basic" fo:font-size="12pt" officeooo:rsid="001003a0" officeooo:paragraph-rsid="0097cc64" style:font-size-asian="12pt" style:font-size-complex="12pt"/>
    </style:style>
    <style:style style:name="P110" style:family="paragraph" style:parent-style-name="Standard">
      <style:paragraph-properties fo:text-align="start" style:justify-single-word="false"/>
      <style:text-properties style:font-name="Gentium Book Basic" fo:font-size="12pt" officeooo:rsid="001003a0" officeooo:paragraph-rsid="00bcad99" style:font-size-asian="12pt" style:font-size-complex="12pt"/>
    </style:style>
    <style:style style:name="P111" style:family="paragraph" style:parent-style-name="Standard">
      <style:paragraph-properties fo:text-align="start" style:justify-single-word="false"/>
      <style:text-properties style:font-name="Gentium Book Basic" fo:font-size="12pt" officeooo:rsid="001003a0" officeooo:paragraph-rsid="00da2c9a" style:font-size-asian="12pt" style:font-size-complex="12pt"/>
    </style:style>
    <style:style style:name="P112" style:family="paragraph" style:parent-style-name="Standard">
      <style:paragraph-properties fo:text-align="start" style:justify-single-word="false"/>
      <style:text-properties style:font-name="Gentium Book Basic" fo:font-size="12pt" officeooo:rsid="001003a0" officeooo:paragraph-rsid="00e712b1" style:font-size-asian="12pt" style:font-size-complex="12pt"/>
    </style:style>
    <style:style style:name="P113" style:family="paragraph" style:parent-style-name="Standard">
      <style:paragraph-properties fo:text-align="start" style:justify-single-word="false"/>
      <style:text-properties style:font-name="Gentium Book Basic" fo:font-size="12pt" officeooo:rsid="001003a0" officeooo:paragraph-rsid="01065840" style:font-size-asian="12pt" style:font-size-complex="12pt"/>
    </style:style>
    <style:style style:name="P114" style:family="paragraph" style:parent-style-name="Standard">
      <style:paragraph-properties fo:text-align="start" style:justify-single-word="false"/>
      <style:text-properties style:font-name="Gentium Book Basic" fo:font-size="12pt" officeooo:rsid="001003a0" officeooo:paragraph-rsid="010d3466" style:font-size-asian="12pt" style:font-size-complex="12pt"/>
    </style:style>
    <style:style style:name="P115" style:family="paragraph" style:parent-style-name="Standard">
      <style:paragraph-properties fo:text-align="start" style:justify-single-word="false"/>
      <style:text-properties style:font-name="Gentium Book Basic" fo:font-size="12pt" officeooo:rsid="001003a0" officeooo:paragraph-rsid="010f64b9" style:font-size-asian="12pt" style:font-size-complex="12pt"/>
    </style:style>
    <style:style style:name="P116" style:family="paragraph" style:parent-style-name="Standard">
      <style:paragraph-properties fo:text-align="start" style:justify-single-word="false"/>
      <style:text-properties style:font-name="Gentium Book Basic" fo:font-size="12pt" officeooo:rsid="0012a839" officeooo:paragraph-rsid="0012a839" style:font-size-asian="12pt" style:font-size-complex="12pt"/>
    </style:style>
    <style:style style:name="P117" style:family="paragraph" style:parent-style-name="Standard">
      <style:paragraph-properties fo:text-align="start" style:justify-single-word="false"/>
      <style:text-properties style:font-name="Gentium Book Basic" fo:font-size="12pt" officeooo:rsid="001c01cb" officeooo:paragraph-rsid="001c0c57" style:font-size-asian="12pt" style:font-size-complex="12pt"/>
    </style:style>
    <style:style style:name="P118" style:family="paragraph" style:parent-style-name="Standard">
      <style:paragraph-properties fo:text-align="start" style:justify-single-word="false"/>
      <style:text-properties style:font-name="Gentium Book Basic" fo:font-size="12pt" officeooo:rsid="001dc9c4" officeooo:paragraph-rsid="001dc9c4" style:font-size-asian="12pt" style:font-size-complex="12pt"/>
    </style:style>
    <style:style style:name="P119" style:family="paragraph" style:parent-style-name="Standard">
      <style:paragraph-properties fo:text-align="start" style:justify-single-word="false"/>
      <style:text-properties style:font-name="Gentium Book Basic" fo:font-size="12pt" officeooo:rsid="001dc9c4" officeooo:paragraph-rsid="001ffd30" style:font-size-asian="12pt" style:font-size-complex="12pt"/>
    </style:style>
    <style:style style:name="P120" style:family="paragraph" style:parent-style-name="Standard">
      <style:paragraph-properties fo:text-align="start" style:justify-single-word="false"/>
      <style:text-properties style:font-name="Gentium Book Basic" fo:font-size="12pt" officeooo:rsid="001dc9c4" officeooo:paragraph-rsid="0020c9c0" style:font-size-asian="12pt" style:font-size-complex="12pt"/>
    </style:style>
    <style:style style:name="P121" style:family="paragraph" style:parent-style-name="Standard">
      <style:paragraph-properties fo:text-align="start" style:justify-single-word="false"/>
      <style:text-properties style:font-name="Gentium Book Basic" fo:font-size="12pt" officeooo:rsid="001dc9c4" officeooo:paragraph-rsid="0025ec71" style:font-size-asian="12pt" style:font-size-complex="12pt"/>
    </style:style>
    <style:style style:name="P122" style:family="paragraph" style:parent-style-name="Standard">
      <style:paragraph-properties fo:text-align="start" style:justify-single-word="false"/>
      <style:text-properties style:font-name="Gentium Book Basic" fo:font-size="12pt" officeooo:rsid="001dc9c4" officeooo:paragraph-rsid="00270c6e" style:font-size-asian="12pt" style:font-size-complex="12pt"/>
    </style:style>
    <style:style style:name="P123" style:family="paragraph" style:parent-style-name="Standard">
      <style:paragraph-properties fo:text-align="start" style:justify-single-word="false"/>
      <style:text-properties style:font-name="Gentium Book Basic" fo:font-size="12pt" officeooo:rsid="001dc9c4" officeooo:paragraph-rsid="0028f09f" style:font-size-asian="12pt" style:font-size-complex="12pt"/>
    </style:style>
    <style:style style:name="P124" style:family="paragraph" style:parent-style-name="Standard">
      <style:paragraph-properties fo:text-align="start" style:justify-single-word="false"/>
      <style:text-properties style:font-name="Gentium Book Basic" fo:font-size="12pt" officeooo:rsid="001ffd30" officeooo:paragraph-rsid="001ffd30" style:font-size-asian="12pt" style:font-size-complex="12pt"/>
    </style:style>
    <style:style style:name="P125" style:family="paragraph" style:parent-style-name="Standard">
      <style:paragraph-properties fo:text-align="start" style:justify-single-word="false"/>
      <style:text-properties style:font-name="Gentium Book Basic" fo:font-size="12pt" officeooo:rsid="001d82ee" officeooo:paragraph-rsid="001d82ee" style:font-size-asian="12pt" style:font-size-complex="12pt"/>
    </style:style>
    <style:style style:name="P126" style:family="paragraph" style:parent-style-name="Standard">
      <style:paragraph-properties fo:text-align="start" style:justify-single-word="false"/>
      <style:text-properties style:font-name="Gentium Book Basic" fo:font-size="12pt" officeooo:rsid="00270c6e" officeooo:paragraph-rsid="001d82ee" style:font-size-asian="12pt" style:font-size-complex="12pt"/>
    </style:style>
    <style:style style:name="P127" style:family="paragraph" style:parent-style-name="Standard">
      <style:paragraph-properties fo:text-align="start" style:justify-single-word="false"/>
      <style:text-properties style:font-name="Gentium Book Basic" fo:font-size="12pt" officeooo:rsid="0031498b" officeooo:paragraph-rsid="0031498b" style:font-size-asian="12pt" style:font-size-complex="12pt"/>
    </style:style>
    <style:style style:name="P128" style:family="paragraph" style:parent-style-name="Standard">
      <style:paragraph-properties fo:text-align="start" style:justify-single-word="false"/>
      <style:text-properties style:font-name="Gentium Book Basic" fo:font-size="12pt" officeooo:rsid="0031a2ba" officeooo:paragraph-rsid="0031a2ba" style:font-size-asian="12pt" style:font-size-complex="12pt"/>
    </style:style>
    <style:style style:name="P129" style:family="paragraph" style:parent-style-name="Standard">
      <style:paragraph-properties fo:text-align="start" style:justify-single-word="false"/>
      <style:text-properties style:font-name="Gentium Book Basic" fo:font-size="12pt" officeooo:rsid="003936d1" officeooo:paragraph-rsid="003936d1" style:font-size-asian="12pt" style:font-size-complex="12pt"/>
    </style:style>
    <style:style style:name="P130" style:family="paragraph" style:parent-style-name="Standard">
      <style:paragraph-properties fo:text-align="start" style:justify-single-word="false"/>
      <style:text-properties style:font-name="Gentium Book Basic" fo:font-size="12pt" officeooo:rsid="003936d1" officeooo:paragraph-rsid="003cb787" style:font-size-asian="12pt" style:font-size-complex="12pt"/>
    </style:style>
    <style:style style:name="P131" style:family="paragraph" style:parent-style-name="Standard">
      <style:paragraph-properties fo:text-align="start" style:justify-single-word="false"/>
      <style:text-properties style:font-name="Gentium Book Basic" fo:font-size="12pt" officeooo:rsid="003cb787" officeooo:paragraph-rsid="003cb787" style:font-size-asian="12pt" style:font-size-complex="12pt"/>
    </style:style>
    <style:style style:name="P132" style:family="paragraph" style:parent-style-name="Standard">
      <style:paragraph-properties fo:text-align="start" style:justify-single-word="false"/>
      <style:text-properties style:font-name="Gentium Book Basic" fo:font-size="12pt" officeooo:rsid="003fde12" officeooo:paragraph-rsid="003fde12" style:font-size-asian="12pt" style:font-size-complex="12pt"/>
    </style:style>
    <style:style style:name="P133" style:family="paragraph" style:parent-style-name="Standard">
      <style:paragraph-properties fo:text-align="start" style:justify-single-word="false"/>
      <style:text-properties style:font-name="Gentium Book Basic" fo:font-size="12pt" officeooo:rsid="004116bf" officeooo:paragraph-rsid="004116bf" style:font-size-asian="12pt" style:font-size-complex="12pt"/>
    </style:style>
    <style:style style:name="P134" style:family="paragraph" style:parent-style-name="Standard">
      <style:paragraph-properties fo:text-align="start" style:justify-single-word="false"/>
      <style:text-properties style:font-name="Gentium Book Basic" fo:font-size="12pt" officeooo:rsid="0042ffb5" officeooo:paragraph-rsid="0042ffb5" style:font-size-asian="12pt" style:font-size-complex="12pt"/>
    </style:style>
    <style:style style:name="P135" style:family="paragraph" style:parent-style-name="Standard">
      <style:paragraph-properties fo:text-align="start" style:justify-single-word="false"/>
      <style:text-properties style:font-name="Gentium Book Basic" fo:font-size="12pt" officeooo:rsid="0064cfbe" officeooo:paragraph-rsid="0064cfbe" style:font-size-asian="12pt" style:font-size-complex="12pt"/>
    </style:style>
    <style:style style:name="P136" style:family="paragraph" style:parent-style-name="Standard">
      <style:paragraph-properties fo:text-align="start" style:justify-single-word="false"/>
      <style:text-properties style:font-name="Gentium Book Basic" fo:font-size="12pt" officeooo:rsid="00112de6" officeooo:paragraph-rsid="008deebd" style:font-size-asian="12pt" style:font-size-complex="12pt"/>
    </style:style>
    <style:style style:name="P137" style:family="paragraph" style:parent-style-name="Standard">
      <style:paragraph-properties fo:text-align="start" style:justify-single-word="false"/>
      <style:text-properties style:font-name="Gentium Book Basic" fo:font-size="12pt" officeooo:rsid="0016f380" officeooo:paragraph-rsid="008deebd" style:font-size-asian="12pt" style:font-size-complex="12pt"/>
    </style:style>
    <style:style style:name="P138" style:family="paragraph" style:parent-style-name="Standard">
      <style:paragraph-properties fo:text-align="start" style:justify-single-word="false"/>
      <style:text-properties style:font-name="Gentium Book Basic" fo:font-size="12pt" officeooo:rsid="0016f380" officeooo:paragraph-rsid="00450ec7" style:font-size-asian="12pt" style:font-size-complex="12pt"/>
    </style:style>
    <style:style style:name="P139" style:family="paragraph" style:parent-style-name="Standard">
      <style:paragraph-properties fo:text-align="start" style:justify-single-word="false"/>
      <style:text-properties style:font-name="Gentium Book Basic" fo:font-size="12pt" officeooo:rsid="008deebd" officeooo:paragraph-rsid="008deebd" style:font-size-asian="12pt" style:font-size-complex="12pt"/>
    </style:style>
    <style:style style:name="P140" style:family="paragraph" style:parent-style-name="Standard">
      <style:paragraph-properties fo:text-align="start" style:justify-single-word="false"/>
      <style:text-properties style:font-name="Gentium Book Basic" fo:font-size="12pt" officeooo:rsid="008deebd" officeooo:paragraph-rsid="00816d28" style:font-size-asian="12pt" style:font-size-complex="12pt"/>
    </style:style>
    <style:style style:name="P141" style:family="paragraph" style:parent-style-name="Standard">
      <style:paragraph-properties fo:text-align="start" style:justify-single-word="false"/>
      <style:text-properties style:font-name="Gentium Book Basic" fo:font-size="12pt" officeooo:rsid="008deebd" officeooo:paragraph-rsid="00450ec7" style:font-size-asian="12pt" style:font-size-complex="12pt"/>
    </style:style>
    <style:style style:name="P142" style:family="paragraph" style:parent-style-name="Standard">
      <style:paragraph-properties fo:text-align="start" style:justify-single-word="false"/>
      <style:text-properties style:font-name="Gentium Book Basic" fo:font-size="12pt" officeooo:rsid="0103b428" officeooo:paragraph-rsid="0103b428" style:font-size-asian="12pt" style:font-size-complex="12pt"/>
    </style:style>
    <style:style style:name="P143" style:family="paragraph" style:parent-style-name="Standard">
      <style:paragraph-properties fo:text-align="start" style:justify-single-word="false"/>
      <style:text-properties style:font-name="Gentium Book Basic" fo:font-size="12pt" officeooo:rsid="0122d56b" officeooo:paragraph-rsid="0122d56b" style:font-size-asian="12pt" style:font-size-complex="12pt"/>
    </style:style>
    <style:style style:name="P144" style:family="paragraph" style:parent-style-name="Standard">
      <style:paragraph-properties fo:text-align="start" style:justify-single-word="false"/>
      <style:text-properties style:font-name="Gentium Book Basic" fo:font-size="12pt" officeooo:rsid="00198b5b" officeooo:paragraph-rsid="000474bc" style:font-size-asian="12pt" style:font-size-complex="12pt"/>
    </style:style>
    <style:style style:name="P145" style:family="paragraph" style:parent-style-name="Standard">
      <style:paragraph-properties fo:text-align="start" style:justify-single-word="false"/>
      <style:text-properties style:font-name="Gentium Book Basic" fo:font-size="12pt" officeooo:rsid="012459ea" officeooo:paragraph-rsid="012459ea" style:font-size-asian="12pt" style:font-size-complex="12pt"/>
    </style:style>
    <style:style style:name="P146" style:family="paragraph" style:parent-style-name="Standard">
      <style:paragraph-properties fo:text-align="start" style:justify-single-word="false"/>
      <style:text-properties style:font-name="Gentium Book Basic" fo:font-size="12pt" officeooo:rsid="00bcad99" officeooo:paragraph-rsid="00bcad99" style:font-size-asian="12pt" style:font-size-complex="12pt"/>
    </style:style>
    <style:style style:name="P147" style:family="paragraph" style:parent-style-name="Standard">
      <style:paragraph-properties fo:text-align="justify" style:justify-single-word="false"/>
      <style:text-properties style:font-name="Gentium Book Basic" fo:font-size="12pt" officeooo:rsid="002b5c5c" officeooo:paragraph-rsid="013479b4" style:font-size-asian="12pt" style:font-size-complex="12pt"/>
    </style:style>
    <style:style style:name="P148" style:family="paragraph" style:parent-style-name="Standard">
      <style:paragraph-properties fo:text-align="justify" style:justify-single-word="false"/>
      <style:text-properties style:font-name="Gentium Book Basic" fo:font-size="12pt" officeooo:rsid="00382b98" officeooo:paragraph-rsid="013479b4" style:font-size-asian="12pt" style:font-size-complex="12pt"/>
    </style:style>
    <style:style style:name="P149" style:family="paragraph" style:parent-style-name="Standard">
      <style:paragraph-properties fo:text-align="justify" style:justify-single-word="false"/>
      <style:text-properties style:font-name="Gentium Book Basic" fo:font-size="12pt" officeooo:rsid="00449444" officeooo:paragraph-rsid="013479b4" style:font-size-asian="12pt" style:font-size-complex="12pt"/>
    </style:style>
    <style:style style:name="P150" style:family="paragraph" style:parent-style-name="Standard">
      <style:paragraph-properties fo:text-align="justify" style:justify-single-word="false"/>
      <style:text-properties style:font-name="Gentium Book Basic" fo:font-size="12pt" officeooo:rsid="004ab456" officeooo:paragraph-rsid="013479b4" style:font-size-asian="12pt" style:font-size-complex="12pt"/>
    </style:style>
    <style:style style:name="P151" style:family="paragraph" style:parent-style-name="Standard">
      <style:paragraph-properties fo:text-align="justify" style:justify-single-word="false"/>
      <style:text-properties style:font-name="Gentium Book Basic" fo:font-size="12pt" officeooo:rsid="0052ca3d" officeooo:paragraph-rsid="013479b4" style:font-size-asian="12pt" style:font-size-complex="12pt"/>
    </style:style>
    <style:style style:name="P152" style:family="paragraph" style:parent-style-name="Standard">
      <style:paragraph-properties fo:text-align="justify" style:justify-single-word="false"/>
      <style:text-properties style:font-name="Gentium Book Basic" fo:font-size="12pt" officeooo:rsid="0058357f" officeooo:paragraph-rsid="013479b4" style:font-size-asian="12pt" style:font-size-complex="12pt"/>
    </style:style>
    <style:style style:name="P153" style:family="paragraph" style:parent-style-name="Standard">
      <style:paragraph-properties fo:text-align="justify" style:justify-single-word="false"/>
      <style:text-properties style:font-name="Gentium Book Basic" fo:font-size="12pt" officeooo:rsid="005cba32" officeooo:paragraph-rsid="013479b4" style:font-size-asian="12pt" style:font-size-complex="12pt"/>
    </style:style>
    <style:style style:name="P154" style:family="paragraph" style:parent-style-name="Standard">
      <style:paragraph-properties fo:text-align="justify" style:justify-single-word="false"/>
      <style:text-properties style:font-name="Gentium Book Basic" fo:font-size="12pt" officeooo:rsid="00599d92" officeooo:paragraph-rsid="013479b4" style:font-size-asian="12pt" style:font-size-complex="12pt"/>
    </style:style>
    <style:style style:name="P155" style:family="paragraph" style:parent-style-name="Standard">
      <style:paragraph-properties fo:text-align="justify" style:justify-single-word="false"/>
      <style:text-properties style:font-name="Gentium Book Basic" fo:font-size="12pt" officeooo:rsid="005eea0f" officeooo:paragraph-rsid="013479b4" style:font-size-asian="12pt" style:font-size-complex="12pt"/>
    </style:style>
    <style:style style:name="P156" style:family="paragraph" style:parent-style-name="Standard">
      <style:paragraph-properties fo:text-align="justify" style:justify-single-word="false"/>
      <style:text-properties style:font-name="Gentium Book Basic" fo:font-size="12pt" officeooo:rsid="006c9e0e" officeooo:paragraph-rsid="013479b4" style:font-size-asian="12pt" style:font-size-complex="12pt"/>
    </style:style>
    <style:style style:name="P157" style:family="paragraph" style:parent-style-name="Standard">
      <style:paragraph-properties fo:text-align="justify" style:justify-single-word="false"/>
      <style:text-properties style:font-name="Gentium Book Basic" fo:font-size="12pt" officeooo:rsid="007ace33" officeooo:paragraph-rsid="013479b4" style:font-size-asian="12pt" style:font-size-complex="12pt"/>
    </style:style>
    <style:style style:name="P158" style:family="paragraph" style:parent-style-name="Standard">
      <style:paragraph-properties fo:text-align="justify" style:justify-single-word="false"/>
      <style:text-properties style:font-name="Gentium Book Basic" fo:font-size="12pt" officeooo:rsid="00891830" officeooo:paragraph-rsid="013479b4" style:font-size-asian="12pt" style:font-size-complex="12pt"/>
    </style:style>
    <style:style style:name="P159" style:family="paragraph" style:parent-style-name="Standard">
      <style:paragraph-properties fo:text-align="justify" style:justify-single-word="false"/>
      <style:text-properties style:font-name="Gentium Book Basic" fo:font-size="12pt" officeooo:rsid="008c955d" officeooo:paragraph-rsid="013479b4" style:font-size-asian="12pt" style:font-size-complex="12pt"/>
    </style:style>
    <style:style style:name="P160" style:family="paragraph" style:parent-style-name="Standard">
      <style:paragraph-properties fo:text-align="justify" style:justify-single-word="false"/>
      <style:text-properties style:font-name="Gentium Book Basic" fo:font-size="12pt" officeooo:rsid="008e4b88" officeooo:paragraph-rsid="013479b4" style:font-size-asian="12pt" style:font-size-complex="12pt"/>
    </style:style>
    <style:style style:name="P161" style:family="paragraph" style:parent-style-name="Standard">
      <style:paragraph-properties fo:text-align="justify" style:justify-single-word="false"/>
      <style:text-properties style:font-name="Gentium Book Basic" fo:font-size="12pt" officeooo:rsid="0090e583" officeooo:paragraph-rsid="013479b4" style:font-size-asian="12pt" style:font-size-complex="12pt"/>
    </style:style>
    <style:style style:name="P162" style:family="paragraph" style:parent-style-name="Standard">
      <style:paragraph-properties fo:text-align="justify" style:justify-single-word="false"/>
      <style:text-properties style:font-name="Gentium Book Basic" fo:font-size="12pt" officeooo:rsid="0091929b" officeooo:paragraph-rsid="013479b4" style:font-size-asian="12pt" style:font-size-complex="12pt"/>
    </style:style>
    <style:style style:name="P163" style:family="paragraph" style:parent-style-name="Standard">
      <style:paragraph-properties fo:text-align="justify" style:justify-single-word="false"/>
      <style:text-properties style:font-name="Gentium Book Basic" fo:font-size="12pt" officeooo:rsid="0095702e" officeooo:paragraph-rsid="013479b4" style:font-size-asian="12pt" style:font-size-complex="12pt"/>
    </style:style>
    <style:style style:name="P164" style:family="paragraph" style:parent-style-name="Standard">
      <style:paragraph-properties fo:text-align="justify" style:justify-single-word="false"/>
      <style:text-properties style:font-name="Gentium Book Basic" fo:font-size="12pt" officeooo:rsid="009e6bc3" officeooo:paragraph-rsid="013479b4" style:font-size-asian="12pt" style:font-size-complex="12pt"/>
    </style:style>
    <style:style style:name="P165" style:family="paragraph" style:parent-style-name="Standard">
      <style:paragraph-properties fo:text-align="justify" style:justify-single-word="false"/>
      <style:text-properties style:font-name="Gentium Book Basic" fo:font-size="12pt" officeooo:rsid="0097482a" officeooo:paragraph-rsid="013479b4" style:font-size-asian="12pt" style:font-size-complex="12pt"/>
    </style:style>
    <style:style style:name="P166" style:family="paragraph" style:parent-style-name="Standard">
      <style:paragraph-properties fo:text-align="justify" style:justify-single-word="false"/>
      <style:text-properties style:font-name="Gentium Book Basic" fo:font-size="12pt" officeooo:rsid="00a22060" officeooo:paragraph-rsid="013479b4" style:font-size-asian="12pt" style:font-size-complex="12pt"/>
    </style:style>
    <style:style style:name="P167" style:family="paragraph" style:parent-style-name="Standard">
      <style:paragraph-properties fo:text-align="justify" style:justify-single-word="false"/>
      <style:text-properties style:font-name="Gentium Book Basic" fo:font-size="12pt" officeooo:rsid="00a3c2c5" officeooo:paragraph-rsid="013479b4" style:font-size-asian="12pt" style:font-size-complex="12pt"/>
    </style:style>
    <style:style style:name="P168" style:family="paragraph" style:parent-style-name="Standard">
      <style:paragraph-properties fo:text-align="justify" style:justify-single-word="false"/>
      <style:text-properties style:font-name="Gentium Book Basic" fo:font-size="12pt" officeooo:rsid="00a71b56" officeooo:paragraph-rsid="013479b4" style:font-size-asian="12pt" style:font-size-complex="12pt"/>
    </style:style>
    <style:style style:name="P169" style:family="paragraph" style:parent-style-name="Standard">
      <style:paragraph-properties fo:text-align="justify" style:justify-single-word="false"/>
      <style:text-properties style:font-name="Gentium Book Basic" fo:font-size="12pt" officeooo:rsid="00ab5119" officeooo:paragraph-rsid="013479b4" style:font-size-asian="12pt" style:font-size-complex="12pt"/>
    </style:style>
    <style:style style:name="P170" style:family="paragraph" style:parent-style-name="Standard">
      <style:paragraph-properties fo:text-align="justify" style:justify-single-word="false"/>
      <style:text-properties style:font-name="Gentium Book Basic" fo:font-size="12pt" officeooo:rsid="006099d0" officeooo:paragraph-rsid="013479b4" style:font-size-asian="12pt" style:font-size-complex="12pt"/>
    </style:style>
    <style:style style:name="P171" style:family="paragraph" style:parent-style-name="Standard">
      <style:paragraph-properties fo:text-align="start" style:justify-single-word="false"/>
      <style:text-properties style:font-name="Gentium Book Basic" fo:font-size="12pt" fo:font-weight="normal" officeooo:rsid="000474bc" officeooo:paragraph-rsid="000474bc" style:font-size-asian="12pt" style:font-weight-asian="normal" style:font-size-complex="12pt" style:font-weight-complex="normal"/>
    </style:style>
    <style:style style:name="P172" style:family="paragraph" style:parent-style-name="Standard">
      <style:paragraph-properties fo:text-align="start" style:justify-single-word="false"/>
      <style:text-properties style:font-name="Gentium Book Basic" fo:font-size="12pt" fo:font-weight="normal" officeooo:rsid="0012a839" officeooo:paragraph-rsid="0012a839" style:font-size-asian="12pt" style:font-weight-asian="normal" style:font-size-complex="12pt" style:font-weight-complex="normal"/>
    </style:style>
    <style:style style:name="P173" style:family="paragraph" style:parent-style-name="Standard">
      <style:paragraph-properties fo:text-align="start" style:justify-single-word="false"/>
      <style:text-properties style:font-name="Gentium Book Basic" fo:font-size="12pt" fo:font-weight="normal" officeooo:rsid="0012a839" officeooo:paragraph-rsid="00141a54" style:font-size-asian="12pt" style:font-weight-asian="normal" style:font-size-complex="12pt" style:font-weight-complex="normal"/>
    </style:style>
    <style:style style:name="P174" style:family="paragraph" style:parent-style-name="Standard">
      <style:paragraph-properties fo:text-align="start" style:justify-single-word="false"/>
      <style:text-properties style:font-name="Gentium Book Basic" fo:font-size="12pt" fo:font-weight="normal" officeooo:rsid="0012a839" officeooo:paragraph-rsid="00166397" style:font-size-asian="12pt" style:font-weight-asian="normal" style:font-size-complex="12pt" style:font-weight-complex="normal"/>
    </style:style>
    <style:style style:name="P175" style:family="paragraph" style:parent-style-name="Standard">
      <style:paragraph-properties fo:text-align="start" style:justify-single-word="false"/>
      <style:text-properties style:font-name="Gentium Book Basic" fo:font-size="12pt" fo:font-weight="normal" officeooo:rsid="0017d0ad" officeooo:paragraph-rsid="0017d0ad" style:font-size-asian="12pt" style:font-weight-asian="normal" style:font-size-complex="12pt" style:font-weight-complex="normal"/>
    </style:style>
    <style:style style:name="P176" style:family="paragraph" style:parent-style-name="Standard">
      <style:paragraph-properties fo:text-align="start" style:justify-single-word="false"/>
      <style:text-properties style:font-name="Gentium Book Basic" fo:font-size="12pt" fo:font-weight="normal" officeooo:rsid="00112de6" officeooo:paragraph-rsid="008c44d0" style:font-size-asian="12pt" style:font-weight-asian="normal" style:font-size-complex="12pt" style:font-weight-complex="normal"/>
    </style:style>
    <style:style style:name="P177" style:family="paragraph" style:parent-style-name="Standard">
      <style:paragraph-properties fo:text-align="start" style:justify-single-word="false"/>
      <style:text-properties style:font-name="Gentium Book Basic" fo:font-size="12pt" fo:font-weight="normal" officeooo:rsid="00112de6" officeooo:paragraph-rsid="008deebd" style:font-size-asian="12pt" style:font-weight-asian="normal" style:font-size-complex="12pt" style:font-weight-complex="normal"/>
    </style:style>
    <style:style style:name="P178" style:family="paragraph" style:parent-style-name="Standard">
      <style:paragraph-properties fo:text-align="start" style:justify-single-word="false"/>
      <style:text-properties style:font-name="Gentium Book Basic" fo:font-size="12pt" fo:font-weight="normal" officeooo:rsid="000a243b" officeooo:paragraph-rsid="008f00a6" style:font-size-asian="12pt" style:font-weight-asian="normal" style:font-size-complex="12pt" style:font-weight-complex="normal"/>
    </style:style>
    <style:style style:name="P179" style:family="paragraph" style:parent-style-name="Standard">
      <style:paragraph-properties fo:text-align="justify" style:justify-single-word="false"/>
      <style:text-properties style:font-name="Gentium Book Basic" fo:font-size="12pt" fo:font-weight="normal" officeooo:rsid="0042c91e" officeooo:paragraph-rsid="013479b4" style:font-size-asian="12pt" style:font-weight-asian="normal" style:font-size-complex="12pt" style:font-weight-complex="normal"/>
    </style:style>
    <style:style style:name="P180" style:family="paragraph" style:parent-style-name="Standard">
      <style:paragraph-properties fo:text-align="justify" style:justify-single-word="false"/>
      <style:text-properties style:font-name="Gentium Book Basic" fo:font-size="12pt" fo:font-weight="normal" officeooo:rsid="00ab5119" officeooo:paragraph-rsid="013479b4" style:font-size-asian="12pt" style:font-weight-asian="normal" style:font-size-complex="12pt" style:font-weight-complex="normal"/>
    </style:style>
    <style:style style:name="P181" style:family="paragraph" style:parent-style-name="Standard">
      <style:paragraph-properties fo:text-align="justify" style:justify-single-word="false"/>
      <style:text-properties style:font-name="Gentium Book Basic" fo:font-size="12pt" fo:font-weight="normal" officeooo:rsid="00399aa0" officeooo:paragraph-rsid="013479b4" style:font-size-asian="12pt" style:font-weight-asian="normal" style:font-size-complex="12pt" style:font-weight-complex="normal"/>
    </style:style>
    <style:style style:name="P182" style:family="paragraph" style:parent-style-name="Standard">
      <style:paragraph-properties fo:text-align="justify" style:justify-single-word="false"/>
      <style:text-properties style:font-name="Gentium Book Basic" fo:font-size="12pt" fo:font-weight="normal" officeooo:rsid="004ab456" officeooo:paragraph-rsid="013479b4" style:font-size-asian="12pt" style:font-weight-asian="normal" style:font-size-complex="12pt" style:font-weight-complex="normal"/>
    </style:style>
    <style:style style:name="P183" style:family="paragraph" style:parent-style-name="Standard">
      <style:paragraph-properties fo:text-align="justify" style:justify-single-word="false"/>
      <style:text-properties style:font-name="Gentium Book Basic" fo:font-size="12pt" fo:font-weight="normal" officeooo:rsid="007f44be" officeooo:paragraph-rsid="013479b4" style:font-size-asian="12pt" style:font-weight-asian="normal" style:font-size-complex="12pt" style:font-weight-complex="normal"/>
    </style:style>
    <style:style style:name="P184" style:family="paragraph" style:parent-style-name="Standard">
      <style:paragraph-properties fo:text-align="justify" style:justify-single-word="false"/>
      <style:text-properties style:font-name="Gentium Book Basic" fo:font-size="12pt" fo:font-weight="normal" officeooo:rsid="00891830" officeooo:paragraph-rsid="013479b4" style:font-size-asian="12pt" style:font-weight-asian="normal" style:font-size-complex="12pt" style:font-weight-complex="normal"/>
    </style:style>
    <style:style style:name="P185" style:family="paragraph" style:parent-style-name="Standard">
      <style:paragraph-properties fo:text-align="start" style:justify-single-word="false"/>
      <style:text-properties style:font-name="Gentium Book Basic" fo:font-size="12pt" fo:font-weight="normal" officeooo:rsid="012291b5" officeooo:paragraph-rsid="012291b5" style:font-size-asian="10.5pt" style:font-weight-asian="normal" style:font-size-complex="12pt" style:font-weight-complex="normal"/>
    </style:style>
    <style:style style:name="P186" style:family="paragraph" style:parent-style-name="Standard">
      <style:paragraph-properties fo:text-align="start" style:justify-single-word="false"/>
      <style:text-properties style:font-name="Gentium Book Basic" fo:font-size="12pt" fo:font-style="italic" officeooo:rsid="001003a0" officeooo:paragraph-rsid="001003a0" style:font-size-asian="12pt" style:font-style-asian="italic" style:font-size-complex="12pt" style:font-style-complex="italic"/>
    </style:style>
    <style:style style:name="P187" style:family="paragraph" style:parent-style-name="Standard">
      <style:paragraph-properties fo:text-align="start" style:justify-single-word="false"/>
      <style:text-properties style:font-name="Gentium Book Basic" fo:font-size="12pt" fo:font-style="italic" officeooo:rsid="001003a0" officeooo:paragraph-rsid="001c0c57" style:font-size-asian="12pt" style:font-style-asian="italic" style:font-size-complex="12pt" style:font-style-complex="italic"/>
    </style:style>
    <style:style style:name="P188" style:family="paragraph" style:parent-style-name="Standard">
      <style:paragraph-properties fo:text-align="start" style:justify-single-word="false"/>
      <style:text-properties style:font-name="Gentium Book Basic" fo:font-size="12pt" fo:font-style="italic" officeooo:rsid="001003a0" officeooo:paragraph-rsid="0046a196" style:font-size-asian="12pt" style:font-style-asian="italic" style:font-size-complex="12pt" style:font-style-complex="italic"/>
    </style:style>
    <style:style style:name="P189" style:family="paragraph" style:parent-style-name="Standard">
      <style:paragraph-properties fo:text-align="start" style:justify-single-word="false"/>
      <style:text-properties style:font-name="Gentium Book Basic" fo:font-size="12pt" fo:font-style="italic" officeooo:rsid="001003a0" officeooo:paragraph-rsid="004e5d53" style:font-size-asian="12pt" style:font-style-asian="italic" style:font-size-complex="12pt" style:font-style-complex="italic"/>
    </style:style>
    <style:style style:name="P190" style:family="paragraph" style:parent-style-name="Standard">
      <style:paragraph-properties fo:text-align="start" style:justify-single-word="false"/>
      <style:text-properties style:font-name="Gentium Book Basic" fo:font-size="12pt" fo:font-style="italic" officeooo:rsid="001003a0" officeooo:paragraph-rsid="00816d28" style:font-size-asian="12pt" style:font-style-asian="italic" style:font-size-complex="12pt" style:font-style-complex="italic"/>
    </style:style>
    <style:style style:name="P191" style:family="paragraph" style:parent-style-name="Standard">
      <style:paragraph-properties fo:text-align="start" style:justify-single-word="false"/>
      <style:text-properties style:font-name="Gentium Book Basic" fo:font-size="12pt" fo:font-style="italic" officeooo:rsid="001003a0" officeooo:paragraph-rsid="00828d4e" style:font-size-asian="12pt" style:font-style-asian="italic" style:font-size-complex="12pt" style:font-style-complex="italic"/>
    </style:style>
    <style:style style:name="P192" style:family="paragraph" style:parent-style-name="Standard">
      <style:paragraph-properties fo:text-align="start" style:justify-single-word="false"/>
      <style:text-properties style:font-name="Gentium Book Basic" fo:font-size="12pt" fo:font-style="italic" officeooo:rsid="001003a0" officeooo:paragraph-rsid="008deebd" style:font-size-asian="12pt" style:font-style-asian="italic" style:font-size-complex="12pt" style:font-style-complex="italic"/>
    </style:style>
    <style:style style:name="P193" style:family="paragraph" style:parent-style-name="Standard">
      <style:paragraph-properties fo:text-align="start" style:justify-single-word="false"/>
      <style:text-properties style:font-name="Gentium Book Basic" fo:font-size="12pt" fo:font-style="italic" officeooo:rsid="001003a0" officeooo:paragraph-rsid="0097b7ba" style:font-size-asian="12pt" style:font-style-asian="italic" style:font-size-complex="12pt" style:font-style-complex="italic"/>
    </style:style>
    <style:style style:name="P194" style:family="paragraph" style:parent-style-name="Standard">
      <style:paragraph-properties fo:text-align="start" style:justify-single-word="false"/>
      <style:text-properties style:font-name="Gentium Book Basic" fo:font-size="12pt" fo:font-style="italic" officeooo:rsid="001003a0" officeooo:paragraph-rsid="010d3466" style:font-size-asian="12pt" style:font-style-asian="italic" style:font-size-complex="12pt" style:font-style-complex="italic"/>
    </style:style>
    <style:style style:name="P195" style:family="paragraph" style:parent-style-name="Standard">
      <style:paragraph-properties fo:text-align="start" style:justify-single-word="false"/>
      <style:text-properties style:font-name="Gentium Book Basic" fo:font-size="12pt" fo:font-style="italic" officeooo:rsid="001003a0" officeooo:paragraph-rsid="00da2c9a" style:font-size-asian="12pt" style:font-style-asian="italic" style:font-size-complex="12pt" style:font-style-complex="italic"/>
    </style:style>
    <style:style style:name="P196" style:family="paragraph" style:parent-style-name="Standard">
      <style:paragraph-properties fo:text-align="start" style:justify-single-word="false"/>
      <style:text-properties style:font-name="Gentium Book Basic" fo:font-size="12pt" fo:font-style="italic" officeooo:rsid="001003a0" officeooo:paragraph-rsid="010f64b9" style:font-size-asian="12pt" style:font-style-asian="italic" style:font-size-complex="12pt" style:font-style-complex="italic"/>
    </style:style>
    <style:style style:name="P197" style:family="paragraph" style:parent-style-name="Standard">
      <style:paragraph-properties fo:text-align="start" style:justify-single-word="false"/>
      <style:text-properties style:font-name="Gentium Book Basic" fo:font-size="12pt" fo:font-style="italic" officeooo:rsid="001c01cb" officeooo:paragraph-rsid="0046a196" style:font-size-asian="12pt" style:font-style-asian="italic" style:font-size-complex="12pt" style:font-style-complex="italic"/>
    </style:style>
    <style:style style:name="P198" style:family="paragraph" style:parent-style-name="Standard">
      <style:paragraph-properties fo:text-align="start" style:justify-single-word="false"/>
      <style:text-properties style:font-name="Gentium Book Basic" fo:font-size="12pt" fo:font-style="italic" officeooo:rsid="001c01cb" officeooo:paragraph-rsid="004e5d53" style:font-size-asian="12pt" style:font-style-asian="italic" style:font-size-complex="12pt" style:font-style-complex="italic"/>
    </style:style>
    <style:style style:name="P199" style:family="paragraph" style:parent-style-name="Standard">
      <style:paragraph-properties fo:text-align="start" style:justify-single-word="false"/>
      <style:text-properties style:font-name="Gentium Book Basic" fo:font-size="12pt" fo:font-style="italic" officeooo:rsid="001c01cb" officeooo:paragraph-rsid="008deebd" style:font-size-asian="12pt" style:font-style-asian="italic" style:font-size-complex="12pt" style:font-style-complex="italic"/>
    </style:style>
    <style:style style:name="P200" style:family="paragraph" style:parent-style-name="Standard">
      <style:paragraph-properties fo:text-align="start" style:justify-single-word="false"/>
      <style:text-properties style:font-name="Gentium Book Basic" fo:font-size="12pt" fo:font-style="italic" officeooo:rsid="001c01cb" officeooo:paragraph-rsid="00c6f92d" style:font-size-asian="12pt" style:font-style-asian="italic" style:font-size-complex="12pt" style:font-style-complex="italic"/>
    </style:style>
    <style:style style:name="P201" style:family="paragraph" style:parent-style-name="Standard">
      <style:paragraph-properties fo:text-align="start" style:justify-single-word="false"/>
      <style:text-properties style:font-name="Gentium Book Basic" fo:font-size="12pt" fo:font-style="italic" officeooo:rsid="001c01cb" officeooo:paragraph-rsid="010d3466" style:font-size-asian="12pt" style:font-style-asian="italic" style:font-size-complex="12pt" style:font-style-complex="italic"/>
    </style:style>
    <style:style style:name="P202" style:family="paragraph" style:parent-style-name="Standard">
      <style:paragraph-properties fo:text-align="start" style:justify-single-word="false"/>
      <style:text-properties style:font-name="Gentium Book Basic" fo:font-size="12pt" fo:font-style="italic" officeooo:rsid="001c01cb" officeooo:paragraph-rsid="00564bd8" style:font-size-asian="12pt" style:font-style-asian="italic" style:font-size-complex="12pt" style:font-style-complex="italic"/>
    </style:style>
    <style:style style:name="P203" style:family="paragraph" style:parent-style-name="Standard">
      <style:paragraph-properties fo:text-align="start" style:justify-single-word="false"/>
      <style:text-properties style:font-name="Gentium Book Basic" fo:font-size="12pt" fo:font-style="italic" officeooo:rsid="0046a196" officeooo:paragraph-rsid="0046a196" style:font-size-asian="12pt" style:font-style-asian="italic" style:font-size-complex="12pt" style:font-style-complex="italic"/>
    </style:style>
    <style:style style:name="P204" style:family="paragraph" style:parent-style-name="Standard">
      <style:paragraph-properties fo:text-align="start" style:justify-single-word="false"/>
      <style:text-properties style:font-name="Gentium Book Basic" fo:font-size="12pt" fo:font-style="italic" officeooo:rsid="0046a196" officeooo:paragraph-rsid="000474bc" style:font-size-asian="12pt" style:font-style-asian="italic" style:font-size-complex="12pt" style:font-style-complex="italic"/>
    </style:style>
    <style:style style:name="P205" style:family="paragraph" style:parent-style-name="Standard">
      <style:paragraph-properties fo:text-align="start" style:justify-single-word="false"/>
      <style:text-properties style:font-name="Gentium Book Basic" fo:font-size="12pt" fo:font-style="italic" officeooo:rsid="0046a196" officeooo:paragraph-rsid="0047ae6a" style:font-size-asian="12pt" style:font-style-asian="italic" style:font-size-complex="12pt" style:font-style-complex="italic"/>
    </style:style>
    <style:style style:name="P206" style:family="paragraph" style:parent-style-name="Standard">
      <style:paragraph-properties fo:text-align="start" style:justify-single-word="false"/>
      <style:text-properties style:font-name="Gentium Book Basic" fo:font-size="12pt" fo:font-style="italic" officeooo:rsid="0046a196" officeooo:paragraph-rsid="004e5d53" style:font-size-asian="12pt" style:font-style-asian="italic" style:font-size-complex="12pt" style:font-style-complex="italic"/>
    </style:style>
    <style:style style:name="P207" style:family="paragraph" style:parent-style-name="Standard">
      <style:paragraph-properties fo:text-align="start" style:justify-single-word="false"/>
      <style:text-properties style:font-name="Gentium Book Basic" fo:font-size="12pt" fo:font-style="italic" officeooo:rsid="0046a196" officeooo:paragraph-rsid="00564bd8" style:font-size-asian="12pt" style:font-style-asian="italic" style:font-size-complex="12pt" style:font-style-complex="italic"/>
    </style:style>
    <style:style style:name="P208" style:family="paragraph" style:parent-style-name="Standard">
      <style:paragraph-properties fo:text-align="start" style:justify-single-word="false"/>
      <style:text-properties style:font-name="Gentium Book Basic" fo:font-size="12pt" fo:font-style="italic" officeooo:rsid="0046a196" officeooo:paragraph-rsid="008deebd" style:font-size-asian="12pt" style:font-style-asian="italic" style:font-size-complex="12pt" style:font-style-complex="italic"/>
    </style:style>
    <style:style style:name="P209" style:family="paragraph" style:parent-style-name="Standard">
      <style:paragraph-properties fo:text-align="start" style:justify-single-word="false"/>
      <style:text-properties style:font-name="Gentium Book Basic" fo:font-size="12pt" fo:font-style="italic" officeooo:rsid="0046a196" officeooo:paragraph-rsid="010d3466" style:font-size-asian="12pt" style:font-style-asian="italic" style:font-size-complex="12pt" style:font-style-complex="italic"/>
    </style:style>
    <style:style style:name="P210" style:family="paragraph" style:parent-style-name="Standard">
      <style:paragraph-properties fo:text-align="start" style:justify-single-word="false"/>
      <style:text-properties style:font-name="Gentium Book Basic" fo:font-size="12pt" fo:font-style="italic" officeooo:rsid="005058c6" officeooo:paragraph-rsid="005058c6" style:font-size-asian="12pt" style:font-style-asian="italic" style:font-size-complex="12pt" style:font-style-complex="italic"/>
    </style:style>
    <style:style style:name="P211" style:family="paragraph" style:parent-style-name="Standard">
      <style:paragraph-properties fo:text-align="start" style:justify-single-word="false"/>
      <style:text-properties style:font-name="Gentium Book Basic" fo:font-size="12pt" fo:font-style="italic" officeooo:rsid="00514da7" officeooo:paragraph-rsid="00514da7" style:font-size-asian="12pt" style:font-style-asian="italic" style:font-size-complex="12pt" style:font-style-complex="italic"/>
    </style:style>
    <style:style style:name="P212" style:family="paragraph" style:parent-style-name="Standard">
      <style:paragraph-properties fo:text-align="start" style:justify-single-word="false"/>
      <style:text-properties style:font-name="Gentium Book Basic" fo:font-size="12pt" fo:font-style="italic" officeooo:rsid="0062422b" officeooo:paragraph-rsid="0062422b" style:font-size-asian="12pt" style:font-style-asian="italic" style:font-size-complex="12pt" style:font-style-complex="italic"/>
    </style:style>
    <style:style style:name="P213" style:family="paragraph" style:parent-style-name="Standard">
      <style:paragraph-properties fo:text-align="start" style:justify-single-word="false"/>
      <style:text-properties style:font-name="Gentium Book Basic" fo:font-size="12pt" fo:font-style="italic" officeooo:rsid="0062422b" officeooo:paragraph-rsid="0046a196" style:font-size-asian="12pt" style:font-style-asian="italic" style:font-size-complex="12pt" style:font-style-complex="italic"/>
    </style:style>
    <style:style style:name="P214" style:family="paragraph" style:parent-style-name="Standard">
      <style:paragraph-properties fo:text-align="start" style:justify-single-word="false"/>
      <style:text-properties style:font-name="Gentium Book Basic" fo:font-size="12pt" fo:font-style="italic" officeooo:rsid="0063295b" officeooo:paragraph-rsid="0063295b" style:font-size-asian="12pt" style:font-style-asian="italic" style:font-size-complex="12pt" style:font-style-complex="italic"/>
    </style:style>
    <style:style style:name="P215" style:family="paragraph" style:parent-style-name="Standard">
      <style:paragraph-properties fo:text-align="start" style:justify-single-word="false"/>
      <style:text-properties style:font-name="Gentium Book Basic" fo:font-size="12pt" fo:font-style="italic" officeooo:rsid="00bd06aa" officeooo:paragraph-rsid="00bd18fc" style:font-size-asian="12pt" style:font-style-asian="italic" style:font-size-complex="12pt" style:font-style-complex="italic"/>
    </style:style>
    <style:style style:name="P216" style:family="paragraph" style:parent-style-name="Standard">
      <style:paragraph-properties fo:text-align="start" style:justify-single-word="false"/>
      <style:text-properties style:font-name="Gentium Book Basic" fo:font-size="12pt" fo:font-style="italic" officeooo:rsid="00c6df50" officeooo:paragraph-rsid="00c6df50" style:font-size-asian="12pt" style:font-style-asian="italic" style:font-size-complex="12pt" style:font-style-complex="italic"/>
    </style:style>
    <style:style style:name="P217" style:family="paragraph" style:parent-style-name="Standard">
      <style:paragraph-properties fo:text-align="start" style:justify-single-word="false"/>
      <style:text-properties style:font-name="Gentium Book Basic" fo:font-size="12pt" fo:font-style="italic" officeooo:rsid="00cd950a" officeooo:paragraph-rsid="00cd950a" style:font-size-asian="12pt" style:font-style-asian="italic" style:font-size-complex="12pt" style:font-style-complex="italic"/>
    </style:style>
    <style:style style:name="P218" style:family="paragraph" style:parent-style-name="Standard">
      <style:paragraph-properties fo:text-align="start" style:justify-single-word="false"/>
      <style:text-properties style:font-name="Gentium Book Basic" fo:font-size="12pt" fo:font-style="italic" officeooo:rsid="00d02968" officeooo:paragraph-rsid="00d02968" style:font-size-asian="12pt" style:font-style-asian="italic" style:font-size-complex="12pt" style:font-style-complex="italic"/>
    </style:style>
    <style:style style:name="P219" style:family="paragraph" style:parent-style-name="Standard">
      <style:paragraph-properties fo:text-align="start" style:justify-single-word="false"/>
      <style:text-properties style:font-name="Gentium Book Basic" fo:font-size="12pt" fo:font-style="italic" officeooo:rsid="00d2c10c" officeooo:paragraph-rsid="00d2c10c" style:font-size-asian="12pt" style:font-style-asian="italic" style:font-size-complex="12pt" style:font-style-complex="italic"/>
    </style:style>
    <style:style style:name="P220" style:family="paragraph" style:parent-style-name="Standard">
      <style:paragraph-properties fo:text-align="start" style:justify-single-word="false"/>
      <style:text-properties style:font-name="Gentium Book Basic" fo:font-size="12pt" fo:font-style="italic" officeooo:rsid="00d796c1" officeooo:paragraph-rsid="00d796c1" style:font-size-asian="12pt" style:font-style-asian="italic" style:font-size-complex="12pt" style:font-style-complex="italic"/>
    </style:style>
    <style:style style:name="P221" style:family="paragraph" style:parent-style-name="Standard">
      <style:paragraph-properties fo:text-align="start" style:justify-single-word="false"/>
      <style:text-properties style:font-name="Gentium Book Basic" fo:font-size="12pt" fo:font-style="italic" officeooo:rsid="00d89127" officeooo:paragraph-rsid="00d89127" style:font-size-asian="12pt" style:font-style-asian="italic" style:font-size-complex="12pt" style:font-style-complex="italic"/>
    </style:style>
    <style:style style:name="P222" style:family="paragraph" style:parent-style-name="Standard">
      <style:paragraph-properties fo:text-align="start" style:justify-single-word="false"/>
      <style:text-properties style:font-name="Gentium Book Basic" fo:font-size="12pt" fo:font-style="italic" officeooo:rsid="00d94aac" officeooo:paragraph-rsid="00d94aac" style:font-size-asian="12pt" style:font-style-asian="italic" style:font-size-complex="12pt" style:font-style-complex="italic"/>
    </style:style>
    <style:style style:name="P223" style:family="paragraph" style:parent-style-name="Standard">
      <style:paragraph-properties fo:text-align="start" style:justify-single-word="false"/>
      <style:text-properties style:font-name="Gentium Book Basic" fo:font-size="12pt" fo:font-style="italic" officeooo:rsid="00d94aac" officeooo:paragraph-rsid="008deebd" style:font-size-asian="12pt" style:font-style-asian="italic" style:font-size-complex="12pt" style:font-style-complex="italic"/>
    </style:style>
    <style:style style:name="P224" style:family="paragraph" style:parent-style-name="Standard">
      <style:paragraph-properties fo:text-align="start" style:justify-single-word="false"/>
      <style:text-properties style:font-name="Gentium Book Basic" fo:font-size="12pt" fo:font-style="italic" officeooo:rsid="00df141b" officeooo:paragraph-rsid="00df141b" style:font-size-asian="12pt" style:font-style-asian="italic" style:font-size-complex="12pt" style:font-style-complex="italic"/>
    </style:style>
    <style:style style:name="P225" style:family="paragraph" style:parent-style-name="Standard">
      <style:paragraph-properties fo:text-align="start" style:justify-single-word="false"/>
      <style:text-properties style:font-name="Gentium Book Basic" fo:font-size="12pt" fo:font-style="italic" officeooo:rsid="00f45ae2" officeooo:paragraph-rsid="00f45ae2" style:font-size-asian="12pt" style:font-style-asian="italic" style:font-size-complex="12pt" style:font-style-complex="italic"/>
    </style:style>
    <style:style style:name="P226" style:family="paragraph" style:parent-style-name="Standard">
      <style:paragraph-properties fo:text-align="start" style:justify-single-word="false"/>
      <style:text-properties style:font-name="Gentium Book Basic" fo:font-size="12pt" fo:font-style="italic" officeooo:rsid="00fb0789" officeooo:paragraph-rsid="00fb0789" style:font-size-asian="12pt" style:font-style-asian="italic" style:font-size-complex="12pt" style:font-style-complex="italic"/>
    </style:style>
    <style:style style:name="P227" style:family="paragraph" style:parent-style-name="Standard">
      <style:paragraph-properties fo:text-align="start" style:justify-single-word="false"/>
      <style:text-properties style:font-name="Gentium Book Basic" fo:font-size="12pt" fo:font-style="italic" officeooo:rsid="01065840" officeooo:paragraph-rsid="01065840" style:font-size-asian="12pt" style:font-style-asian="italic" style:font-size-complex="12pt" style:font-style-complex="italic"/>
    </style:style>
    <style:style style:name="P228" style:family="paragraph" style:parent-style-name="Standard">
      <style:paragraph-properties fo:text-align="start" style:justify-single-word="false"/>
      <style:text-properties style:font-name="Gentium Book Basic" fo:font-size="12pt" fo:font-style="italic" officeooo:rsid="0108dc41" officeooo:paragraph-rsid="0108dc41" style:font-size-asian="12pt" style:font-style-asian="italic" style:font-size-complex="12pt" style:font-style-complex="italic"/>
    </style:style>
    <style:style style:name="P229" style:family="paragraph" style:parent-style-name="Standard">
      <style:paragraph-properties fo:text-align="start" style:justify-single-word="false"/>
      <style:text-properties style:font-name="Gentium Book Basic" fo:font-size="12pt" fo:font-style="italic" officeooo:rsid="0122d56b" officeooo:paragraph-rsid="0122d56b" style:font-size-asian="12pt" style:font-style-asian="italic" style:font-size-complex="12pt" style:font-style-complex="italic"/>
    </style:style>
    <style:style style:name="P230" style:family="paragraph" style:parent-style-name="Standard">
      <style:paragraph-properties fo:text-align="start" style:justify-single-word="false"/>
      <style:text-properties style:font-name="Gentium Book Basic" fo:font-size="12pt" fo:font-style="italic" officeooo:rsid="0122d56b" officeooo:paragraph-rsid="0126030e" style:font-size-asian="12pt" style:font-style-asian="italic" style:font-size-complex="12pt" style:font-style-complex="italic"/>
    </style:style>
    <style:style style:name="P231" style:family="paragraph" style:parent-style-name="Standard">
      <style:paragraph-properties fo:text-align="start" style:justify-single-word="false"/>
      <style:text-properties style:font-name="Gentium Book Basic" fo:font-size="12pt" fo:font-style="italic" officeooo:rsid="012459ea" officeooo:paragraph-rsid="012459ea" style:font-size-asian="12pt" style:font-style-asian="italic" style:font-size-complex="12pt" style:font-style-complex="italic"/>
    </style:style>
    <style:style style:name="P232" style:family="paragraph" style:parent-style-name="Standard">
      <style:paragraph-properties fo:text-align="start" style:justify-single-word="false"/>
      <style:text-properties style:font-name="Gentium Book Basic" fo:font-size="12pt" fo:font-style="italic" officeooo:rsid="012459ea" officeooo:paragraph-rsid="0126030e" style:font-size-asian="12pt" style:font-style-asian="italic" style:font-size-complex="12pt" style:font-style-complex="italic"/>
    </style:style>
    <style:style style:name="P233" style:family="paragraph" style:parent-style-name="Standard">
      <style:paragraph-properties fo:text-align="start" style:justify-single-word="false"/>
      <style:text-properties style:font-name="Gentium Book Basic" fo:font-size="12pt" fo:font-style="italic" officeooo:rsid="00af5c71" officeooo:paragraph-rsid="00af5c71" style:font-size-asian="12pt" style:font-style-asian="italic" style:font-size-complex="12pt" style:font-style-complex="italic"/>
    </style:style>
    <style:style style:name="P234" style:family="paragraph" style:parent-style-name="Standard">
      <style:paragraph-properties fo:text-align="start" style:justify-single-word="false"/>
      <style:text-properties style:font-name="Gentium Book Basic" fo:font-size="12pt" fo:font-style="italic" officeooo:rsid="0122782c" officeooo:paragraph-rsid="0046a196" style:font-size-asian="12pt" style:font-style-asian="italic" style:font-size-complex="12pt" style:font-style-complex="italic"/>
    </style:style>
    <style:style style:name="P235" style:family="paragraph" style:parent-style-name="Standard">
      <style:paragraph-properties fo:text-align="start" style:justify-single-word="false"/>
      <style:text-properties style:font-name="Gentium Book Basic" fo:font-size="12pt" fo:font-style="italic" fo:font-weight="normal" officeooo:rsid="001003a0" officeooo:paragraph-rsid="008c44d0" style:font-size-asian="12pt" style:font-style-asian="italic" style:font-weight-asian="normal" style:font-size-complex="12pt" style:font-style-complex="italic" style:font-weight-complex="normal"/>
    </style:style>
    <style:style style:name="P236" style:family="paragraph" style:parent-style-name="Standard">
      <style:paragraph-properties fo:text-align="start" style:justify-single-word="false"/>
      <style:text-properties style:font-name="Gentium Book Basic" fo:font-size="12pt" fo:font-style="italic" fo:font-weight="normal" officeooo:rsid="00c368e0" officeooo:paragraph-rsid="00c368e0" style:font-size-asian="12pt" style:font-style-asian="italic" style:font-weight-asian="normal" style:font-size-complex="12pt" style:font-style-complex="italic" style:font-weight-complex="normal"/>
    </style:style>
    <style:style style:name="P237" style:family="paragraph" style:parent-style-name="Standard">
      <style:paragraph-properties fo:text-align="start" style:justify-single-word="false"/>
      <style:text-properties style:font-name="Gentium Book Basic" fo:font-size="12pt" fo:font-style="italic" fo:font-weight="bold" officeooo:rsid="0046a196" officeooo:paragraph-rsid="0046a196" style:font-size-asian="12pt" style:font-style-asian="italic" style:font-weight-asian="bold" style:font-size-complex="12pt" style:font-style-complex="italic" style:font-weight-complex="bold"/>
    </style:style>
    <style:style style:name="P238" style:family="paragraph" style:parent-style-name="Standard">
      <style:paragraph-properties fo:text-align="start" style:justify-single-word="false"/>
      <style:text-properties style:font-name="Gentium Book Basic" fo:font-size="12pt" fo:font-weight="bold" officeooo:rsid="0012a839" officeooo:paragraph-rsid="0012a839" style:font-size-asian="12pt" style:font-weight-asian="bold" style:font-size-complex="12pt" style:font-weight-complex="bold"/>
    </style:style>
    <style:style style:name="P239" style:family="paragraph" style:parent-style-name="Standard">
      <style:paragraph-properties fo:text-align="start" style:justify-single-word="false"/>
      <style:text-properties style:font-name="Gentium Book Basic" fo:font-size="12pt" fo:font-style="normal" officeooo:rsid="003cb787" officeooo:paragraph-rsid="003cb787" style:font-size-asian="12pt" style:font-style-asian="normal" style:font-size-complex="12pt" style:font-style-complex="normal"/>
    </style:style>
    <style:style style:name="P240" style:family="paragraph" style:parent-style-name="Standard">
      <style:paragraph-properties fo:text-align="start" style:justify-single-word="false"/>
      <style:text-properties style:font-name="Gentium Book Basic" fo:font-size="12pt" fo:font-style="normal" officeooo:rsid="004e5d53" officeooo:paragraph-rsid="004e5d53" style:font-size-asian="12pt" style:font-style-asian="normal" style:font-size-complex="12pt" style:font-style-complex="normal"/>
    </style:style>
    <style:style style:name="P241" style:family="paragraph" style:parent-style-name="Standard">
      <style:paragraph-properties fo:text-align="start" style:justify-single-word="false"/>
      <style:text-properties style:font-name="Gentium Book Basic" fo:font-size="12pt" fo:font-style="normal" officeooo:rsid="004e5d53" officeooo:paragraph-rsid="00816d28" style:font-size-asian="12pt" style:font-style-asian="normal" style:font-size-complex="12pt" style:font-style-complex="normal"/>
    </style:style>
    <style:style style:name="P242" style:family="paragraph" style:parent-style-name="Standard">
      <style:paragraph-properties fo:text-align="start" style:justify-single-word="false"/>
      <style:text-properties style:font-name="Gentium Book Basic" fo:font-size="12pt" fo:font-style="normal" officeooo:rsid="004e5d53" officeooo:paragraph-rsid="00828d4e" style:font-size-asian="12pt" style:font-style-asian="normal" style:font-size-complex="12pt" style:font-style-complex="normal"/>
    </style:style>
    <style:style style:name="P243" style:family="paragraph" style:parent-style-name="Standard">
      <style:paragraph-properties fo:text-align="start" style:justify-single-word="false"/>
      <style:text-properties style:font-name="Gentium Book Basic" fo:font-size="12pt" fo:font-style="normal" officeooo:rsid="001003a0" officeooo:paragraph-rsid="0046a196" style:font-size-asian="12pt" style:font-style-asian="normal" style:font-size-complex="12pt" style:font-style-complex="normal"/>
    </style:style>
    <style:style style:name="P244" style:family="paragraph" style:parent-style-name="Standard">
      <style:paragraph-properties fo:text-align="start" style:justify-single-word="false"/>
      <style:text-properties style:font-name="Gentium Book Basic" fo:font-size="12pt" fo:font-style="normal" officeooo:rsid="001003a0" officeooo:paragraph-rsid="008c44d0" style:font-size-asian="12pt" style:font-style-asian="normal" style:font-size-complex="12pt" style:font-style-complex="normal"/>
    </style:style>
    <style:style style:name="P245" style:family="paragraph" style:parent-style-name="Standard">
      <style:paragraph-properties fo:text-align="start" style:justify-single-word="false"/>
      <style:text-properties style:font-name="Gentium Book Basic" fo:font-size="12pt" fo:font-style="normal" officeooo:rsid="001003a0" officeooo:paragraph-rsid="008deebd" style:font-size-asian="12pt" style:font-style-asian="normal" style:font-size-complex="12pt" style:font-style-complex="normal"/>
    </style:style>
    <style:style style:name="P246" style:family="paragraph" style:parent-style-name="Standard">
      <style:paragraph-properties fo:text-align="start" style:justify-single-word="false"/>
      <style:text-properties style:font-name="Gentium Book Basic" fo:font-size="12pt" fo:font-style="normal" officeooo:rsid="001003a0" officeooo:paragraph-rsid="00828d4e" style:font-size-asian="12pt" style:font-style-asian="normal" style:font-size-complex="12pt" style:font-style-complex="normal"/>
    </style:style>
    <style:style style:name="P247" style:family="paragraph" style:parent-style-name="Standard">
      <style:paragraph-properties fo:text-align="start" style:justify-single-word="false"/>
      <style:text-properties style:font-name="Gentium Book Basic" fo:font-size="12pt" fo:font-style="normal" officeooo:rsid="0046a196" officeooo:paragraph-rsid="0046a196" style:font-size-asian="12pt" style:font-style-asian="normal" style:font-size-complex="12pt" style:font-style-complex="normal"/>
    </style:style>
    <style:style style:name="P248" style:family="paragraph" style:parent-style-name="Standard">
      <style:paragraph-properties fo:text-align="start" style:justify-single-word="false"/>
      <style:text-properties style:font-name="Gentium Book Basic" fo:font-size="12pt" fo:font-style="normal" officeooo:rsid="0046a196" officeooo:paragraph-rsid="00aa03ae" style:font-size-asian="12pt" style:font-style-asian="normal" style:font-size-complex="12pt" style:font-style-complex="normal"/>
    </style:style>
    <style:style style:name="P249" style:family="paragraph" style:parent-style-name="Standard">
      <style:paragraph-properties fo:text-align="start" style:justify-single-word="false"/>
      <style:text-properties style:font-name="Gentium Book Basic" fo:font-size="12pt" fo:font-style="normal" officeooo:rsid="0046a196" officeooo:paragraph-rsid="00acbc85" style:font-size-asian="12pt" style:font-style-asian="normal" style:font-size-complex="12pt" style:font-style-complex="normal"/>
    </style:style>
    <style:style style:name="P250" style:family="paragraph" style:parent-style-name="Standard">
      <style:paragraph-properties fo:text-align="start" style:justify-single-word="false"/>
      <style:text-properties style:font-name="Gentium Book Basic" fo:font-size="12pt" fo:font-style="normal" officeooo:rsid="0046a196" officeooo:paragraph-rsid="008deebd" style:font-size-asian="12pt" style:font-style-asian="normal" style:font-size-complex="12pt" style:font-style-complex="normal"/>
    </style:style>
    <style:style style:name="P251" style:family="paragraph" style:parent-style-name="Standard">
      <style:paragraph-properties fo:text-align="start" style:justify-single-word="false"/>
      <style:text-properties style:font-name="Gentium Book Basic" fo:font-size="12pt" fo:font-style="normal" officeooo:rsid="0046a196" officeooo:paragraph-rsid="004e5d53" style:font-size-asian="12pt" style:font-style-asian="normal" style:font-size-complex="12pt" style:font-style-complex="normal"/>
    </style:style>
    <style:style style:name="P252" style:family="paragraph" style:parent-style-name="Standard">
      <style:paragraph-properties fo:text-align="start" style:justify-single-word="false"/>
      <style:text-properties style:font-name="Gentium Book Basic" fo:font-size="12pt" fo:font-style="normal" officeooo:rsid="0059bdee" officeooo:paragraph-rsid="0059bdee" style:font-size-asian="12pt" style:font-style-asian="normal" style:font-size-complex="12pt" style:font-style-complex="normal"/>
    </style:style>
    <style:style style:name="P253" style:family="paragraph" style:parent-style-name="Standard">
      <style:paragraph-properties fo:text-align="start" style:justify-single-word="false"/>
      <style:text-properties style:font-name="Gentium Book Basic" fo:font-size="12pt" fo:font-style="normal" officeooo:rsid="00590ce6" officeooo:paragraph-rsid="00590ce6" style:font-size-asian="12pt" style:font-style-asian="normal" style:font-size-complex="12pt" style:font-style-complex="normal"/>
    </style:style>
    <style:style style:name="P254" style:family="paragraph" style:parent-style-name="Standard">
      <style:paragraph-properties fo:text-align="start" style:justify-single-word="false"/>
      <style:text-properties style:font-name="Gentium Book Basic" fo:font-size="12pt" fo:font-style="normal" officeooo:rsid="00610f84" officeooo:paragraph-rsid="00610f84" style:font-size-asian="12pt" style:font-style-asian="normal" style:font-size-complex="12pt" style:font-style-complex="normal"/>
    </style:style>
    <style:style style:name="P255" style:family="paragraph" style:parent-style-name="Standard">
      <style:paragraph-properties fo:text-align="start" style:justify-single-word="false"/>
      <style:text-properties style:font-name="Gentium Book Basic" fo:font-size="12pt" fo:font-style="normal" officeooo:rsid="001c01cb" officeooo:paragraph-rsid="0046a196" style:font-size-asian="12pt" style:font-style-asian="normal" style:font-size-complex="12pt" style:font-style-complex="normal"/>
    </style:style>
    <style:style style:name="P256" style:family="paragraph" style:parent-style-name="Standard">
      <style:paragraph-properties fo:text-align="start" style:justify-single-word="false"/>
      <style:text-properties style:font-name="Gentium Book Basic" fo:font-size="12pt" fo:font-style="normal" officeooo:rsid="001c01cb" officeooo:paragraph-rsid="008deebd" style:font-size-asian="12pt" style:font-style-asian="normal" style:font-size-complex="12pt" style:font-style-complex="normal"/>
    </style:style>
    <style:style style:name="P257" style:family="paragraph" style:parent-style-name="Standard">
      <style:paragraph-properties fo:text-align="start" style:justify-single-word="false"/>
      <style:text-properties style:font-name="Gentium Book Basic" fo:font-size="12pt" fo:font-style="normal" officeooo:rsid="001c01cb" officeooo:paragraph-rsid="004e5d53" style:font-size-asian="12pt" style:font-style-asian="normal" style:font-size-complex="12pt" style:font-style-complex="normal"/>
    </style:style>
    <style:style style:name="P258" style:family="paragraph" style:parent-style-name="Standard">
      <style:paragraph-properties fo:text-align="start" style:justify-single-word="false"/>
      <style:text-properties style:font-name="Gentium Book Basic" fo:font-size="12pt" fo:font-style="normal" officeooo:rsid="0063295b" officeooo:paragraph-rsid="0063295b" style:font-size-asian="12pt" style:font-style-asian="normal" style:font-size-complex="12pt" style:font-style-complex="normal"/>
    </style:style>
    <style:style style:name="P259" style:family="paragraph" style:parent-style-name="Standard">
      <style:paragraph-properties fo:text-align="start" style:justify-single-word="false"/>
      <style:text-properties style:font-name="Gentium Book Basic" fo:font-size="12pt" fo:font-style="normal" officeooo:rsid="0064cfbe" officeooo:paragraph-rsid="0064cfbe" style:font-size-asian="12pt" style:font-style-asian="normal" style:font-size-complex="12pt" style:font-style-complex="normal"/>
    </style:style>
    <style:style style:name="P260" style:family="paragraph" style:parent-style-name="Standard">
      <style:paragraph-properties fo:text-align="start" style:justify-single-word="false"/>
      <style:text-properties style:font-name="Gentium Book Basic" fo:font-size="12pt" fo:font-style="normal" officeooo:rsid="0064cfbe" officeooo:paragraph-rsid="0046a196" style:font-size-asian="12pt" style:font-style-asian="normal" style:font-size-complex="12pt" style:font-style-complex="normal"/>
    </style:style>
    <style:style style:name="P261" style:family="paragraph" style:parent-style-name="Standard">
      <style:paragraph-properties fo:text-align="start" style:justify-single-word="false"/>
      <style:text-properties style:font-name="Gentium Book Basic" fo:font-size="12pt" fo:font-style="normal" officeooo:rsid="0067fcdf" officeooo:paragraph-rsid="0067fcdf" style:font-size-asian="12pt" style:font-style-asian="normal" style:font-size-complex="12pt" style:font-style-complex="normal"/>
    </style:style>
    <style:style style:name="P262" style:family="paragraph" style:parent-style-name="Standard">
      <style:paragraph-properties fo:text-align="start" style:justify-single-word="false"/>
      <style:text-properties style:font-name="Gentium Book Basic" fo:font-size="12pt" fo:font-style="normal" officeooo:rsid="006e84f8" officeooo:paragraph-rsid="006e84f8" style:font-size-asian="12pt" style:font-style-asian="normal" style:font-size-complex="12pt" style:font-style-complex="normal"/>
    </style:style>
    <style:style style:name="P263" style:family="paragraph" style:parent-style-name="Standard">
      <style:paragraph-properties fo:text-align="start" style:justify-single-word="false"/>
      <style:text-properties style:font-name="Gentium Book Basic" fo:font-size="12pt" fo:font-style="normal" officeooo:rsid="006dafe2" officeooo:paragraph-rsid="0046a196" style:font-size-asian="12pt" style:font-style-asian="normal" style:font-size-complex="12pt" style:font-style-complex="normal"/>
    </style:style>
    <style:style style:name="P264" style:family="paragraph" style:parent-style-name="Standard">
      <style:paragraph-properties fo:text-align="start" style:justify-single-word="false"/>
      <style:text-properties style:font-name="Gentium Book Basic" fo:font-size="12pt" fo:font-style="normal" officeooo:rsid="00816d28" officeooo:paragraph-rsid="00816d28" style:font-size-asian="12pt" style:font-style-asian="normal" style:font-size-complex="12pt" style:font-style-complex="normal"/>
    </style:style>
    <style:style style:name="P265" style:family="paragraph" style:parent-style-name="Standard">
      <style:paragraph-properties fo:text-align="start" style:justify-single-word="false"/>
      <style:text-properties style:font-name="Gentium Book Basic" fo:font-size="12pt" fo:font-style="normal" officeooo:rsid="0086c208" officeooo:paragraph-rsid="0046a196" style:font-size-asian="12pt" style:font-style-asian="normal" style:font-size-complex="12pt" style:font-style-complex="normal"/>
    </style:style>
    <style:style style:name="P266" style:family="paragraph" style:parent-style-name="Standard">
      <style:paragraph-properties fo:text-align="start" style:justify-single-word="false"/>
      <style:text-properties style:font-name="Gentium Book Basic" fo:font-size="12pt" fo:font-style="normal" officeooo:rsid="008c44d0" officeooo:paragraph-rsid="008c44d0" style:font-size-asian="12pt" style:font-style-asian="normal" style:font-size-complex="12pt" style:font-style-complex="normal"/>
    </style:style>
    <style:style style:name="P267" style:family="paragraph" style:parent-style-name="Standard">
      <style:paragraph-properties fo:text-align="start" style:justify-single-word="false"/>
      <style:text-properties style:font-name="Gentium Book Basic" fo:font-size="12pt" fo:font-style="normal" officeooo:rsid="0097b7ba" officeooo:paragraph-rsid="0097b7ba" style:font-size-asian="12pt" style:font-style-asian="normal" style:font-size-complex="12pt" style:font-style-complex="normal"/>
    </style:style>
    <style:style style:name="P268" style:family="paragraph" style:parent-style-name="Standard">
      <style:paragraph-properties fo:text-align="start" style:justify-single-word="false"/>
      <style:text-properties style:font-name="Gentium Book Basic" fo:font-size="12pt" fo:font-style="normal" officeooo:rsid="0097b7ba" officeooo:paragraph-rsid="0097cc64" style:font-size-asian="12pt" style:font-style-asian="normal" style:font-size-complex="12pt" style:font-style-complex="normal"/>
    </style:style>
    <style:style style:name="P269" style:family="paragraph" style:parent-style-name="Standard">
      <style:paragraph-properties fo:text-align="start" style:justify-single-word="false"/>
      <style:text-properties style:font-name="Gentium Book Basic" fo:font-size="12pt" fo:font-style="normal" officeooo:rsid="00a15f0c" officeooo:paragraph-rsid="00a15f0c" style:font-size-asian="12pt" style:font-style-asian="normal" style:font-size-complex="12pt" style:font-style-complex="normal"/>
    </style:style>
    <style:style style:name="P270" style:family="paragraph" style:parent-style-name="Standard">
      <style:paragraph-properties fo:text-align="start" style:justify-single-word="false"/>
      <style:text-properties style:font-name="Gentium Book Basic" fo:font-size="12pt" fo:font-style="normal" officeooo:rsid="00a33362" officeooo:paragraph-rsid="00a33362" style:font-size-asian="12pt" style:font-style-asian="normal" style:font-size-complex="12pt" style:font-style-complex="normal"/>
    </style:style>
    <style:style style:name="P271" style:family="paragraph" style:parent-style-name="Standard">
      <style:paragraph-properties fo:text-align="start" style:justify-single-word="false"/>
      <style:text-properties style:font-name="Gentium Book Basic" fo:font-size="12pt" fo:font-style="normal" officeooo:rsid="00a33362" officeooo:paragraph-rsid="00a7a368" style:font-size-asian="12pt" style:font-style-asian="normal" style:font-size-complex="12pt" style:font-style-complex="normal"/>
    </style:style>
    <style:style style:name="P272" style:family="paragraph" style:parent-style-name="Standard">
      <style:paragraph-properties fo:text-align="start" style:justify-single-word="false"/>
      <style:text-properties style:font-name="Gentium Book Basic" fo:font-size="12pt" fo:font-style="normal" officeooo:rsid="00a33362" officeooo:paragraph-rsid="00a5db00" style:font-size-asian="12pt" style:font-style-asian="normal" style:font-size-complex="12pt" style:font-style-complex="normal"/>
    </style:style>
    <style:style style:name="P273" style:family="paragraph" style:parent-style-name="Standard">
      <style:paragraph-properties fo:text-align="start" style:justify-single-word="false"/>
      <style:text-properties style:font-name="Gentium Book Basic" fo:font-size="12pt" fo:font-style="normal" officeooo:rsid="00a39a1c" officeooo:paragraph-rsid="00a33362" style:font-size-asian="12pt" style:font-style-asian="normal" style:font-size-complex="12pt" style:font-style-complex="normal"/>
    </style:style>
    <style:style style:name="P274" style:family="paragraph" style:parent-style-name="Standard">
      <style:paragraph-properties fo:text-align="start" style:justify-single-word="false"/>
      <style:text-properties style:font-name="Gentium Book Basic" fo:font-size="12pt" fo:font-style="normal" officeooo:rsid="00a42c3c" officeooo:paragraph-rsid="00a7a368" style:font-size-asian="12pt" style:font-style-asian="normal" style:font-size-complex="12pt" style:font-style-complex="normal"/>
    </style:style>
    <style:style style:name="P275" style:family="paragraph" style:parent-style-name="Standard">
      <style:paragraph-properties fo:text-align="start" style:justify-single-word="false"/>
      <style:text-properties style:font-name="Gentium Book Basic" fo:font-size="12pt" fo:font-style="normal" officeooo:rsid="00a4821e" officeooo:paragraph-rsid="00a7a368" style:font-size-asian="12pt" style:font-style-asian="normal" style:font-size-complex="12pt" style:font-style-complex="normal"/>
    </style:style>
    <style:style style:name="P276" style:family="paragraph" style:parent-style-name="Standard">
      <style:paragraph-properties fo:text-align="start" style:justify-single-word="false"/>
      <style:text-properties style:font-name="Gentium Book Basic" fo:font-size="12pt" fo:font-style="normal" officeooo:rsid="00a4821e" officeooo:paragraph-rsid="00a33362" style:font-size-asian="12pt" style:font-style-asian="normal" style:font-size-complex="12pt" style:font-style-complex="normal"/>
    </style:style>
    <style:style style:name="P277" style:family="paragraph" style:parent-style-name="Standard">
      <style:paragraph-properties fo:text-align="start" style:justify-single-word="false"/>
      <style:text-properties style:font-name="Gentium Book Basic" fo:font-size="12pt" fo:font-style="normal" officeooo:rsid="00a4f013" officeooo:paragraph-rsid="00a33362" style:font-size-asian="12pt" style:font-style-asian="normal" style:font-size-complex="12pt" style:font-style-complex="normal"/>
    </style:style>
    <style:style style:name="P278" style:family="paragraph" style:parent-style-name="Standard">
      <style:paragraph-properties fo:text-align="start" style:justify-single-word="false"/>
      <style:text-properties style:font-name="Gentium Book Basic" fo:font-size="12pt" fo:font-style="normal" officeooo:rsid="00a4f013" officeooo:paragraph-rsid="00a5db00" style:font-size-asian="12pt" style:font-style-asian="normal" style:font-size-complex="12pt" style:font-style-complex="normal"/>
    </style:style>
    <style:style style:name="P279" style:family="paragraph" style:parent-style-name="Standard">
      <style:paragraph-properties fo:text-align="start" style:justify-single-word="false"/>
      <style:text-properties style:font-name="Gentium Book Basic" fo:font-size="12pt" fo:font-style="normal" officeooo:rsid="00af5c71" officeooo:paragraph-rsid="00af5c71" style:font-size-asian="12pt" style:font-style-asian="normal" style:font-size-complex="12pt" style:font-style-complex="normal"/>
    </style:style>
    <style:style style:name="P280" style:family="paragraph" style:parent-style-name="Standard">
      <style:paragraph-properties fo:text-align="start" style:justify-single-word="false"/>
      <style:text-properties style:font-name="Gentium Book Basic" fo:font-size="12pt" fo:font-style="normal" officeooo:rsid="00bcad99" officeooo:paragraph-rsid="00bcad99" style:font-size-asian="12pt" style:font-style-asian="normal" style:font-size-complex="12pt" style:font-style-complex="normal"/>
    </style:style>
    <style:style style:name="P281" style:family="paragraph" style:parent-style-name="Standard">
      <style:paragraph-properties fo:text-align="start" style:justify-single-word="false"/>
      <style:text-properties style:font-name="Gentium Book Basic" fo:font-size="12pt" fo:font-style="normal" officeooo:rsid="00bd06aa" officeooo:paragraph-rsid="00bd06aa" style:font-size-asian="12pt" style:font-style-asian="normal" style:font-size-complex="12pt" style:font-style-complex="normal"/>
    </style:style>
    <style:style style:name="P282" style:family="paragraph" style:parent-style-name="Standard">
      <style:paragraph-properties fo:text-align="start" style:justify-single-word="false"/>
      <style:text-properties style:font-name="Gentium Book Basic" fo:font-size="12pt" fo:font-style="normal" officeooo:rsid="00bd06aa" officeooo:paragraph-rsid="00bd18fc" style:font-size-asian="12pt" style:font-style-asian="normal" style:font-size-complex="12pt" style:font-style-complex="normal"/>
    </style:style>
    <style:style style:name="P283" style:family="paragraph" style:parent-style-name="Standard">
      <style:paragraph-properties fo:text-align="start" style:justify-single-word="false"/>
      <style:text-properties style:font-name="Gentium Book Basic" fo:font-size="12pt" fo:font-style="normal" officeooo:rsid="00c63a43" officeooo:paragraph-rsid="00c63a43" style:font-size-asian="12pt" style:font-style-asian="normal" style:font-size-complex="12pt" style:font-style-complex="normal"/>
    </style:style>
    <style:style style:name="P284" style:family="paragraph" style:parent-style-name="Standard">
      <style:paragraph-properties fo:text-align="start" style:justify-single-word="false"/>
      <style:text-properties style:font-name="Gentium Book Basic" fo:font-size="12pt" fo:font-style="normal" officeooo:rsid="00d02968" officeooo:paragraph-rsid="00d02968" style:font-size-asian="12pt" style:font-style-asian="normal" style:font-size-complex="12pt" style:font-style-complex="normal"/>
    </style:style>
    <style:style style:name="P285" style:family="paragraph" style:parent-style-name="Standard">
      <style:paragraph-properties fo:text-align="start" style:justify-single-word="false"/>
      <style:text-properties style:font-name="Gentium Book Basic" fo:font-size="12pt" fo:font-style="normal" officeooo:rsid="00d2c10c" officeooo:paragraph-rsid="00d2c10c" style:font-size-asian="12pt" style:font-style-asian="normal" style:font-size-complex="12pt" style:font-style-complex="normal"/>
    </style:style>
    <style:style style:name="P286" style:family="paragraph" style:parent-style-name="Standard">
      <style:paragraph-properties fo:text-align="start" style:justify-single-word="false"/>
      <style:text-properties style:font-name="Gentium Book Basic" fo:font-size="12pt" fo:font-style="normal" officeooo:rsid="00d796c1" officeooo:paragraph-rsid="00d796c1" style:font-size-asian="12pt" style:font-style-asian="normal" style:font-size-complex="12pt" style:font-style-complex="normal"/>
    </style:style>
    <style:style style:name="P287" style:family="paragraph" style:parent-style-name="Standard">
      <style:paragraph-properties fo:text-align="start" style:justify-single-word="false"/>
      <style:text-properties style:font-name="Gentium Book Basic" fo:font-size="12pt" fo:font-style="normal" officeooo:rsid="00d796c1" officeooo:paragraph-rsid="008deebd" style:font-size-asian="12pt" style:font-style-asian="normal" style:font-size-complex="12pt" style:font-style-complex="normal"/>
    </style:style>
    <style:style style:name="P288" style:family="paragraph" style:parent-style-name="Standard">
      <style:paragraph-properties fo:text-align="start" style:justify-single-word="false"/>
      <style:text-properties style:font-name="Gentium Book Basic" fo:font-size="12pt" fo:font-style="normal" officeooo:rsid="00cf0cfa" officeooo:paragraph-rsid="00cf0cfa" style:font-size-asian="12pt" style:font-style-asian="normal" style:font-size-complex="12pt" style:font-style-complex="normal"/>
    </style:style>
    <style:style style:name="P289" style:family="paragraph" style:parent-style-name="Standard">
      <style:paragraph-properties fo:text-align="start" style:justify-single-word="false"/>
      <style:text-properties style:font-name="Gentium Book Basic" fo:font-size="12pt" fo:font-style="normal" officeooo:rsid="00cf0cfa" officeooo:paragraph-rsid="00db13a6" style:font-size-asian="12pt" style:font-style-asian="normal" style:font-size-complex="12pt" style:font-style-complex="normal"/>
    </style:style>
    <style:style style:name="P290" style:family="paragraph" style:parent-style-name="Standard">
      <style:paragraph-properties fo:text-align="start" style:justify-single-word="false"/>
      <style:text-properties style:font-name="Gentium Book Basic" fo:font-size="12pt" fo:font-style="normal" officeooo:rsid="00ccf66c" officeooo:paragraph-rsid="00ccf66c" style:font-size-asian="12pt" style:font-style-asian="normal" style:font-size-complex="12pt" style:font-style-complex="normal"/>
    </style:style>
    <style:style style:name="P291" style:family="paragraph" style:parent-style-name="Standard">
      <style:paragraph-properties fo:text-align="start" style:justify-single-word="false"/>
      <style:text-properties style:font-name="Gentium Book Basic" fo:font-size="12pt" fo:font-style="normal" officeooo:rsid="00cd950a" officeooo:paragraph-rsid="00cd950a" style:font-size-asian="12pt" style:font-style-asian="normal" style:font-size-complex="12pt" style:font-style-complex="normal"/>
    </style:style>
    <style:style style:name="P292" style:family="paragraph" style:parent-style-name="Standard">
      <style:paragraph-properties fo:text-align="start" style:justify-single-word="false"/>
      <style:text-properties style:font-name="Gentium Book Basic" fo:font-size="12pt" fo:font-style="normal" officeooo:rsid="00c368e0" officeooo:paragraph-rsid="00c368e0" style:font-size-asian="12pt" style:font-style-asian="normal" style:font-size-complex="12pt" style:font-style-complex="normal"/>
    </style:style>
    <style:style style:name="P293" style:family="paragraph" style:parent-style-name="Standard">
      <style:paragraph-properties fo:text-align="start" style:justify-single-word="false"/>
      <style:text-properties style:font-name="Gentium Book Basic" fo:font-size="12pt" fo:font-style="normal" officeooo:rsid="00be514c" officeooo:paragraph-rsid="00c23189" style:font-size-asian="12pt" style:font-style-asian="normal" style:font-size-complex="12pt" style:font-style-complex="normal"/>
    </style:style>
    <style:style style:name="P294" style:family="paragraph" style:parent-style-name="Standard">
      <style:paragraph-properties fo:text-align="start" style:justify-single-word="false"/>
      <style:text-properties style:font-name="Gentium Book Basic" fo:font-size="12pt" fo:font-style="normal" officeooo:rsid="00be514c" officeooo:paragraph-rsid="00be514c" style:font-size-asian="12pt" style:font-style-asian="normal" style:font-size-complex="12pt" style:font-style-complex="normal"/>
    </style:style>
    <style:style style:name="P295" style:family="paragraph" style:parent-style-name="Standard">
      <style:paragraph-properties fo:text-align="start" style:justify-single-word="false"/>
      <style:text-properties style:font-name="Gentium Book Basic" fo:font-size="12pt" fo:font-style="normal" officeooo:rsid="00de620e" officeooo:paragraph-rsid="00de620e" style:font-size-asian="12pt" style:font-style-asian="normal" style:font-size-complex="12pt" style:font-style-complex="normal"/>
    </style:style>
    <style:style style:name="P296" style:family="paragraph" style:parent-style-name="Standard">
      <style:paragraph-properties fo:text-align="start" style:justify-single-word="false"/>
      <style:text-properties style:font-name="Gentium Book Basic" fo:font-size="12pt" fo:font-style="normal" officeooo:rsid="00df141b" officeooo:paragraph-rsid="00df141b" style:font-size-asian="12pt" style:font-style-asian="normal" style:font-size-complex="12pt" style:font-style-complex="normal"/>
    </style:style>
    <style:style style:name="P297" style:family="paragraph" style:parent-style-name="Standard">
      <style:paragraph-properties fo:text-align="start" style:justify-single-word="false"/>
      <style:text-properties style:font-name="Gentium Book Basic" fo:font-size="12pt" fo:font-style="normal" officeooo:rsid="00e06fb1" officeooo:paragraph-rsid="00e06fb1" style:font-size-asian="12pt" style:font-style-asian="normal" style:font-size-complex="12pt" style:font-style-complex="normal"/>
    </style:style>
    <style:style style:name="P298" style:family="paragraph" style:parent-style-name="Standard">
      <style:paragraph-properties fo:text-align="start" style:justify-single-word="false"/>
      <style:text-properties style:font-name="Gentium Book Basic" fo:font-size="12pt" fo:font-style="normal" officeooo:rsid="00e12377" officeooo:paragraph-rsid="00e12377" style:font-size-asian="12pt" style:font-style-asian="normal" style:font-size-complex="12pt" style:font-style-complex="normal"/>
    </style:style>
    <style:style style:name="P299" style:family="paragraph" style:parent-style-name="Standard">
      <style:paragraph-properties fo:text-align="start" style:justify-single-word="false"/>
      <style:text-properties style:font-name="Gentium Book Basic" fo:font-size="12pt" fo:font-style="normal" officeooo:rsid="00e12377" officeooo:paragraph-rsid="00e26aee" style:font-size-asian="12pt" style:font-style-asian="normal" style:font-size-complex="12pt" style:font-style-complex="normal"/>
    </style:style>
    <style:style style:name="P300" style:family="paragraph" style:parent-style-name="Standard">
      <style:paragraph-properties fo:text-align="start" style:justify-single-word="false"/>
      <style:text-properties style:font-name="Gentium Book Basic" fo:font-size="12pt" fo:font-style="normal" officeooo:rsid="00e8b463" officeooo:paragraph-rsid="00e8b463" style:font-size-asian="12pt" style:font-style-asian="normal" style:font-size-complex="12pt" style:font-style-complex="normal"/>
    </style:style>
    <style:style style:name="P301" style:family="paragraph" style:parent-style-name="Standard">
      <style:paragraph-properties fo:text-align="start" style:justify-single-word="false"/>
      <style:text-properties style:font-name="Gentium Book Basic" fo:font-size="12pt" fo:font-style="normal" officeooo:rsid="00f3ceb5" officeooo:paragraph-rsid="00f3ceb5" style:font-size-asian="12pt" style:font-style-asian="normal" style:font-size-complex="12pt" style:font-style-complex="normal"/>
    </style:style>
    <style:style style:name="P302" style:family="paragraph" style:parent-style-name="Standard">
      <style:paragraph-properties fo:text-align="start" style:justify-single-word="false"/>
      <style:text-properties style:font-name="Gentium Book Basic" fo:font-size="12pt" fo:font-style="normal" officeooo:rsid="00f45ae2" officeooo:paragraph-rsid="00f724e5" style:font-size-asian="12pt" style:font-style-asian="normal" style:font-size-complex="12pt" style:font-style-complex="normal"/>
    </style:style>
    <style:style style:name="P303" style:family="paragraph" style:parent-style-name="Standard">
      <style:paragraph-properties fo:text-align="start" style:justify-single-word="false"/>
      <style:text-properties style:font-name="Gentium Book Basic" fo:font-size="12pt" fo:font-style="normal" officeooo:rsid="00f45ae2" officeooo:paragraph-rsid="004e5d53" style:font-size-asian="12pt" style:font-style-asian="normal" style:font-size-complex="12pt" style:font-style-complex="normal"/>
    </style:style>
    <style:style style:name="P304" style:family="paragraph" style:parent-style-name="Standard">
      <style:paragraph-properties fo:text-align="start" style:justify-single-word="false"/>
      <style:text-properties style:font-name="Gentium Book Basic" fo:font-size="12pt" fo:font-style="normal" officeooo:rsid="00fb0789" officeooo:paragraph-rsid="00fb0789" style:font-size-asian="12pt" style:font-style-asian="normal" style:font-size-complex="12pt" style:font-style-complex="normal"/>
    </style:style>
    <style:style style:name="P305" style:family="paragraph" style:parent-style-name="Standard">
      <style:paragraph-properties fo:text-align="start" style:justify-single-word="false"/>
      <style:text-properties style:font-name="Gentium Book Basic" fo:font-size="12pt" fo:font-style="normal" officeooo:rsid="00fb0789" officeooo:paragraph-rsid="00fc8536" style:font-size-asian="12pt" style:font-style-asian="normal" style:font-size-complex="12pt" style:font-style-complex="normal"/>
    </style:style>
    <style:style style:name="P306" style:family="paragraph" style:parent-style-name="Standard">
      <style:paragraph-properties fo:text-align="start" style:justify-single-word="false"/>
      <style:text-properties style:font-name="Gentium Book Basic" fo:font-size="12pt" fo:font-style="normal" officeooo:rsid="00fb0789" officeooo:paragraph-rsid="00fdffdc" style:font-size-asian="12pt" style:font-style-asian="normal" style:font-size-complex="12pt" style:font-style-complex="normal"/>
    </style:style>
    <style:style style:name="P307" style:family="paragraph" style:parent-style-name="Standard">
      <style:paragraph-properties fo:text-align="start" style:justify-single-word="false"/>
      <style:text-properties style:font-name="Gentium Book Basic" fo:font-size="12pt" fo:font-style="normal" officeooo:rsid="00fb0789" officeooo:paragraph-rsid="00ff6501" style:font-size-asian="12pt" style:font-style-asian="normal" style:font-size-complex="12pt" style:font-style-complex="normal"/>
    </style:style>
    <style:style style:name="P308" style:family="paragraph" style:parent-style-name="Standard">
      <style:paragraph-properties fo:text-align="start" style:justify-single-word="false"/>
      <style:text-properties style:font-name="Gentium Book Basic" fo:font-size="12pt" fo:font-style="normal" officeooo:rsid="010517cf" officeooo:paragraph-rsid="010517cf" style:font-size-asian="12pt" style:font-style-asian="normal" style:font-size-complex="12pt" style:font-style-complex="normal"/>
    </style:style>
    <style:style style:name="P309" style:family="paragraph" style:parent-style-name="Standard">
      <style:paragraph-properties fo:text-align="start" style:justify-single-word="false"/>
      <style:text-properties style:font-name="Gentium Book Basic" fo:font-size="12pt" fo:font-style="normal" officeooo:rsid="0108dc41" officeooo:paragraph-rsid="0108dc41" style:font-size-asian="12pt" style:font-style-asian="normal" style:font-size-complex="12pt" style:font-style-complex="normal"/>
    </style:style>
    <style:style style:name="P310" style:family="paragraph" style:parent-style-name="Standard">
      <style:paragraph-properties fo:text-align="start" style:justify-single-word="false"/>
      <style:text-properties style:font-name="Gentium Book Basic" fo:font-size="12pt" fo:font-style="normal" officeooo:rsid="010e1545" officeooo:paragraph-rsid="010e1545" style:font-size-asian="12pt" style:font-style-asian="normal" style:font-size-complex="12pt" style:font-style-complex="normal"/>
    </style:style>
    <style:style style:name="P311" style:family="paragraph" style:parent-style-name="Standard">
      <style:paragraph-properties fo:text-align="start" style:justify-single-word="false"/>
      <style:text-properties style:font-name="Gentium Book Basic" fo:font-size="12pt" fo:font-style="normal" officeooo:rsid="010f64b9" officeooo:paragraph-rsid="010f64b9" style:font-size-asian="12pt" style:font-style-asian="normal" style:font-size-complex="12pt" style:font-style-complex="normal"/>
    </style:style>
    <style:style style:name="P312" style:family="paragraph" style:parent-style-name="Standard">
      <style:paragraph-properties fo:text-align="start" style:justify-single-word="false"/>
      <style:text-properties style:font-name="Gentium Book Basic" fo:font-size="12pt" fo:font-style="normal" officeooo:rsid="010f64b9" officeooo:paragraph-rsid="010f9fc2" style:font-size-asian="12pt" style:font-style-asian="normal" style:font-size-complex="12pt" style:font-style-complex="normal"/>
    </style:style>
    <style:style style:name="P313" style:family="paragraph" style:parent-style-name="Standard">
      <style:paragraph-properties fo:text-align="start" style:justify-single-word="false"/>
      <style:text-properties style:font-name="Gentium Book Basic" fo:font-size="12pt" fo:font-style="normal" officeooo:rsid="010f64b9" officeooo:paragraph-rsid="0046a196" style:font-size-asian="12pt" style:font-style-asian="normal" style:font-size-complex="12pt" style:font-style-complex="normal"/>
    </style:style>
    <style:style style:name="P314" style:family="paragraph" style:parent-style-name="Standard">
      <style:paragraph-properties fo:text-align="start" style:justify-single-word="false"/>
      <style:text-properties style:font-name="Gentium Book Basic" fo:font-size="12pt" fo:font-style="normal" officeooo:rsid="01153b72" officeooo:paragraph-rsid="01153b72" style:font-size-asian="12pt" style:font-style-asian="normal" style:font-size-complex="12pt" style:font-style-complex="normal"/>
    </style:style>
    <style:style style:name="P315" style:family="paragraph" style:parent-style-name="Standard">
      <style:paragraph-properties fo:text-align="start" style:justify-single-word="false"/>
      <style:text-properties style:font-name="Gentium Book Basic" fo:font-size="12pt" fo:font-style="normal" officeooo:rsid="01153b72" officeooo:paragraph-rsid="01172b16" style:font-size-asian="12pt" style:font-style-asian="normal" style:font-size-complex="12pt" style:font-style-complex="normal"/>
    </style:style>
    <style:style style:name="P316" style:family="paragraph" style:parent-style-name="Standard">
      <style:paragraph-properties fo:text-align="start" style:justify-single-word="false"/>
      <style:text-properties style:font-name="Gentium Book Basic" fo:font-size="12pt" fo:font-style="normal" officeooo:rsid="01153b72" officeooo:paragraph-rsid="0046a196" style:font-size-asian="12pt" style:font-style-asian="normal" style:font-size-complex="12pt" style:font-style-complex="normal"/>
    </style:style>
    <style:style style:name="P317" style:family="paragraph" style:parent-style-name="Standard">
      <style:paragraph-properties fo:text-align="start" style:justify-single-word="false"/>
      <style:text-properties style:font-name="Gentium Book Basic" fo:font-size="12pt" fo:font-style="normal" officeooo:rsid="01196fc9" officeooo:paragraph-rsid="01196fc9" style:font-size-asian="12pt" style:font-style-asian="normal" style:font-size-complex="12pt" style:font-style-complex="normal"/>
    </style:style>
    <style:style style:name="P318" style:family="paragraph" style:parent-style-name="Standard">
      <style:paragraph-properties fo:text-align="start" style:justify-single-word="false"/>
      <style:text-properties style:font-name="Gentium Book Basic" fo:font-size="12pt" fo:font-style="normal" officeooo:rsid="0122d56b" officeooo:paragraph-rsid="0122d56b" style:font-size-asian="12pt" style:font-style-asian="normal" style:font-size-complex="12pt" style:font-style-complex="normal"/>
    </style:style>
    <style:style style:name="P319" style:family="paragraph" style:parent-style-name="Standard">
      <style:paragraph-properties fo:text-align="start" style:justify-single-word="false"/>
      <style:text-properties style:font-name="Gentium Book Basic" fo:font-size="12pt" fo:font-style="normal" officeooo:rsid="00b1a71e" officeooo:paragraph-rsid="00b1a71e" style:font-size-asian="12pt" style:font-style-asian="normal" style:font-size-complex="12pt" style:font-style-complex="normal"/>
    </style:style>
    <style:style style:name="P320" style:family="paragraph" style:parent-style-name="Standard">
      <style:paragraph-properties fo:text-align="start" style:justify-single-word="false"/>
      <style:text-properties style:font-name="Gentium Book Basic" fo:font-size="12pt" fo:font-style="normal" officeooo:rsid="00b1a71e" officeooo:paragraph-rsid="00b4710c" style:font-size-asian="12pt" style:font-style-asian="normal" style:font-size-complex="12pt" style:font-style-complex="normal"/>
    </style:style>
    <style:style style:name="P321" style:family="paragraph" style:parent-style-name="Standard">
      <style:paragraph-properties fo:text-align="start" style:justify-single-word="false"/>
      <style:text-properties style:font-name="Gentium Book Basic" fo:font-size="12pt" fo:font-style="normal" officeooo:rsid="00b63d3b" officeooo:paragraph-rsid="00b8275d" style:font-size-asian="12pt" style:font-style-asian="normal" style:font-size-complex="12pt" style:font-style-complex="normal"/>
    </style:style>
    <style:style style:name="P322" style:family="paragraph" style:parent-style-name="Standard">
      <style:paragraph-properties fo:text-align="start" style:justify-single-word="false"/>
      <style:text-properties style:font-name="Gentium Book Basic" fo:font-size="12pt" fo:font-style="normal" officeooo:rsid="00b63d3b" officeooo:paragraph-rsid="00b897ab" style:font-size-asian="12pt" style:font-style-asian="normal" style:font-size-complex="12pt" style:font-style-complex="normal"/>
    </style:style>
    <style:style style:name="P323" style:family="paragraph" style:parent-style-name="Standard">
      <style:paragraph-properties fo:text-align="start" style:justify-single-word="false"/>
      <style:text-properties style:font-name="Gentium Book Basic" fo:font-size="12pt" fo:font-style="normal" officeooo:rsid="00b63d3b" officeooo:paragraph-rsid="00b63d3b" style:font-size-asian="12pt" style:font-style-asian="normal" style:font-size-complex="12pt" style:font-style-complex="normal"/>
    </style:style>
    <style:style style:name="P324" style:family="paragraph" style:parent-style-name="Standard">
      <style:paragraph-properties fo:text-align="start" style:justify-single-word="false"/>
      <style:text-properties style:font-name="Gentium Book Basic" fo:font-size="12pt" fo:font-style="normal" officeooo:rsid="00b897ab" officeooo:paragraph-rsid="00b897ab" style:font-size-asian="12pt" style:font-style-asian="normal" style:font-size-complex="12pt" style:font-style-complex="normal"/>
    </style:style>
    <style:style style:name="P325" style:family="paragraph" style:parent-style-name="Standard">
      <style:paragraph-properties fo:text-align="start" style:justify-single-word="false"/>
      <style:text-properties style:font-name="Gentium Book Basic" fo:font-size="12pt" fo:font-style="normal" officeooo:rsid="00b897ab" officeooo:paragraph-rsid="00bbe3dc" style:font-size-asian="12pt" style:font-style-asian="normal" style:font-size-complex="12pt" style:font-style-complex="normal"/>
    </style:style>
    <style:style style:name="P326" style:family="paragraph" style:parent-style-name="Standard">
      <style:paragraph-properties fo:text-align="start" style:justify-single-word="false"/>
      <style:text-properties style:font-name="Gentium Book Basic" fo:font-size="12pt" fo:font-style="normal" officeooo:rsid="00ba41b6" officeooo:paragraph-rsid="00ba41b6" style:font-size-asian="12pt" style:font-style-asian="normal" style:font-size-complex="12pt" style:font-style-complex="normal"/>
    </style:style>
    <style:style style:name="P327" style:family="paragraph" style:parent-style-name="Standard">
      <style:paragraph-properties fo:text-align="start" style:justify-single-word="false"/>
      <style:text-properties style:font-name="Gentium Book Basic" fo:font-size="12pt" fo:font-style="normal" officeooo:rsid="00ba41b6" officeooo:paragraph-rsid="00ba8c51" style:font-size-asian="12pt" style:font-style-asian="normal" style:font-size-complex="12pt" style:font-style-complex="normal"/>
    </style:style>
    <style:style style:name="P328" style:family="paragraph" style:parent-style-name="Standard">
      <style:paragraph-properties fo:text-align="start" style:justify-single-word="false"/>
      <style:text-properties style:font-name="Gentium Book Basic" fo:font-size="12pt" fo:font-style="normal" officeooo:rsid="00ba8c51" officeooo:paragraph-rsid="00ba8c51" style:font-size-asian="12pt" style:font-style-asian="normal" style:font-size-complex="12pt" style:font-style-complex="normal"/>
    </style:style>
    <style:style style:name="P329" style:family="paragraph" style:parent-style-name="Standard">
      <style:paragraph-properties fo:text-align="start" style:justify-single-word="false"/>
      <style:text-properties style:font-name="Gentium Book Basic" fo:font-size="12pt" fo:font-style="normal" officeooo:rsid="00b4710c" officeooo:paragraph-rsid="00af5c71" style:font-size-asian="12pt" style:font-style-asian="normal" style:font-size-complex="12pt" style:font-style-complex="normal"/>
    </style:style>
    <style:style style:name="P330" style:family="paragraph" style:parent-style-name="Standard">
      <style:paragraph-properties fo:text-align="start" style:justify-single-word="false"/>
      <style:text-properties style:font-name="Gentium Book Basic" fo:font-size="12pt" fo:font-style="normal" officeooo:rsid="00b4710c" officeooo:paragraph-rsid="00b4710c" style:font-size-asian="12pt" style:font-style-asian="normal" style:font-size-complex="12pt" style:font-style-complex="normal"/>
    </style:style>
    <style:style style:name="P331" style:family="paragraph" style:parent-style-name="Standard">
      <style:paragraph-properties fo:text-align="start" style:justify-single-word="false"/>
      <style:text-properties style:font-name="Gentium Book Basic" fo:font-size="12pt" fo:font-style="normal" officeooo:rsid="00e712b1" officeooo:paragraph-rsid="00e712b1" style:font-size-asian="12pt" style:font-style-asian="normal" style:font-size-complex="12pt" style:font-style-complex="normal"/>
    </style:style>
    <style:style style:name="P332" style:family="paragraph" style:parent-style-name="Standard">
      <style:paragraph-properties fo:text-align="start" style:justify-single-word="false"/>
      <style:text-properties style:font-name="Gentium Book Basic" fo:font-size="12pt" fo:font-style="normal" officeooo:rsid="00f1f9b9" officeooo:paragraph-rsid="00f09468" style:font-size-asian="12pt" style:font-style-asian="normal" style:font-size-complex="12pt" style:font-style-complex="normal"/>
    </style:style>
    <style:style style:name="P333" style:family="paragraph" style:parent-style-name="Standard">
      <style:paragraph-properties fo:text-align="start" style:justify-single-word="false"/>
      <style:text-properties style:font-name="Gentium Book Basic" fo:font-size="12pt" fo:font-style="normal" officeooo:rsid="00f724e5" officeooo:paragraph-rsid="00f724e5" style:font-size-asian="12pt" style:font-style-asian="normal" style:font-size-complex="12pt" style:font-style-complex="normal"/>
    </style:style>
    <style:style style:name="P334" style:family="paragraph" style:parent-style-name="Standard">
      <style:paragraph-properties fo:text-align="start" style:justify-single-word="false"/>
      <style:text-properties style:font-name="Gentium Book Basic" fo:font-size="12pt" fo:font-style="normal" officeooo:rsid="010d3466" officeooo:paragraph-rsid="010d3466" style:font-size-asian="12pt" style:font-style-asian="normal" style:font-size-complex="12pt" style:font-style-complex="normal"/>
    </style:style>
    <style:style style:name="P335" style:family="paragraph" style:parent-style-name="Standard">
      <style:paragraph-properties fo:text-align="start" style:justify-single-word="false"/>
      <style:text-properties style:font-name="Gentium Book Basic" fo:font-size="12pt" fo:font-style="normal" officeooo:rsid="0126030e" officeooo:paragraph-rsid="0126030e" style:font-size-asian="12pt" style:font-style-asian="normal" style:font-size-complex="12pt" style:font-style-complex="normal"/>
    </style:style>
    <style:style style:name="P336" style:family="paragraph" style:parent-style-name="Standard">
      <style:paragraph-properties fo:text-align="start" style:justify-single-word="false"/>
      <style:text-properties style:font-name="Gentium Book Basic" fo:font-size="12pt" fo:font-style="normal" fo:font-weight="bold" officeooo:rsid="00d94aac" officeooo:paragraph-rsid="00d94aac" style:font-size-asian="12pt" style:font-style-asian="normal" style:font-weight-asian="bold" style:font-size-complex="12pt" style:font-style-complex="normal" style:font-weight-complex="bold"/>
    </style:style>
    <style:style style:name="P337" style:family="paragraph" style:parent-style-name="Standard">
      <style:paragraph-properties fo:text-align="start" style:justify-single-word="false"/>
      <style:text-properties style:font-name="Gentium Book Basic" fo:font-size="12pt" fo:font-style="normal" fo:font-weight="bold" officeooo:rsid="00e5275e" officeooo:paragraph-rsid="00e5275e" style:font-size-asian="12pt" style:font-style-asian="normal" style:font-weight-asian="bold" style:font-size-complex="12pt" style:font-style-complex="normal" style:font-weight-complex="bold"/>
    </style:style>
    <style:style style:name="P338" style:family="paragraph" style:parent-style-name="Standard">
      <style:paragraph-properties fo:text-align="start" style:justify-single-word="false"/>
      <style:text-properties style:font-name="Gentium Book Basic" fo:font-size="12pt" fo:font-style="normal" fo:font-weight="bold" officeooo:rsid="00af5c71" officeooo:paragraph-rsid="00af5c71" style:font-size-asian="12pt" style:font-style-asian="normal" style:font-weight-asian="bold" style:font-size-complex="12pt" style:font-style-complex="normal" style:font-weight-complex="bold"/>
    </style:style>
    <style:style style:name="P339" style:family="paragraph" style:parent-style-name="Standard">
      <style:paragraph-properties fo:text-align="start" style:justify-single-word="false"/>
      <style:text-properties style:font-name="Gentium Book Basic" fo:font-size="12pt" fo:font-style="normal" fo:font-weight="bold" officeooo:rsid="00a39a1c" officeooo:paragraph-rsid="00a33362" style:font-size-asian="12pt" style:font-style-asian="normal" style:font-weight-asian="bold" style:font-size-complex="12pt" style:font-style-complex="normal" style:font-weight-complex="bold"/>
    </style:style>
    <style:style style:name="P340" style:family="paragraph" style:parent-style-name="Standard">
      <style:paragraph-properties fo:text-align="start" style:justify-single-word="false"/>
      <style:text-properties style:font-name="Gentium Book Basic" fo:font-size="12pt" fo:font-style="normal" fo:font-weight="bold" officeooo:rsid="00b897ab" officeooo:paragraph-rsid="00b8275d" style:font-size-asian="12pt" style:font-style-asian="normal" style:font-weight-asian="bold" style:font-size-complex="12pt" style:font-style-complex="normal" style:font-weight-complex="bold"/>
    </style:style>
    <style:style style:name="P341" style:family="paragraph" style:parent-style-name="Standard">
      <style:paragraph-properties fo:text-align="start" style:justify-single-word="false"/>
      <style:text-properties style:font-name="Gentium Book Basic" fo:font-size="12pt" fo:font-style="normal" fo:font-weight="normal" officeooo:rsid="00d94aac" officeooo:paragraph-rsid="00d94aac" style:font-size-asian="12pt" style:font-style-asian="normal" style:font-weight-asian="normal" style:font-size-complex="12pt" style:font-style-complex="normal" style:font-weight-complex="normal"/>
    </style:style>
    <style:style style:name="P342" style:family="paragraph" style:parent-style-name="Standard">
      <style:paragraph-properties fo:text-align="start" style:justify-single-word="false"/>
      <style:text-properties style:font-name="Gentium Book Basic" fo:font-size="12pt" fo:font-style="normal" fo:font-weight="normal" officeooo:rsid="00c368e0" officeooo:paragraph-rsid="00c368e0" style:font-size-asian="12pt" style:font-style-asian="normal" style:font-weight-asian="normal" style:font-size-complex="12pt" style:font-style-complex="normal" style:font-weight-complex="normal"/>
    </style:style>
    <style:style style:name="P343" style:family="paragraph" style:parent-style-name="Standard">
      <style:paragraph-properties fo:text-align="start" style:justify-single-word="false"/>
      <style:text-properties style:font-name="Gentium Book Basic" fo:font-size="12pt" fo:font-style="normal" style:text-underline-style="solid" style:text-underline-width="auto" style:text-underline-color="font-color" officeooo:rsid="009292fd" officeooo:paragraph-rsid="008deebd" style:font-size-asian="12pt" style:font-style-asian="normal" style:font-size-complex="12pt" style:font-style-complex="normal"/>
    </style:style>
    <style:style style:name="P344" style:family="paragraph" style:parent-style-name="Standard">
      <style:paragraph-properties fo:text-align="start" style:justify-single-word="false"/>
      <style:text-properties style:font-name="Gentium Book Basic" fo:font-size="12pt" fo:font-style="normal" style:text-underline-style="none" fo:font-weight="normal" officeooo:rsid="01001560" officeooo:paragraph-rsid="01001560" style:font-size-asian="12pt" style:font-style-asian="normal" style:font-weight-asian="normal" style:font-size-complex="12pt" style:font-style-complex="normal" style:font-weight-complex="normal"/>
    </style:style>
    <style:style style:name="P345" style:family="paragraph" style:parent-style-name="Standard">
      <style:paragraph-properties fo:text-align="start" style:justify-single-word="false"/>
      <style:text-properties style:font-name="Gentium Book Basic" fo:font-size="12pt" fo:font-style="normal" style:text-underline-style="none" fo:font-weight="normal" officeooo:rsid="01001560" officeooo:paragraph-rsid="0101bf12" style:font-size-asian="12pt" style:font-style-asian="normal" style:font-weight-asian="normal" style:font-size-complex="12pt" style:font-style-complex="normal" style:font-weight-complex="normal"/>
    </style:style>
    <style:style style:name="P346" style:family="paragraph" style:parent-style-name="Standard">
      <style:paragraph-properties fo:text-align="start" style:justify-single-word="false"/>
      <style:text-properties style:font-name="Gentium Book Basic" fo:font-size="12pt" officeooo:rsid="001003a0" officeooo:paragraph-rsid="001c0c57" fo:background-color="transparent" style:font-size-asian="12pt" style:font-size-complex="12pt"/>
    </style:style>
    <style:style style:name="P347" style:family="paragraph" style:parent-style-name="Standard">
      <style:paragraph-properties fo:text-align="start" style:justify-single-word="false"/>
      <style:text-properties style:font-name="Gentium Book Basic" fo:font-size="12pt" officeooo:rsid="00590808" officeooo:paragraph-rsid="001c0c57" fo:background-color="transparent" style:font-size-asian="12pt" style:font-size-complex="12pt"/>
    </style:style>
    <style:style style:name="P348" style:family="paragraph" style:parent-style-name="Standard">
      <style:paragraph-properties fo:text-align="start" style:justify-single-word="false"/>
      <style:text-properties style:font-name="Gentium Book Basic" fo:font-weight="normal" officeooo:rsid="001003a0" officeooo:paragraph-rsid="000474bc" style:font-weight-asian="normal" style:font-weight-complex="normal"/>
    </style:style>
    <style:style style:name="P349" style:family="paragraph" style:parent-style-name="Standard">
      <style:paragraph-properties fo:text-align="end" style:justify-single-word="false"/>
      <style:text-properties style:font-name="Gentium Book Basic" fo:font-size="15pt" fo:font-weight="bold" officeooo:rsid="00112de6" officeooo:paragraph-rsid="000474bc" style:font-size-asian="15pt" style:font-weight-asian="bold" style:font-size-complex="15pt" style:font-weight-complex="bold"/>
    </style:style>
    <style:style style:name="P350" style:family="paragraph" style:parent-style-name="Standard">
      <style:paragraph-properties fo:text-align="end" style:justify-single-word="false"/>
      <style:text-properties style:font-name="Gentium Book Basic" fo:font-size="15pt" fo:font-weight="bold" officeooo:rsid="00112de6" officeooo:paragraph-rsid="005d1e57" style:font-size-asian="15pt" style:font-weight-asian="bold" style:font-size-complex="15pt" style:font-weight-complex="bold"/>
    </style:style>
    <style:style style:name="P351" style:family="paragraph" style:parent-style-name="Standard">
      <style:paragraph-properties fo:text-align="end" style:justify-single-word="false"/>
      <style:text-properties style:font-name="Gentium Book Basic" fo:font-size="15pt" fo:font-weight="bold" officeooo:rsid="00198b5b" officeooo:paragraph-rsid="000474bc" style:font-size-asian="15pt" style:font-weight-asian="bold" style:font-size-complex="15pt" style:font-weight-complex="bold"/>
    </style:style>
    <style:style style:name="P352" style:family="paragraph" style:parent-style-name="Standard">
      <style:paragraph-properties fo:text-align="end" style:justify-single-word="false"/>
      <style:text-properties style:font-name="Gentium Book Basic" fo:font-size="15pt" fo:font-weight="bold" officeooo:rsid="002e4319" officeooo:paragraph-rsid="005d1e57" style:font-size-asian="15pt" style:font-weight-asian="bold" style:font-size-complex="15pt" style:font-weight-complex="bold"/>
    </style:style>
    <style:style style:name="P353" style:family="paragraph" style:parent-style-name="Standard">
      <style:paragraph-properties fo:text-align="end" style:justify-single-word="false"/>
      <style:text-properties style:font-name="Gentium Book Basic" fo:font-size="15pt" fo:font-weight="bold" officeooo:rsid="012c026d" officeooo:paragraph-rsid="012a316f" style:font-size-asian="15pt" style:font-weight-asian="bold" style:font-size-complex="15pt" style:font-weight-complex="bold"/>
    </style:style>
    <style:style style:name="P354" style:family="paragraph" style:parent-style-name="Standard">
      <style:paragraph-properties fo:text-align="end" style:justify-single-word="false"/>
      <style:text-properties style:font-name="Gentium Book Basic" fo:font-size="15pt" officeooo:rsid="00112de6" officeooo:paragraph-rsid="005d1e57" style:font-size-asian="15pt" style:font-size-complex="15pt"/>
    </style:style>
    <style:style style:name="P355" style:family="paragraph" style:parent-style-name="Standard">
      <style:paragraph-properties fo:text-align="end" style:justify-single-word="false"/>
      <style:text-properties style:font-name="Gentium Book Basic" fo:font-size="15pt" officeooo:rsid="00112de6" officeooo:paragraph-rsid="00816d28" style:font-size-asian="15pt" style:font-size-complex="15pt"/>
    </style:style>
    <style:style style:name="P356" style:family="paragraph" style:parent-style-name="Standard">
      <style:paragraph-properties fo:text-align="end" style:justify-single-word="false"/>
      <style:text-properties style:font-name="Gentium Book Basic" fo:font-size="15pt" officeooo:rsid="002e4319" officeooo:paragraph-rsid="005d1e57" style:font-size-asian="15pt" style:font-size-complex="15pt"/>
    </style:style>
    <style:style style:name="P357" style:family="paragraph" style:parent-style-name="Standard">
      <style:paragraph-properties fo:text-align="start" style:justify-single-word="false"/>
      <style:text-properties style:font-name="Times New Roman" fo:font-size="12pt" officeooo:rsid="00112de6" officeooo:paragraph-rsid="0003787c" style:font-size-asian="12pt" style:font-size-complex="12pt"/>
    </style:style>
    <style:style style:name="P358" style:family="paragraph" style:parent-style-name="Standard">
      <style:paragraph-properties fo:text-align="start" style:justify-single-word="false"/>
      <style:text-properties style:font-name="Times New Roman" fo:font-size="12pt" officeooo:rsid="00112de6" officeooo:paragraph-rsid="000474bc" style:font-size-asian="12pt" style:font-size-complex="12pt"/>
    </style:style>
    <style:style style:name="P359" style:family="paragraph" style:parent-style-name="Standard">
      <style:paragraph-properties fo:text-align="start" style:justify-single-word="false"/>
      <style:text-properties style:font-name="Times New Roman" fo:font-size="13pt" officeooo:rsid="001b6fde" officeooo:paragraph-rsid="0003787c" style:font-size-asian="13pt" style:font-size-complex="13pt"/>
    </style:style>
    <style:style style:name="P360" style:family="paragraph" style:parent-style-name="Standard">
      <style:paragraph-properties fo:text-align="start" style:justify-single-word="false"/>
      <style:text-properties officeooo:rsid="00198b5b" officeooo:paragraph-rsid="0003787c"/>
    </style:style>
    <style:style style:name="P361" style:family="paragraph" style:parent-style-name="Standard">
      <style:paragraph-properties fo:text-align="center" style:justify-single-word="false"/>
      <style:text-properties officeooo:rsid="000aee7e" officeooo:paragraph-rsid="0003787c"/>
    </style:style>
    <style:style style:name="P362" style:family="paragraph" style:parent-style-name="Standard">
      <style:paragraph-properties fo:text-align="start" style:justify-single-word="false"/>
      <style:text-properties officeooo:rsid="000aee7e" officeooo:paragraph-rsid="0003787c"/>
    </style:style>
    <style:style style:name="P363" style:family="paragraph" style:parent-style-name="Standard">
      <style:paragraph-properties fo:text-align="start" style:justify-single-word="false"/>
      <style:text-properties officeooo:rsid="000ffccc" officeooo:paragraph-rsid="0003787c"/>
    </style:style>
    <style:style style:name="P364" style:family="paragraph" style:parent-style-name="Standard">
      <style:paragraph-properties fo:text-align="start" style:justify-single-word="false"/>
      <style:text-properties fo:font-weight="normal" officeooo:rsid="00112de6" officeooo:paragraph-rsid="000474bc" style:font-weight-asian="normal" style:font-weight-complex="normal"/>
    </style:style>
    <style:style style:name="P365" style:family="paragraph" style:parent-style-name="Standard">
      <style:paragraph-properties fo:text-align="end" style:justify-single-word="false"/>
      <style:text-properties fo:font-weight="normal" officeooo:rsid="012c026d" officeooo:paragraph-rsid="012c026d" style:font-weight-asian="normal" style:font-weight-complex="normal"/>
    </style:style>
    <style:style style:name="P366" style:family="paragraph" style:parent-style-name="Standard">
      <style:paragraph-properties fo:text-align="start" style:justify-single-word="false"/>
      <style:text-properties fo:font-weight="bold" officeooo:rsid="00112de6" officeooo:paragraph-rsid="00450ec7" style:font-weight-asian="bold" style:font-weight-complex="bold"/>
    </style:style>
    <style:style style:name="P367" style:family="paragraph" style:parent-style-name="Standard">
      <style:paragraph-properties fo:text-align="start" style:justify-single-word="false"/>
      <style:text-properties officeooo:rsid="001b6fde" officeooo:paragraph-rsid="0003787c"/>
    </style:style>
    <style:style style:name="P368" style:family="paragraph" style:parent-style-name="Standard">
      <style:paragraph-properties fo:text-align="start" style:justify-single-word="false"/>
      <style:text-properties fo:font-size="12pt" fo:font-weight="normal" officeooo:rsid="00112de6" officeooo:paragraph-rsid="008f00a6" style:font-size-asian="12pt" style:font-weight-asian="normal" style:font-size-complex="12pt" style:font-weight-complex="normal"/>
    </style:style>
    <style:style style:name="P369" style:family="paragraph" style:parent-style-name="Standard">
      <style:paragraph-properties fo:text-align="start" style:justify-single-word="false"/>
      <style:text-properties fo:color="#000000" style:font-name="Gentium Book Basic" fo:font-size="12pt" fo:font-style="normal" officeooo:rsid="00af5c71" officeooo:paragraph-rsid="00af5c71" style:font-size-asian="12pt" style:font-style-asian="normal" style:font-size-complex="12pt" style:font-style-complex="normal"/>
    </style:style>
    <style:style style:name="P370" style:family="paragraph" style:parent-style-name="Standard">
      <style:paragraph-properties fo:text-align="start" style:justify-single-word="false"/>
      <style:text-properties fo:color="#660066" style:font-name="Gentium Book Basic" fo:font-size="12pt" fo:font-style="normal" officeooo:rsid="00b897ab" officeooo:paragraph-rsid="00b897ab" style:font-size-asian="12pt" style:font-style-asian="normal" style:font-size-complex="12pt" style:font-style-complex="normal"/>
    </style:style>
    <style:style style:name="P371" style:family="paragraph" style:parent-style-name="Standard">
      <style:paragraph-properties fo:text-align="end" style:justify-single-word="false"/>
      <style:text-properties officeooo:rsid="005d1e57" officeooo:paragraph-rsid="005d1e57"/>
    </style:style>
    <style:style style:name="P372" style:family="paragraph" style:parent-style-name="Standard">
      <style:paragraph-properties fo:text-align="end" style:justify-single-word="false"/>
      <style:text-properties officeooo:rsid="005d1e57" officeooo:paragraph-rsid="012a316f"/>
    </style:style>
    <style:style style:name="P373" style:family="paragraph" style:parent-style-name="Standard">
      <style:paragraph-properties fo:text-align="end" style:justify-single-word="false"/>
      <style:text-properties officeooo:rsid="012c026d" officeooo:paragraph-rsid="012c026d"/>
    </style:style>
    <style:style style:name="P374" style:family="paragraph" style:parent-style-name="Standard">
      <style:paragraph-properties fo:text-align="start" style:justify-single-word="false"/>
      <style:text-properties style:text-position="0% 100%" style:font-name="Gentium Book Basic" fo:font-size="12pt" fo:font-style="normal" officeooo:rsid="01065840" officeooo:paragraph-rsid="01065840" style:font-size-asian="12pt" style:font-style-asian="normal" style:font-size-complex="12pt" style:font-style-complex="normal"/>
    </style:style>
    <style:style style:name="P375" style:family="paragraph" style:parent-style-name="Standard">
      <style:paragraph-properties fo:text-align="start" style:justify-single-word="false"/>
      <style:text-properties officeooo:rsid="0120db2a" officeooo:paragraph-rsid="0120db2a"/>
    </style:style>
    <style:style style:name="P376" style:family="paragraph" style:parent-style-name="Standard">
      <style:paragraph-properties fo:text-align="end" style:justify-single-word="false"/>
      <style:text-properties style:font-name="Arial1" fo:font-size="12pt" fo:font-weight="normal" officeooo:rsid="005d1e57" officeooo:paragraph-rsid="0131ae93" style:font-size-asian="12pt" style:font-weight-asian="normal" style:font-size-complex="12pt" style:font-weight-complex="normal"/>
    </style:style>
    <style:style style:name="P377" style:family="paragraph" style:parent-style-name="Table_20_Contents">
      <style:paragraph-properties fo:text-align="center" style:justify-single-word="false"/>
      <style:text-properties officeooo:rsid="000aee7e" officeooo:paragraph-rsid="0003787c"/>
    </style:style>
    <style:style style:name="P378" style:family="paragraph" style:parent-style-name="Table_20_Contents">
      <style:paragraph-properties fo:text-align="center" style:justify-single-word="false"/>
      <style:text-properties officeooo:paragraph-rsid="0003787c"/>
    </style:style>
    <style:style style:name="P379" style:family="paragraph" style:parent-style-name="Table_20_Contents">
      <style:paragraph-properties fo:text-align="center" style:justify-single-word="false"/>
      <style:text-properties officeooo:rsid="000ffccc" officeooo:paragraph-rsid="0003787c"/>
    </style:style>
    <style:style style:name="P380" style:family="paragraph" style:parent-style-name="Standard" style:master-page-name="">
      <style:paragraph-properties fo:margin-left="0cm" fo:margin-right="0cm" fo:text-align="start" style:justify-single-word="false" fo:text-indent="-0.157cm" style:auto-text-indent="false" style:page-number="auto"/>
      <style:text-properties style:font-name="Gentium Book Basic" fo:font-size="13pt" style:text-underline-style="solid" style:text-underline-width="auto" style:text-underline-color="font-color" officeooo:rsid="001003a0" officeooo:paragraph-rsid="001c0c57" style:font-size-asian="13pt" style:font-size-complex="13pt"/>
    </style:style>
    <style:style style:name="P381" style:family="paragraph" style:parent-style-name="Standard" style:master-page-name="">
      <style:paragraph-properties fo:margin-left="0cm" fo:margin-right="0cm" fo:text-align="start" style:justify-single-word="false" fo:text-indent="-0.157cm" style:auto-text-indent="false" style:page-number="auto"/>
      <style:text-properties style:font-name="Gentium Book Basic" fo:font-size="13pt" style:text-underline-style="solid" style:text-underline-width="auto" style:text-underline-color="font-color" officeooo:rsid="001003a0" officeooo:paragraph-rsid="001003a0" style:font-size-asian="13pt" style:font-size-complex="13pt"/>
    </style:style>
    <style:style style:name="P382" style:family="paragraph" style:parent-style-name="Standard" style:master-page-name="">
      <style:paragraph-properties fo:margin-left="0cm" fo:margin-right="0cm" fo:text-align="start" style:justify-single-word="false" fo:text-indent="-0.157cm" style:auto-text-indent="false" style:page-number="auto"/>
      <style:text-properties style:font-name="Gentium Book Basic" fo:font-size="13pt" officeooo:rsid="001003a0" officeooo:paragraph-rsid="001c0c57" style:font-size-asian="13pt" style:font-size-complex="13pt"/>
    </style:style>
    <style:style style:name="P383" style:family="paragraph" style:parent-style-name="Standard">
      <style:paragraph-properties fo:margin-left="0cm" fo:margin-right="0cm" fo:text-align="start" style:justify-single-word="false" fo:text-indent="-0.157cm" style:auto-text-indent="false"/>
      <style:text-properties style:font-name="Gentium Book Basic" fo:font-size="13pt" style:text-underline-style="solid" style:text-underline-width="auto" style:text-underline-color="font-color" officeooo:rsid="001003a0" officeooo:paragraph-rsid="001c0c57" style:font-size-asian="13pt" style:font-size-complex="13pt"/>
    </style:style>
    <style:style style:name="P384" style:family="paragraph" style:parent-style-name="Standard">
      <style:paragraph-properties fo:margin-left="0cm" fo:margin-right="0cm" fo:text-align="start" style:justify-single-word="false" fo:text-indent="-0.157cm" style:auto-text-indent="false"/>
      <style:text-properties style:font-name="Gentium Book Basic" fo:font-size="13pt" officeooo:rsid="001003a0" officeooo:paragraph-rsid="001c0c57" style:font-size-asian="13pt" style:font-size-complex="13pt"/>
    </style:style>
    <style:style style:name="P385" style:family="paragraph" style:parent-style-name="Standard">
      <style:paragraph-properties fo:margin-left="0cm" fo:margin-right="0cm" fo:text-align="start" style:justify-single-word="false" fo:text-indent="-0.157cm" style:auto-text-indent="false"/>
      <style:text-properties style:font-name="Gentium Book Basic" fo:font-size="13pt" officeooo:rsid="001003a0" officeooo:paragraph-rsid="003936d1" style:font-size-asian="13pt" style:font-size-complex="13pt"/>
    </style:style>
    <style:style style:name="P386" style:family="paragraph" style:parent-style-name="Standard">
      <style:paragraph-properties fo:margin-left="0cm" fo:margin-right="0cm" fo:text-align="start" style:justify-single-word="false" fo:text-indent="-0.157cm" style:auto-text-indent="false"/>
      <style:text-properties style:font-name="Gentium Book Basic" fo:font-size="12pt" officeooo:rsid="001003a0" officeooo:paragraph-rsid="003936d1" style:font-size-asian="12pt" style:font-size-complex="12pt"/>
    </style:style>
    <style:style style:name="P387" style:family="paragraph" style:parent-style-name="Standard">
      <style:paragraph-properties fo:text-align="end" style:justify-single-word="false" fo:break-before="page"/>
      <style:text-properties officeooo:rsid="000a8b62" officeooo:paragraph-rsid="0003787c"/>
    </style:style>
    <style:style style:name="P388" style:family="paragraph" style:parent-style-name="Footnote">
      <style:text-properties officeooo:rsid="00270c6e" officeooo:paragraph-rsid="00270c6e"/>
    </style:style>
    <style:style style:name="P389" style:family="paragraph" style:parent-style-name="Footnote">
      <style:text-properties officeooo:rsid="0028f09f" officeooo:paragraph-rsid="0028f09f"/>
    </style:style>
    <style:style style:name="P390" style:family="paragraph" style:parent-style-name="Footnote">
      <style:text-properties officeooo:rsid="0030212e" officeooo:paragraph-rsid="0030212e"/>
    </style:style>
    <style:style style:name="P391" style:family="paragraph" style:parent-style-name="Footnote">
      <style:text-properties officeooo:rsid="0031a2ba" officeooo:paragraph-rsid="0031a2ba"/>
    </style:style>
    <style:style style:name="P392" style:family="paragraph" style:parent-style-name="Footnote">
      <style:text-properties officeooo:rsid="00364afb" officeooo:paragraph-rsid="00364afb"/>
    </style:style>
    <style:style style:name="P393" style:family="paragraph" style:parent-style-name="Footnote">
      <style:text-properties officeooo:rsid="0036a13d" officeooo:paragraph-rsid="0036a13d"/>
    </style:style>
    <style:style style:name="P394" style:family="paragraph" style:parent-style-name="Footnote">
      <style:text-properties officeooo:rsid="003773fe" officeooo:paragraph-rsid="003773fe"/>
    </style:style>
    <style:style style:name="P395" style:family="paragraph" style:parent-style-name="Footnote">
      <style:text-properties officeooo:rsid="00534434" officeooo:paragraph-rsid="00534434"/>
    </style:style>
    <style:style style:name="P396" style:family="paragraph" style:parent-style-name="Footnote">
      <style:text-properties officeooo:rsid="00a1b6ef" officeooo:paragraph-rsid="00a1b6ef"/>
    </style:style>
    <style:style style:name="P397" style:family="paragraph" style:parent-style-name="Footnote">
      <style:text-properties officeooo:rsid="00a2c2b8" officeooo:paragraph-rsid="00a2c2b8"/>
    </style:style>
    <style:style style:name="P398" style:family="paragraph" style:parent-style-name="Footnote">
      <style:text-properties officeooo:rsid="00aa03ae" officeooo:paragraph-rsid="00aa03ae"/>
    </style:style>
    <style:style style:name="P399" style:family="paragraph" style:parent-style-name="Footnote">
      <style:text-properties officeooo:rsid="00acbc85" officeooo:paragraph-rsid="00acbc85"/>
    </style:style>
    <style:style style:name="P400" style:family="paragraph" style:parent-style-name="Footnote">
      <style:text-properties officeooo:rsid="00ae7687" officeooo:paragraph-rsid="00ae7687"/>
    </style:style>
    <style:style style:name="P401" style:family="paragraph" style:parent-style-name="Footnote">
      <style:text-properties officeooo:rsid="00b1a71e" officeooo:paragraph-rsid="00b1a71e"/>
    </style:style>
    <style:style style:name="P402" style:family="paragraph" style:parent-style-name="Footnote">
      <style:text-properties officeooo:rsid="00b63d3b" officeooo:paragraph-rsid="00b63d3b"/>
    </style:style>
    <style:style style:name="P403" style:family="paragraph" style:parent-style-name="Footnote">
      <style:text-properties officeooo:rsid="00ba41b6" officeooo:paragraph-rsid="00ba41b6"/>
    </style:style>
    <style:style style:name="P404" style:family="paragraph" style:parent-style-name="Footnote">
      <style:text-properties officeooo:rsid="00d32db9" officeooo:paragraph-rsid="00d32db9"/>
    </style:style>
    <style:style style:name="P405" style:family="paragraph" style:parent-style-name="Footnote">
      <style:text-properties officeooo:rsid="00d50891" officeooo:paragraph-rsid="00d50891"/>
    </style:style>
    <style:style style:name="P406" style:family="paragraph" style:parent-style-name="Footnote">
      <style:text-properties officeooo:rsid="00e12377" officeooo:paragraph-rsid="00e12377"/>
    </style:style>
    <style:style style:name="P407" style:family="paragraph" style:parent-style-name="Footnote">
      <style:text-properties officeooo:rsid="00e8b463" officeooo:paragraph-rsid="00e8b463"/>
    </style:style>
    <style:style style:name="P408" style:family="paragraph" style:parent-style-name="Footnote">
      <style:text-properties officeooo:rsid="00f45ae2" officeooo:paragraph-rsid="00f45ae2"/>
    </style:style>
    <style:style style:name="P409" style:family="paragraph" style:parent-style-name="Footnote">
      <style:text-properties officeooo:rsid="01001560" officeooo:paragraph-rsid="01001560"/>
    </style:style>
    <style:style style:name="P410" style:family="paragraph" style:parent-style-name="Footnote">
      <style:text-properties officeooo:rsid="0101bf12" officeooo:paragraph-rsid="0101bf12"/>
    </style:style>
    <style:style style:name="P411" style:family="paragraph" style:parent-style-name="Footnote">
      <style:text-properties officeooo:rsid="010f64b9" officeooo:paragraph-rsid="010f64b9"/>
    </style:style>
    <style:style style:name="P412" style:family="paragraph" style:parent-style-name="Footnote">
      <style:text-properties officeooo:rsid="01196fc9" officeooo:paragraph-rsid="01196fc9"/>
    </style:style>
    <style:style style:name="P413" style:family="paragraph" style:parent-style-name="Footnote">
      <style:text-properties officeooo:rsid="012459ea" officeooo:paragraph-rsid="012459ea"/>
    </style:style>
    <style:style style:name="P414" style:family="paragraph" style:parent-style-name="Footnote">
      <style:text-properties officeooo:rsid="01290d3a" officeooo:paragraph-rsid="01290d3a"/>
    </style:style>
    <style:style style:name="P415" style:family="paragraph" style:parent-style-name="Standard" style:master-page-name="First_20_Page">
      <style:paragraph-properties fo:text-align="center" style:justify-single-word="false" style:page-number="1"/>
      <style:text-properties officeooo:paragraph-rsid="0003787c"/>
    </style:style>
    <style:style style:name="P416" style:family="paragraph" style:parent-style-name="Standard" style:master-page-name="First_20_Page">
      <style:paragraph-properties fo:text-align="end" style:justify-single-word="false" style:page-number="auto" fo:break-before="page">
        <style:tab-stops>
          <style:tab-stop style:position="15.993cm"/>
        </style:tab-stops>
      </style:paragraph-properties>
      <style:text-properties officeooo:rsid="000aee7e" officeooo:paragraph-rsid="0003787c"/>
    </style:style>
    <style:style style:name="P417" style:family="paragraph" style:parent-style-name="Standard" style:master-page-name="First_20_Page">
      <style:paragraph-properties fo:text-align="end" style:justify-single-word="false" style:page-number="auto"/>
      <style:text-properties fo:font-size="15pt" fo:font-weight="bold" officeooo:rsid="00112de6" officeooo:paragraph-rsid="005d1e57" style:font-size-asian="15pt" style:font-weight-asian="bold" style:font-size-complex="15pt" style:font-weight-complex="bold"/>
    </style:style>
    <style:style style:name="P418" style:family="paragraph" style:parent-style-name="Standard">
      <style:paragraph-properties fo:text-align="start" style:justify-single-word="false"/>
      <style:text-properties style:font-name="Gentium Book Basic" fo:font-size="13pt" officeooo:rsid="00198b5b" officeooo:paragraph-rsid="01395e0f" style:font-size-asian="13pt" style:font-size-complex="13pt"/>
    </style:style>
    <style:style style:name="P419" style:family="paragraph">
      <style:paragraph-properties fo:margin-left="0cm" fo:margin-right="0cm" fo:margin-top="0cm" fo:margin-bottom="0cm" fo:line-height="100%" fo:text-align="center" fo:text-indent="0cm"/>
    </style:style>
    <style:style style:name="P420"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6pt" fo:language="zxx" fo:country="none" fo:font-style="normal" fo:text-shadow="none" style:text-underline-style="none" fo:font-weight="normal" style:letter-kerning="true" style:font-name-asian="Andale Sans UI" style:font-size-asian="16pt" style:language-asian="zxx" style:country-asian="none" style:font-style-asian="normal" style:font-weight-asian="normal" style:font-name-complex="Tahoma" style:font-size-complex="16pt" style:language-complex="zxx" style:country-complex="none" style:font-style-complex="normal" style:font-weight-complex="normal" style:text-emphasize="none" style:font-relief="none"/>
    </style:style>
    <style:style style:name="P421"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T1" style:family="text">
      <style:text-properties officeooo:rsid="00187d66"/>
    </style:style>
    <style:style style:name="T2" style:family="text">
      <style:text-properties style:font-name="Elegante" fo:font-size="48pt" style:font-size-asian="48pt" style:font-size-complex="48pt"/>
    </style:style>
    <style:style style:name="T3" style:family="text">
      <style:text-properties style:font-name="Elegante" fo:font-size="36pt" style:font-size-asian="36pt" style:font-size-complex="36pt"/>
    </style:style>
    <style:style style:name="T4" style:family="text">
      <style:text-properties style:font-name="Elegante" fo:font-size="36pt" officeooo:rsid="005d1e57" style:font-size-asian="36pt" style:font-size-complex="36pt"/>
    </style:style>
    <style:style style:name="T5" style:family="text">
      <style:text-properties style:font-name="Elegante" fo:font-size="36pt" fo:font-weight="bold" style:font-size-asian="36pt" style:font-weight-asian="bold" style:font-size-complex="36pt" style:font-weight-complex="bold"/>
    </style:style>
    <style:style style:name="T6" style:family="text">
      <style:text-properties style:font-name="Elegante" fo:font-size="36pt" fo:font-weight="bold" officeooo:rsid="00112de6" style:font-size-asian="36pt" style:font-weight-asian="bold" style:font-size-complex="36pt" style:font-weight-complex="bold"/>
    </style:style>
    <style:style style:name="T7" style:family="text">
      <style:text-properties style:font-name="Elegante" fo:font-size="36pt" fo:font-weight="bold" officeooo:rsid="012a316f" style:font-size-asian="36pt" style:font-weight-asian="bold" style:font-size-complex="36pt" style:font-weight-complex="bold"/>
    </style:style>
    <style:style style:name="T8" style:family="text">
      <style:text-properties style:font-name="Elegante" fo:font-size="36pt" fo:font-weight="bold" officeooo:rsid="013083bc" style:font-size-asian="36pt" style:font-weight-asian="bold" style:font-size-complex="36pt" style:font-weight-complex="bold"/>
    </style:style>
    <style:style style:name="T9" style:family="text">
      <style:text-properties style:font-name="Times New Roman" fo:font-size="28pt" style:font-size-asian="28pt" style:font-size-complex="28pt"/>
    </style:style>
    <style:style style:name="T10" style:family="text">
      <style:text-properties style:font-name="Times New Roman" fo:font-size="13pt" style:font-size-asian="13pt" style:font-size-complex="13pt"/>
    </style:style>
    <style:style style:name="T11" style:family="text">
      <style:text-properties style:font-name="Times New Roman" fo:font-size="13pt" officeooo:rsid="0031498b" style:font-size-asian="13pt" style:font-size-complex="13pt"/>
    </style:style>
    <style:style style:name="T12" style:family="text">
      <style:text-properties style:font-name="Gentium Book Basic"/>
    </style:style>
    <style:style style:name="T13" style:family="text">
      <style:text-properties style:font-name="Gentium Book Basic" fo:font-size="13pt" style:font-size-asian="13pt" style:font-size-complex="13pt"/>
    </style:style>
    <style:style style:name="T14" style:family="text">
      <style:text-properties style:font-name="Gentium Book Basic" fo:font-size="13pt" officeooo:rsid="001c01cb" style:font-size-asian="13pt" style:font-size-complex="13pt"/>
    </style:style>
    <style:style style:name="T15" style:family="text">
      <style:text-properties style:font-name="Gentium Book Basic" fo:font-size="13pt" officeooo:rsid="00ece966" style:font-size-asian="13pt" style:font-size-complex="13pt"/>
    </style:style>
    <style:style style:name="T16" style:family="text">
      <style:text-properties style:font-name="Gentium Book Basic" fo:font-size="13pt" fo:font-style="italic" officeooo:rsid="001003a0" style:font-size-asian="13pt" style:font-style-asian="italic" style:font-size-complex="13pt" style:font-style-complex="italic"/>
    </style:style>
    <style:style style:name="T17" style:family="text">
      <style:text-properties style:font-name="Gentium Book Basic" officeooo:rsid="000a243b"/>
    </style:style>
    <style:style style:name="T18" style:family="text">
      <style:text-properties style:font-name="Gentium Book Basic" fo:font-style="italic" officeooo:rsid="001003a0" style:font-style-asian="italic" style:font-style-complex="italic"/>
    </style:style>
    <style:style style:name="T19" style:family="text">
      <style:text-properties style:font-name="Gentium Book Basic" fo:font-style="italic" officeooo:rsid="000a243b" style:font-style-asian="italic" style:font-style-complex="italic"/>
    </style:style>
    <style:style style:name="T20" style:family="text">
      <style:text-properties style:font-name="Gentium Book Basic" fo:font-style="italic" officeooo:rsid="0090e789" style:font-style-asian="italic" style:font-style-complex="italic"/>
    </style:style>
    <style:style style:name="T21" style:family="text">
      <style:text-properties style:font-name="Gentium Book Basic" officeooo:rsid="001003a0"/>
    </style:style>
    <style:style style:name="T22" style:family="text">
      <style:text-properties style:font-name="Gentium Book Basic" officeooo:rsid="001c0c57"/>
    </style:style>
    <style:style style:name="T23" style:family="text">
      <style:text-properties style:font-name="Gentium Book Basic" fo:font-size="15pt" fo:font-weight="bold" style:font-size-asian="15pt" style:font-weight-asian="bold" style:font-size-complex="15pt" style:font-weight-complex="bold"/>
    </style:style>
    <style:style style:name="T24" style:family="text">
      <style:text-properties style:font-name="Gentium Book Basic" fo:font-size="15pt" fo:font-weight="bold" officeooo:rsid="012a316f" style:font-size-asian="15pt" style:font-weight-asian="bold" style:font-size-complex="15pt" style:font-weight-complex="bold"/>
    </style:style>
    <style:style style:name="T25" style:family="text">
      <style:text-properties style:font-name="Gentium Book Basic" fo:font-size="15pt" fo:font-weight="bold" officeooo:rsid="012c026d" style:font-size-asian="15pt" style:font-weight-asian="bold" style:font-size-complex="15pt" style:font-weight-complex="bold"/>
    </style:style>
    <style:style style:name="T26" style:family="text">
      <style:text-properties style:font-name="Gentium Book Basic" fo:font-size="15pt" fo:font-weight="bold" officeooo:rsid="012f1a14" style:font-size-asian="15pt" style:font-weight-asian="bold" style:font-size-complex="15pt" style:font-weight-complex="bold"/>
    </style:style>
    <style:style style:name="T27" style:family="text">
      <style:text-properties style:font-name="Gentium Book Basic" fo:font-size="15pt" fo:font-weight="bold" officeooo:rsid="0131ae93" style:font-size-asian="15pt" style:font-weight-asian="bold" style:font-size-complex="15pt" style:font-weight-complex="bold"/>
    </style:style>
    <style:style style:name="T28" style:family="text">
      <style:text-properties style:font-name="Gentium Book Basic" fo:font-size="15pt" officeooo:rsid="012a316f" style:font-size-asian="15pt" style:font-size-complex="15pt"/>
    </style:style>
    <style:style style:name="T29" style:family="text">
      <style:text-properties style:font-name="Gentium Book Basic" officeooo:rsid="00b39f50"/>
    </style:style>
    <style:style style:name="T30" style:family="text">
      <style:text-properties style:font-name="Gentium Book Basic" officeooo:rsid="00b4710c"/>
    </style:style>
    <style:style style:name="T31" style:family="text">
      <style:text-properties style:font-name="Gentium Book Basic" officeooo:rsid="00b63d3b"/>
    </style:style>
    <style:style style:name="T32" style:family="text">
      <style:text-properties style:font-name="Gentium Book Basic" fo:font-weight="bold" style:font-weight-asian="bold" style:font-weight-complex="bold"/>
    </style:style>
    <style:style style:name="T33" style:family="text">
      <style:text-properties style:font-name="Gentium Book Basic" fo:font-weight="bold" officeooo:rsid="00a39a1c" style:font-weight-asian="bold" style:font-weight-complex="bold"/>
    </style:style>
    <style:style style:name="T34" style:family="text">
      <style:text-properties style:font-name="Gentium Book Basic" fo:font-weight="bold" officeooo:rsid="00b1a71e" style:font-weight-asian="bold" style:font-weight-complex="bold"/>
    </style:style>
    <style:style style:name="T35" style:family="text">
      <style:text-properties style:font-name="Gentium Book Basic" officeooo:rsid="00cb16b7"/>
    </style:style>
    <style:style style:name="T36" style:family="text">
      <style:text-properties style:font-name="Gentium Book Basic" fo:font-style="normal" fo:font-weight="normal" officeooo:rsid="01279f95" style:font-style-asian="normal" style:font-weight-asian="normal" style:font-style-complex="normal" style:font-weight-complex="normal"/>
    </style:style>
    <style:style style:name="T37" style:family="text">
      <style:text-properties style:font-name="Gentium Book Basic" fo:font-style="normal" fo:font-weight="normal" officeooo:rsid="01290d3a" style:font-style-asian="normal" style:font-weight-asian="normal" style:font-style-complex="normal" style:font-weight-complex="normal"/>
    </style:style>
    <style:style style:name="T38" style:family="text">
      <style:text-properties officeooo:rsid="0016f380"/>
    </style:style>
    <style:style style:name="T39" style:family="text">
      <style:text-properties officeooo:rsid="001afb4e"/>
    </style:style>
    <style:style style:name="T40" style:family="text">
      <style:text-properties officeooo:rsid="000d9efa"/>
    </style:style>
    <style:style style:name="T41" style:family="text">
      <style:text-properties officeooo:rsid="0003787c"/>
    </style:style>
    <style:style style:name="T42" style:family="text">
      <style:text-properties fo:font-size="12pt" style:font-size-asian="12pt" style:font-size-complex="12pt"/>
    </style:style>
    <style:style style:name="T43" style:family="text">
      <style:text-properties fo:font-size="12pt" officeooo:rsid="001369b4" style:font-size-asian="12pt" style:font-size-complex="12pt"/>
    </style:style>
    <style:style style:name="T44" style:family="text">
      <style:text-properties fo:font-size="12pt" officeooo:rsid="001003a0" style:font-size-asian="12pt" style:font-size-complex="12pt"/>
    </style:style>
    <style:style style:name="T45" style:family="text">
      <style:text-properties fo:font-size="12pt" officeooo:rsid="004e5d53" style:font-size-asian="12pt" style:font-size-complex="12pt"/>
    </style:style>
    <style:style style:name="T46" style:family="text">
      <style:text-properties fo:font-size="12pt" officeooo:rsid="00816d28" style:font-size-asian="12pt" style:font-size-complex="12pt"/>
    </style:style>
    <style:style style:name="T47" style:family="text">
      <style:text-properties fo:font-size="12pt" fo:font-style="italic" style:font-size-asian="12pt" style:font-style-asian="italic" style:font-size-complex="12pt" style:font-style-complex="italic"/>
    </style:style>
    <style:style style:name="T48" style:family="text">
      <style:text-properties fo:font-size="12pt" fo:font-style="italic" officeooo:rsid="001003a0" style:font-size-asian="12pt" style:font-style-asian="italic" style:font-size-complex="12pt" style:font-style-complex="italic"/>
    </style:style>
    <style:style style:name="T49" style:family="text">
      <style:text-properties fo:font-size="12pt" fo:font-style="italic" fo:font-weight="bold" officeooo:rsid="001003a0" style:font-size-asian="12pt" style:font-style-asian="italic" style:font-weight-asian="bold" style:font-size-complex="12pt" style:font-style-complex="italic" style:font-weight-complex="bold"/>
    </style:style>
    <style:style style:name="T50" style:family="text">
      <style:text-properties fo:font-size="12pt" fo:font-style="italic" fo:font-weight="normal" officeooo:rsid="001003a0" style:font-size-asian="12pt" style:font-style-asian="italic" style:font-weight-asian="normal" style:font-size-complex="12pt" style:font-style-complex="italic" style:font-weight-complex="normal"/>
    </style:style>
    <style:style style:name="T51" style:family="text">
      <style:text-properties fo:font-size="12pt" style:text-underline-style="solid" style:text-underline-width="auto" style:text-underline-color="font-color" officeooo:rsid="001369b4" style:font-size-asian="12pt" style:font-size-complex="12pt"/>
    </style:style>
    <style:style style:name="T52" style:family="text">
      <style:text-properties fo:font-size="12pt" fo:font-style="normal" officeooo:rsid="00f1f9b9" style:font-size-asian="12pt" style:font-style-asian="normal" style:font-size-complex="12pt" style:font-style-complex="normal"/>
    </style:style>
    <style:style style:name="T53" style:family="text">
      <style:text-properties fo:font-style="italic" style:font-style-asian="italic" style:font-style-complex="italic"/>
    </style:style>
    <style:style style:name="T54" style:family="text">
      <style:text-properties fo:font-style="italic" officeooo:rsid="001c01cb" style:font-style-asian="italic" style:font-style-complex="italic"/>
    </style:style>
    <style:style style:name="T55" style:family="text">
      <style:text-properties fo:font-style="italic" officeooo:rsid="00187d66" style:font-style-asian="italic" style:font-style-complex="italic"/>
    </style:style>
    <style:style style:name="T56" style:family="text">
      <style:text-properties fo:font-style="italic" officeooo:rsid="006524af" style:font-style-asian="italic" style:font-style-complex="italic"/>
    </style:style>
    <style:style style:name="T57" style:family="text">
      <style:text-properties fo:font-style="italic" officeooo:rsid="007f49a1" style:font-style-asian="italic" style:font-style-complex="italic"/>
    </style:style>
    <style:style style:name="T58" style:family="text">
      <style:text-properties fo:font-style="italic" officeooo:rsid="0016f380" style:font-style-asian="italic" style:font-style-complex="italic"/>
    </style:style>
    <style:style style:name="T59" style:family="text">
      <style:text-properties fo:font-style="italic" officeooo:rsid="008deebd" style:font-style-asian="italic" style:font-style-complex="italic"/>
    </style:style>
    <style:style style:name="T60" style:family="text">
      <style:text-properties fo:font-style="italic" officeooo:rsid="001003a0" style:font-style-asian="italic" style:font-style-complex="italic"/>
    </style:style>
    <style:style style:name="T61" style:family="text">
      <style:text-properties fo:font-style="italic" officeooo:rsid="00da2c9a" style:font-style-asian="italic" style:font-style-complex="italic"/>
    </style:style>
    <style:style style:name="T62" style:family="text">
      <style:text-properties fo:font-style="italic" officeooo:rsid="00f1f9b9" style:font-style-asian="italic" style:font-style-complex="italic"/>
    </style:style>
    <style:style style:name="T63" style:family="text">
      <style:text-properties fo:font-style="italic" officeooo:rsid="00faab69" style:font-style-asian="italic" style:font-style-complex="italic"/>
    </style:style>
    <style:style style:name="T64" style:family="text">
      <style:text-properties fo:font-style="italic" officeooo:rsid="01065840" style:font-style-asian="italic" style:font-style-complex="italic"/>
    </style:style>
    <style:style style:name="T65" style:family="text">
      <style:text-properties fo:font-style="italic" officeooo:rsid="0122782c" style:font-style-asian="italic" style:font-style-complex="italic"/>
    </style:style>
    <style:style style:name="T66" style:family="text">
      <style:text-properties fo:font-style="italic" officeooo:rsid="012459ea" style:font-style-asian="italic" style:font-style-complex="italic"/>
    </style:style>
    <style:style style:name="T67" style:family="text">
      <style:text-properties fo:font-style="italic" officeooo:rsid="0123090f" style:font-style-asian="italic" style:font-style-complex="italic"/>
    </style:style>
    <style:style style:name="T68" style:family="text">
      <style:text-properties fo:font-style="italic" fo:font-weight="bold" officeooo:rsid="001003a0" style:font-style-asian="italic" style:font-weight-asian="bold" style:font-style-complex="italic" style:font-weight-complex="bold"/>
    </style:style>
    <style:style style:name="T69" style:family="text">
      <style:text-properties officeooo:rsid="000d1d69"/>
    </style:style>
    <style:style style:name="T70" style:family="text">
      <style:text-properties officeooo:rsid="001003a0"/>
    </style:style>
    <style:style style:name="T71" style:family="text">
      <style:text-properties fo:font-weight="bold" style:font-weight-asian="bold" style:font-weight-complex="bold"/>
    </style:style>
    <style:style style:name="T72" style:family="text">
      <style:text-properties fo:font-weight="bold" officeooo:rsid="004485ab" style:font-weight-asian="bold" style:font-weight-complex="bold"/>
    </style:style>
    <style:style style:name="T73" style:family="text">
      <style:text-properties fo:font-weight="bold" officeooo:rsid="0086c208" style:font-weight-asian="bold" style:font-weight-complex="bold"/>
    </style:style>
    <style:style style:name="T74" style:family="text">
      <style:text-properties fo:font-weight="bold" officeooo:rsid="00c580df" style:font-weight-asian="bold" style:font-weight-complex="bold"/>
    </style:style>
    <style:style style:name="T75" style:family="text">
      <style:text-properties fo:font-weight="bold" officeooo:rsid="00b897ab" style:font-weight-asian="bold" style:font-weight-complex="bold"/>
    </style:style>
    <style:style style:name="T76" style:family="text">
      <style:text-properties officeooo:rsid="00111356"/>
    </style:style>
    <style:style style:name="T77" style:family="text">
      <style:text-properties officeooo:rsid="00141a54"/>
    </style:style>
    <style:style style:name="T78" style:family="text">
      <style:text-properties officeooo:rsid="0015ab75"/>
    </style:style>
    <style:style style:name="T79" style:family="text">
      <style:text-properties style:font-name="Fake Receipt"/>
    </style:style>
    <style:style style:name="T80" style:family="text">
      <style:text-properties style:font-name="Fake Receipt" officeooo:rsid="0015ab75"/>
    </style:style>
    <style:style style:name="T81" style:family="text">
      <style:text-properties style:font-name="Fake Receipt" officeooo:rsid="00166397"/>
    </style:style>
    <style:style style:name="T82" style:family="text">
      <style:text-properties style:font-name="Fake Receipt" officeooo:rsid="0017d0ad"/>
    </style:style>
    <style:style style:name="T83" style:family="text">
      <style:text-properties style:font-name="Fake Receipt" officeooo:rsid="001ffd30"/>
    </style:style>
    <style:style style:name="T84" style:family="text">
      <style:text-properties style:font-name="Fake Receipt" officeooo:rsid="002229cd"/>
    </style:style>
    <style:style style:name="T85" style:family="text">
      <style:text-properties style:font-name="Fake Receipt" officeooo:rsid="0025ec71"/>
    </style:style>
    <style:style style:name="T86" style:family="text">
      <style:text-properties style:font-name="Fake Receipt" officeooo:rsid="00270c6e"/>
    </style:style>
    <style:style style:name="T87" style:family="text">
      <style:text-properties style:font-name="Fake Receipt" officeooo:rsid="002a4a9f"/>
    </style:style>
    <style:style style:name="T88" style:family="text">
      <style:text-properties style:font-name="Fake Receipt" officeooo:rsid="002e4319"/>
    </style:style>
    <style:style style:name="T89" style:family="text">
      <style:text-properties style:font-name="Fake Receipt" officeooo:rsid="0028f09f"/>
    </style:style>
    <style:style style:name="T90" style:family="text">
      <style:text-properties style:font-name="Fake Receipt" officeooo:rsid="0031a2ba"/>
    </style:style>
    <style:style style:name="T91" style:family="text">
      <style:text-properties style:font-name="Fake Receipt" officeooo:rsid="00364afb"/>
    </style:style>
    <style:style style:name="T92" style:family="text">
      <style:text-properties style:font-name="Fake Receipt" officeooo:rsid="00b63d3b"/>
    </style:style>
    <style:style style:name="T93" style:family="text">
      <style:text-properties style:font-name="Fake Receipt" officeooo:rsid="00b897ab"/>
    </style:style>
    <style:style style:name="T94" style:family="text">
      <style:text-properties style:font-name="Fake Receipt" officeooo:rsid="00ba8c51"/>
    </style:style>
    <style:style style:name="T95" style:family="text">
      <style:text-properties style:font-name="Fake Receipt" officeooo:rsid="00b1a71e"/>
    </style:style>
    <style:style style:name="T96" style:family="text">
      <style:text-properties style:font-name="Fake Receipt" officeooo:rsid="00d89127"/>
    </style:style>
    <style:style style:name="T97" style:family="text">
      <style:text-properties style:font-name="Fake Receipt" officeooo:rsid="00f724e5"/>
    </style:style>
    <style:style style:name="T98" style:family="text">
      <style:text-properties style:font-name="Fake Receipt" officeooo:rsid="00ff6501"/>
    </style:style>
    <style:style style:name="T99" style:family="text">
      <style:text-properties officeooo:rsid="0017d0ad"/>
    </style:style>
    <style:style style:name="T100" style:family="text">
      <style:text-properties officeooo:rsid="001a4edb"/>
    </style:style>
    <style:style style:name="T101" style:family="text">
      <style:text-properties officeooo:rsid="001be5dd"/>
    </style:style>
    <style:style style:name="T102" style:family="text">
      <style:text-properties officeooo:rsid="001c01cb"/>
    </style:style>
    <style:style style:name="T103" style:family="text">
      <style:text-properties officeooo:rsid="001c0c57"/>
    </style:style>
    <style:style style:name="T104" style:family="text">
      <style:text-properties style:text-underline-style="solid" style:text-underline-width="auto" style:text-underline-color="font-color"/>
    </style:style>
    <style:style style:name="T105" style:family="text">
      <style:text-properties style:text-underline-style="solid" style:text-underline-width="auto" style:text-underline-color="font-color" officeooo:rsid="001c0c57"/>
    </style:style>
    <style:style style:name="T106" style:family="text">
      <style:text-properties style:text-underline-style="solid" style:text-underline-width="auto" style:text-underline-color="font-color" officeooo:rsid="001c01cb"/>
    </style:style>
    <style:style style:name="T107" style:family="text">
      <style:text-properties style:text-underline-style="solid" style:text-underline-width="auto" style:text-underline-color="font-color" officeooo:rsid="009292fd"/>
    </style:style>
    <style:style style:name="T108" style:family="text">
      <style:text-properties style:text-underline-style="solid" style:text-underline-width="auto" style:text-underline-color="font-color" officeooo:rsid="00f817aa"/>
    </style:style>
    <style:style style:name="T109" style:family="text">
      <style:text-properties officeooo:rsid="001d860b"/>
    </style:style>
    <style:style style:name="T110" style:family="text">
      <style:text-properties officeooo:rsid="001ffd30"/>
    </style:style>
    <style:style style:name="T111" style:family="text">
      <style:text-properties officeooo:rsid="002229cd"/>
    </style:style>
    <style:style style:name="T112" style:family="text">
      <style:text-properties officeooo:rsid="0025ec71"/>
    </style:style>
    <style:style style:name="T113" style:family="text">
      <style:text-properties officeooo:rsid="00270c6e"/>
    </style:style>
    <style:style style:name="T114" style:family="text">
      <style:text-properties officeooo:rsid="0028f09f"/>
    </style:style>
    <style:style style:name="T115" style:family="text">
      <style:text-properties fo:color="#0000ff"/>
    </style:style>
    <style:style style:name="T116" style:family="text">
      <style:text-properties fo:color="#0000ff" officeooo:rsid="00270c6e"/>
    </style:style>
    <style:style style:name="T117" style:family="text">
      <style:text-properties fo:color="#0000ff" officeooo:rsid="00166397"/>
    </style:style>
    <style:style style:name="T118" style:family="text">
      <style:text-properties fo:color="#0000ff" officeooo:rsid="0015ab75"/>
    </style:style>
    <style:style style:name="T119" style:family="text">
      <style:text-properties fo:color="#0000ff" officeooo:rsid="00364afb"/>
    </style:style>
    <style:style style:name="T120" style:family="text">
      <style:text-properties fo:color="#0000ff" style:font-name="Fake Receipt" officeooo:rsid="00acbc85"/>
    </style:style>
    <style:style style:name="T121" style:family="text">
      <style:text-properties fo:color="#0000ff" style:font-name="Fake Receipt" officeooo:rsid="00a4f013"/>
    </style:style>
    <style:style style:name="T122" style:family="text">
      <style:text-properties fo:color="#006600"/>
    </style:style>
    <style:style style:name="T123" style:family="text">
      <style:text-properties fo:color="#006600" officeooo:rsid="0025ec71"/>
    </style:style>
    <style:style style:name="T124" style:family="text">
      <style:text-properties fo:color="#ff420e"/>
    </style:style>
    <style:style style:name="T125" style:family="text">
      <style:text-properties fo:color="#ff420e" officeooo:rsid="0015ab75"/>
    </style:style>
    <style:style style:name="T126" style:family="text">
      <style:text-properties fo:color="#ff420e" officeooo:rsid="0031a2ba"/>
    </style:style>
    <style:style style:name="T127" style:family="text">
      <style:text-properties fo:color="#ff420e" officeooo:rsid="00364afb"/>
    </style:style>
    <style:style style:name="T128" style:family="text">
      <style:text-properties fo:color="#ff420e" style:font-name="Fake Receipt" officeooo:rsid="00a4f013"/>
    </style:style>
    <style:style style:name="T129" style:family="text">
      <style:text-properties fo:color="#ff420e" officeooo:rsid="00af5c71"/>
    </style:style>
    <style:style style:name="T130" style:family="text">
      <style:text-properties officeooo:rsid="002f3bb7"/>
    </style:style>
    <style:style style:name="T131" style:family="text">
      <style:text-properties officeooo:rsid="0030212e"/>
    </style:style>
    <style:style style:name="T132" style:family="text">
      <style:text-properties officeooo:rsid="0031498b"/>
    </style:style>
    <style:style style:name="T133" style:family="text">
      <style:text-properties fo:color="#1c1c1c" officeooo:rsid="001ffd30"/>
    </style:style>
    <style:style style:name="T134" style:family="text">
      <style:text-properties fo:color="#9933ff"/>
    </style:style>
    <style:style style:name="T135" style:family="text">
      <style:text-properties fo:color="#9933ff" officeooo:rsid="002a4a9f"/>
    </style:style>
    <style:style style:name="T136" style:family="text">
      <style:text-properties officeooo:rsid="0031a2ba"/>
    </style:style>
    <style:style style:name="T137" style:family="text">
      <style:text-properties officeooo:rsid="00336b27"/>
    </style:style>
    <style:style style:name="T138" style:family="text">
      <style:text-properties officeooo:rsid="0035348c"/>
    </style:style>
    <style:style style:name="T139" style:family="text">
      <style:text-properties officeooo:rsid="00364afb"/>
    </style:style>
    <style:style style:name="T140" style:family="text">
      <style:text-properties officeooo:rsid="0036cda7"/>
    </style:style>
    <style:style style:name="T141" style:family="text">
      <style:text-properties officeooo:rsid="003845f3"/>
    </style:style>
    <style:style style:name="T142" style:family="text">
      <style:text-properties officeooo:rsid="003936d1"/>
    </style:style>
    <style:style style:name="T143" style:family="text">
      <style:text-properties officeooo:rsid="003cb787"/>
    </style:style>
    <style:style style:name="T144" style:family="text">
      <style:text-properties officeooo:rsid="004116bf"/>
    </style:style>
    <style:style style:name="T145" style:family="text">
      <style:text-properties officeooo:rsid="0042ffb5"/>
    </style:style>
    <style:style style:name="T146" style:family="text">
      <style:text-properties officeooo:rsid="004485ab"/>
    </style:style>
    <style:style style:name="T147" style:family="text">
      <style:text-properties officeooo:rsid="0046a196"/>
    </style:style>
    <style:style style:name="T148" style:family="text">
      <style:text-properties fo:font-size="13pt" fo:font-style="italic" officeooo:rsid="00763b4a" style:font-size-asian="13pt" style:font-style-asian="italic" style:font-size-complex="13pt" style:font-style-complex="italic"/>
    </style:style>
    <style:style style:name="T149" style:family="text">
      <style:text-properties officeooo:rsid="004a0a58"/>
    </style:style>
    <style:style style:name="T150" style:family="text">
      <style:text-properties officeooo:rsid="004e5d53"/>
    </style:style>
    <style:style style:name="T151" style:family="text">
      <style:text-properties officeooo:rsid="005012b6"/>
    </style:style>
    <style:style style:name="T152" style:family="text">
      <style:text-properties officeooo:rsid="00514da7"/>
    </style:style>
    <style:style style:name="T153" style:family="text">
      <style:text-properties officeooo:rsid="00534434"/>
    </style:style>
    <style:style style:name="T154" style:family="text">
      <style:text-properties officeooo:rsid="0054d026"/>
    </style:style>
    <style:style style:name="T155" style:family="text">
      <style:text-properties officeooo:rsid="00564bd8"/>
    </style:style>
    <style:style style:name="T156" style:family="text">
      <style:text-properties officeooo:rsid="00583419"/>
    </style:style>
    <style:style style:name="T157" style:family="text">
      <style:text-properties fo:font-style="normal" style:font-style-asian="normal" style:font-style-complex="normal"/>
    </style:style>
    <style:style style:name="T158" style:family="text">
      <style:text-properties fo:font-style="normal" officeooo:rsid="00583419" style:font-style-asian="normal" style:font-style-complex="normal"/>
    </style:style>
    <style:style style:name="T159" style:family="text">
      <style:text-properties fo:font-style="normal" officeooo:rsid="005b56fc" style:font-style-asian="normal" style:font-style-complex="normal"/>
    </style:style>
    <style:style style:name="T160" style:family="text">
      <style:text-properties fo:font-style="normal" officeooo:rsid="0063295b" style:font-style-asian="normal" style:font-style-complex="normal"/>
    </style:style>
    <style:style style:name="T161" style:family="text">
      <style:text-properties fo:font-style="normal" officeooo:rsid="0062422b" style:font-style-asian="normal" style:font-style-complex="normal"/>
    </style:style>
    <style:style style:name="T162" style:family="text">
      <style:text-properties fo:font-style="normal" officeooo:rsid="0064cfbe" style:font-style-asian="normal" style:font-style-complex="normal"/>
    </style:style>
    <style:style style:name="T163" style:family="text">
      <style:text-properties fo:font-style="normal" officeooo:rsid="006673e2" style:font-style-asian="normal" style:font-style-complex="normal"/>
    </style:style>
    <style:style style:name="T164" style:family="text">
      <style:text-properties fo:font-style="normal" officeooo:rsid="006dafe2" style:font-style-asian="normal" style:font-style-complex="normal"/>
    </style:style>
    <style:style style:name="T165" style:family="text">
      <style:text-properties fo:font-style="normal" officeooo:rsid="006e38a3" style:font-style-asian="normal" style:font-style-complex="normal"/>
    </style:style>
    <style:style style:name="T166" style:family="text">
      <style:text-properties fo:font-style="normal" officeooo:rsid="006e84f8" style:font-style-asian="normal" style:font-style-complex="normal"/>
    </style:style>
    <style:style style:name="T167" style:family="text">
      <style:text-properties fo:font-style="normal" officeooo:rsid="0086c208" style:font-style-asian="normal" style:font-style-complex="normal"/>
    </style:style>
    <style:style style:name="T168" style:family="text">
      <style:text-properties fo:font-style="normal" officeooo:rsid="0016f380" style:font-style-asian="normal" style:font-style-complex="normal"/>
    </style:style>
    <style:style style:name="T169" style:family="text">
      <style:text-properties fo:font-style="normal" officeooo:rsid="0094d650" style:font-style-asian="normal" style:font-style-complex="normal"/>
    </style:style>
    <style:style style:name="T170" style:family="text">
      <style:text-properties fo:font-style="normal" officeooo:rsid="008deebd" style:font-style-asian="normal" style:font-style-complex="normal"/>
    </style:style>
    <style:style style:name="T171" style:family="text">
      <style:text-properties fo:font-style="normal" officeooo:rsid="0097b7ba" style:font-style-asian="normal" style:font-style-complex="normal"/>
    </style:style>
    <style:style style:name="T172" style:family="text">
      <style:text-properties fo:font-style="normal" officeooo:rsid="0097cc64" style:font-style-asian="normal" style:font-style-complex="normal"/>
    </style:style>
    <style:style style:name="T173" style:family="text">
      <style:text-properties fo:font-style="normal" officeooo:rsid="00983804" style:font-style-asian="normal" style:font-style-complex="normal"/>
    </style:style>
    <style:style style:name="T174" style:family="text">
      <style:text-properties fo:font-style="normal" officeooo:rsid="009c34dd" style:font-style-asian="normal" style:font-style-complex="normal"/>
    </style:style>
    <style:style style:name="T175" style:family="text">
      <style:text-properties fo:font-style="normal" officeooo:rsid="009cd047" style:font-style-asian="normal" style:font-style-complex="normal"/>
    </style:style>
    <style:style style:name="T176" style:family="text">
      <style:text-properties fo:font-style="normal" officeooo:rsid="009dfccf" style:font-style-asian="normal" style:font-style-complex="normal"/>
    </style:style>
    <style:style style:name="T177" style:family="text">
      <style:text-properties fo:font-style="normal" officeooo:rsid="009ff9e5" style:font-style-asian="normal" style:font-style-complex="normal"/>
    </style:style>
    <style:style style:name="T178" style:family="text">
      <style:text-properties fo:font-style="normal" officeooo:rsid="00a1060c" style:font-style-asian="normal" style:font-style-complex="normal"/>
    </style:style>
    <style:style style:name="T179" style:family="text">
      <style:text-properties fo:font-style="normal" officeooo:rsid="00a15f0c" style:font-style-asian="normal" style:font-style-complex="normal"/>
    </style:style>
    <style:style style:name="T180" style:family="text">
      <style:text-properties fo:font-style="normal" officeooo:rsid="00bcad99" style:font-style-asian="normal" style:font-style-complex="normal"/>
    </style:style>
    <style:style style:name="T181" style:family="text">
      <style:text-properties fo:font-style="normal" officeooo:rsid="00c23189" style:font-style-asian="normal" style:font-style-complex="normal"/>
    </style:style>
    <style:style style:name="T182" style:family="text">
      <style:text-properties fo:font-style="normal" officeooo:rsid="00c6f92d" style:font-style-asian="normal" style:font-style-complex="normal"/>
    </style:style>
    <style:style style:name="T183" style:family="text">
      <style:text-properties fo:font-style="normal" officeooo:rsid="00cb16b7" style:font-style-asian="normal" style:font-style-complex="normal"/>
    </style:style>
    <style:style style:name="T184" style:family="text">
      <style:text-properties fo:font-style="normal" officeooo:rsid="00ce47de" style:font-style-asian="normal" style:font-style-complex="normal"/>
    </style:style>
    <style:style style:name="T185" style:family="text">
      <style:text-properties fo:font-style="normal" officeooo:rsid="00d796c1" style:font-style-asian="normal" style:font-style-complex="normal"/>
    </style:style>
    <style:style style:name="T186" style:family="text">
      <style:text-properties fo:font-style="normal" officeooo:rsid="00d89127" style:font-style-asian="normal" style:font-style-complex="normal"/>
    </style:style>
    <style:style style:name="T187" style:family="text">
      <style:text-properties fo:font-style="normal" officeooo:rsid="00d94aac" style:font-style-asian="normal" style:font-style-complex="normal"/>
    </style:style>
    <style:style style:name="T188" style:family="text">
      <style:text-properties fo:font-style="normal" officeooo:rsid="00de620e" style:font-style-asian="normal" style:font-style-complex="normal"/>
    </style:style>
    <style:style style:name="T189" style:family="text">
      <style:text-properties fo:font-style="normal" officeooo:rsid="00e12377" style:font-style-asian="normal" style:font-style-complex="normal"/>
    </style:style>
    <style:style style:name="T190" style:family="text">
      <style:text-properties fo:font-style="normal" officeooo:rsid="00e712b1" style:font-style-asian="normal" style:font-style-complex="normal"/>
    </style:style>
    <style:style style:name="T191" style:family="text">
      <style:text-properties fo:font-style="normal" officeooo:rsid="00f84674" style:font-style-asian="normal" style:font-style-complex="normal"/>
    </style:style>
    <style:style style:name="T192" style:family="text">
      <style:text-properties fo:font-style="normal" officeooo:rsid="00ff4e79" style:font-style-asian="normal" style:font-style-complex="normal"/>
    </style:style>
    <style:style style:name="T193" style:family="text">
      <style:text-properties fo:font-style="normal" officeooo:rsid="01001560" style:font-style-asian="normal" style:font-style-complex="normal"/>
    </style:style>
    <style:style style:name="T194" style:family="text">
      <style:text-properties fo:font-style="normal" officeooo:rsid="0103b428" style:font-style-asian="normal" style:font-style-complex="normal"/>
    </style:style>
    <style:style style:name="T195" style:family="text">
      <style:text-properties fo:font-style="normal" officeooo:rsid="010517cf" style:font-style-asian="normal" style:font-style-complex="normal"/>
    </style:style>
    <style:style style:name="T196" style:family="text">
      <style:text-properties fo:font-style="normal" officeooo:rsid="01065840" style:font-style-asian="normal" style:font-style-complex="normal"/>
    </style:style>
    <style:style style:name="T197" style:family="text">
      <style:text-properties fo:font-style="normal" officeooo:rsid="010d3466" style:font-style-asian="normal" style:font-style-complex="normal"/>
    </style:style>
    <style:style style:name="T198" style:family="text">
      <style:text-properties fo:font-style="normal" officeooo:rsid="010f64b9" style:font-style-asian="normal" style:font-style-complex="normal"/>
    </style:style>
    <style:style style:name="T199" style:family="text">
      <style:text-properties fo:font-style="normal" officeooo:rsid="01153b72" style:font-style-asian="normal" style:font-style-complex="normal"/>
    </style:style>
    <style:style style:name="T200" style:family="text">
      <style:text-properties fo:font-style="normal" officeooo:rsid="0122782c" style:font-style-asian="normal" style:font-style-complex="normal"/>
    </style:style>
    <style:style style:name="T201" style:family="text">
      <style:text-properties fo:font-style="normal" fo:font-weight="normal" officeooo:rsid="010f64b9" style:font-style-asian="normal" style:font-weight-asian="normal" style:font-style-complex="normal" style:font-weight-complex="normal"/>
    </style:style>
    <style:style style:name="T202" style:family="text">
      <style:text-properties officeooo:rsid="00590808"/>
    </style:style>
    <style:style style:name="T203" style:family="text">
      <style:text-properties officeooo:rsid="0059bdee"/>
    </style:style>
    <style:style style:name="T204" style:family="text">
      <style:text-properties officeooo:rsid="005eea36"/>
    </style:style>
    <style:style style:name="T205" style:family="text">
      <style:text-properties officeooo:rsid="0062422b"/>
    </style:style>
    <style:style style:name="T206" style:family="text">
      <style:text-properties officeooo:rsid="0063295b"/>
    </style:style>
    <style:style style:name="T207" style:family="text">
      <style:text-properties officeooo:rsid="0064739e"/>
    </style:style>
    <style:style style:name="T208" style:family="text">
      <style:text-properties officeooo:rsid="0064cfbe"/>
    </style:style>
    <style:style style:name="T209" style:family="text">
      <style:text-properties officeooo:rsid="006524af"/>
    </style:style>
    <style:style style:name="T210" style:family="text">
      <style:text-properties officeooo:rsid="006673e2"/>
    </style:style>
    <style:style style:name="T211" style:family="text">
      <style:text-properties officeooo:rsid="006c0269"/>
    </style:style>
    <style:style style:name="T212" style:family="text">
      <style:text-properties officeooo:rsid="00763b4a"/>
    </style:style>
    <style:style style:name="T213" style:family="text">
      <style:text-properties officeooo:rsid="007c90d2"/>
    </style:style>
    <style:style style:name="T214" style:family="text">
      <style:text-properties officeooo:rsid="007f49a1"/>
    </style:style>
    <style:style style:name="T215" style:family="text">
      <style:text-properties officeooo:rsid="0080c93a"/>
    </style:style>
    <style:style style:name="T216" style:family="text">
      <style:text-properties officeooo:rsid="00816d28"/>
    </style:style>
    <style:style style:name="T217" style:family="text">
      <style:text-properties officeooo:rsid="0086c208"/>
    </style:style>
    <style:style style:name="T218" style:family="text">
      <style:text-properties officeooo:rsid="008c7d83"/>
    </style:style>
    <style:style style:name="T219" style:family="text">
      <style:text-properties officeooo:rsid="008deebd"/>
    </style:style>
    <style:style style:name="T220" style:family="text">
      <style:text-properties officeooo:rsid="008f00a6"/>
    </style:style>
    <style:style style:name="T221" style:family="text">
      <style:text-properties officeooo:rsid="008f5ad4"/>
    </style:style>
    <style:style style:name="T222" style:family="text">
      <style:text-properties officeooo:rsid="009292fd"/>
    </style:style>
    <style:style style:name="T223" style:family="text">
      <style:text-properties officeooo:rsid="00945ade"/>
    </style:style>
    <style:style style:name="T224" style:family="text">
      <style:text-properties officeooo:rsid="0094d650"/>
    </style:style>
    <style:style style:name="T225" style:family="text">
      <style:text-properties officeooo:rsid="00972f81"/>
    </style:style>
    <style:style style:name="T226" style:family="text">
      <style:text-properties officeooo:rsid="0097cc64"/>
    </style:style>
    <style:style style:name="T227" style:family="text">
      <style:text-properties officeooo:rsid="00983804"/>
    </style:style>
    <style:style style:name="T228" style:family="text">
      <style:text-properties officeooo:rsid="009ab40e"/>
    </style:style>
    <style:style style:name="T229" style:family="text">
      <style:text-properties officeooo:rsid="00a2c2b8"/>
    </style:style>
    <style:style style:name="T230" style:family="text">
      <style:text-properties officeooo:rsid="00a39a1c"/>
    </style:style>
    <style:style style:name="T231" style:family="text">
      <style:text-properties officeooo:rsid="00a42c3c"/>
    </style:style>
    <style:style style:name="T232" style:family="text">
      <style:text-properties officeooo:rsid="00a4821e"/>
    </style:style>
    <style:style style:name="T233" style:family="text">
      <style:text-properties officeooo:rsid="00a4f013"/>
    </style:style>
    <style:style style:name="T234" style:family="text">
      <style:text-properties officeooo:rsid="00a7a368"/>
    </style:style>
    <style:style style:name="T235" style:family="text">
      <style:text-properties officeooo:rsid="00a980f2"/>
    </style:style>
    <style:style style:name="T236" style:family="text">
      <style:text-properties officeooo:rsid="00a98f5e"/>
    </style:style>
    <style:style style:name="T237" style:family="text">
      <style:text-properties officeooo:rsid="00aa03ae"/>
    </style:style>
    <style:style style:name="T238" style:family="text">
      <style:text-properties officeooo:rsid="00acbc85"/>
    </style:style>
    <style:style style:name="T239" style:family="text">
      <style:text-properties fo:color="#009933"/>
    </style:style>
    <style:style style:name="T240" style:family="text">
      <style:text-properties fo:color="#009933" officeooo:rsid="00aa03ae"/>
    </style:style>
    <style:style style:name="T241" style:family="text">
      <style:text-properties fo:color="#009933" style:font-name="Fake Receipt"/>
    </style:style>
    <style:style style:name="T242" style:family="text">
      <style:text-properties fo:color="#009933" style:font-name="Fake Receipt" officeooo:rsid="00aa03ae"/>
    </style:style>
    <style:style style:name="T243" style:family="text">
      <style:text-properties fo:color="#6600cc"/>
    </style:style>
    <style:style style:name="T244" style:family="text">
      <style:text-properties fo:color="#6600cc" officeooo:rsid="00a980f2"/>
    </style:style>
    <style:style style:name="T245" style:family="text">
      <style:text-properties fo:color="#6600cc" style:font-name="Fake Receipt"/>
    </style:style>
    <style:style style:name="T246" style:family="text">
      <style:text-properties fo:color="#6600cc" style:font-name="Fake Receipt" officeooo:rsid="00a980f2"/>
    </style:style>
    <style:style style:name="T247" style:family="text">
      <style:text-properties fo:color="#000000" officeooo:rsid="00a980f2"/>
    </style:style>
    <style:style style:name="T248" style:family="text">
      <style:text-properties fo:color="#000000" officeooo:rsid="00a4f013"/>
    </style:style>
    <style:style style:name="T249" style:family="text">
      <style:text-properties fo:color="#000000" style:font-name="Fake Receipt"/>
    </style:style>
    <style:style style:name="T250" style:family="text">
      <style:text-properties fo:color="#000000" style:font-name="Fake Receipt" officeooo:rsid="00ba41b6"/>
    </style:style>
    <style:style style:name="T251" style:family="text">
      <style:text-properties fo:color="#ff0000"/>
    </style:style>
    <style:style style:name="T252" style:family="text">
      <style:text-properties fo:color="#ff0000" officeooo:rsid="00aa03ae"/>
    </style:style>
    <style:style style:name="T253" style:family="text">
      <style:text-properties fo:color="#ff0000" officeooo:rsid="00acbc85"/>
    </style:style>
    <style:style style:name="T254" style:family="text">
      <style:text-properties fo:color="#ff0000" style:font-name="Fake Receipt" officeooo:rsid="00acbc85"/>
    </style:style>
    <style:style style:name="T255" style:family="text">
      <style:text-properties fo:color="#ff0000" style:font-name="Fake Receipt" officeooo:rsid="00a98f5e"/>
    </style:style>
    <style:style style:name="T256" style:family="text">
      <style:text-properties officeooo:rsid="00ae7687"/>
    </style:style>
    <style:style style:name="T257" style:family="text">
      <style:text-properties fo:color="#0066ff" style:font-name="Fake Receipt" officeooo:rsid="00acbc85"/>
    </style:style>
    <style:style style:name="T258" style:family="text">
      <style:text-properties fo:color="#0066ff" officeooo:rsid="00acbc85"/>
    </style:style>
    <style:style style:name="T259" style:family="text">
      <style:text-properties officeooo:rsid="0036cda7" fo:background-color="transparent" loext:char-shading-value="0"/>
    </style:style>
    <style:style style:name="T260" style:family="text">
      <style:text-properties officeooo:rsid="00583419" fo:background-color="transparent" loext:char-shading-value="0"/>
    </style:style>
    <style:style style:name="T261" style:family="text">
      <style:text-properties officeooo:rsid="003936d1" fo:background-color="transparent" loext:char-shading-value="0"/>
    </style:style>
    <style:style style:name="T262" style:family="text">
      <style:text-properties officeooo:rsid="006524af" fo:background-color="transparent" loext:char-shading-value="0"/>
    </style:style>
    <style:style style:name="T263" style:family="text">
      <style:text-properties officeooo:rsid="00590808" fo:background-color="transparent" loext:char-shading-value="0"/>
    </style:style>
    <style:style style:name="T264" style:family="text">
      <style:text-properties officeooo:rsid="006c0269" fo:background-color="transparent" loext:char-shading-value="0"/>
    </style:style>
    <style:style style:name="T265" style:family="text">
      <style:text-properties officeooo:rsid="00b01d06"/>
    </style:style>
    <style:style style:name="T266" style:family="text">
      <style:text-properties officeooo:rsid="00b1a71e"/>
    </style:style>
    <style:style style:name="T267" style:family="text">
      <style:text-properties officeooo:rsid="00b39f50"/>
    </style:style>
    <style:style style:name="T268" style:family="text">
      <style:text-properties fo:color="#800000" style:font-name="Gentium Book Basic" officeooo:rsid="00b63d3b"/>
    </style:style>
    <style:style style:name="T269" style:family="text">
      <style:text-properties fo:color="#800000" style:font-name="Fake Receipt" officeooo:rsid="00b63d3b"/>
    </style:style>
    <style:style style:name="T270" style:family="text">
      <style:text-properties fo:color="#ff6600" officeooo:rsid="00a7a368"/>
    </style:style>
    <style:style style:name="T271" style:family="text">
      <style:text-properties officeooo:rsid="00b8275d"/>
    </style:style>
    <style:style style:name="T272" style:family="text">
      <style:text-properties officeooo:rsid="00b897ab"/>
    </style:style>
    <style:style style:name="T273" style:family="text">
      <style:text-properties fo:color="#0000cc"/>
    </style:style>
    <style:style style:name="T274" style:family="text">
      <style:text-properties fo:color="#0000cc" style:font-name="Fake Receipt"/>
    </style:style>
    <style:style style:name="T275" style:family="text">
      <style:text-properties fo:color="#660066"/>
    </style:style>
    <style:style style:name="T276" style:family="text">
      <style:text-properties fo:color="#660066" style:font-name="Fake Receipt"/>
    </style:style>
    <style:style style:name="T277" style:family="text">
      <style:text-properties officeooo:rsid="00ba41b6"/>
    </style:style>
    <style:style style:name="T278" style:family="text">
      <style:text-properties officeooo:rsid="00ba8c51"/>
    </style:style>
    <style:style style:name="T279" style:family="text">
      <style:text-properties officeooo:rsid="00bbe3dc"/>
    </style:style>
    <style:style style:name="T280" style:family="text">
      <style:text-properties officeooo:rsid="00bcad99"/>
    </style:style>
    <style:style style:name="T281" style:family="text">
      <style:text-properties officeooo:rsid="00bd06aa"/>
    </style:style>
    <style:style style:name="T282" style:family="text">
      <style:text-properties officeooo:rsid="00c23189"/>
    </style:style>
    <style:style style:name="T283" style:family="text">
      <style:text-properties officeooo:rsid="00c368e0"/>
    </style:style>
    <style:style style:name="T284" style:family="text">
      <style:text-properties officeooo:rsid="00c3c55e"/>
    </style:style>
    <style:style style:name="T285" style:family="text">
      <style:text-properties officeooo:rsid="00c6df50"/>
    </style:style>
    <style:style style:name="T286" style:family="text">
      <style:text-properties officeooo:rsid="00cb16b7"/>
    </style:style>
    <style:style style:name="T287" style:family="text">
      <style:text-properties officeooo:rsid="00cd950a"/>
    </style:style>
    <style:style style:name="T288" style:family="text">
      <style:text-properties officeooo:rsid="00ce47de"/>
    </style:style>
    <style:style style:name="T289" style:family="text">
      <style:text-properties officeooo:rsid="00d02968"/>
    </style:style>
    <style:style style:name="T290" style:family="text">
      <style:text-properties officeooo:rsid="00d1554e"/>
    </style:style>
    <style:style style:name="T291" style:family="text">
      <style:text-properties officeooo:rsid="00d32db9"/>
    </style:style>
    <style:style style:name="T292" style:family="text">
      <style:text-properties officeooo:rsid="00d50891"/>
    </style:style>
    <style:style style:name="T293" style:family="text">
      <style:text-properties officeooo:rsid="00d796c1"/>
    </style:style>
    <style:style style:name="T294" style:family="text">
      <style:text-properties officeooo:rsid="00d89127"/>
    </style:style>
    <style:style style:name="T295" style:family="text">
      <style:text-properties officeooo:rsid="00d94aac"/>
    </style:style>
    <style:style style:name="T296" style:family="text">
      <style:text-properties officeooo:rsid="00da2c9a"/>
    </style:style>
    <style:style style:name="T297" style:family="text">
      <style:text-properties officeooo:rsid="00df141b"/>
    </style:style>
    <style:style style:name="T298" style:family="text">
      <style:text-properties officeooo:rsid="00e06fb1"/>
    </style:style>
    <style:style style:name="T299" style:family="text">
      <style:text-properties officeooo:rsid="00e0eeca"/>
    </style:style>
    <style:style style:name="T300" style:family="text">
      <style:text-properties officeooo:rsid="00e12377"/>
    </style:style>
    <style:style style:name="T301" style:family="text">
      <style:text-properties officeooo:rsid="00e26aee"/>
    </style:style>
    <style:style style:name="T302" style:family="text">
      <style:text-properties officeooo:rsid="00e5275e"/>
    </style:style>
    <style:style style:name="T303" style:family="text">
      <style:text-properties officeooo:rsid="00e712b1"/>
    </style:style>
    <style:style style:name="T304" style:family="text">
      <style:text-properties officeooo:rsid="00e8b463"/>
    </style:style>
    <style:style style:name="T305" style:family="text">
      <style:text-properties officeooo:rsid="00e8b8eb"/>
    </style:style>
    <style:style style:name="T306" style:family="text">
      <style:text-properties officeooo:rsid="00ede2a8"/>
    </style:style>
    <style:style style:name="T307" style:family="text">
      <style:text-properties officeooo:rsid="00efeab2"/>
    </style:style>
    <style:style style:name="T308" style:family="text">
      <style:text-properties officeooo:rsid="00f1f9b9"/>
    </style:style>
    <style:style style:name="T309" style:family="text">
      <style:text-properties officeooo:rsid="00f3ceb5"/>
    </style:style>
    <style:style style:name="T310" style:family="text">
      <style:text-properties officeooo:rsid="00f45ae2"/>
    </style:style>
    <style:style style:name="T311" style:family="text">
      <style:text-properties officeooo:rsid="00f5e632"/>
    </style:style>
    <style:style style:name="T312" style:family="text">
      <style:text-properties officeooo:rsid="00f724e5"/>
    </style:style>
    <style:style style:name="T313" style:family="text">
      <style:text-properties officeooo:rsid="00f817aa"/>
    </style:style>
    <style:style style:name="T314" style:family="text">
      <style:text-properties officeooo:rsid="00f84674"/>
    </style:style>
    <style:style style:name="T315" style:family="text">
      <style:text-properties officeooo:rsid="00f9ca5f"/>
    </style:style>
    <style:style style:name="T316" style:family="text">
      <style:text-properties officeooo:rsid="00faab69"/>
    </style:style>
    <style:style style:name="T317" style:family="text">
      <style:text-properties officeooo:rsid="00facba5"/>
    </style:style>
    <style:style style:name="T318" style:family="text">
      <style:text-properties style:text-position="super 58%" officeooo:rsid="00facba5"/>
    </style:style>
    <style:style style:name="T319" style:family="text">
      <style:text-properties style:text-position="super 58%" fo:font-style="normal" style:font-style-asian="normal" style:font-style-complex="normal"/>
    </style:style>
    <style:style style:name="T320" style:family="text">
      <style:text-properties style:text-position="0% 100%" fo:font-style="normal" style:font-style-asian="normal" style:font-style-complex="normal"/>
    </style:style>
    <style:style style:name="T321" style:family="text">
      <style:text-properties style:text-position="0% 100%" fo:font-style="normal" officeooo:rsid="010d8a7a" style:font-style-asian="normal" style:font-style-complex="normal"/>
    </style:style>
    <style:style style:name="T322" style:family="text">
      <style:text-properties officeooo:rsid="00fc8536"/>
    </style:style>
    <style:style style:name="T323" style:family="text">
      <style:text-properties officeooo:rsid="00fdffdc"/>
    </style:style>
    <style:style style:name="T324" style:family="text">
      <style:text-properties officeooo:rsid="00ff1e47"/>
    </style:style>
    <style:style style:name="T325" style:family="text">
      <style:text-properties officeooo:rsid="00ff4e79"/>
    </style:style>
    <style:style style:name="T326" style:family="text">
      <style:text-properties officeooo:rsid="00ff6501"/>
    </style:style>
    <style:style style:name="T327" style:family="text">
      <style:text-properties officeooo:rsid="01001560"/>
    </style:style>
    <style:style style:name="T328" style:family="text">
      <style:text-properties officeooo:rsid="0101bf12"/>
    </style:style>
    <style:style style:name="T329" style:family="text">
      <style:text-properties officeooo:rsid="0103b428"/>
    </style:style>
    <style:style style:name="T330" style:family="text">
      <style:text-properties officeooo:rsid="01058863"/>
    </style:style>
    <style:style style:name="T331" style:family="text">
      <style:text-properties officeooo:rsid="01065840"/>
    </style:style>
    <style:style style:name="T332" style:family="text">
      <style:text-properties officeooo:rsid="010d3466"/>
    </style:style>
    <style:style style:name="T333" style:family="text">
      <style:text-properties officeooo:rsid="010e1545"/>
    </style:style>
    <style:style style:name="T334" style:family="text">
      <style:text-properties officeooo:rsid="010f64b9"/>
    </style:style>
    <style:style style:name="T335" style:family="text">
      <style:text-properties officeooo:rsid="0112a555"/>
    </style:style>
    <style:style style:name="T336" style:family="text">
      <style:text-properties officeooo:rsid="01153b72"/>
    </style:style>
    <style:style style:name="T337" style:family="text">
      <style:text-properties officeooo:rsid="01172b16"/>
    </style:style>
    <style:style style:name="T338" style:family="text">
      <style:text-properties officeooo:rsid="0118ee1f"/>
    </style:style>
    <style:style style:name="T339" style:family="text">
      <style:text-properties officeooo:rsid="01190db0"/>
    </style:style>
    <style:style style:name="T340" style:family="text">
      <style:text-properties officeooo:rsid="011b9d00"/>
    </style:style>
    <style:style style:name="T341" style:family="text">
      <style:text-properties officeooo:rsid="011e0c93"/>
    </style:style>
    <style:style style:name="T342" style:family="text">
      <style:text-properties officeooo:rsid="0008a164"/>
    </style:style>
    <style:style style:name="T343" style:family="text">
      <style:text-properties officeooo:rsid="011efdab"/>
    </style:style>
    <style:style style:name="T344" style:family="text">
      <style:text-properties officeooo:rsid="011f51c7"/>
    </style:style>
    <style:style style:name="T345" style:family="text">
      <style:text-properties officeooo:rsid="0122d56b"/>
    </style:style>
    <style:style style:name="T346" style:family="text">
      <style:text-properties officeooo:rsid="0123090f"/>
    </style:style>
    <style:style style:name="T347" style:family="text">
      <style:text-properties officeooo:rsid="012459ea"/>
    </style:style>
    <style:style style:name="T348" style:family="text">
      <style:text-properties officeooo:rsid="0126030e"/>
    </style:style>
    <style:style style:name="T349" style:family="text">
      <style:text-properties officeooo:rsid="01269055"/>
    </style:style>
    <style:style style:name="T350" style:family="text">
      <style:text-properties officeooo:rsid="0129fb23"/>
    </style:style>
    <style:style style:name="T351" style:family="text">
      <style:text-properties officeooo:rsid="012c026d"/>
    </style:style>
    <style:style style:name="T352" style:family="text">
      <style:text-properties officeooo:rsid="00b2b0c8"/>
    </style:style>
    <style:style style:name="T353" style:family="text">
      <style:text-properties officeooo:rsid="003cb689"/>
    </style:style>
    <style:style style:name="T354" style:family="text">
      <style:text-properties officeooo:rsid="005e0efa"/>
    </style:style>
    <style:style style:name="T355" style:family="text">
      <style:text-properties officeooo:rsid="00324c92"/>
    </style:style>
    <style:style style:name="T356" style:family="text">
      <style:text-properties officeooo:rsid="003075ae"/>
    </style:style>
    <style:style style:name="T357" style:family="text">
      <style:text-properties officeooo:rsid="00618f40"/>
    </style:style>
    <style:style style:name="T358" style:family="text">
      <style:text-properties officeooo:rsid="0041e8b0"/>
    </style:style>
    <style:style style:name="T359" style:family="text">
      <style:text-properties officeooo:rsid="00446edd"/>
    </style:style>
    <style:style style:name="T360" style:family="text">
      <style:text-properties officeooo:rsid="0046927a"/>
    </style:style>
    <style:style style:name="T361" style:family="text">
      <style:text-properties officeooo:rsid="00511d83"/>
    </style:style>
    <style:style style:name="T362" style:family="text">
      <style:text-properties officeooo:rsid="00698fd1"/>
    </style:style>
    <style:style style:name="T363" style:family="text">
      <style:text-properties officeooo:rsid="0054fc09"/>
    </style:style>
    <style:style style:name="T364" style:family="text">
      <style:text-properties officeooo:rsid="005639b9"/>
    </style:style>
    <style:style style:name="T365" style:family="text">
      <style:text-properties officeooo:rsid="005895aa"/>
    </style:style>
    <style:style style:name="T366" style:family="text">
      <style:text-properties officeooo:rsid="006afd8b"/>
    </style:style>
    <style:style style:name="T367" style:family="text">
      <style:text-properties officeooo:rsid="006e69ef"/>
    </style:style>
    <style:style style:name="T368" style:family="text">
      <style:text-properties officeooo:rsid="007b2581"/>
    </style:style>
    <style:style style:name="T369" style:family="text">
      <style:text-properties officeooo:rsid="008fcea0"/>
    </style:style>
    <style:style style:name="T370" style:family="text">
      <style:text-properties officeooo:rsid="0091929b"/>
    </style:style>
    <style:style style:name="T371" style:family="text">
      <style:text-properties officeooo:rsid="00a02a0b"/>
    </style:style>
    <style:style style:name="T372" style:family="text">
      <style:text-properties officeooo:rsid="009f887a"/>
    </style:style>
    <style:style style:name="T373" style:family="text">
      <style:text-properties officeooo:rsid="0099fd98"/>
    </style:style>
    <style:style style:name="T374" style:family="text">
      <style:text-properties officeooo:rsid="009bf502"/>
    </style:style>
    <style:style style:name="T375" style:family="text">
      <style:text-properties officeooo:rsid="0098f891"/>
    </style:style>
    <style:style style:name="T376" style:family="text">
      <style:text-properties officeooo:rsid="00a62ec7"/>
    </style:style>
    <style:style style:name="T377" style:family="text">
      <style:text-properties officeooo:rsid="00a56598"/>
    </style:style>
    <style:style style:name="T378" style:family="text">
      <style:text-properties officeooo:rsid="00a88c56"/>
    </style:style>
    <style:style style:name="T379" style:family="text">
      <style:text-properties officeooo:rsid="00a94afc"/>
    </style:style>
    <style:style style:name="T380" style:family="text">
      <style:text-properties officeooo:rsid="013083bc"/>
    </style:style>
    <style:style style:name="T381" style:family="text">
      <style:text-properties officeooo:rsid="01395e0f"/>
    </style:style>
    <style:style style:name="T382" style:family="text">
      <style:text-properties style:use-window-font-color="true" style:text-outline="false" style:text-line-through-style="none" style:text-line-through-type="none" style:font-name="Arial" fo:font-size="16pt" fo:language="zxx" fo:country="none" fo:font-style="normal" fo:text-shadow="none" style:text-underline-style="none" fo:font-weight="normal" style:letter-kerning="true" style:font-name-asian="Andale Sans UI" style:font-size-asian="16pt" style:language-asian="zxx" style:country-asian="none" style:font-style-asian="normal" style:font-weight-asian="normal" style:font-name-complex="Tahoma" style:font-size-complex="16pt" style:language-complex="zxx" style:country-complex="none" style:font-style-complex="normal" style:font-weight-complex="normal" style:text-emphasize="none" style:font-relief="none"/>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draw:stroke-dash="Dashed_20__28_var_29__20_12"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min-height="1.05cm" fo:min-width="5.699cm"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draw:stroke-dash="Dashed_20__28_var_29__20_13"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min-height="0.75cm" fo:min-width="1.998cm"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draw:stroke-dash="Dashed_20__28_var_29__20_14"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min-height="0.75cm" fo:min-width="6.798cm"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ed_20__28_var_29__20_15"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min-height="0.748cm" fo:min-width="3.701cm"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ed_20__28_var_29__20_16"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min-height="0.75cm" fo:min-width="3.699cm"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ed_20__28_var_29__20_17" svg:stroke-width="0cm" svg:stroke-color="#000000" draw:marker-start="" draw:marker-start-width="0.3cm" draw:marker-start-center="false" draw:marker-end="Arrow"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ed_20__28_var_29__20_18" svg:stroke-width="0cm" svg:stroke-color="#000000" draw:marker-start="" draw:marker-start-width="0.3cm" draw:marker-start-center="false" draw:marker-end="Arrow"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ed_20__28_var_29__20_19" svg:stroke-width="0cm" svg:stroke-color="#000000" draw:marker-start="" draw:marker-start-width="0.3cm" draw:marker-start-center="false" draw:marker-end="Arrow"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ed_20__28_var_29__20_20" svg:stroke-width="0cm" svg:stroke-color="#000000" draw:marker-start="" draw:marker-start-width="0.3cm" draw:marker-start-center="false" draw:marker-end="Arrow"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5"/>
      <text:p text:style-name="P4"/>
      <text:p text:style-name="P4"/>
      <text:p text:style-name="P4"/>
      <text:p text:style-name="P4"/>
      <text:p text:style-name="P4"/>
      <text:p text:style-name="P4"/>
      <text:p text:style-name="P4"/>
      <text:p text:style-name="P4"/>
      <text:p text:style-name="P5"/>
      <text:p text:style-name="P6">TaxiCab Scheduler</text:p>
      <text:p text:style-name="P6">Version:<text:span text:style-name="T1">1</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7"/>
      <text:p text:style-name="P7">Group #: <text:span text:style-name="T1">2</text:span></text:p>
      <text:p text:style-name="P7">Members: Brendan Duke, Kuir Aguier, Jaeden Guo</text:p>
      <text:p text:style-name="P7">Course: CS2XB3</text:p>
      <text:p text:style-name="P7">Department of Software and Computing</text:p>
      <text:p text:style-name="P7">McMaster University</text:p>
      <text:p text:style-name="P3"/>
      <text:p text:style-name="P3"/>
      <text:p text:style-name="P3"/>
      <text:p text:style-name="P3"/>
      <text:p text:style-name="P3"><text:soft-page-break/></text:p>
      <text:p text:style-name="P3"/>
      <text:p text:style-name="P416"><text:span text:style-name="T2">C</text:span><text:span text:style-name="T9">ONTENTS</text:span></text:p>
      <text:p text:style-name="P8">MIS <text:span text:style-name="T41">&amp; MID</text:span>:</text:p>
      <text:p text:style-name="P3"/>
      <text:p text:style-name="P45"><text:span text:style-name="T14">1</text:span><text:span text:style-name="T13">. </text:span><text:bookmark-start text:name="__DdeLink__5_2135990632"/><text:span text:style-name="T13">C</text:span><text:bookmark-end text:name="__DdeLink__5_2135990632"/><text:span text:style-name="T13">lass: sdl2_taxicab ….................................................................................................................. <text:s/></text:span><text:span text:style-name="T15">1</text:span></text:p>
      <text:p text:style-name="P54"><text:tab/>i. <text:s text:c="2"/>sdl2Init</text:p>
      <text:p text:style-name="P54"><text:tab/>ii. <text:s/>sdl2LoadTexture</text:p>
      <text:p text:style-name="P54"><text:tab/>iii. sdl2LoadTextureFromFile</text:p>
      <text:p text:style-name="P54"><text:tab/>iv. sdl2LoadMedia</text:p>
      <text:p text:style-name="P54"><text:tab/>v. <text:s/>sdl2HandleEvents</text:p>
      <text:p text:style-name="P54"><text:tab/>vi. sdl2Close</text:p>
      <text:p text:style-name="P54"><text:tab/></text:p>
      <text:p text:style-name="P46"><text:span text:style-name="T102">2</text:span>. Class: taxicab ….......................................................................................................................... <text:s text:c="2"/><text:span text:style-name="T343">7</text:span></text:p>
      <text:p text:style-name="P66"><text:tab/>i. <text:s text:c="3"/>updateAndRender</text:p>
      <text:p text:style-name="P51"><text:tab/><text:span text:style-name="T219">ii. <text:s text:c="2"/>setMinTaxiQuery</text:span></text:p>
      <text:p text:style-name="P65"><text:tab/>ii. <text:s text:c="2"/><text:span text:style-name="T219">updateInsertionPoint</text:span></text:p>
      <text:p text:style-name="P51"><text:tab/><text:span text:style-name="T38">iii. <text:s/>initInsertionPoint</text:span></text:p>
      <text:p text:style-name="P51"><text:tab/><text:span text:style-name="T38">iv. <text:s/>netPathWeight</text:span></text:p>
      <text:p text:style-name="P93"><text:span text:style-name="T60"><text:tab/> <text:s/></text:span><text:span text:style-name="T58">v. <text:s/></text:span><text:span text:style-name="T59">randomVertex</text:span></text:p>
      <text:p text:style-name="P139"><text:tab/> vi. <text:s/>speed</text:p>
      <text:p text:style-name="P66"><text:tab/>vii. <text:s/>setTaxiVelocity</text:p>
      <text:p text:style-name="P65"><text:tab/><text:span text:style-name="T219">viii. getTaxiCurrentVertex</text:span></text:p>
      <text:p text:style-name="P66"><text:tab/> ix. removeTaxiQuery</text:p>
      <text:p text:style-name="P65"><text:tab/> <text:s/><text:span text:style-name="T219">x. initTaxiCab <text:s/></text:span></text:p>
      <text:p text:style-name="P65"><text:tab/> <text:span text:style-name="T219">xi. findDisplacement</text:span></text:p>
      <text:p text:style-name="P65"><text:tab/><text:span text:style-name="T219">xii. compNode</text:span></text:p>
      <text:p text:style-name="P66"><text:tab/>xiii. placeImage</text:p>
      <text:p text:style-name="P65"><text:tab/><text:span text:style-name="T219">xiv. drawListImages</text:span></text:p>
      <text:p text:style-name="P66"><text:tab/> xv. parseNodes</text:p>
      <text:p text:style-name="P65"><text:tab/> <text:span text:style-name="T219">xvi. parse </text:span><text:tab/></text:p>
      <text:p text:style-name="P65"/>
      <text:p text:style-name="P46"><text:tab/><text:tab/></text:p>
      <text:p text:style-name="P46"><text:span text:style-name="T102">3</text:span>. Class: taxi_searching …............................................................................................................ <text:s/><text:span text:style-name="T306">26</text:span></text:p>
      <text:p text:style-name="P46"><text:tab/><text:span text:style-name="T39">i. <text:s/>getShortestPath</text:span></text:p>
      <text:p text:style-name="P46"><text:tab/><text:span text:style-name="T39">ii. makeAllShortestPaths</text:span></text:p>
      <text:p text:style-name="P46"/>
      <text:p text:style-name="P46"><text:span text:style-name="T102">4</text:span>. Class: index_min_pq …............................................................................................................ <text:s/><text:span text:style-name="T314">28</text:span></text:p>
      <text:p text:style-name="P46"><text:tab/><text:span text:style-name="T1">i. <text:s text:c="4"/>makeIndexMinPQ</text:span></text:p>
      <text:p text:style-name="P46"><text:soft-page-break/><text:tab/><text:span text:style-name="T1">ii. <text:s text:c="3"/>pqInsert</text:span></text:p>
      <text:p text:style-name="P46"><text:tab/><text:span text:style-name="T1">iii. <text:s text:c="2"/>pqDelMin</text:span></text:p>
      <text:p text:style-name="P61"><text:tab/>iv. <text:s text:c="2"/>pqEmpty</text:p>
      <text:p text:style-name="P61"><text:tab/>v. <text:s text:c="3"/>pqContains</text:p>
      <text:p text:style-name="P46"><text:tab/><text:span text:style-name="T1">vi. <text:s text:c="2"/>pqDecreaseWeight</text:span></text:p>
      <text:p text:style-name="P58"><text:tab/>vi<text:span text:style-name="T213">i</text:span>. <text:s/>pqSwim</text:p>
      <text:p text:style-name="P46"><text:tab/><text:span text:style-name="T1">vii. <text:s/>pqSink</text:span></text:p>
      <text:p text:style-name="P46"><text:tab/><text:span text:style-name="T213">ix. <text:s text:c="2"/>pqExch</text:span></text:p>
      <text:p text:style-name="P46"><text:tab/><text:tab/></text:p>
      <text:p text:style-name="P46"><text:span text:style-name="T102">5</text:span>. Class: dijkstra_sp …................................................................................................................... <text:span text:style-name="T315">34</text:span></text:p>
      <text:p text:style-name="P46"><text:tab/><text:span text:style-name="T212">i. <text:s/>makeDijkstraSPTree</text:span></text:p>
      <text:p text:style-name="P46"><text:tab/><text:span text:style-name="T38">ii. pathTo</text:span></text:p>
      <text:p text:style-name="P46"><text:tab/><text:span text:style-name="T38">iii relax</text:span></text:p>
      <text:p text:style-name="P46"/>
      <text:p text:style-name="P46"><text:span text:style-name="T102">6</text:span>. Class: edge_weighted_digraph …............................................................................................ <text:span text:style-name="T330">38</text:span></text:p>
      <text:p text:style-name="P53"><text:tab/><text:span text:style-name="T1">i. <text:s text:c="2"/>printEdge</text:span></text:p>
      <text:p text:style-name="P46"><text:tab/><text:span text:style-name="T1">ii. <text:s/>addEdge</text:span></text:p>
      <text:p text:style-name="P46"><text:tab/><text:span text:style-name="T1">iii. makeEdgeWeightDigraph</text:span></text:p>
      <text:p text:style-name="P46"><text:tab/><text:span text:style-name="T1">iv. freeDirectedEdge</text:span></text:p>
      <text:p text:style-name="P58"><text:tab/>v. <text:s/>destroyAdjacencyLists</text:p>
      <text:p text:style-name="P58"/>
      <text:p text:style-name="P63"><text:span text:style-name="T212">7</text:span>. Class: <text:span text:style-name="T340">stopif …............................................................................................................................ 42</text:span></text:p>
      <text:p text:style-name="P357"/>
      <text:p text:style-name="P56"><text:span text:style-name="T350">8</text:span>. Interfaces …............................................................................................................................... <text:span text:style-name="T341">43</text:span></text:p>
      <text:p text:style-name="P56"><text:tab/>i. <text:s text:c="3"/>taxicab</text:p>
      <text:p text:style-name="P56"><text:tab/>ii. <text:s text:c="2"/>linked_list</text:p>
      <text:p text:style-name="P56"><text:tab/>i<text:span text:style-name="T349">ii</text:span>. <text:s text:c="2"/>index_min_pq</text:p>
      <text:p text:style-name="P56"><text:tab/><text:span text:style-name="T349">i</text:span>v. <text:s text:c="3"/>helper</text:p>
      <text:p text:style-name="P56"><text:tab/>v. <text:s text:c="2"/>edge_weighted_digraph</text:p>
      <text:p text:style-name="P418"><text:tab/>vi. dijkstra_sp<text:tab/><text:tab/><text:span text:style-name="T342"><text:tab/></text:span></text:p>
      <text:p text:style-name="P56"/>
      <text:p text:style-name="P9">Supplementary:</text:p>
      <text:p text:style-name="P14"/>
      <text:p text:style-name="P62"><text:span text:style-name="T350">9</text:span>. Software Testing and Verification …..................................................................................</text:p>
      <text:p text:style-name="P62"><text:tab/>i. Blackbox Testing</text:p>
      <text:p text:style-name="P62"><text:tab/>ii. Whitebox Testing</text:p>
      <text:p text:style-name="P62"/>
      <text:p text:style-name="P359"><text:span text:style-name="T132">1</text:span>0 Contributions …................................................................................................................</text:p>
      <text:p text:style-name="P367"><text:span text:style-name="T11">1</text:span><text:span text:style-name="T10">1 Revisions</text:span></text:p>
      <text:p text:style-name="P360"/>
      <text:p text:style-name="P417"><text:span text:style-name="T22">1</text:span><text:span text:style-name="T21">. </text:span><text:bookmark-start text:name="__DdeLink__5_21359906322"/><text:span text:style-name="T3">C</text:span><text:bookmark-end text:name="__DdeLink__5_21359906322"/><text:span text:style-name="T12">lass: sdl2_taxicab</text:span></text:p>
      <text:p text:style-name="P92"><text:tab/></text:p>
      <text:p text:style-name="P366"/>
      <text:p text:style-name="P70"><text:tab/>Uses</text:p>
      <text:p text:style-name="P171"><text:tab/><text:tab/>helper.h</text:p>
      <text:p text:style-name="P171"><text:tab/><text:tab/>taxicab.h</text:p>
      <text:p text:style-name="P171"><text:tab/><text:tab/>stdio.h</text:p>
      <text:p text:style-name="P171"><text:tab/><text:tab/>SDL.h</text:p>
      <text:p text:style-name="P171"><text:tab/><text:tab/>time.h</text:p>
      <text:p text:style-name="P364"><text:span text:style-name="T17"><text:tab/></text:span><text:span text:style-name="T18">Variables</text:span></text:p>
      <text:p text:style-name="P348"><text:tab/><text:tab/><text:span text:style-name="T53">public</text:span></text:p>
      <text:p text:style-name="P348"><text:tab/><text:tab/><text:tab/>SDL_Window: <text:span text:style-name="T149">gWindow</text:span></text:p>
      <text:p text:style-name="P348"><text:tab/><text:tab/><text:span text:style-name="T53">private</text:span></text:p>
      <text:p text:style-name="P348"><text:tab/><text:tab/><text:tab/>character <text:span text:style-name="T149">pointer[] : imageNames</text:span></text:p>
      <text:p text:style-name="P348"><text:tab/><text:tab/><text:tab/>integer constant : <text:span text:style-name="T149">SCREEN_WIDTH, SCREEN_HEIGHT</text:span></text:p>
      <text:p text:style-name="P348"><text:tab/><text:tab/><text:tab/>Dimensions array<text:span text:style-name="T149">[] : imageDims</text:span><text:tab/><text:tab/></text:p>
      <text:p text:style-name="P364"><text:span text:style-name="T21"><text:tab/></text:span><text:span text:style-name="T16">Comprises</text:span><text:span text:style-name="T16"><text:note text:id="ftn1" text:note-class="footnote"><text:note-citation>1</text:note-citation><text:note-body><text:p text:style-name="P390">Uses indicates which external <text:span text:style-name="T132">libraries</text:span> are included while composes indicates which other classes inside of the program that this method may call on. </text:p></text:note-body></text:note></text:span></text:p>
      <text:p text:style-name="P96"><text:tab/><text:tab/>i. sdl2Init</text:p>
      <text:p text:style-name="P96"><text:tab/><text:tab/>ii. sdl2LoadTexture</text:p>
      <text:p text:style-name="P96"><text:tab/><text:tab/>iii. sdl2LoadTextureFromFile</text:p>
      <text:p text:style-name="P96"><text:tab/><text:tab/>iv. sdl2LoadMedia</text:p>
      <text:p text:style-name="P96"><text:tab/><text:tab/>v. sdl2HandleEvents</text:p>
      <text:p text:style-name="P96"><text:tab/><text:tab/>vi. <text:span text:style-name="T103">s</text:span>dl2Close</text:p>
      <text:p text:style-name="P55"/>
      <text:p text:style-name="P30">Class description</text:p>
      <text:p text:style-name="P94"><text:tab/>sdl2_taxicab is the main class that contains the GUI and utilizes all other classes in order to <text:span text:style-name="T70">facilitate</text:span> the core functions of the TaxiCab Program. This class creates a graphics window <text:span text:style-name="T69">which</text:span> renders a background <text:span text:style-name="T69">of the an area of Toronto (i.e., North York). <text:s/>The graphics window (i.e., gWindow) is declared as a global variable so it may be access by all classes; however the dimensions of the window are kept private as an internal constant (i.e., SCREEN_WIDTH and SCREEN_HEIGHT). <text:s/>Moreover, <text:s/>there is a private character pointer to an array which contains the location of the images rendered in the graphics window. Finally, there is a private Dimensions (abstract data type) array to specify the length and width of the images.</text:span></text:p>
      <text:p text:style-name="P94"/>
      <text:p text:style-name="P29">Pseudo Code</text:p>
      <text:p text:style-name="P97"><text:tab/>#uses libraries</text:p>
      <text:p text:style-name="P97"><text:tab/>global gWindow = NULL;</text:p>
      <text:p text:style-name="P97"/>
      <text:p text:style-name="P97"><text:tab/>private final int screen_width = 1024;</text:p>
      <text:p text:style-name="P97"><text:tab/>private final int screen_height = 768;</text:p>
      <text:p text:style-name="P97"/>
      <text:p text:style-name="P98"><text:soft-page-break/><text:tab/><text:span text:style-name="T76">private char* imageNames[] = { (char pointer) to images north_york_test, <text:s/>Btaxi, <text:s/>Rtaxi, <text:tab/><text:tab/><text:tab/><text:tab/><text:tab/><text:tab/><text:tab/>SPerson, Nperson}</text:span></text:p>
      <text:p text:style-name="P98"><text:tab/>private <text:span text:style-name="T76">Dimensions[] imageDims = { {x,y}, {x,y}, {x,y}, {x,y}, {x,y},}</text:span></text:p>
      <text:p text:style-name="P98"/>
      <text:p text:style-name="P116"><text:tab/>&lt;sdl2Init method, see section I-i&gt;<text:note text:id="ftn2" text:note-class="footnote"><text:note-citation>2</text:note-citation><text:note-body><text:p text:style-name="P403">Please note that anything in &lt; these &gt; brackets is not part of a code but rather place holders to represent the place of various methods, other <text:s/>times when a message is written in them in capitals, they act as a guide through the code to facilitate a greater understanding of code transition. Simply put, they are there to highlight particular sections of the source code.</text:p></text:note-body></text:note></text:p>
      <text:p text:style-name="P116"><text:tab/>&lt;sdl2LoadTexture method, see section I-ii&gt;</text:p>
      <text:p text:style-name="P116"><text:tab/>&lt;sdl2LoadTextureFromFile method, see section I-iii&gt;</text:p>
      <text:p text:style-name="P116"><text:tab/>&lt;sdl2LoadMedia method, see section I-iv&gt;</text:p>
      <text:p text:style-name="P116"><text:tab/>&lt;sdl2HandleEvents method, see section I-v&gt;</text:p>
      <text:p text:style-name="P116"><text:tab/>&lt;sdl2Close method, see section I-vi&gt;</text:p>
      <text:p text:style-name="P116"><text:tab/></text:p>
      <text:p text:style-name="P238">main method</text:p>
      <text:p text:style-name="P175">{</text:p>
      <text:p text:style-name="P172"><text:tab/>TaxiState object initiated;</text:p>
      <text:p text:style-name="P172"><text:tab/>TaxiState.ScreenWidth = SCREEN_WIDTH;</text:p>
      <text:p text:style-name="P172"><text:tab/>TaxiState.screenHeight = SCREEN_HEIGHT;</text:p>
      <text:p text:style-name="P172"/>
      <text:p text:style-name="P172"><text:tab/><text:span text:style-name="T79">if </text:span>( sdl2Init fails to render)</text:p>
      <text:p text:style-name="P172"><text:tab/><text:tab/>{print <text:span text:style-name="T77">error message to screen (e.g, “Failed to initialize!”);</text:span>} <text:span text:style-name="T82">end of if</text:span></text:p>
      <text:p text:style-name="P172"><text:tab/><text:span text:style-name="T79">else if </text:span>(sdl2LoadMedia fails to <text:span text:style-name="T77">load media)</text:span></text:p>
      <text:p text:style-name="P173"><text:tab/><text:tab/><text:span text:style-name="T77">{ print error message to screen (e.g., “Failed to load media!”);} </text:span><text:span text:style-name="T82">end of else if</text:span></text:p>
      <text:p text:style-name="P173"><text:soft-page-break/><text:tab/><text:span text:style-name="T80">else</text:span></text:p>
      <text:p text:style-name="P173"><text:tab/> <text:tab/><text:span text:style-name="T118">{</text:span><text:span text:style-name="T78">set main loop flag globalRunning to true;</text:span></text:p>
      <text:p text:style-name="P173"><text:tab/><text:tab/><text:span text:style-name="T78">set time to zero;</text:span></text:p>
      <text:p text:style-name="P173"/>
      <text:p text:style-name="P173"><text:tab/><text:tab/><text:span text:style-name="T78">initialize previousTime to the number of milliseconds since SDL library initialized;</text:span></text:p>
      <text:p text:style-name="P173"><text:tab/><text:tab/><text:tab/><text:span text:style-name="T80">while</text:span><text:span text:style-name="T78"> (globalRunning )</text:span></text:p>
      <text:p text:style-name="P173"><text:tab/><text:tab/><text:tab/><text:tab/><text:span text:style-name="T125">{ </text:span><text:span text:style-name="T78">elapsedTime = (time since SDL initiated) – previousTime;</text:span></text:p>
      <text:p text:style-name="P173"><text:tab/><text:tab/><text:tab/><text:tab/> <text:s text:c="2"/><text:span text:style-name="T78">previousTime = time since SDL library initiated (i.e., SDL_GetTicks());</text:span></text:p>
      <text:p text:style-name="P173"><text:tab/><text:tab/><text:tab/><text:tab/> <text:s text:c="2"/><text:span text:style-name="T78">globalRunning = return value of sdl2HandleEvents (i.e., boolean);</text:span></text:p>
      <text:p text:style-name="P174"><text:tab/><text:tab/> <text:tab/><text:tab/> <text:s/><text:span text:style-name="T78">call updateAndRender(address of taxiState</text:span><text:span text:style-name="T78"><text:note text:id="ftn3" text:note-class="footnote"><text:note-citation>3</text:note-citation><text:note-body><text:p text:style-name="P405">To clarify, address of taxiState represents &amp;taxiState in C, which denotes an address in memory for future reference.</text:p></text:note-body></text:note></text:span><text:span text:style-name="T78">, elapsedTime); </text:span></text:p>
      <text:p text:style-name="P174"><text:span text:style-name="T78"><text:tab/><text:tab/><text:tab/><text:tab/></text:span><text:span text:style-name="T125">}</text:span><text:span text:style-name="T78"> </text:span><text:span text:style-name="T81">end of while loop</text:span></text:p>
      <text:p text:style-name="P174"><text:tab/><text:tab/><text:span text:style-name="T117">}</text:span><text:span text:style-name="T81">end of else</text:span></text:p>
      <text:p text:style-name="P173"><text:tab/><text:tab/><text:tab/></text:p>
      <text:p text:style-name="P173"><text:tab/><text:span text:style-name="T99">call sdl2Close to free resources and quit program;</text:span></text:p>
      <text:p text:style-name="P173"><text:tab/></text:p>
      <text:p text:style-name="P173"><text:tab/><text:span text:style-name="T99">return 0 to terminate;</text:span></text:p>
      <text:p text:style-name="P175"><text:soft-page-break/><text:s text:c="3"/>}<text:span text:style-name="T79">end of main</text:span></text:p>
      <text:p text:style-name="P95"/>
      <text:p text:style-name="P381"><text:span text:style-name="T103">1i</text:span>. <text:span text:style-name="T102">Method: s</text:span>dl2Init</text:p>
      <text:p text:style-name="P97"><text:tab/><text:span text:style-name="T53">Uses</text:span></text:p>
      <text:p text:style-name="P97"><text:tab/><text:tab/><text:span text:style-name="T102">SDL_CreateWindow</text:span></text:p>
      <text:p text:style-name="P97"><text:tab/><text:tab/><text:span text:style-name="T102">SDL_CreateRenderer</text:span></text:p>
      <text:p text:style-name="P97"><text:tab/><text:tab/><text:span text:style-name="T102">SDL_SetRenderDrawColor</text:span></text:p>
      <text:p text:style-name="P97"><text:tab/><text:tab/><text:span text:style-name="T102">SDL_GetError</text:span></text:p>
      <text:p text:style-name="P97"><text:tab/><text:span text:style-name="T53">Modifier</text:span></text:p>
      <text:p text:style-name="P97"><text:tab/><text:tab/><text:span text:style-name="T100">private</text:span></text:p>
      <text:p text:style-name="P186"><text:tab/><text:span text:style-name="T101">Argument(s)</text:span></text:p>
      <text:p text:style-name="P97"><text:tab/><text:tab/><text:span text:style-name="T101">SDL_Renderer pointer to a pointer : renderer</text:span></text:p>
      <text:p text:style-name="P97"><text:tab/><text:span text:style-name="T54">Return Type</text:span></text:p>
      <text:p text:style-name="P97"><text:tab/><text:tab/><text:span text:style-name="T102">boolean</text:span><text:tab/></text:p>
      <text:p text:style-name="P97"><text:tab/><text:span text:style-name="T53">Comprises</text:span></text:p>
      <text:p text:style-name="P97"><text:tab/><text:tab/></text:p>
      <text:p text:style-name="P18">Method description</text:p>
      <text:p text:style-name="P125"><text:tab/>sdl2Init initiates the graphics window, gives the graphics window a title, and necessary features, in addition it sets the window to visible. A series of if statements are utilized for the creation of the window, where an error message prints to the console every time a stage in the windows initiation process fails. This method also renders a particular colour as invisible <text:span text:style-name="T109">for graphics so that graphics may be layered on-top of each other gracefully for aesthetic appeal. <text:s/></text:span></text:p>
      <text:p text:style-name="P126"/>
      <text:p text:style-name="P118"/>
      <text:p text:style-name="P28">Pseudo Code</text:p>
      <text:p text:style-name="P118"><text:tab/><text:span text:style-name="T110">set boolean success = true;</text:span></text:p>
      <text:p text:style-name="P118"><text:tab/><text:span text:style-name="T83">if </text:span><text:span text:style-name="T110">(SDL_Init &lt; 0 (i.e., fails to initialize) )</text:span></text:p>
      <text:p text:style-name="P118"><text:tab/><text:span text:style-name="T110">{ print error message to screen;</text:span></text:p>
      <text:p text:style-name="P118"><text:tab/><text:tab/><text:span text:style-name="T110">set success to false;</text:span></text:p>
      <text:p text:style-name="P119"><text:tab/><text:span text:style-name="T133">}</text:span><text:span text:style-name="T83"> else</text:span><text:span text:style-name="T110"> </text:span></text:p>
      <text:p text:style-name="P124"><text:tab/><text:span text:style-name="T134">{</text:span> gWindow = Create Window using variables (title, x-position of window, y position of <text:tab/><text:tab/><text:tab/><text:tab/><text:tab/><text:tab/><text:tab/><text:tab/> <text:s text:c="4"/>window, width of window, height of window, <text:tab/><text:tab/><text:tab/><text:tab/><text:tab/><text:tab/><text:tab/><text:tab/> <text:s text:c="4"/>and flags);</text:p>
      <text:p text:style-name="P120"><text:tab/> <text:s text:c="2"/><text:span text:style-name="T84">if</text:span><text:span text:style-name="T111"> (window is null)</text:span></text:p>
      <text:p text:style-name="P120"><text:tab/> <text:s text:c="3"/><text:span text:style-name="T111">{ print error message, retrieve error (i.e., SDL_GetError())</text:span> ; <text:span text:style-name="T112">success = false;}</text:span></text:p>
      <text:p text:style-name="P120"><text:tab/> <text:s text:c="2"/><text:span text:style-name="T85">else</text:span></text:p>
      <text:p text:style-name="P121"><text:tab/> <text:s text:c="2"/><text:span text:style-name="T122"><text:s/></text:span><text:span text:style-name="T123">{ </text:span><text:span text:style-name="T112">int imgFlags = IMG_INIT_PNG;</text:span></text:p>
      <text:p text:style-name="P121"><text:tab/><text:tab/><text:span text:style-name="T85">if </text:span><text:span text:style-name="T112">(!(IMG_Init(imgFlags) AND imgFlags))</text:span></text:p>
      <text:p text:style-name="P121"><text:tab/><text:tab/> <text:s text:c="3"/><text:span text:style-name="T113">{ print error message, get error; success = false;</text:span> <text:span text:style-name="T113">}</text:span></text:p>
      <text:p text:style-name="P121"><text:tab/><text:tab/><text:span text:style-name="T86">else</text:span></text:p>
      <text:p text:style-name="P122"><text:tab/><text:tab/> <text:s text:c="3"/><text:span text:style-name="T116">{</text:span><text:span text:style-name="T113"> <text:s/>Create vsynced renderer for window;</text:span></text:p>
      <text:p text:style-name="P123"><text:soft-page-break/><text:span text:style-name="T113"><text:tab/><text:tab/> <text:s text:c="7"/>render pointer = SDL_CreateRenderer(gWindow </text:span><text:span text:style-name="T113"><text:note text:id="ftn4" text:note-class="footnote"><text:note-citation>4</text:note-citation><text:note-body><text:p text:style-name="P388">Where window is displayed</text:p></text:note-body></text:note></text:span><text:span text:style-name="T113">, -1</text:span><text:span text:style-name="T113"><text:note text:id="ftn5" text:note-class="footnote"><text:note-citation>5</text:note-citation><text:note-body><text:p text:style-name="Footnote">-<text:span text:style-name="T113">1 is to initialize the first index that supports the requested flags</text:span></text:p></text:note-body></text:note></text:span><text:span text:style-name="T113">, <text:s/>SDL_RENDERER_ACCELERATED | SDL_RENDERER_PRESENTVSYNC</text:span><text:span text:style-name="T113"><text:note text:id="ftn6" text:note-class="footnote"><text:note-citation>6</text:note-citation><text:note-body><text:p text:style-name="P388">Uses SDL_render.h for accelerating graphics with support features such as single pixel point and textured images. <text:s/><text:span text:style-name="T114">ACCELERATED indicates that the renderer uses hardware acceleration, and PRESENTVSYNC used to synchronize with the refresh rate</text:span></text:p></text:note-body></text:note></text:span><text:span text:style-name="T113">);</text:span></text:p>
      <text:p text:style-name="P123"><text:tab/><text:tab/><text:tab/><text:span text:style-name="T89">if </text:span><text:span text:style-name="T114">(renderer is Empty)</text:span></text:p>
      <text:p text:style-name="P123"><text:tab/><text:tab/><text:tab/><text:tab/><text:span text:style-name="T114">{ print error lessage, get error};</text:span></text:p>
      <text:p text:style-name="P123"><text:tab/><text:tab/><text:tab/><text:span text:style-name="T89">else</text:span></text:p>
      <text:p text:style-name="P123"><text:tab/><text:tab/><text:tab/><text:span text:style-name="T114">{ SDL_SetRenderDrawColor( render pointer, r,b,g, a</text:span><text:span text:style-name="T114"><text:note text:id="ftn7" text:note-class="footnote"><text:note-citation>7</text:note-citation><text:note-body><text:p text:style-name="P389">While r = red, g = green, b = blue, a = alpha, which is the value used to draw on the rendering target.</text:p></text:note-body></text:note></text:span><text:span text:style-name="T114">) ;}</text:span></text:p>
      <text:p text:style-name="P123"><text:span text:style-name="T113"><text:tab/><text:tab/> <text:s text:c="2"/></text:span><text:span text:style-name="T116">}</text:span><text:span text:style-name="T87">end of internal nested else</text:span></text:p>
      <text:p text:style-name="P122"/>
      <text:p text:style-name="P121"><text:span text:style-name="T112"><text:tab/> <text:s text:c="4"/></text:span><text:span text:style-name="T123">}</text:span><text:span text:style-name="T85">end of </text:span><text:span text:style-name="T88">outer</text:span><text:span text:style-name="T85"> nested else</text:span></text:p>
      <text:p text:style-name="P120"><text:tab/><text:span text:style-name="T135">}</text:span><text:span text:style-name="T87">end of else</text:span></text:p>
      <text:p text:style-name="P119"><text:tab/><text:tab/><text:tab/><text:tab/><text:tab/><text:tab/><text:tab/><text:tab/></text:p>
      <text:p text:style-name="P118"><text:tab/></text:p>
      <text:p text:style-name="P380"/>
      <text:p text:style-name="P383"><text:span text:style-name="T103">1ii</text:span>. <text:span text:style-name="T102">Method: </text:span><text:span text:style-name="T43">sdl2LoadTexture</text:span></text:p>
      <text:p text:style-name="P99"><text:tab/><text:span text:style-name="T53">Uses</text:span></text:p>
      <text:p text:style-name="P99"><text:tab/><text:tab/><text:span text:style-name="T130">SDL_LoadBMP</text:span></text:p>
      <text:p text:style-name="P99"><text:tab/><text:tab/><text:span text:style-name="T130">IMG_Load</text:span></text:p>
      <text:p text:style-name="P99"><text:tab/><text:tab/><text:span text:style-name="T130">SDL_GetError</text:span></text:p>
      <text:p text:style-name="P99"><text:tab/><text:tab/><text:span text:style-name="T130">SDL_CreateRGBSurface</text:span></text:p>
      <text:p text:style-name="P99"><text:tab/><text:tab/><text:span text:style-name="T130">SDL_BlitScaled</text:span></text:p>
      <text:p text:style-name="P99"><text:tab/><text:tab/><text:span text:style-name="T130">SDL_SetColorKey</text:span></text:p>
      <text:p text:style-name="P99"><text:tab/><text:tab/><text:span text:style-name="T130">SDL_MapRBG</text:span></text:p>
      <text:p text:style-name="P99"><text:tab/><text:tab/><text:span text:style-name="T131">SDL_CreateTExtreFromSurface</text:span></text:p>
      <text:p text:style-name="P99"><text:tab/><text:tab/><text:span text:style-name="T131">SDL_GetError</text:span></text:p>
      <text:p text:style-name="P99"><text:tab/><text:tab/><text:span text:style-name="T131">SDL_FreeSurface</text:span></text:p>
      <text:p text:style-name="P99"><text:tab/><text:span text:style-name="T53">Modifier</text:span></text:p>
      <text:p text:style-name="P99"><text:tab/><text:tab/><text:span text:style-name="T100">private</text:span></text:p>
      <text:p text:style-name="P187"><text:tab/><text:span text:style-name="T101">Argument(s)</text:span></text:p>
      <text:p text:style-name="P99"><text:tab/><text:tab/><text:span text:style-name="T131">char* : filename</text:span><text:span text:style-name="T131"><text:note text:id="ftn8" text:note-class="footnote"><text:note-citation>8</text:note-citation><text:note-body><text:p text:style-name="P404">When a variable with an asterisk appears on the right side of a colon where the left side is a data type, it is an indication that this variable is a pointer, some of these pointers are used for dynamic memory allocation. The data type represents the pointer's base type. <text:s/>In this particular case, filename is a pointer to a character. <text:span text:style-name="T292">Please note this for future reference.</text:span></text:p></text:note-body></text:note></text:span></text:p>
      <text:p text:style-name="P99"><text:tab/><text:tab/><text:span text:style-name="T131">SDL_Renderer : **renderer</text:span><text:span text:style-name="T131"><text:note text:id="ftn9" text:note-class="footnote"><text:note-citation>9</text:note-citation><text:note-body><text:p text:style-name="P404">When a variable with a double asterik appears, it is a pointer which pointers at another pointer. <text:span text:style-name="T292">Please note this for future reference.</text:span></text:p></text:note-body></text:note></text:span></text:p>
      <text:p text:style-name="P99"><text:tab/><text:span text:style-name="T54">Return Type</text:span></text:p>
      <text:p text:style-name="P99"><text:tab/><text:tab/><text:span text:style-name="T259">SDL_Texture </text:span><text:span text:style-name="T260">pointer</text:span><text:tab/></text:p>
      <text:p text:style-name="P99"><text:tab/><text:span text:style-name="T53">Comprises</text:span></text:p>
      <text:p text:style-name="P99"><text:tab/><text:tab/></text:p>
      <text:p text:style-name="P17"><text:soft-page-break/>Method description</text:p>
      <text:p text:style-name="P117"><text:tab/><text:span text:style-name="T132">sdl2LoadTexture loads the image from the input argument and renders it as a background image for the graphics window. It also checks for inconsistencies and reports errors. This method also acts as a support structure for sdl2LoadTextureFromFile.</text:span></text:p>
      <text:p text:style-name="P117"/>
      <text:p text:style-name="P43">Pseudo Code</text:p>
      <text:p text:style-name="P127"><text:tab/><text:span text:style-name="T136">set SDL_Texture pointer = <text:s/>null</text:span></text:p>
      <text:p text:style-name="P127"><text:tab/><text:span text:style-name="T136">set SDL_Surface pointer = SDL_LoadBMP(filename);</text:span></text:p>
      <text:p text:style-name="P127"><text:tab/><text:span text:style-name="T90">if</text:span><text:span text:style-name="T136"> (loadedSurface == 0)</text:span></text:p>
      <text:p text:style-name="P127"><text:tab/> <text:span text:style-name="T136">{ initiate loadSurface to filename}</text:span></text:p>
      <text:p text:style-name="P127"><text:tab/><text:span text:style-name="T90">if</text:span><text:span text:style-name="T136"> (loadedSurface == null)</text:span></text:p>
      <text:p text:style-name="P127"><text:tab/> <text:s/><text:span text:style-name="T136">{ print error message, get error ;}</text:span></text:p>
      <text:p text:style-name="P127"><text:tab/><text:span text:style-name="T90">else</text:span></text:p>
      <text:p text:style-name="P127"><text:tab/> <text:s/><text:span text:style-name="T126">{ </text:span><text:span text:style-name="T136">draw and scale rectangle to surface;</text:span></text:p>
      <text:p text:style-name="P127"><text:tab/><text:tab/><text:span text:style-name="T136">set rectangle.x = 0; set rectangle.y = 0; set rectangle.width = loadedsurface.width; set <text:tab/><text:tab/>rectangle.height = loadedSurface.height;</text:span></text:p>
      <text:p text:style-name="P127"><text:tab/><text:tab/><text:span text:style-name="T136">SDL_CreateRGBSurface(o, rectangle.width, rectangle.height, Rmask</text:span><text:span text:style-name="T136"><text:note text:id="ftn10" text:note-class="footnote"><text:note-citation>10</text:note-citation><text:note-body><text:p text:style-name="P391">The <text:span text:style-name="T218">Rmask is a </text:span>red mask for the pixels, Gmask = green mask for the pixels, Bmask = blue mask for the pixels and Amask = alpha mask for the pixels. Rmask is set to 32, <text:s/><text:span text:style-name="T218">while the </text:span>Gmask <text:span text:style-name="T218">(green mask), Bmask (blue mask) and Amask (alpha mask) is set to 0</text:span>.</text:p></text:note-body></text:note></text:span><text:span text:style-name="T136">, Gmask, Bmask, <text:tab/><text:tab/><text:tab/><text:tab/><text:tab/><text:tab/><text:tab/><text:tab/><text:tab/><text:tab/><text:tab/><text:tab/> <text:s text:c="10"/>Amask);</text:span></text:p>
      <text:p text:style-name="P117"><text:tab/><text:tab/><text:span text:style-name="T90">if </text:span><text:span text:style-name="T136"><text:s/>(scaledSurface == NULL )</text:span></text:p>
      <text:p text:style-name="P117"><text:tab/><text:tab/><text:tab/><text:span text:style-name="T136">{ print error message, retrieve error;}</text:span></text:p>
      <text:p text:style-name="P117"><text:tab/><text:tab/><text:span text:style-name="T90">else</text:span></text:p>
      <text:p text:style-name="P128"><text:tab/><text:tab/><text:span text:style-name="T115">{ <text:s/></text:span><text:s text:c="9"/>SDL_BlitScaled<text:note text:id="ftn11" text:note-class="footnote"><text:note-citation>11</text:note-citation><text:note-body><text:p text:style-name="P391">SDL_BlitScaled <text:span text:style-name="T137">(SDL_Surface* src, const SDL_Rect* srcrect, SDL_Surface* dst, SDL_Rect* dstrect), where SDL_Surface is the structure ot be copied from, SDL_Rect structure represnts the rectangle to be copied or NULL to copy the entire surface, SDL_Surface* dst is the structure that is the blit target, and SDL_Rect* dstrect represnts the rectangle that is copied into, ot null to copy the entire surface</text:span></text:p></text:note-body></text:note>(loadedSurface, NULL, scaledSurface, address of scaleRect)</text:p>
      <text:p text:style-name="P128"><text:tab/><text:tab/><text:tab/></text:p>
      <text:p text:style-name="P128"><text:tab/><text:tab/><text:tab/><text:span text:style-name="T138">SDL_SetColorKey(ScaledSurface, SDL_TRUE, <text:tab/><text:tab/><text:tab/><text:tab/><text:tab/><text:tab/><text:tab/><text:tab/><text:tab/><text:tab/><text:tab/><text:tab/> <text:s text:c="4"/>SDL_MapRBG(scaledSurface.format, R, B G))</text:span><text:span text:style-name="T138"><text:note text:id="ftn12" text:note-class="footnote"><text:note-citation>12</text:note-citation><text:note-body><text:p text:style-name="P392">Color key image</text:p></text:note-body></text:note></text:span><text:span text:style-name="T138">;</text:span></text:p>
      <text:p text:style-name="P128"><text:tab/><text:tab/><text:tab/><text:span text:style-name="T139">newTexture = SDL_CreateTextureFromSurface(renderer, scaledSurface);</text:span><text:span text:style-name="T139"><text:note text:id="ftn13" text:note-class="footnote"><text:note-citation>13</text:note-citation><text:note-body><text:p text:style-name="P393">SDL_CreateTexture( SDL_Renderer* renderr, format, access, w, h), where renderer is the rendering context, format is an enumerated values in SDL_PixelFormatEnum, access is another enumerated value in SDL_TextureAccess, w is th width of the pixels, and h is the hight of the pixels.</text:p></text:note-body></text:note></text:span></text:p>
      <text:p text:style-name="P128"><text:tab/><text:tab/><text:tab/><text:span text:style-name="T91">if</text:span><text:span text:style-name="T139"> (newTexture == NULL)</text:span></text:p>
      <text:p text:style-name="P128"><text:tab/><text:tab/><text:tab/><text:span text:style-name="T139">{ print error message, get error;}</text:span></text:p>
      <text:p text:style-name="P128"><text:tab/><text:tab/><text:tab/><text:span text:style-name="T139">SDL_FreeSurface(scaledSurface);</text:span><text:span text:style-name="T139"><text:note text:id="ftn14" text:note-class="footnote"><text:note-citation>14</text:note-citation><text:note-body><text:p text:style-name="P394">SDL_FreeSurface (SDL_Surface* surface) frees the <text:span text:style-name="T265">current </text:span>SDL_Surface structure</text:p></text:note-body></text:note></text:span></text:p>
      <text:p text:style-name="P128"><text:tab/><text:tab/><text:span text:style-name="T119">}</text:span></text:p>
      <text:p text:style-name="P128"><text:tab/><text:span text:style-name="T127">}</text:span><text:span text:style-name="T139"> return newTexture;</text:span></text:p>
      <text:p text:style-name="P128"/>
      <text:p text:style-name="P128"><text:soft-page-break/><text:tab/><text:tab/><text:tab/></text:p>
      <text:p text:style-name="P384"><text:span text:style-name="T105">1iii</text:span><text:span text:style-name="T104">. </text:span><text:span text:style-name="T106">Method: </text:span><text:span text:style-name="T51">sdl2LoadTextureFromFile</text:span></text:p>
      <text:p text:style-name="P99"><text:tab/><text:span text:style-name="T53">Uses</text:span></text:p>
      <text:p text:style-name="P99"><text:tab/><text:tab/></text:p>
      <text:p text:style-name="P99"><text:tab/><text:span text:style-name="T53">Modifier</text:span></text:p>
      <text:p text:style-name="P99"><text:tab/><text:tab/><text:span text:style-name="T100">private</text:span></text:p>
      <text:p text:style-name="P187"><text:tab/><text:span text:style-name="T101">Argument(s)</text:span></text:p>
      <text:p text:style-name="P99"><text:tab/><text:tab/><text:span text:style-name="T263">SDL_Texture pointer to a pointer: **texture</text:span><text:span text:style-name="T263"><text:note text:id="ftn15" text:note-class="footnote"><text:note-citation>15</text:note-citation><text:note-body><text:p text:style-name="P403">Whenever there is a class statement followed by a ** before the variable, it is an indication of a pointer to a pointer, or a reference to a reference point, it is especially elaborated on here to clarify for any future reference.</text:p></text:note-body></text:note></text:span></text:p>
      <text:p text:style-name="P347"><text:tab/><text:tab/>SDL_Renderer pointer: *renderer<text:note text:id="ftn16" text:note-class="footnote"><text:note-citation>16</text:note-citation><text:note-body><text:p text:style-name="P403">Whenever <text:s/>there is a class statement followed by a * before the variable, it is an indication to a pointer, or to a particular reference point. Similarly it is pointed out here to clarify for any future reference.</text:p></text:note-body></text:note></text:p>
      <text:p text:style-name="P346"><text:tab/><text:tab/><text:span text:style-name="T202">char pointer : *filename</text:span></text:p>
      <text:p text:style-name="P99"><text:tab/><text:span text:style-name="T54">Return Type</text:span></text:p>
      <text:p text:style-name="P99"><text:tab/><text:tab/><text:span text:style-name="T102">boolean</text:span><text:tab/></text:p>
      <text:p text:style-name="P99"><text:tab/><text:span text:style-name="T53">Comprises</text:span></text:p>
      <text:p text:style-name="P99"><text:tab/><text:tab/><text:span text:style-name="T140">sdl2LoadTexture</text:span></text:p>
      <text:p text:style-name="P99"/>
      <text:p text:style-name="P17">Method description</text:p>
      <text:p text:style-name="P117"><text:tab/><text:span text:style-name="T141">sdl2LoadTextureFromFile uses sdl2LoadTexture, and tests if the texture has loaded properly, if the texture does not load properly, an error message is printed to the console and returns a boolean value. </text:span></text:p>
      <text:p text:style-name="P117"/>
      <text:p text:style-name="P27">Pseudo Code</text:p>
      <text:p text:style-name="P129">texture pointer = sdl2LoadTexture(filename, renderer);</text:p>
      <text:p text:style-name="P129"><text:tab/><text:span text:style-name="T79">if</text:span> (texture pointer is zero)</text:p>
      <text:p text:style-name="P129"><text:tab/> <text:s/>{ print error message indicating the texture that failed to load;</text:p>
      <text:p text:style-name="P129"><text:tab/><text:tab/>returns false as the texture failed to load }</text:p>
      <text:p text:style-name="P129"><text:tab/> <text:s text:c="2"/>returns true if texture loads properly;</text:p>
      <text:p text:style-name="P117"/>
      <text:p text:style-name="P382"><text:span text:style-name="T105">1iv</text:span><text:span text:style-name="T104">. </text:span><text:span text:style-name="T106">Method: </text:span><text:span text:style-name="T51">sdl2LoadMedia</text:span></text:p>
      <text:p text:style-name="P385"><text:span text:style-name="T42"><text:tab/><text:tab/></text:span><text:span text:style-name="T47">Uses</text:span></text:p>
      <text:p text:style-name="P386"><text:tab/><text:tab/></text:p>
      <text:p text:style-name="P99"><text:tab/><text:span text:style-name="T53">Modifier</text:span></text:p>
      <text:p text:style-name="P99"><text:tab/><text:tab/><text:span text:style-name="T100">private</text:span></text:p>
      <text:p text:style-name="P187"><text:tab/><text:span text:style-name="T101">Argument(s)</text:span></text:p>
      <text:p text:style-name="P99"><text:tab/><text:tab/><text:span text:style-name="T261">TaxiState *</text:span><text:span text:style-name="T262">pointer</text:span></text:p>
      <text:p text:style-name="P103"><text:tab/><text:span text:style-name="T54">Return Type</text:span></text:p>
      <text:p text:style-name="P99"><text:tab/><text:tab/><text:span text:style-name="T102">boolean</text:span><text:tab/></text:p>
      <text:p text:style-name="P99"><text:tab/><text:span text:style-name="T53">Comprises</text:span></text:p>
      <text:p text:style-name="P99"><text:tab/><text:tab/><text:span text:style-name="T142">sdl2LoadTextureFromFile</text:span></text:p>
      <text:p text:style-name="P99"/>
      <text:p text:style-name="P17">Method description</text:p>
      <text:p text:style-name="P117"><text:tab/><text:span text:style-name="T142">sdl2LoadMedia is a method that checks if the proper images are loaded from the image </text:span><text:soft-page-break/><text:span text:style-name="T142">index, for each image index (of type integer) that is less than the number of images <text:s/>variable, it pre-increments the imageIndex. While this for loops is running success is assigned a boolean value depending on sdl2LoadTextureFromFile(address of taxiState.image[imageIndex].texture, taxiState.renderer, imageNames[imageIndex]). Lastly, it sets the taxiState.images[ImageIndex].width and height according to the given elements in the imageDims array. </text:span></text:p>
      <text:p text:style-name="P117"/>
      <text:p text:style-name="P27">Pseudo Code</text:p>
      <text:p text:style-name="P239">boolean success set to true;</text:p>
      <text:p text:style-name="P239"><text:span text:style-name="T79">for </text:span>( initiate integer index variable imageIndex to 0; on the condition that success is true and <text:tab/>imageIndex is less than the number of index variable; preincrement imageIndex)</text:p>
      <text:p text:style-name="P239"><text:tab/>{ <text:s text:c="5"/><text:tab/>success = sdl2LoadTextureFromFile( &amp;taxiState.images[imageInex].texture, <text:tab/><text:tab/><text:tab/><text:tab/><text:tab/>taxiState.renderer, imageNames[imageIndex]);</text:p>
      <text:p text:style-name="P239"><text:tab/><text:tab/>taxiState.images[imageIndex].width = imageDims[imageIndex].width;</text:p>
      <text:p text:style-name="P239"><text:tab/><text:tab/>taxiState.inages [imageIndex].height = imageDims[imageIndex].height;</text:p>
      <text:p text:style-name="P239"><text:tab/>}</text:p>
      <text:p text:style-name="P239"><text:tab/>return success;</text:p>
      <text:p text:style-name="P130"/>
      <text:p text:style-name="P117"/>
      <text:p text:style-name="P380"><text:span text:style-name="T103">1v</text:span>. <text:span text:style-name="T102">Method: </text:span><text:span text:style-name="T43">sdl2HandleEvents</text:span></text:p>
      <text:p text:style-name="P99"><text:tab/><text:span text:style-name="T53">Uses</text:span></text:p>
      <text:p text:style-name="P99"><text:tab/><text:tab/><text:span text:style-name="T143">SDL_PollEvent</text:span></text:p>
      <text:p text:style-name="P99"><text:tab/><text:span text:style-name="T53">Modifier</text:span></text:p>
      <text:p text:style-name="P99"><text:tab/><text:tab/><text:span text:style-name="T100">private</text:span></text:p>
      <text:p text:style-name="P187"><text:tab/><text:span text:style-name="T101">Argument(s)</text:span></text:p>
      <text:p text:style-name="P99"><text:tab/><text:tab/></text:p>
      <text:p text:style-name="P99"><text:tab/><text:span text:style-name="T54">Return Type</text:span></text:p>
      <text:p text:style-name="P99"><text:tab/><text:tab/><text:span text:style-name="T102">boolean</text:span><text:tab/></text:p>
      <text:p text:style-name="P99"><text:tab/><text:span text:style-name="T53">Comprises</text:span></text:p>
      <text:p text:style-name="P99"><text:tab/><text:tab/></text:p>
      <text:p text:style-name="P17">Method description</text:p>
      <text:p text:style-name="P131"><text:tab/>sdl2HandleEvents returns a boolean value to check if there still exists an event in the event handler, if the event is the SDL window closing, then it returns false, other wise it returns true and the loop continues.</text:p>
      <text:p text:style-name="P131"/>
      <text:p text:style-name="P26">Pseudo Code</text:p>
      <text:p text:style-name="P132">SDL_Event e;</text:p>
      <text:p text:style-name="P132"><text:span text:style-name="T79">while</text:span> (SDL_PollEvents pulls the address of e, the event structure to be filled with next event)</text:p>
      <text:p text:style-name="P132"><text:tab/>{<text:span text:style-name="T79"> if</text:span> (type of event <text:s/>== SDL_QUIT) { return false;}</text:p>
      <text:p text:style-name="P132"><text:tab/>} return true;</text:p>
      <text:p text:style-name="P131"/>
      <text:p text:style-name="P117"/>
      <text:p text:style-name="P380"><text:span text:style-name="T103">1vi</text:span>. <text:span text:style-name="T102">Method: s</text:span><text:span text:style-name="T43">dl2Close</text:span></text:p>
      <text:p text:style-name="P99"><text:tab/><text:span text:style-name="T53">Uses</text:span></text:p>
      <text:p text:style-name="P99"><text:soft-page-break/><text:tab/><text:tab/><text:span text:style-name="T144">SDL_DestroyWindow</text:span></text:p>
      <text:p text:style-name="P99"><text:tab/><text:tab/><text:span text:style-name="T144">SDL_Quit</text:span></text:p>
      <text:p text:style-name="P99"><text:tab/><text:span text:style-name="T53">Modifier</text:span></text:p>
      <text:p text:style-name="P99"><text:tab/><text:tab/><text:span text:style-name="T100">private</text:span></text:p>
      <text:p text:style-name="P187"><text:tab/><text:span text:style-name="T101">Argument(s)</text:span></text:p>
      <text:p text:style-name="P99"><text:tab/><text:tab/></text:p>
      <text:p text:style-name="P99"><text:tab/><text:span text:style-name="T54">Return Type</text:span></text:p>
      <text:p text:style-name="P99"><text:tab/><text:tab/><text:span text:style-name="T202">void</text:span><text:tab/></text:p>
      <text:p text:style-name="P99"><text:tab/><text:span text:style-name="T53">Comprises</text:span></text:p>
      <text:p text:style-name="P99"><text:tab/><text:tab/></text:p>
      <text:p text:style-name="P17">Method description</text:p>
      <text:p text:style-name="P133">sdl2close <text:span text:style-name="T145">is a method that free resources and exits SDL.</text:span></text:p>
      <text:p text:style-name="P133"/>
      <text:p text:style-name="P25">Pseudo Code</text:p>
      <text:p text:style-name="P134">SDL_DestroyWindow(gWindow);</text:p>
      <text:p text:style-name="P134">gWindow=NULL;</text:p>
      <text:p text:style-name="P134">SDL_Quit();</text:p>
      <text:p text:style-name="P47"/>
      <text:p text:style-name="P355"/>
      <text:p text:style-name="P355"/>
      <text:p text:style-name="P355"/>
      <text:p text:style-name="P355"/>
      <text:p text:style-name="P355"/>
      <text:p text:style-name="P355"/>
      <text:p text:style-name="P355"><text:span text:style-name="T72">2</text:span><text:span text:style-name="T71">. </text:span><text:span text:style-name="T5">C</text:span><text:span text:style-name="T71">lass: taxicab</text:span></text:p>
      <text:p text:style-name="P49"><text:span text:style-name="T68"><text:tab/></text:span><text:span text:style-name="T50">Uses</text:span><text:span text:style-name="T49"><text:tab/></text:span></text:p>
      <text:p text:style-name="P244"><text:tab/><text:tab/>taxicab.h</text:p>
      <text:p text:style-name="P266"><text:tab/><text:tab/>dijsktra_sp.h</text:p>
      <text:p text:style-name="P266"><text:tab/><text:tab/>libxml2/libxml/xpath.h</text:p>
      <text:p text:style-name="P244"><text:tab/><text:tab/>stdlib.h</text:p>
      <text:p text:style-name="P241"><text:tab/><text:tab/>stdio.h</text:p>
      <text:p text:style-name="P241"><text:tab/><text:tab/>index_min_pq.h</text:p>
      <text:p text:style-name="P241"><text:tab/><text:tab/>helper.h</text:p>
      <text:p text:style-name="P178"><text:tab/></text:p>
      <text:p text:style-name="P368"><text:span text:style-name="T19"><text:tab/></text:span><text:span text:style-name="T20">Variables</text:span></text:p>
      <text:p text:style-name="P235"/>
      <text:p text:style-name="P176"><text:span text:style-name="T70"><text:tab/></text:span><text:span text:style-name="T60">Comprises</text:span></text:p>
      <text:p text:style-name="P139"><text:tab/><text:tab/>i. <text:s text:c="3"/>updateAndRender</text:p>
      <text:p text:style-name="P136"><text:tab/><text:tab/><text:span text:style-name="T219">ii. <text:s text:c="2"/>setMinTaxiQuery</text:span></text:p>
      <text:p text:style-name="P137"><text:tab/><text:tab/>ii<text:span text:style-name="T224">i</text:span>. <text:s/><text:span text:style-name="T219">updateInsertionPoint</text:span></text:p>
      <text:p text:style-name="P136"><text:tab/><text:tab/><text:span text:style-name="T38">iv. <text:s/>initInsertionPoint</text:span></text:p>
      <text:p text:style-name="P136"><text:tab/><text:tab/> <text:span text:style-name="T38">v. <text:s/>netPathWeight</text:span></text:p>
      <text:p text:style-name="P177"><text:soft-page-break/><text:span text:style-name="T60"><text:tab/><text:tab/></text:span><text:span text:style-name="T168">v</text:span><text:span text:style-name="T169">i</text:span><text:span text:style-name="T168">. </text:span><text:span text:style-name="T58"><text:s text:c="2"/></text:span><text:span text:style-name="T170">randomVertex</text:span></text:p>
      <text:p text:style-name="P140"><text:tab/><text:tab/>vii. <text:s/>speed</text:p>
      <text:p text:style-name="P138"><text:tab/><text:tab/><text:span text:style-name="T219">viii. setTaxiVelocity</text:span></text:p>
      <text:p text:style-name="P138"><text:tab/><text:tab/><text:span text:style-name="T224">ix. <text:s text:c="2"/>getTaxiCurrentVertex</text:span></text:p>
      <text:p text:style-name="P141"><text:tab/><text:tab/>x. <text:s text:c="3"/>removeTaxiQuery</text:p>
      <text:p text:style-name="P138"><text:tab/><text:tab/><text:span text:style-name="T219">xi. <text:s text:c="2"/>initTaxiCab <text:s/></text:span></text:p>
      <text:p text:style-name="P138"><text:tab/><text:tab/><text:span text:style-name="T219">xii. <text:s/>findDisplacement</text:span></text:p>
      <text:p text:style-name="P138"><text:tab/><text:tab/><text:span text:style-name="T219">xiii. compNode</text:span></text:p>
      <text:p text:style-name="P139"><text:tab/><text:tab/>xiv. placeImage</text:p>
      <text:p text:style-name="P137"><text:tab/><text:tab/><text:span text:style-name="T219">xv. <text:s/>drawListImages</text:span></text:p>
      <text:p text:style-name="P141"><text:tab/><text:tab/>xvi. parseNodes</text:p>
      <text:p text:style-name="P141"><text:tab/><text:tab/>xvii. parse</text:p>
      <text:p text:style-name="P64"/>
      <text:p text:style-name="P11">Class Description</text:p>
      <text:p text:style-name="P66"><text:tab/><text:span text:style-name="T220">The taxicab class is the main backend class which not only parses open street map files from xml format but translates longitude and latitude into x and y coordinates that can be plotted corresponding to the section of Toronto that is utilized for the small scale test of this program. In addition, it consistently inserts, updates, and remove taxi drop off and pick up locations depending on simulated client queries on a per frame basis. All updates are rendered in real time, where the velocity and displacement of each driver are calculated in measurable unit (i.e., kilometers). taxicab also creates an Edge Weighted Digraph for the use of the Dijkstra's Algorithm which implements the shortest path from the a single source (root in our case) to any node. The algorithm runs on a continuous basis where anyone a shorter path is found it is marked as the most optimum route, and thus considered the primary that the taxi should in essence take to pick up their query. </text:span></text:p>
      <text:p text:style-name="P66"/>
      <text:p text:style-name="P11">Pseudo Code</text:p>
      <text:p text:style-name="P66"><text:tab/><text:span text:style-name="T221">#include uses</text:span></text:p>
      <text:p text:style-name="P66"><text:tab/></text:p>
      <text:p text:style-name="P66"><text:tab/><text:span text:style-name="T222">&lt;updateAndRender method, see section2i&gt;</text:span></text:p>
      <text:p text:style-name="P66"><text:tab/><text:span text:style-name="T223">&lt;setMinTaxiQuery method, see section 2ii&gt;</text:span></text:p>
      <text:p text:style-name="P66"><text:tab/><text:span text:style-name="T223">&lt;updateInsertionPoint method, see section 2iii&gt;</text:span></text:p>
      <text:p text:style-name="P66"><text:tab/><text:span text:style-name="T223">&lt;initInsertionPoint method, see section 2iv&gt;</text:span></text:p>
      <text:p text:style-name="P66"><text:tab/><text:span text:style-name="T223">&lt;netPathWeight method, see section 2v&gt;</text:span></text:p>
      <text:p text:style-name="P66"><text:tab/><text:span text:style-name="T223">&lt;randomVertex method, see section 2vi&gt;</text:span></text:p>
      <text:p text:style-name="P66"><text:tab/><text:span text:style-name="T223">&lt;speed method, see section 2vii&gt;</text:span></text:p>
      <text:p text:style-name="P66"><text:tab/><text:span text:style-name="T223">&lt;setTaxiVelcity method, see section 2viii&gt;</text:span></text:p>
      <text:p text:style-name="P66"><text:tab/><text:span text:style-name="T223">&lt;getTaxiCurrentVertex method, see section 2ix&gt;</text:span></text:p>
      <text:p text:style-name="P66"><text:tab/><text:span text:style-name="T224">&lt;removeTaxiQuery method, see section 2x&gt;</text:span></text:p>
      <text:p text:style-name="P66"><text:tab/><text:span text:style-name="T224">&lt;initTaxiCab method, see section 2xi&gt;</text:span></text:p>
      <text:p text:style-name="P66"><text:tab/><text:span text:style-name="T224">&lt;findDisplacement method, see section 2xii&gt;</text:span></text:p>
      <text:p text:style-name="P66"><text:tab/><text:span text:style-name="T224">&lt;compNode method, see section 2xiii&gt;</text:span></text:p>
      <text:p text:style-name="P66"><text:tab/><text:span text:style-name="T225">&lt;placeImage method, see section 2xiv&gt;</text:span></text:p>
      <text:p text:style-name="P66"><text:soft-page-break/><text:tab/><text:span text:style-name="T225">&lt;drawListImages method, see section 2xv&gt;</text:span></text:p>
      <text:p text:style-name="P66"><text:tab/><text:span text:style-name="T225">&lt;parseNodes method, see section 2xvi&gt;</text:span></text:p>
      <text:p text:style-name="P66"><text:tab/><text:span text:style-name="T225">&lt;parse method, see section 2xvii&gt;</text:span></text:p>
      <text:p text:style-name="P66"/>
      <text:p text:style-name="P77">2i. <text:s text:c="3"/>updateAndRender</text:p>
      <text:p text:style-name="P193"><text:tab/>Uses</text:p>
      <text:p text:style-name="P108"><text:span text:style-name="T53"><text:tab/><text:tab/></text:span><text:span text:style-name="T171">SDL_SetRenderDrawColor</text:span></text:p>
      <text:p text:style-name="P267"><text:tab/><text:tab/>SDL_RenderClear</text:p>
      <text:p text:style-name="P268"><text:tab/><text:tab/>SDL_RenderCopy</text:p>
      <text:p text:style-name="P109"><text:span text:style-name="T171"><text:tab/><text:tab/></text:span><text:span text:style-name="T172">SDL_RenderDrawPoint</text:span><text:span text:style-name="T53"><text:tab/></text:span></text:p>
      <text:p text:style-name="P109"><text:span text:style-name="T53"><text:tab/><text:tab/></text:span><text:span text:style-name="T173">SDL_RenderPresent</text:span></text:p>
      <text:p text:style-name="P192"><text:tab/>Modifier</text:p>
      <text:p text:style-name="P107"><text:tab/><text:tab/><text:span text:style-name="T228">public</text:span></text:p>
      <text:p text:style-name="P192"><text:tab/><text:span text:style-name="T101">Argument(s)</text:span></text:p>
      <text:p text:style-name="P107"><text:tab/><text:tab/><text:span text:style-name="T228">TaxiState: *taxiState</text:span></text:p>
      <text:p text:style-name="P107"><text:tab/><text:tab/><text:span text:style-name="T228">integer: dt</text:span></text:p>
      <text:p text:style-name="P107"><text:tab/><text:span text:style-name="T54">Return Type</text:span></text:p>
      <text:p text:style-name="P107"><text:tab/><text:tab/><text:span text:style-name="T228">void</text:span><text:tab/></text:p>
      <text:p text:style-name="P107"><text:tab/><text:span text:style-name="T53">Comprises</text:span></text:p>
      <text:p text:style-name="P107"><text:tab/><text:tab/><text:span text:style-name="T226">getTaxiCurrentVertex</text:span></text:p>
      <text:p text:style-name="P107"><text:tab/><text:tab/><text:span text:style-name="T226">netPathWeight</text:span></text:p>
      <text:p text:style-name="P107"><text:tab/><text:tab/><text:span text:style-name="T226">initInsertionPoint</text:span></text:p>
      <text:p text:style-name="P107"><text:tab/><text:tab/><text:span text:style-name="T226">setMinTaxiQuery</text:span></text:p>
      <text:p text:style-name="P107"><text:tab/><text:tab/><text:span text:style-name="T226">updateInsertionPoint</text:span></text:p>
      <text:p text:style-name="P107"><text:tab/><text:tab/><text:span text:style-name="T226">getShorestPath</text:span></text:p>
      <text:p text:style-name="P107"><text:tab/><text:tab/><text:span text:style-name="T226">setTaxiVelocity</text:span></text:p>
      <text:p text:style-name="P107"><text:tab/><text:tab/><text:span text:style-name="T226">initTaxiCab</text:span></text:p>
      <text:p text:style-name="P107"><text:tab/><text:tab/><text:span text:style-name="T226">placeImage</text:span></text:p>
      <text:p text:style-name="P107"><text:tab/><text:tab/><text:span text:style-name="T227">makeEdgeWeightedDigraph</text:span></text:p>
      <text:p text:style-name="P107"><text:tab/><text:tab/><text:span text:style-name="T227">makeAllShortestPaths</text:span></text:p>
      <text:p text:style-name="P107"><text:tab/><text:tab/></text:p>
      <text:p text:style-name="P19">Method description</text:p>
      <text:p text:style-name="P200"><text:tab/><text:span text:style-name="T174">updateAndRender connects the GUI to the back end of the program, it is responsible for all the updating methods based on real time and </text:span><text:span text:style-name="T182">it renders visuals</text:span><text:span text:style-name="T174"> (i.e., taxicabs, passengers, map) for the applications. This method accepts (i.e., creates new queries) for each </text:span><text:span text:style-name="T182">client request</text:span><text:span text:style-name="T174"> </text:span><text:span text:style-name="T182">and </text:span><text:span text:style-name="T174">runs through a sequence of events </text:span><text:span text:style-name="T182">that</text:span><text:span text:style-name="T174"> takes place in the query interval. During the query interval, it calculates the time since the last query to assure that queries are satisfied, by having the passengers picked up within a specific time window (e.g., 5 minutes). </text:span><text:span text:style-name="T175">A randomVertex method is used to generate <text:s/>pick-up and drop-off location</text:span><text:span text:style-name="T182">s</text:span><text:span text:style-name="T175"> </text:span><text:span text:style-name="T176">on the map, <text:s/></text:span><text:span text:style-name="T182">permitted that the</text:span><text:span text:style-name="T176"> timeSinceLastQuery is greater than the queryInterval. </text:span><text:span text:style-name="T177">At this point, the timeSinceLastQuery is set to zero, and a systematic iteration of the taxicab's schedule begins </text:span><text:span text:style-name="T182">in order </text:span><text:span text:style-name="T177">to find the shortest number of points </text:span><text:span text:style-name="T182">a</text:span><text:span text:style-name="T177"> taxi </text:span><text:span text:style-name="T182">can take </text:span><text:span text:style-name="T177">from the start location to the end location. Specific </text:span><text:span text:style-name="T182">restrictions</text:span><text:span text:style-name="T177"> </text:span><text:span text:style-name="T182">apply,</text:span><text:span text:style-name="T177"> such as the maximum number of passengers that a taxicab </text:span><text:span text:style-name="T182">is able</text:span><text:span text:style-name="T177"> hold </text:span><text:span text:style-name="T182">cannot be greater than three</text:span><text:span text:style-name="T177">.</text:span></text:p>
      <text:p text:style-name="P200"><text:span text:style-name="T177"><text:tab/> Once it has arrived at </text:span><text:span text:style-name="T182">the maximum threshold for</text:span><text:span text:style-name="T177"> client pick-up locations </text:span><text:span text:style-name="T182">(i.e., three, assuming one client per pick up location)</text:span><text:span text:style-name="T177"> without arriving at any client drop locations </text:span><text:span text:style-name="T182">(one client </text:span><text:soft-page-break/><text:span text:style-name="T182">per drop off location)</text:span><text:span text:style-name="T177"> the taxi is considered full and cannot respond to queries; thus it is by passed until a passenger is dropped off and it is once again available. A client drop off location is prioritized over a client pick up location if they are are both scheduled for a particular intersection. Once the taxi's position matches that of its destination, </text:span><text:span text:style-name="T178">it is considered to have reached a scheduled vertex. Afterwards, the taxi driver is able to <text:s/>retrieve the next drop off or pick up location on the schedule he or she has been provided based on their location and discard its most recent completed route.</text:span></text:p>
      <text:p text:style-name="P200"><text:span text:style-name="T178"><text:tab/></text:span><text:span text:style-name="T177">On the visual front of the program, update are made to the graphics window every frame (i.e., 60 frames per minute), every update takes into consideration changes to taxi position, velocities of the taxicabs, each specified schedule and the paths which are available to them. <text:s/></text:span><text:span text:style-name="T178">Lastly, a list of integers is traversed to render the </text:span><text:span text:style-name="T179">bitmap images to their appropriate </text:span><text:span text:style-name="T178">pick-up and drop-</text:span><text:span text:style-name="T179">off locations.</text:span></text:p>
      <text:p text:style-name="P199"/>
      <text:p text:style-name="P23">Pseudo Code</text:p>
      <text:p text:style-name="P269">SDL_SetRenderDrawColor(taxiState.renderer, 0xFF, 0xFF, 0xFF, 0xFF);<text:note text:id="ftn17" text:note-class="footnote"><text:note-citation>17</text:note-citation><text:note-body><text:p text:style-name="P396">SDL_SetRenderDrawColor( SDL_Renderer* render, Uint8 r, Uint8 g, Uint8 b, Uint8 a), renderer is the rendering context, r is the red value used to draw on the rendering target, g is the green value used to draw on the rendering target, and blue is the same as red and green except for the colour blue. The last argument a, represents alpha which is used to <text:span text:style-name="T229">blend and draw</text:span> on the rendering target. <text:span text:style-name="T229">This function is used to set the color used for drawing operation (Rect, Line and Clear)</text:span></text:p></text:note-body></text:note></text:p>
      <text:p text:style-name="P269">SDL_RenderClear(taxiState.renderer);<text:note text:id="ftn18" text:note-class="footnote"><text:note-citation>18</text:note-citation><text:note-body><text:p text:style-name="P397">SDL_RenderClear(SDL_Renderer* renderer) passes a pointer as an argument and returns zero if success, other wise it returns a negative error code on failure. This function is used to clear the current rendering target.</text:p></text:note-body></text:note></text:p>
      <text:p text:style-name="P269">SDL_RenderCopy(taxiState.renderer, taxiState.images[BACKGROUND_TEXTURE].texture,0,0);<text:note text:id="ftn19" text:note-class="footnote"><text:note-citation>19</text:note-citation><text:note-body><text:p text:style-name="P397">SDL_RenderCopy(SDL_Renderer* renderer, SDL_Texture* texture, const SDL_Rect* srcrect, const SDL_Rect* dstrect), where renderer is the rendering context, texture is the source texture, srcrect represents the SDL_Rect sructure, or null is used if entire texture is desired, lastly, dstrect is the destination SDL_Rect, null is also used here if the entire texture will be stretched to fill the given rectangle. This function is used to copy a portion of the texture to the current rendering target.</text:p></text:note-body></text:note></text:p>
      <text:p text:style-name="P269"/>
      <text:p text:style-name="P270"><text:span text:style-name="T276">if </text:span>(taxiState.graphInitialized is initialized properly )</text:p>
      <text:p text:style-name="P270"><text:s/><text:span text:style-name="T275">{</text:span> taxiState.timeSinceLastQuery increments itself with dt;</text:p>
      <text:p text:style-name="P270"/>
      <text:p text:style-name="P270"><text:span text:style-name="T230"><text:s text:c="4"/></text:span><text:span text:style-name="T33">&lt;</text:span><text:span text:style-name="T32"> </text:span><text:span text:style-name="T34">TAXI </text:span><text:span text:style-name="T33">QUERY INSERTION BEGINS&gt;</text:span></text:p>
      <text:p text:style-name="P339"/>
      <text:p text:style-name="P273"><text:s text:c="4"/>if (taxiState.timeSinceLastQuery &gt; taxiState.queryInterval)</text:p>
      <text:p text:style-name="P271"><text:s text:c="4"/><text:span text:style-name="T231">{ reset taxiState.timeSinceLastQuery to zero;</text:span></text:p>
      <text:p text:style-name="P271"><text:s text:c="6"/><text:span text:style-name="T231">pickupVertex set to randomVertex(address of taxiState.roadNetwork);</text:span></text:p>
      <text:p text:style-name="P274"><text:s text:c="6"/>dropoffVertex set to randomVertex(address of taxiState.roadNetwork);</text:p>
      <text:p text:style-name="P270"/>
      <text:p text:style-name="P275"><text:s text:c="6"/>Taxi pointer currentTaxi <text:s/>= 0;</text:p>
      <text:p text:style-name="P275"><text:s text:c="6"/>list of TaxiQuery minTaxiQuery = {};</text:p>
      <text:p text:style-name="P276"><text:s text:c="6"/>minTaxiQuery.weight = INFINITY;</text:p>
      <text:p text:style-name="P271"><text:span text:style-name="T232"><text:s text:c="6"/>list of</text:span> <text:s/><text:span text:style-name="T232">InsertionPoint pickup = {};</text:span></text:p>
      <text:p text:style-name="P275"><text:s text:c="6"/>list of InsertionPoint drop off = {};</text:p>
      <text:p text:style-name="P270"><text:s text:c="6"/><text:span text:style-name="T121">for</text:span><text:span text:style-name="T248">( </text:span><text:span text:style-name="T233">each integer taxiIndex = 0, as long as taxiIndex is less than the NUMBER_OF_TAXIS; <text:tab/><text:tab/><text:tab/><text:tab/><text:tab/><text:tab/><text:tab/><text:tab/><text:tab/><text:tab/><text:tab/><text:tab/>preincrement taxiIndex)</text:span></text:p>
      <text:p text:style-name="P277"><text:soft-page-break/><text:s text:c="6"/>{ set currentTaxi = address of taxistate.taxis[taxiIndex];</text:p>
      <text:p text:style-name="P272"><text:span text:style-name="T233"><text:s text:c="11"/></text:span><text:span text:style-name="T128">if</text:span><text:span text:style-name="T248">(</text:span><text:span text:style-name="T233">( currentTaxi.passengerCount&lt; taxiState.maxPassengerCount) </text:span></text:p>
      <text:p text:style-name="P278"><text:tab/><text:tab/><text:tab/><text:tab/><text:tab/><text:tab/>AND (currentTaxi.queryCount &lt; taxiState.maxQueryCount))</text:p>
      <text:p text:style-name="P272"><text:tab/><text:span text:style-name="T270">{</text:span><text:span text:style-name="T234">int currentTaxiVertex = getTaxiCurrentVertex(currentTaxi, taxiState);</text:span></text:p>
      <text:p text:style-name="P272"><text:tab/> <text:s/><text:span text:style-name="T235">int firstPickupEND = NO_PATH;</text:span></text:p>
      <text:p text:style-name="P272"><text:tab/> <text:span text:style-name="T243"><text:s/></text:span><text:span text:style-name="T245"><text:s/></text:span><text:span text:style-name="T246">if</text:span><text:span text:style-name="T244"> </text:span><text:span text:style-name="T247">(</text:span><text:span text:style-name="T235">currentTaxi.schedule is not null, meaning it has a schedule of queries)</text:span></text:p>
      <text:p text:style-name="P272"><text:tab/> <text:s text:c="2"/><text:span text:style-name="T244">{ </text:span><text:span text:style-name="T235">firstPickupEnd = currentTaxi.schedule.item.vertex; </text:span><text:span text:style-name="T244">}</text:span></text:p>
      <text:p text:style-name="P272"/>
      <text:p text:style-name="P272"><text:tab/> <text:s text:c="2"/><text:span text:style-name="T255">for </text:span><text:span text:style-name="T236">(each Query in the list pPickup pointer = currentTaxi.schedule; pPickup; pPickup = <text:tab/><text:tab/><text:tab/><text:tab/><text:tab/><text:tab/><text:tab/><text:tab/><text:tab/><text:tab/><text:tab/><text:tab/><text:tab/><text:tab/>pPickup.next)</text:span></text:p>
      <text:p text:style-name="P270"><text:tab/> <text:s/><text:span text:style-name="T252">{</text:span><text:span text:style-name="T237"> Query firstDropoffEnd;</text:span></text:p>
      <text:p text:style-name="P270"><text:tab/> <text:s/><text:span text:style-name="T241"><text:s/></text:span><text:span text:style-name="T242">if</text:span><text:span text:style-name="T237">( there is NOT an item at the address of firstDropoffEnd, in the List of Queries of the <text:tab/><text:tab/><text:tab/> currentTaxi.schedule, or its pickup.index)</text:span></text:p>
      <text:p text:style-name="P270"><text:tab/><text:span text:style-name="T239"> </text:span><text:span text:style-name="T240">{</text:span><text:span text:style-name="T237">firstDropoffEnd.vertex = NO_PATH;</text:span><text:span text:style-name="T240">}</text:span></text:p>
      <text:p text:style-name="P270"><text:tab/> <text:s/></text:p>
      <text:p text:style-name="P270"><text:tab/> <text:span text:style-name="T237">floating point firstDropOffWeight = netPathWeight(pickupVertex, drop off Vertex, <text:tab/><text:tab/><text:tab/><text:tab/><text:tab/><text:tab/><text:tab/><text:tab/><text:tab/><text:tab/><text:tab/><text:tab/><text:tab/>firstDropOffEnd.vertex)</text:span><text:span text:style-name="T237"><text:note text:id="ftn20" text:note-class="footnote"><text:note-citation>20</text:note-citation><text:note-body><text:p text:style-name="P398">See section 2v.</text:p></text:note-body></text:note></text:span><text:span text:style-name="T237">;</text:span></text:p>
      <text:p text:style-name="P248"><text:tab/><text:span text:style-name="T237">insert new query at initInsertionPoint(address of dropoff, pickupVertex, firstDropoffEnd.vertex, </text:span></text:p>
      <text:p text:style-name="P248"><text:span text:style-name="T237"><text:tab/><text:tab/><text:tab/><text:tab/><text:tab/><text:tab/><text:tab/><text:tab/><text:tab/>pickup.index, firstDropoffWeight);</text:span><text:span text:style-name="T237"><text:note text:id="ftn21" text:note-class="footnote"><text:note-citation>21</text:note-citation><text:note-body><text:p text:style-name="P398">See section 2iv.</text:p></text:note-body></text:note></text:span></text:p>
      <text:p text:style-name="P248"><text:tab/><text:span text:style-name="T237">setMinTaxiQuery( address of minTaxiQuery, current Taxi, address of pick up, address of drop off);</text:span><text:span text:style-name="T237"><text:note text:id="ftn22" text:note-class="footnote"><text:note-citation>22</text:note-citation><text:note-body><text:p text:style-name="P399">See section 2ii.</text:p></text:note-body></text:note></text:span></text:p>
      <text:p text:style-name="P248"><text:tab/></text:p>
      <text:p text:style-name="P248"><text:tab/><text:span text:style-name="T257">for</text:span><text:span text:style-name="T120"> </text:span><text:span text:style-name="T238">( each query in the List of Queries pDropoff pointer = pPickup; pDropoff = pDropoff.next)</text:span></text:p>
      <text:p text:style-name="P248"><text:s text:c="13"/><text:span text:style-name="T258">{ </text:span><text:span text:style-name="T238">updateInsertionPoint( address of dropoff, pDropoff, dropoffVertex); </text:span></text:p>
      <text:p text:style-name="P249"><text:tab/> <text:span text:style-name="T238">setMinTaxiQuery ( address of minTaxiQuery, currentTaxi, address of pick-up, address of drop-off);</text:span></text:p>
      <text:p text:style-name="P249"><text:span text:style-name="T238"><text:tab/></text:span><text:span text:style-name="T258">}</text:span></text:p>
      <text:p text:style-name="P249"><text:tab/><text:span text:style-name="T238">updateInsertionPoint (address of pickup, pPickup, pickupVertex);</text:span></text:p>
      <text:p text:style-name="P249"><text:s text:c="9"/><text:span text:style-name="T251"><text:s/></text:span><text:span text:style-name="T253">} </text:span><text:span text:style-name="T254">end of for loop</text:span></text:p>
      <text:p text:style-name="P248"><text:s text:c="11"/><text:span text:style-name="T256">getting shortest path by assigning</text:span> <text:span text:style-name="T238">dropoff.weight = getShortestPath(pickupVertex, dropoffVertex);</text:span><text:span text:style-name="T238"><text:note text:id="ftn23" text:note-class="footnote"><text:note-citation>23</text:note-citation><text:note-body><text:p text:style-name="P400">See section 3i.</text:p></text:note-body></text:note></text:span></text:p>
      <text:p text:style-name="P248"><text:s text:c="11"/><text:span text:style-name="T256">assigning dropoff.start = pickupVertex; setMinTaxiQuery( address of minTaxiQuery, currentTaxi, <text:tab/><text:tab/><text:tab/><text:tab/><text:tab/><text:tab/><text:tab/><text:tab/><text:tab/><text:tab/>address of pickup, address of dropoff); </text:span></text:p>
      <text:p text:style-name="P248"><text:soft-page-break/><text:s text:c="6"/><text:span text:style-name="T124"><text:s/></text:span><text:span text:style-name="T129">}</text:span></text:p>
      <text:p text:style-name="P279"><text:s text:c="2"/><text:span text:style-name="T115"><text:s text:c="2"/>}</text:span></text:p>
      <text:p text:style-name="P369">if (minTaxiQuery.taxi <text:span text:style-name="T286">is not null</text:span>) </text:p>
      <text:p text:style-name="P369"><text:s text:c="3"/>{ preincrement minTaxiQuery.taxi.queryCount;</text:p>
      <text:p text:style-name="P369"><text:s text:c="4"/>minTaxiQuery.taxi.schedule = List of Queries. insertAt(minTaxiQuery.taxi.schedule, {true, pickupVertex}, <text:tab/><text:tab/><text:tab/><text:tab/><text:tab/><text:tab/><text:tab/><text:tab/><text:tab/><text:tab/><text:tab/>minTaxiQuery.pickupIndex);</text:p>
      <text:p text:style-name="P369"><text:s text:c="4"/>minTaxiQuery.taxi.schedule = List of Queries. InsertAt ( minTaxiQuery.taxi.schedule, {false, <text:tab/><text:tab/><text:tab/><text:tab/><text:tab/><text:tab/><text:tab/><text:tab/><text:tab/> <text:s text:c="7"/>dropoffVertex}, minTaxiQuery.dropoffIndex + 1);</text:p>
      <text:p text:style-name="P279"><text:s text:c="4"/>minTaxiQuery.taxi.changePath = true;</text:p>
      <text:p text:style-name="P279"><text:s text:c="4"/>taxiState.drawPickups = List of int. addTo List (pick upVertex, taxiState.drawPickups);</text:p>
      <text:p text:style-name="P279"><text:s text:c="4"/>taxiState.drawDropoffs = List of int. addToList (drop offVertex, taxiState.drawDropoffs);</text:p>
      <text:p text:style-name="P279"><text:s text:c="2"/>} <text:span text:style-name="T95">END OF IF STATEMENT</text:span></text:p>
      <text:p text:style-name="P279"/>
      <text:p text:style-name="P338">&lt;<text:span text:style-name="T266">TAXI QUERY INSERTION COMPLETE AT THIS POINT</text:span>&gt;</text:p>
      <text:p text:style-name="P40"/>
      <text:p text:style-name="P319"><text:span text:style-name="T274">for</text:span> (int taxiIndex = 0; as long as taxiIndex &lt; NUMBER_OF_TAXIS; preincrement taxiIndex)<text:note text:id="ftn24" text:note-class="footnote"><text:note-citation>24</text:note-citation><text:note-body><text:p text:style-name="P401">This for loop updates taxi position, velocities, their schedules and their paths</text:p></text:note-body></text:note></text:p>
      <text:p text:style-name="P319"><text:s text:c="3"/><text:span text:style-name="T273">{</text:span> Taxi pointer currentTaxi = address of taxiState. taxi[taxiIndex];</text:p>
      <text:p text:style-name="P319"><text:s text:c="3"/>if (currentTaxi.shortestPath <text:span text:style-name="T286">is not null</text:span></text:p>
      <text:p text:style-name="P319"><text:s text:c="6"/>{ DirectedEdge pointer currentEdge = currentTaxi.shortestPath.item;</text:p>
      <text:p text:style-name="P320"><text:tab/></text:p>
      <text:p text:style-name="P320"><text:tab/>Point destination = taxiState.intersectionCoords[currentEdge.to];</text:p>
      <text:p text:style-name="P319"><text:tab/>floating point value <text:span text:style-name="T267">of y displacement <text:s/>value </text:span>deltaY = destination.y -currentTaxi.position.y;</text:p>
      <text:p text:style-name="P319"><text:tab/>floating point value <text:span text:style-name="T267">of x displacement value <text:s/></text:span>deltaX = destination.x-currentTaxi.postition.x;</text:p>
      <text:p text:style-name="P40"><text:tab/></text:p>
      <text:p text:style-name="P40"><text:tab/><text:span text:style-name="T29">floating point </text:span><text:span text:style-name="T30">velocity <text:s/>value</text:span><text:span text:style-name="T29"> of y vy = </text:span><text:span text:style-name="T30">currentTaxi.velcity.y;</text:span></text:p>
      <text:p text:style-name="P329"><text:tab/>floating point velocity value of x vx = currentTaxi.velcity.x;</text:p>
      <text:p text:style-name="P329"><text:tab/>floating point value for timeToDestX = ( if vx != 0.0f) if true then timeToDestX = deltaX/vx, if <text:tab/><text:tab/><text:tab/><text:tab/><text:tab/><text:tab/><text:tab/><text:tab/><text:tab/> <text:s text:c="10"/>false then timeToDestx = 0.0f;</text:p>
      <text:p text:style-name="P330"><text:tab/>floating point value for timeToDestY = ( if vy != 0.0f) if true then timeToDestY = deltaY/vy, if <text:tab/><text:tab/><text:tab/><text:tab/><text:tab/><text:tab/><text:tab/><text:tab/><text:tab/> <text:s text:c="10"/>false then timeToDesty = 0.0f;</text:p>
      <text:p text:style-name="P41"><text:span text:style-name="T30"><text:tab/></text:span><text:span text:style-name="T269">if </text:span><text:span text:style-name="T31">((timeToDestX &lt; dt) AND (timeToDestY &lt; dt))</text:span><text:span text:style-name="T31"><text:note text:id="ftn25" text:note-class="footnote"><text:note-citation>25</text:note-citation><text:note-body><text:p text:style-name="P402">This is to set taxi's position to its destination</text:p></text:note-body></text:note></text:span></text:p>
      <text:p text:style-name="P41"><text:span text:style-name="T31"><text:tab/></text:span><text:span text:style-name="T268">{</text:span><text:span text:style-name="T31"> <text:s/></text:span></text:p>
      <text:p text:style-name="P323"><text:tab/> <text:s/>currentTaxi.position.x = destination.x;</text:p>
      <text:p text:style-name="P323"><text:tab/> <text:s/>currentTaxi.position.y = destination.y;</text:p>
      <text:p text:style-name="P41"><text:span text:style-name="T31"><text:tab/> <text:s/>if (currentTaxi.changePath </text:span><text:span text:style-name="T35">is not null</text:span><text:span text:style-name="T31">) </text:span></text:p>
      <text:p text:style-name="P323"><text:tab/> <text:s text:c="4"/>{currentTaxi.changePath = false;</text:p>
      <text:p text:style-name="P323"><text:tab/> <text:s text:c="5"/>currentTaxi.shortestPath = 0;</text:p>
      <text:p text:style-name="P323"><text:tab/> <text:s text:c="4"/>}</text:p>
      <text:p text:style-name="P41"/>
      <text:p text:style-name="P323"><text:soft-page-break/><text:tab/> <text:s text:c="2"/>else { currentTaxi.shortestPath = currentTaxi.shortestpath.next; }</text:p>
      <text:p text:style-name="P323"><text:tab/> <text:s/>setTaxiVelocity(currentTaxi, taxiState)</text:p>
      <text:p text:style-name="P41"><text:span text:style-name="T31"><text:tab/></text:span><text:span text:style-name="T268">}</text:span><text:span text:style-name="T31"> </text:span><text:span text:style-name="T92">END OF IF STATEMENT</text:span></text:p>
      <text:p text:style-name="P321"><text:tab/>currentTaxi.position.x = currentTaxi.position.x <text:s/>+ (currentTaxi.velocity.x*dt);</text:p>
      <text:p text:style-name="P321"><text:s text:c="4"/><text:tab/>currentTaxi.position.y = currentTaxi.position.y <text:s/><text:span text:style-name="T271">+ (currentTaxi.velocity.y*dt);</text:span></text:p>
      <text:p text:style-name="P322"><text:tab/><text:span text:style-name="T93">else</text:span><text:span text:style-name="T272"> </text:span></text:p>
      <text:p text:style-name="P324"><text:s text:c="12"/>{initTaxiCab(currentTaxi, taxiState, <text:s/>currentTaxi.passengerCount, false, <text:tab/><text:tab/><text:tab/><text:tab/><text:tab/><text:tab/><text:tab/><text:tab/><text:tab/><text:tab/>currentTaxi.queryCount, currentTaxi.position); <text:s/>}</text:p>
      <text:p text:style-name="P321"><text:tab/></text:p>
      <text:p text:style-name="P321"><text:tab/><text:span text:style-name="T75">&lt;START OF RENDERING ALL IMAGES&gt;</text:span><text:span text:style-name="T272"> </text:span></text:p>
      <text:p text:style-name="P321"/>
      <text:p text:style-name="P324"><text:s text:c="12"/>Image pointer taxiImage;</text:p>
      <text:p text:style-name="P324"><text:s text:c="12"/><text:span text:style-name="T79">if </text:span>(currentTaxi.passengerCount == taxiState.maxPassengerCount) </text:p>
      <text:p text:style-name="P324"><text:s text:c="12"/>{taxiImage = address of taxiState.images[TAXI_FULL_TEXTURE];}</text:p>
      <text:p text:style-name="P324"><text:s text:c="12"/><text:span text:style-name="T79">else</text:span> {taxiImage = address of taxiState.images[TAXI_TEXTURE];}</text:p>
      <text:p text:style-name="P324"><text:s text:c="12"/>placeImage(taxiState.renderer, taxiImage, currentTaxi.position);</text:p>
      <text:p text:style-name="P325"><text:s text:c="8"/><text:span text:style-name="T273">}</text:span><text:span text:style-name="T79">END OF FOR LOOP</text:span></text:p>
      <text:p text:style-name="P325"><text:note text:id="ftn26" text:note-class="footnote"><text:note-citation>26</text:note-citation><text:note-body><text:p text:style-name="P325"><text:span text:style-name="T79"><text:s/></text:span><text:span text:style-name="T279">Generic lists are used to traverse images to their locations, please note that the &lt;int&gt; beside the list is the indication of the type of generic list, and not a note to provide guidence through the code</text:span></text:p><text:p text:style-name="P325"/></text:note-body></text:note></text:p>
      <text:p text:style-name="P325"/>
      <text:p text:style-name="P324"><text:tab/>List&lt;int&gt; :: traverseList(drawListImages, taxiState, <text:tab/><text:tab/><text:tab/><text:tab/><text:tab/><text:tab/><text:tab/><text:tab/><text:tab/><text:tab/> <text:s text:c="11"/>PICKUP_TEXTURE, taxiState.drawPickups);</text:p>
      <text:p text:style-name="P324"><text:s text:c="5"/><text:tab/>List&lt;int&gt;::traverseList(drawListImages, taxiState, DROPOFF_TEXTURE,</text:p>
      <text:p text:style-name="P324"><text:s text:c="32"/>taxiState.drawDropoffs);</text:p>
      <text:p text:style-name="P370">} <text:span text:style-name="T249">END OF </text:span><text:span text:style-name="T250">FIRST </text:span><text:span text:style-name="T249">IF STATEMENT</text:span></text:p>
      <text:p text:style-name="P42"/>
      <text:p text:style-name="P42">else</text:p>
      <text:p text:style-name="P324">{ <text:s text:c="5"/><text:span text:style-name="T277">&lt;INITIALIZING VARIABLES FOR GUI&gt;</text:span></text:p>
      <text:p text:style-name="P326"><text:s text:c="8"/>taxiState.graphInitialized = true;</text:p>
      <text:p text:style-name="P326"><text:s text:c="8"/>taxiState.queryInterval = TAXI_QUERY_INTERVAL;</text:p>
      <text:p text:style-name="P326"><text:s text:c="8"/>taxiState.timeSinceLastQuery = 0;</text:p>
      <text:p text:style-name="P326"><text:s text:c="8"/>taxiState.maxPassengerCount = 3;</text:p>
      <text:p text:style-name="P326"><text:s text:c="8"/>taxiState.maxQueryCount = 3;</text:p>
      <text:p text:style-name="P326"><text:s text:c="8"/>makeEdgeWeightedDigraph(address of taxiState.roadNetwork, INTERSECTIONS);</text:p>
      <text:p text:style-name="P326"><text:s text:c="8"/></text:p>
      <text:p text:style-name="P326"><text:s text:c="8"/>&lt;<text:span text:style-name="T278">PLACE VERTICIES ON SCREEN</text:span>&gt;</text:p>
      <text:p text:style-name="P326"><text:s text:c="8"/>float pitch = (cast as float point) taxiState.screenHeight/DIMENSION;</text:p>
      <text:p text:style-name="P326"><text:s text:c="8"/>float stride = (cast as float point)taxiState.screenWidth/DIMENSION;</text:p>
      <text:p text:style-name="P326"><text:soft-page-break/><text:s text:c="8"/><text:span text:style-name="T79">for </text:span>(int y = 0; y &lt; DIMENSION; ++y) </text:p>
      <text:p text:style-name="P326"><text:s text:c="8"/>{</text:p>
      <text:p text:style-name="P326"><text:s text:c="12"/><text:span text:style-name="T79">for</text:span> (int x = 0; x &lt; DIMENSION; ++x) </text:p>
      <text:p text:style-name="P326"><text:s text:c="12"/>{ taxiState.intersectionCoords[x + y*DIMENSION] = {x*stride + stride/2, y*pitch + pitch/2};</text:p>
      <text:p text:style-name="P326"><text:s text:c="12"/>}</text:p>
      <text:p text:style-name="P326"><text:s text:c="8"/>}</text:p>
      <text:p text:style-name="P327"><text:span text:style-name="T278"><text:s text:c="7"/></text:span><text:span text:style-name="T94"><text:s/>for</text:span><text:span text:style-name="T278"> (int row = 0; row &lt; DIMENSION; ++row) {</text:span></text:p>
      <text:p text:style-name="P327"><text:span text:style-name="T278"><text:s text:c="11"/></text:span><text:span text:style-name="T94"><text:s/>for</text:span><text:span text:style-name="T278"> (int col = 0; col &lt; DIMENSION; ++col) {</text:span></text:p>
      <text:p text:style-name="P327"><text:span text:style-name="T278"><text:s text:c="16"/></text:span><text:span text:style-name="T94">if </text:span><text:span text:style-name="T278">(row &gt; 0) </text:span></text:p>
      <text:p text:style-name="P328"><text:tab/> <text:s text:c="2"/>{</text:p>
      <text:p text:style-name="P328"><text:s text:c="20"/>addEdge(address of taxiState.roadNetwork, row*DIMENSION + </text:p>
      <text:p text:style-name="P328"><text:tab/><text:tab/><text:tab/><text:tab/><text:tab/><text:tab/><text:tab/><text:tab/> <text:s text:c="6"/>col, (row-1)*DIMENSION +col, speed());</text:p>
      <text:p text:style-name="P328"><text:s text:c="16"/>}</text:p>
      <text:p text:style-name="P327"><text:span text:style-name="T278"><text:s text:c="16"/></text:span><text:span text:style-name="T94">if</text:span><text:span text:style-name="T278"> (col &gt; 0) </text:span></text:p>
      <text:p text:style-name="P328"><text:tab/> <text:s text:c="3"/>{</text:p>
      <text:p text:style-name="P328"><text:s text:c="20"/>addEdge(&amp;taxiState-&gt;roadNetwork, row*DIMENSION + col, </text:p>
      <text:p text:style-name="P328"><text:s text:c="28"/><text:tab/><text:tab/><text:tab/><text:tab/><text:tab/><text:tab/> <text:s text:c="11"/>row*DIMENSION + (col - 1), speed());</text:p>
      <text:p text:style-name="P328"><text:s text:c="16"/>}</text:p>
      <text:p text:style-name="P327"><text:span text:style-name="T278"><text:s text:c="16"/></text:span><text:span text:style-name="T94">if</text:span><text:span text:style-name="T278"> (row &lt; (DIMENSION - 1)) </text:span></text:p>
      <text:p text:style-name="P328"><text:tab/> <text:s text:c="2"/>{</text:p>
      <text:p text:style-name="P328"><text:s text:c="20"/>addEdge(&amp;taxiState-&gt;roadNetwork, row*DIMENSION + col, </text:p>
      <text:p text:style-name="P328"><text:s text:c="27"/><text:tab/><text:tab/><text:tab/><text:tab/><text:tab/><text:tab/> <text:s text:c="10"/>(row + 1)*DIMENSION + col, speed());</text:p>
      <text:p text:style-name="P328"><text:s text:c="16"/>}</text:p>
      <text:p text:style-name="P327"><text:span text:style-name="T278"><text:s text:c="16"/></text:span><text:span text:style-name="T94">if</text:span><text:span text:style-name="T278"> (col &lt; (DIMENSION - 1)) </text:span></text:p>
      <text:p text:style-name="P328"><text:tab/> <text:s text:c="2"/>{</text:p>
      <text:p text:style-name="P328"><text:s text:c="20"/>addEdge(&amp;taxiState-&gt;roadNetwork, row*DIMENSION + col, </text:p>
      <text:p text:style-name="P328"><text:s text:c="27"/><text:tab/><text:tab/><text:tab/><text:tab/><text:tab/><text:tab/> <text:s text:c="10"/>row*DIMENSION + (col + 1), speed());</text:p>
      <text:p text:style-name="P328"><text:s text:c="16"/>}</text:p>
      <text:p text:style-name="P328"><text:s text:c="12"/>}</text:p>
      <text:p text:style-name="P328"><text:s text:c="8"/>} </text:p>
      <text:p text:style-name="P327"><text:s text:c="8"/><text:span text:style-name="T278">makeAllShortestPaths(address of taxiState.roadNetwork);</text:span></text:p>
      <text:p text:style-name="P328"/>
      <text:p text:style-name="P328"><text:s text:c="8"/><text:span text:style-name="T71">&lt;INITIALIZING TAXICABS&gt;</text:span></text:p>
      <text:p text:style-name="P328"/>
      <text:p text:style-name="P328"><text:s text:c="8"/><text:span text:style-name="T79">for </text:span>(int taxiIndex = 0; taxiIndex &lt; NUMBER_OF_TAXIS; ++taxiIndex) </text:p>
      <text:p text:style-name="P328"><text:tab/>{</text:p>
      <text:p text:style-name="P328"><text:s text:c="15"/>initTaxiCab(address of taxiState.taxis[taxiIndex], taxiState, 0, false, 0,<text:tab/><text:tab/><text:tab/><text:tab/><text:tab/><text:tab/><text:tab/><text:tab/><text:tab/><text:tab/><text:tab/> <text:s text:c="2"/>taxiState.intersectionCoords[taxiIndex]);</text:p>
      <text:p text:style-name="P328"><text:s text:c="15"/>taxiState.taxis[taxiIndex].schedule = 0;</text:p>
      <text:p text:style-name="P328"><text:s text:c="13"/>}</text:p>
      <text:p text:style-name="P328"><text:s text:c="4"/>}</text:p>
      <text:p text:style-name="P328"/>
      <text:p text:style-name="P328"><text:soft-page-break/><text:s text:c="4"/><text:span text:style-name="T71">&lt;RENDER ALL IMAGES ONTO CANVAS</text:span><text:span text:style-name="T74">&gt;</text:span></text:p>
      <text:p text:style-name="P328"><text:s text:c="4"/>SDL_RenderPresent(taxiState-&gt;renderer);</text:p>
      <text:p text:style-name="P324"/>
      <text:p text:style-name="P340">&lt;END OF RENDERING ALL IMAGES&gt;</text:p>
      <text:p text:style-name="P233"><text:tab/></text:p>
      <text:p text:style-name="P233"/>
      <text:p text:style-name="P233"/>
      <text:p text:style-name="P233"/>
      <text:p text:style-name="P233"/>
      <text:p text:style-name="P77">2ii. <text:s text:c="2"/>setMinTaxiQuery</text:p>
      <text:p text:style-name="P107"><text:tab/><text:span text:style-name="T53">Uses<text:tab/></text:span></text:p>
      <text:p text:style-name="P192"><text:tab/><text:tab/></text:p>
      <text:p text:style-name="P192"><text:tab/>Modifier</text:p>
      <text:p text:style-name="P107"><text:tab/><text:tab/><text:span text:style-name="T280">private</text:span></text:p>
      <text:p text:style-name="P192"><text:tab/><text:span text:style-name="T101">Argument(s)</text:span></text:p>
      <text:p text:style-name="P110"><text:tab/><text:tab/><text:span text:style-name="T280">TaxiQuery: *minTaxiQuery</text:span></text:p>
      <text:p text:style-name="P146"><text:tab/><text:tab/>Taxi: *currentTaxi</text:p>
      <text:p text:style-name="P110"><text:tab/><text:tab/><text:span text:style-name="T280">InsertionPoint: *pickup</text:span></text:p>
      <text:p text:style-name="P110"><text:tab/><text:tab/><text:span text:style-name="T280">InsertionPoint: *dropoff</text:span></text:p>
      <text:p text:style-name="P107"><text:tab/><text:span text:style-name="T54">Return Type</text:span></text:p>
      <text:p text:style-name="P107"><text:tab/><text:tab/><text:span text:style-name="T280">void</text:span><text:tab/></text:p>
      <text:p text:style-name="P107"><text:tab/><text:span text:style-name="T53">Comprises</text:span></text:p>
      <text:p text:style-name="P107"><text:tab/><text:tab/></text:p>
      <text:p text:style-name="P19">Method description</text:p>
      <text:p text:style-name="P199"><text:tab/><text:span text:style-name="T180">setMinTaxiQuery updates insertion points if they are cheaper, and it sets the insertion weight based on the pickup.weight and dropoff.weight. On the condition that inserted weight is mess than the minimum TaxiQuery weight, minTaxiQuery is assigned as the currentTaxi, minTaxi.weight is assigned as the new inserted Weight, minTaxiQuery.location is assigned as the value of the pickup index, and minTaxiQuery drop-off index is assigned as the dropoff index. This is a support function for the TaxiQuery section seen in updateAndRender where the cheapest (i.e., the lowest weight) path is selected. </text:span><text:span text:style-name="T183">On a practica level, this function takes the existing minTaxiQuery checks the pick-up and drop off points for that taxi and compares it to the existing minimum, if so it the minTaxiQuery is updates to the new minimum.</text:span></text:p>
      <text:p text:style-name="P199"/>
      <text:p text:style-name="P23">Pseudo Code</text:p>
      <text:p text:style-name="P280">floating point insertWeight = pickup.weight + dropoff.weight;</text:p>
      <text:p text:style-name="P280"><text:span text:style-name="T79">if </text:span>(insertWeight &lt; minTaxiQuery.weight)</text:p>
      <text:p text:style-name="P280">{</text:p>
      <text:p text:style-name="P280"><text:tab/>minTaxiQuery.taxi = currentTaxi;</text:p>
      <text:p text:style-name="P280"><text:tab/>minTaxiQuery.weight = insertWeight;</text:p>
      <text:p text:style-name="P280"><text:s text:c="7"/><text:tab/>minTaxiQuery.pickupIndex = pickup.index;</text:p>
      <text:p text:style-name="P280"><text:s text:c="7"/><text:tab/>minTaxiQuery.dropoffIndex = dropoff.index;</text:p>
      <text:p text:style-name="P281">}</text:p>
      <text:p text:style-name="P280"/>
      <text:p text:style-name="P280"/>
      <text:p text:style-name="P65"><text:soft-page-break/><text:span text:style-name="T222">2</text:span>ii. <text:s text:c="2"/><text:span text:style-name="T219">updateInsertionPoint</text:span></text:p>
      <text:p text:style-name="P107"><text:tab/><text:span text:style-name="T53">Uses<text:tab/></text:span></text:p>
      <text:p text:style-name="P192"><text:tab/><text:tab/></text:p>
      <text:p text:style-name="P192"><text:tab/>Modifier</text:p>
      <text:p text:style-name="P107"><text:tab/><text:tab/><text:span text:style-name="T281">private</text:span></text:p>
      <text:p text:style-name="P192"><text:tab/><text:span text:style-name="T101">Argument(s)</text:span></text:p>
      <text:p text:style-name="P110"><text:tab/><text:tab/><text:span text:style-name="T280">InsertionPoint: *insertPoint</text:span></text:p>
      <text:p text:style-name="P110"><text:tab/><text:tab/><text:span text:style-name="T280">List&lt;Query&gt;: *schedule</text:span></text:p>
      <text:p text:style-name="P110"><text:tab/><text:tab/><text:span text:style-name="T280">integer: midPoint</text:span></text:p>
      <text:p text:style-name="P107"><text:tab/><text:span text:style-name="T54">Return Type</text:span></text:p>
      <text:p text:style-name="P107"><text:tab/><text:tab/><text:span text:style-name="T281">void</text:span><text:tab/></text:p>
      <text:p text:style-name="P107"><text:tab/><text:span text:style-name="T53">Comprises</text:span></text:p>
      <text:p text:style-name="P107"><text:tab/><text:tab/><text:span text:style-name="T281">netPathWeight</text:span></text:p>
      <text:p text:style-name="P107"><text:tab/><text:tab/><text:span text:style-name="T281">initInsertionPoint</text:span></text:p>
      <text:p text:style-name="P107"/>
      <text:p text:style-name="P19">Method description</text:p>
      <text:p text:style-name="P256"><text:tab/><text:span text:style-name="T281">updateInsertionPoint does as its name suggests and updates the insertion point taking as arguments a start point, an end point, an index position and the weight of its edge. </text:span></text:p>
      <text:p text:style-name="P199"/>
      <text:p text:style-name="P23">Pseudo Code</text:p>
      <text:p text:style-name="P293"><text:s text:c="3"/><text:span text:style-name="T282">if </text:span><text:s/>int nextEndPoint =<text:span text:style-name="T282">= </text:span>schedule.next <text:span text:style-name="T282">is true then nextEndPoint = </text:span>Schedule.next.item.vertex : <text:s/><text:span text:style-name="T282">else <text:tab/><text:tab/><text:tab/><text:tab/><text:tab/><text:tab/><text:tab/><text:tab/><text:tab/><text:tab/><text:tab/><text:tab/> <text:s text:c="8"/>nextEndPoint = </text:span>NO_PATH;</text:p>
      <text:p text:style-name="P294"><text:s text:c="4"/>float nextPointWeight = <text:s/>netPathWeight(schedule.item.vertex, midPoint, nextEndPoint);</text:p>
      <text:p text:style-name="P294"><text:s text:c="4"/>initInsertionPoint(insertPoint, schedule.item.vertex, nextEndPoint, insertPoint.index + 1, nextPointWeight);</text:p>
      <text:p text:style-name="P250"/>
      <text:p text:style-name="P77">2iii. <text:s/>initInsertionPoint</text:p>
      <text:p text:style-name="P107"><text:tab/><text:span text:style-name="T53">Uses<text:tab/></text:span></text:p>
      <text:p text:style-name="P192"><text:tab/><text:tab/></text:p>
      <text:p text:style-name="P192"><text:tab/>Modifier</text:p>
      <text:p text:style-name="P192"><text:tab/><text:tab/><text:span text:style-name="T282">private</text:span></text:p>
      <text:p text:style-name="P107"><text:tab/><text:tab/></text:p>
      <text:p text:style-name="P192"><text:tab/><text:span text:style-name="T101">Argument(s)</text:span></text:p>
      <text:p text:style-name="P107"><text:tab/><text:tab/><text:span text:style-name="T282">InsertionPoint: * insertPoint</text:span></text:p>
      <text:p text:style-name="P107"><text:tab/><text:tab/><text:span text:style-name="T282">integer: start, end, index </text:span></text:p>
      <text:p text:style-name="P107"><text:tab/><text:tab/><text:span text:style-name="T282">floating point : weight</text:span></text:p>
      <text:p text:style-name="P107"><text:tab/><text:span text:style-name="T54">Return Type</text:span></text:p>
      <text:p text:style-name="P107"><text:tab/><text:tab/><text:span text:style-name="T282">void</text:span><text:tab/></text:p>
      <text:p text:style-name="P107"><text:tab/><text:span text:style-name="T53">Comprises</text:span></text:p>
      <text:p text:style-name="P107"><text:tab/><text:tab/></text:p>
      <text:p text:style-name="P19">Method description</text:p>
      <text:p text:style-name="P199"><text:span text:style-name="T157"><text:tab/></text:span><text:span text:style-name="T181">initInsertionPoint initiates an insertion point for the query, where start, end, index, and weight are first assigned values</text:span><text:span text:style-name="T282">.</text:span></text:p>
      <text:p text:style-name="P199"/>
      <text:p text:style-name="P23">Pseudo Code</text:p>
      <text:p text:style-name="P282"><text:soft-page-break/><text:s text:c="4"/>insertPoint.start = start;</text:p>
      <text:p text:style-name="P282"><text:s text:c="4"/>insertPoint.end = end;</text:p>
      <text:p text:style-name="P282"><text:s text:c="4"/>insertPoint.index = index;</text:p>
      <text:p text:style-name="P282"><text:s text:c="4"/>insertPoint.weight = weight;</text:p>
      <text:p text:style-name="P215"/>
      <text:p text:style-name="P77">2iv. <text:s/>netPathWeight</text:p>
      <text:p text:style-name="P107"><text:tab/><text:span text:style-name="T53">Uses<text:tab/></text:span></text:p>
      <text:p text:style-name="P192"><text:tab/><text:tab/></text:p>
      <text:p text:style-name="P192"><text:tab/>Modifier</text:p>
      <text:p text:style-name="P107"><text:tab/><text:tab/></text:p>
      <text:p text:style-name="P192"><text:tab/><text:span text:style-name="T101">Argument(s)</text:span></text:p>
      <text:p text:style-name="P107"><text:tab/><text:tab/><text:span text:style-name="T282">integer: startPoint, midPoint, endPoint</text:span></text:p>
      <text:p text:style-name="P107"><text:tab/><text:span text:style-name="T54">Return Type</text:span></text:p>
      <text:p text:style-name="P107"><text:tab/><text:tab/><text:span text:style-name="T282">float</text:span><text:tab/></text:p>
      <text:p text:style-name="P107"><text:tab/><text:span text:style-name="T53">Comprises</text:span></text:p>
      <text:p text:style-name="P107"><text:tab/><text:tab/><text:span text:style-name="T282">getShortestPath</text:span></text:p>
      <text:p text:style-name="P107"/>
      <text:p text:style-name="P19">Method description</text:p>
      <text:p text:style-name="P256"><text:tab/><text:span text:style-name="T282">netPathWeight replaces the net from from the origin to the destination with the path weight from the origin to a midpoint then to the destination, if there is no path from the start point then it returns a float value of the shortest path from the midPoint to the endPoint as the totalWeight. If there is no Path to the endPoint, then this function returns the shortest path from the start point to the midPoint as the total weight. Otherwise, the weight from the startPoint to the midPoint is assigned as totalWeight (to variable taxiAddedWeight) and the weight of the shortest path from the midPoint to the endPoint is added onto the taxiAddedWeight. Lastly, the difference is taken from taxiAddedWeight and the shortest path from start to end and returned as a floating point value.</text:span></text:p>
      <text:p text:style-name="P256"/>
      <text:p text:style-name="P23">Pseudo Code</text:p>
      <text:p text:style-name="P342"><text:span text:style-name="T79">if</text:span> (startPoint == NO_PATH)</text:p>
      <text:p text:style-name="P342"><text:s text:c="3"/>{ <text:s/>return getShortestPath(midPoint, endPoint).totalWeight; }</text:p>
      <text:p text:style-name="P342"><text:span text:style-name="T79">if</text:span> (endPoint == NO_PATH) </text:p>
      <text:p text:style-name="P342"><text:s text:c="3"/>{ return getShortestPath(startPoint, midPoint)-&gt;totalWeight; }</text:p>
      <text:p text:style-name="P342"><text:s text:c="4"/>float taxiAddedWeight = getShortestPath(startPoint, midPoint).totalWeight;</text:p>
      <text:p text:style-name="P342"><text:s text:c="4"/>taxiAddedWeight = taxiAddedWeight + (getShortestPath(midPoint, endPoint).totalWeight);</text:p>
      <text:p text:style-name="P342"><text:s text:c="4"/>return (taxiAddedWeight - getShortestPath(startPoint, endPoint).totalWeight);</text:p>
      <text:p text:style-name="P236"/>
      <text:p text:style-name="P236"/>
      <text:p text:style-name="P88">2v. <text:s/>randomVertex</text:p>
      <text:p text:style-name="P107"><text:tab/><text:span text:style-name="T53">Uses<text:tab/></text:span></text:p>
      <text:p text:style-name="P192"/>
      <text:p text:style-name="P192"><text:tab/>Modifier</text:p>
      <text:p text:style-name="P107"><text:tab/><text:tab/><text:span text:style-name="T283">private</text:span></text:p>
      <text:p text:style-name="P192"><text:tab/><text:span text:style-name="T101">Argument(s)</text:span></text:p>
      <text:p text:style-name="P107"><text:tab/><text:tab/><text:span text:style-name="T283">EdgeWeightedDigraph: *graph</text:span></text:p>
      <text:p text:style-name="P107"><text:soft-page-break/><text:tab/><text:span text:style-name="T54">Return Type</text:span></text:p>
      <text:p text:style-name="P107"><text:tab/><text:tab/><text:span text:style-name="T283">integer</text:span><text:tab/></text:p>
      <text:p text:style-name="P107"><text:tab/><text:span text:style-name="T53">Comprises</text:span></text:p>
      <text:p text:style-name="P107"><text:tab/><text:tab/><text:tab/></text:p>
      <text:p text:style-name="P19">Method description</text:p>
      <text:p text:style-name="P256"><text:tab/><text:span text:style-name="T284">randomVertex returns an integer representing a vertex between the upper left corner and lower right corner of the map.</text:span></text:p>
      <text:p text:style-name="P199"/>
      <text:p text:style-name="P23">Pseudo Code</text:p>
      <text:p text:style-name="P292">return (cast integer) (((cast double)random()/((unsigned)upper bound RAND_MAX* </text:p>
      <text:p text:style-name="P292"><text:tab/><text:tab/><text:tab/><text:tab/><text:tab/><text:tab/><text:tab/><text:tab/>((maxSpeed – minSpeed) + minSpeed);</text:p>
      <text:p text:style-name="P343"/>
      <text:p text:style-name="P343"/>
      <text:p text:style-name="P77">2vi. <text:s/>speed</text:p>
      <text:p text:style-name="P107"><text:tab/><text:span text:style-name="T53">Uses<text:tab/></text:span></text:p>
      <text:p text:style-name="P192"><text:tab/><text:tab/></text:p>
      <text:p text:style-name="P192"><text:tab/>Modifier</text:p>
      <text:p text:style-name="P107"><text:tab/><text:tab/><text:span text:style-name="T283">private</text:span></text:p>
      <text:p text:style-name="P192"><text:tab/><text:span text:style-name="T101">Argument(s)</text:span></text:p>
      <text:p text:style-name="P107"><text:tab/><text:tab/></text:p>
      <text:p text:style-name="P107"><text:tab/><text:span text:style-name="T54">Return Type</text:span></text:p>
      <text:p text:style-name="P107"><text:tab/><text:tab/><text:span text:style-name="T283">floating point</text:span><text:tab/></text:p>
      <text:p text:style-name="P107"><text:tab/><text:span text:style-name="T53">Comprises</text:span></text:p>
      <text:p text:style-name="P107"><text:tab/><text:tab/></text:p>
      <text:p text:style-name="P19">Method description</text:p>
      <text:p text:style-name="P256"><text:tab/><text:span text:style-name="T283">speed calculates the speed of the road, where the minimum speed is 40 km/h and the max speed is 100 km/h, these speeds are based on local and highway speeds of a Canadian city. This function returns a float point speed value.</text:span></text:p>
      <text:p text:style-name="P256"/>
      <text:p text:style-name="P23">Pseudo Code</text:p>
      <text:p text:style-name="P283">final int minspeed = 40;</text:p>
      <text:p text:style-name="P283">final int maxspeed = 100;</text:p>
      <text:p text:style-name="P283">return (cast to floating point) ((double) random()/(unsigned)(RAND_MAX)*(maxSpeed – minSpeed) + minSpeed); </text:p>
      <text:p text:style-name="P283"/>
      <text:p text:style-name="P77"/>
      <text:p text:style-name="P77">2vii. <text:s/>setTaxiVelocity</text:p>
      <text:p text:style-name="P107"><text:tab/><text:span text:style-name="T53">Uses<text:tab/></text:span></text:p>
      <text:p text:style-name="P192"><text:tab/><text:tab/></text:p>
      <text:p text:style-name="P192"><text:tab/>Modifier</text:p>
      <text:p text:style-name="P107"><text:tab/><text:tab/><text:span text:style-name="T285">private</text:span></text:p>
      <text:p text:style-name="P192"><text:tab/><text:span text:style-name="T101">Argument(s)</text:span></text:p>
      <text:p text:style-name="P107"><text:tab/><text:tab/><text:span text:style-name="T285">Taxi: *taxi</text:span></text:p>
      <text:p text:style-name="P107"><text:tab/><text:tab/><text:span text:style-name="T285">TaxiState: *taxiState</text:span></text:p>
      <text:p text:style-name="P107"><text:tab/><text:span text:style-name="T54">Return Type</text:span></text:p>
      <text:p text:style-name="P107"><text:soft-page-break/><text:tab/><text:tab/><text:span text:style-name="T285">void</text:span><text:tab/></text:p>
      <text:p text:style-name="P107"><text:tab/><text:span text:style-name="T53">Comprises</text:span></text:p>
      <text:p text:style-name="P107"><text:tab/><text:tab/></text:p>
      <text:p text:style-name="P19">Method description</text:p>
      <text:p text:style-name="P216"><text:span text:style-name="T157">setTaxiVelocity sets the velocity of the taxi based on the next edge in its shortestPath, this traditionally follows the rules of the road where drivers would drive at the maximum speed that the road permits. However, if the shortest path has been traversed, the shortestPath is set to zero and its velocity is also set to zero</text:span>.</text:p>
      <text:p text:style-name="P216"/>
      <text:p text:style-name="P23">Pseudo Code</text:p>
      <text:p text:style-name="P290"><text:span text:style-name="T79">if </text:span>(taxi.shortestPath is not null)</text:p>
      <text:p text:style-name="P290">{ <text:s/>DirectedEdge pointer currentEdge = taxi.shortestPath.item;</text:p>
      <text:p text:style-name="P290"><text:s text:c="3"/>floating point value speed = currentEdge.weight;</text:p>
      <text:p text:style-name="P290"><text:s text:c="3"/><text:span text:style-name="T287">floating point value deltaX = taxiState.intersectionCoords[currentEdge.to].x – (taxi.position.x);</text:span></text:p>
      <text:p text:style-name="P290"><text:s text:c="3"/><text:span text:style-name="T287">floating point value deltaY = taxiState.intersectionCords[currentEdge.to].y – (taxi.position.y);</text:span></text:p>
      <text:p text:style-name="P291"><text:s text:c="3"/>floating point value distance = sqrt ( deltaX*deltaX + deltaY+deltaY);</text:p>
      <text:p text:style-name="P291"><text:s text:c="2"/><text:span text:style-name="T79"><text:s/>if </text:span>(distance is not null)</text:p>
      <text:p text:style-name="P291"><text:s text:c="6"/>{ taxi.velocity.x = SPEED_FACTOR*speed*deltaX/distance;</text:p>
      <text:p text:style-name="P291"><text:s text:c="8"/>taxi.velcity.y = SPEED_FACTOR*speed*deltaY/distance;</text:p>
      <text:p text:style-name="P291"><text:s text:c="6"/>}</text:p>
      <text:p text:style-name="P291"><text:s/><text:span text:style-name="T79"><text:s/>else</text:span> </text:p>
      <text:p text:style-name="P291"><text:s text:c="10"/>{ taxi.velocity.x = 0.0f; </text:p>
      <text:p text:style-name="P291"><text:tab/>taxi.velocity.y = 0.0f;</text:p>
      <text:p text:style-name="P291"><text:s text:c="10"/>}</text:p>
      <text:p text:style-name="P291"><text:s text:c="2"/>} <text:span text:style-name="T79">end of if statement</text:span></text:p>
      <text:p text:style-name="P217"/>
      <text:p text:style-name="P208"/>
      <text:p text:style-name="P208"/>
      <text:p text:style-name="P87">2viii. getTaxiCurrentVertex</text:p>
      <text:p text:style-name="P107"><text:tab/><text:span text:style-name="T53">Uses<text:tab/></text:span></text:p>
      <text:p text:style-name="P192"><text:tab/><text:tab/></text:p>
      <text:p text:style-name="P192"><text:tab/>Modifier</text:p>
      <text:p text:style-name="P107"><text:tab/><text:tab/><text:span text:style-name="T288">private</text:span></text:p>
      <text:p text:style-name="P192"><text:tab/><text:span text:style-name="T101">Argument(s)</text:span></text:p>
      <text:p text:style-name="P107"><text:tab/><text:tab/><text:span text:style-name="T288">Taxi: *taxi</text:span></text:p>
      <text:p text:style-name="P107"><text:tab/><text:tab/><text:span text:style-name="T288">TaxiState: *taxiState</text:span></text:p>
      <text:p text:style-name="P107"><text:tab/><text:span text:style-name="T54">Return Type</text:span></text:p>
      <text:p text:style-name="P107"><text:tab/><text:tab/><text:span text:style-name="T288">integer</text:span><text:tab/></text:p>
      <text:p text:style-name="P107"><text:tab/><text:span text:style-name="T53">Comprises</text:span></text:p>
      <text:p text:style-name="P107"><text:tab/><text:tab/></text:p>
      <text:p text:style-name="P19">Method description</text:p>
      <text:p text:style-name="P199"><text:tab/><text:span text:style-name="T184">getTaxiCurrentVertex returns the vertex that is the taxi's current position by mapping coordinates to the vertex. <text:s/>Stride represents the increment of the array while the pitch is representative of the step size; stride of an array is the number of location in memory between the </text:span><text:soft-page-break/><text:span text:style-name="T184">beginning of successive array elements. </text:span></text:p>
      <text:p text:style-name="P199"/>
      <text:p text:style-name="P23">Pseudo Code</text:p>
      <text:p text:style-name="P288">float pitch = (cast to float point) taxiState.screenHeight/(cast to float point)DIMENSION;</text:p>
      <text:p text:style-name="P288">float stride = (cast to float point) taxiState.screenWidth/(cast to float point) DIMENSION;</text:p>
      <text:p text:style-name="P288"/>
      <text:p text:style-name="P289">return (cast to integer) ( (taxi.position.x – stride/2.0f) /stride + </text:p>
      <text:p text:style-name="P289"><text:tab/><text:tab/><text:tab/>( (taxi.position.y – pitch/2.0f)/pitch) *(cast to floating point) DIMENSION);</text:p>
      <text:p text:style-name="P208"/>
      <text:p text:style-name="P208"/>
      <text:p text:style-name="P77">2ix. removeTaxiQuery</text:p>
      <text:p text:style-name="P107"><text:tab/><text:span text:style-name="T53">Uses<text:tab/></text:span></text:p>
      <text:p text:style-name="P192"><text:tab/><text:tab/></text:p>
      <text:p text:style-name="P192"><text:tab/>Modifier</text:p>
      <text:p text:style-name="P107"><text:tab/><text:tab/><text:span text:style-name="T289">private</text:span></text:p>
      <text:p text:style-name="P192"><text:tab/><text:span text:style-name="T101">Argument(s)</text:span></text:p>
      <text:p text:style-name="P107"><text:tab/><text:tab/><text:span text:style-name="T289">Taxi: *taxi</text:span></text:p>
      <text:p text:style-name="P107"><text:tab/><text:tab/><text:span text:style-name="T289">TaxiState: *taxiState</text:span></text:p>
      <text:p text:style-name="P107"><text:tab/><text:span text:style-name="T54">Return Type</text:span></text:p>
      <text:p text:style-name="P107"><text:tab/><text:tab/><text:span text:style-name="T289">void</text:span><text:tab/></text:p>
      <text:p text:style-name="P107"><text:tab/><text:span text:style-name="T53">Comprises</text:span></text:p>
      <text:p text:style-name="P107"><text:tab/><text:tab/></text:p>
      <text:p text:style-name="P19">Method description</text:p>
      <text:p text:style-name="P199"><text:tab/><text:span text:style-name="T289">removeTaxiQuery removes a query from a taxi's schedule once it has completed a pick up or drop off. It also takes into the number of queries a taxi can respond to simultaneously, and implements the restriction of no more than three passengers per taxi.</text:span></text:p>
      <text:p text:style-name="P199"/>
      <text:p text:style-name="P23">Pseudo Code</text:p>
      <text:p text:style-name="P218"><text:span text:style-name="T79">if</text:span> <text:span text:style-name="T157">(taxi.schedule.item.pickup is not null)</text:span></text:p>
      <text:p text:style-name="P284">{ preincrement taxi.passengerCount;</text:p>
      <text:p text:style-name="P284"><text:s text:c="2"/>taxiState.drawPickups = remove from generic List of integers (taxi.schedule.item.vertex, <text:tab/><text:tab/><text:tab/><text:tab/><text:tab/><text:tab/><text:tab/><text:tab/><text:tab/><text:tab/><text:tab/><text:tab/><text:tab/> <text:s text:c="12"/>taxiState.drawPickups);</text:p>
      <text:p text:style-name="P284">}</text:p>
      <text:p text:style-name="P284"><text:span text:style-name="T79">else</text:span> </text:p>
      <text:p text:style-name="P284">{ <text:span text:style-name="T290">pre-decrement taxi.passengerCount;</text:span></text:p>
      <text:p text:style-name="P284"><text:s text:c="2"/><text:span text:style-name="T290">pre-decrement taxi.queryCount;</text:span></text:p>
      <text:p text:style-name="P284"><text:tab/><text:span text:style-name="T290">taxiState.drawDropoffs = delete from generic List of integers (taxi.schedule.item.vertex, <text:tab/><text:tab/><text:tab/><text:tab/><text:tab/><text:tab/><text:tab/><text:tab/><text:tab/><text:tab/><text:tab/><text:tab/> <text:s text:c="10"/>taxiState.drawDropoffs);</text:span></text:p>
      <text:p text:style-name="P285">}</text:p>
      <text:p text:style-name="P285">taxi.schedule = remove from head of generic List of queries (taxi.schedule);</text:p>
      <text:p text:style-name="P285"/>
      <text:p text:style-name="P219"/>
      <text:p text:style-name="P77">2x. initTaxiCab</text:p>
      <text:p text:style-name="P107"><text:soft-page-break/><text:tab/><text:span text:style-name="T53">Uses<text:tab/></text:span></text:p>
      <text:p text:style-name="P192"><text:tab/><text:tab/></text:p>
      <text:p text:style-name="P192"><text:tab/>Modifier</text:p>
      <text:p text:style-name="P107"><text:tab/><text:tab/><text:span text:style-name="T291">private</text:span></text:p>
      <text:p text:style-name="P192"><text:tab/><text:span text:style-name="T101">Argument(s)</text:span></text:p>
      <text:p text:style-name="P107"><text:tab/><text:tab/><text:span text:style-name="T291">Tax: *taxi</text:span></text:p>
      <text:p text:style-name="P107"><text:tab/><text:tab/><text:span text:style-name="T291">TaxiState: *taxiState</text:span></text:p>
      <text:p text:style-name="P107"><text:tab/><text:tab/><text:span text:style-name="T291">integer: passengerCount, queryCount</text:span></text:p>
      <text:p text:style-name="P107"><text:tab/><text:tab/><text:span text:style-name="T291">boolean: changePath</text:span></text:p>
      <text:p text:style-name="P107"><text:tab/><text:tab/><text:span text:style-name="T291">Point: position</text:span></text:p>
      <text:p text:style-name="P107"><text:tab/><text:span text:style-name="T54">Return Type</text:span></text:p>
      <text:p text:style-name="P107"><text:tab/><text:tab/><text:span text:style-name="T293">void</text:span><text:tab/></text:p>
      <text:p text:style-name="P107"><text:tab/><text:span text:style-name="T53">Comprises</text:span></text:p>
      <text:p text:style-name="P107"><text:tab/><text:tab/><text:span text:style-name="T293">getTaxiCurrentVertex</text:span></text:p>
      <text:p text:style-name="P107"><text:tab/><text:tab/><text:span text:style-name="T293">removeTaxiQuery</text:span></text:p>
      <text:p text:style-name="P107"><text:tab/><text:tab/><text:span text:style-name="T293">getShortestPath</text:span></text:p>
      <text:p text:style-name="P107"><text:tab/><text:tab/><text:span text:style-name="T293">setTaxiVelocity</text:span></text:p>
      <text:p text:style-name="P107"/>
      <text:p text:style-name="P19">Method description</text:p>
      <text:p text:style-name="P199"><text:tab/><text:span text:style-name="T185">initTaxiCab initiates a taxicab as its name suggests by setting its position and velocity based on its shortestPath, and its shortestPath based on its individual schedule. </text:span><text:span text:style-name="T186">This method</text:span><text:span text:style-name="T185"> also removes a taxiQuery once the taxi arrives at its scheduled location </text:span><text:span text:style-name="T186">if the taxi schedule is not empty</text:span><text:span text:style-name="T185">. </text:span></text:p>
      <text:p text:style-name="P287"/>
      <text:p text:style-name="P23">Pseudo Code</text:p>
      <text:p text:style-name="P286">taxi.passengerCount = passengerCount;</text:p>
      <text:p text:style-name="P286">taxi.position = position;</text:p>
      <text:p text:style-name="P286">taxi.changePath = changePath;</text:p>
      <text:p text:style-name="P286">taxi.queryCount = queryCount;</text:p>
      <text:p text:style-name="P286"/>
      <text:p text:style-name="P286"><text:span text:style-name="T79">if</text:span> (taxi.schedule is not null) </text:p>
      <text:p text:style-name="P286">{ set int taxiCurrentVertex = getTaxiCurrentVertex(taxi, taxiState);</text:p>
      <text:p text:style-name="P286"><text:s text:c="5"/><text:span text:style-name="T79">if</text:span> (taxiCurrentVertex == taxi.schedule.item.vertex;)</text:p>
      <text:p text:style-name="P286"><text:s/><text:tab/>{removeTaxiQuery(taxi, taxiState); }</text:p>
      <text:p text:style-name="P286"><text:s text:c="5"/><text:span text:style-name="T79">else</text:span> </text:p>
      <text:p text:style-name="P286"><text:tab/>{ set int nextScheduled = taxi.schedule.item.vertex;</text:p>
      <text:p text:style-name="P286"><text:tab/> <text:s/>taxi.shortestPath = getShortestPath (taxiCurrentVertex, nextScheduled).edgeList;</text:p>
      <text:p text:style-name="P286"><text:tab/><text:span text:style-name="T294">}</text:span></text:p>
      <text:p text:style-name="P286"><text:tab/><text:span text:style-name="T294">setTaxiVelocity(taxi, taxiState);</text:span></text:p>
      <text:p text:style-name="P220">}<text:span text:style-name="T96">end of first if statement</text:span></text:p>
      <text:p text:style-name="P37">else</text:p>
      <text:p text:style-name="P221">{ set taxi.velocity.x = 0.0f;</text:p>
      <text:p text:style-name="P221"><text:s text:c="2"/>set taxi.velocity.x = 0.0f;</text:p>
      <text:p text:style-name="P221"><text:s text:c="2"/>taxi.shortestPath = 0;</text:p>
      <text:p text:style-name="P221"><text:soft-page-break/>}</text:p>
      <text:p text:style-name="P220"/>
      <text:p text:style-name="P77"/>
      <text:p text:style-name="P77"/>
      <text:p text:style-name="P77">2xi. findDisplacement</text:p>
      <text:p text:style-name="P107"><text:tab/><text:span text:style-name="T53">Uses<text:tab/></text:span></text:p>
      <text:p text:style-name="P192"><text:tab/><text:tab/></text:p>
      <text:p text:style-name="P192"><text:tab/>Modifier</text:p>
      <text:p text:style-name="P107"><text:tab/><text:tab/><text:span text:style-name="T295">private</text:span></text:p>
      <text:p text:style-name="P192"><text:tab/><text:span text:style-name="T101">Argument(s)</text:span></text:p>
      <text:p text:style-name="P107"><text:tab/><text:tab/><text:span text:style-name="T295">double: startLongitude, startLatitude, endLongitude, endLatitude</text:span></text:p>
      <text:p text:style-name="P107"><text:tab/><text:span text:style-name="T54">Return Type</text:span></text:p>
      <text:p text:style-name="P107"><text:tab/><text:tab/><text:span text:style-name="T295">Vector</text:span><text:tab/></text:p>
      <text:p text:style-name="P107"><text:tab/><text:span text:style-name="T53">Comprises</text:span></text:p>
      <text:p text:style-name="P107"><text:tab/><text:tab/></text:p>
      <text:p text:style-name="P19">Method description</text:p>
      <text:p text:style-name="P199"><text:tab/><text:span text:style-name="T187">findDisplacement returns a Vector if the taxi's displacement which measures the distance in kilometers from the start latitude and longitude to the end longitude and latitude; this method utilized the Haversine method for calculating distance, where the the curvature of the earth is considered to be of less significant in such a small area. </text:span></text:p>
      <text:p text:style-name="P208"/>
      <text:p text:style-name="P23">Pseudo Code</text:p>
      <text:p text:style-name="P223">final double earthRadius = 6371.0;</text:p>
      <text:p text:style-name="P223">final double degreesToRadians = math.pi/180;</text:p>
      <text:p text:style-name="P336">&lt;CONVERSION TO RADIANS&gt;</text:p>
      <text:p text:style-name="P341">startLatitude = startLatitude * degreesToRadians;</text:p>
      <text:p text:style-name="P341">startLongitude = startLongitude * degreesToRadians;</text:p>
      <text:p text:style-name="P341">endLatitude = endLatitude * degreesToRadians;</text:p>
      <text:p text:style-name="P341">endLongitude = endLongitude * degreesToRadians;</text:p>
      <text:p text:style-name="P341"/>
      <text:p text:style-name="P341">double meanLatitude = (startLatitude + endLatitude)/2.0;</text:p>
      <text:p text:style-name="P341">Vector result;</text:p>
      <text:p text:style-name="P341">result.x = (cast to floating point value) (earthRadius * (endLongitude – startLongitude) * <text:tab/><text:tab/><text:tab/><text:tab/><text:tab/><text:tab/><text:tab/><text:tab/><text:tab/><text:tab/><text:tab/><text:tab/> <text:s text:c="7"/><text:span text:style-name="T53">cosineOf(</text:span>meanLatitidue);</text:p>
      <text:p text:style-name="P341">result.y = (cast to floating point value) earthRadius* (endLatitude – startLatitude));</text:p>
      <text:p text:style-name="P222">return result;</text:p>
      <text:p text:style-name="P77"/>
      <text:p text:style-name="P77"/>
      <text:p text:style-name="P77">2xii. compNode</text:p>
      <text:p text:style-name="P111"><text:tab/><text:span text:style-name="T53">Uses</text:span></text:p>
      <text:p text:style-name="P195"><text:tab/></text:p>
      <text:p text:style-name="P192"><text:tab/>Modifier<text:tab/></text:p>
      <text:p text:style-name="P107"><text:span text:style-name="T53"><text:tab/><text:tab/></text:span><text:span text:style-name="T61">private</text:span><text:tab/><text:tab/></text:p>
      <text:p text:style-name="P192"><text:tab/><text:span text:style-name="T101">Argument(s)</text:span></text:p>
      <text:p text:style-name="P107"><text:tab/><text:tab/><text:span text:style-name="T296">void pointer: *pNodeOne, *pNodeTwo</text:span></text:p>
      <text:p text:style-name="P107"><text:tab/><text:span text:style-name="T54">Return Type</text:span></text:p>
      <text:p text:style-name="P107"><text:soft-page-break/><text:tab/><text:tab/><text:span text:style-name="T296">integer</text:span><text:tab/></text:p>
      <text:p text:style-name="P107"><text:tab/><text:span text:style-name="T53">Comprises</text:span></text:p>
      <text:p text:style-name="P107"><text:tab/><text:tab/></text:p>
      <text:p text:style-name="P19">Method description</text:p>
      <text:p text:style-name="P256"><text:tab/><text:span text:style-name="T296">compNode takes void pointers to nodes and returns minus one if the nodeOne's id is less than nodeTwo's, and zeroif the id's are equal and plus one if nodeOne's id is greater than that of nodeTwo's.</text:span></text:p>
      <text:p text:style-name="P256"/>
      <text:p text:style-name="P23">Pseudo Code</text:p>
      <text:p text:style-name="P295">long nodeOneId = ((cast to Node *) pNodeOne).id;</text:p>
      <text:p text:style-name="P295">long nodeTwoid = ((cast to Node *) pNodeTwo.id;</text:p>
      <text:p text:style-name="P295"/>
      <text:p text:style-name="P295">if (nodeOneId &lt; nodeTwoId) { return -1;}</text:p>
      <text:p text:style-name="P295">if (nodeOneId &gt;nodeTwoId {return 1;}</text:p>
      <text:p text:style-name="P295">else {return 0;}</text:p>
      <text:p text:style-name="P295"/>
      <text:p text:style-name="P208"/>
      <text:p text:style-name="P77">2xiii. placeImage</text:p>
      <text:p text:style-name="P107"><text:tab/><text:span text:style-name="T53">Uses<text:tab/></text:span></text:p>
      <text:p text:style-name="P107"><text:span text:style-name="T53"><text:tab/><text:tab/></text:span><text:span text:style-name="T188">SDL_RenderCopy</text:span></text:p>
      <text:p text:style-name="P192"><text:tab/>Modifier</text:p>
      <text:p text:style-name="P107"><text:tab/><text:tab/><text:span text:style-name="T297">private</text:span></text:p>
      <text:p text:style-name="P192"><text:tab/><text:span text:style-name="T101">Argument(s)</text:span></text:p>
      <text:p text:style-name="P107"><text:tab/><text:tab/><text:span text:style-name="T297">SDL_Renderer: *renderer</text:span></text:p>
      <text:p text:style-name="P107"><text:tab/><text:tab/><text:span text:style-name="T297">Image: *image</text:span></text:p>
      <text:p text:style-name="P107"><text:tab/><text:tab/><text:span text:style-name="T297">Point: point</text:span></text:p>
      <text:p text:style-name="P107"><text:tab/><text:span text:style-name="T54">Return Type</text:span></text:p>
      <text:p text:style-name="P107"><text:tab/><text:tab/><text:span text:style-name="T297">void</text:span></text:p>
      <text:p text:style-name="P107"><text:tab/><text:span text:style-name="T53">Comprises</text:span></text:p>
      <text:p text:style-name="P107"><text:tab/><text:tab/></text:p>
      <text:p text:style-name="P19">Method description</text:p>
      <text:p text:style-name="P256"><text:tab/><text:span text:style-name="T297">placeImage places the image at the point provided using the input renderer.</text:span></text:p>
      <text:p text:style-name="P199"/>
      <text:p text:style-name="P23">Pseudo Code</text:p>
      <text:p text:style-name="P296">SDL_Rect destRect;</text:p>
      <text:p text:style-name="P296">destRect.x = (cast to integer) point.x;</text:p>
      <text:p text:style-name="P296">destRect.y = (cast to integer) point.y;</text:p>
      <text:p text:style-name="P296">destRect.w = image.width;</text:p>
      <text:p text:style-name="P296">destRect.h = image.height;</text:p>
      <text:p text:style-name="P296">SDL_RenderCopy (renderer, image.texture, NULL, address of destRect);</text:p>
      <text:p text:style-name="P224"/>
      <text:p text:style-name="P77">2xiv. drawListImages</text:p>
      <text:p text:style-name="P107"><text:tab/><text:span text:style-name="T53">Uses<text:tab/></text:span></text:p>
      <text:p text:style-name="P192"><text:tab/><text:tab/></text:p>
      <text:p text:style-name="P192"><text:tab/>Modifier</text:p>
      <text:p text:style-name="P107"><text:tab/><text:tab/><text:span text:style-name="T298">void</text:span></text:p>
      <text:p text:style-name="P192"><text:soft-page-break/><text:tab/><text:span text:style-name="T101">Argument(s)</text:span></text:p>
      <text:p text:style-name="P107"><text:tab/><text:tab/><text:span text:style-name="T298">void pointer: *pTaxiState</text:span></text:p>
      <text:p text:style-name="P107"><text:tab/><text:tab/><text:span text:style-name="T298">integer: imageIndex, coordIndex</text:span></text:p>
      <text:p text:style-name="P107"><text:tab/><text:span text:style-name="T54">Return Type</text:span></text:p>
      <text:p text:style-name="P107"><text:tab/><text:tab/><text:span text:style-name="T298">void</text:span><text:tab/></text:p>
      <text:p text:style-name="P107"><text:tab/><text:span text:style-name="T53">Comprises</text:span></text:p>
      <text:p text:style-name="P107"><text:tab/><text:tab/><text:span text:style-name="T298">placeImage</text:span></text:p>
      <text:p text:style-name="P107"/>
      <text:p text:style-name="P19">Method description</text:p>
      <text:p text:style-name="P256"><text:tab/><text:span text:style-name="T298">drawListImages works in combination with traverseList to render images at the location provided.</text:span></text:p>
      <text:p text:style-name="P256"/>
      <text:p text:style-name="P23">Pseudo Code</text:p>
      <text:p text:style-name="P297">TaxiState pointer taxiState = (cast to TaxiState pointer)pTaxiState;</text:p>
      <text:p text:style-name="P297"/>
      <text:p text:style-name="P297">placeImage(taxiState.renderer, address of taxiSate.images[imageIndex], <text:tab/><text:tab/><text:tab/><text:tab/><text:tab/><text:tab/><text:tab/><text:tab/><text:tab/><text:tab/><text:tab/> <text:s text:c="11"/>taxiState.intersectionCoords[coordIndex]);</text:p>
      <text:p text:style-name="P208"/>
      <text:p text:style-name="P77">2xv. parseNodes</text:p>
      <text:p text:style-name="P107"><text:tab/><text:span text:style-name="T53">Uses<text:tab/></text:span></text:p>
      <text:p text:style-name="P245"><text:tab/><text:tab/><text:span text:style-name="T299">xmlGetProp</text:span></text:p>
      <text:p text:style-name="P192"><text:tab/>Modifier</text:p>
      <text:p text:style-name="P107"><text:tab/><text:tab/><text:span text:style-name="T300">void</text:span></text:p>
      <text:p text:style-name="P192"><text:tab/><text:span text:style-name="T101">Argument(s)</text:span></text:p>
      <text:p text:style-name="P107"><text:tab/><text:tab/><text:span text:style-name="T300">TaxiState: *taxiState</text:span></text:p>
      <text:p text:style-name="P107"><text:tab/><text:tab/><text:span text:style-name="T300">xmlDocPtr: doc</text:span></text:p>
      <text:p text:style-name="P107"><text:tab/><text:tab/><text:span text:style-name="T300">xmlXPathObjectPtr: nodes</text:span></text:p>
      <text:p text:style-name="P107"><text:tab/><text:span text:style-name="T54">Return Type</text:span></text:p>
      <text:p text:style-name="P107"><text:tab/><text:tab/><text:span text:style-name="T300">void</text:span><text:tab/></text:p>
      <text:p text:style-name="P107"><text:tab/><text:span text:style-name="T53">Comprises</text:span></text:p>
      <text:p text:style-name="P107"><text:tab/><text:tab/><text:span text:style-name="T300">findDisplacement</text:span></text:p>
      <text:p text:style-name="P107"/>
      <text:p text:style-name="P36">Method description</text:p>
      <text:p text:style-name="P199"><text:tab/><text:span text:style-name="T189">parseNodes is responsible for parsing all node ids and inserting them into an array; the array is then sorted using id as keys with longitude and latitude as values. In additon it updates the taxiState and initializes the array of nodes. </text:span></text:p>
      <text:p text:style-name="P199"/>
      <text:p text:style-name="P35">Pseudo Code</text:p>
      <text:p text:style-name="P298">final double <text:span text:style-name="T71">&lt;TOP LEFT CORNER OF MAP SECTION&gt;</text:span> leftLongitude = -79.415;</text:p>
      <text:p text:style-name="P298">final double <text:span text:style-name="T71">&lt;TOP LEFT CORNER OF MAP SECTION&gt; </text:span>topLatitude = 43.783;</text:p>
      <text:p text:style-name="P298">final double <text:span text:style-name="T71">&lt;BOTTOM RIGHT CORNER OF MAP SECTION&gt; </text:span>rightLongitude = -79.393;</text:p>
      <text:p text:style-name="P298">final double <text:span text:style-name="T71">&lt;BOTTOM RIGHT CORNER OF MAP SECTION&gt; </text:span>bottomLatitude = 43.771;</text:p>
      <text:p text:style-name="P298"/>
      <text:p text:style-name="P298">taxiState.mapCorners = findDisplacement(leftLongitude, topLatitude, <text:s text:c="32"/><text:tab/><text:tab/><text:tab/><text:tab/><text:tab/><text:tab/><text:tab/><text:tab/><text:tab/><text:tab/><text:tab/> <text:s text:c="3"/>rightLongitude, bottomLatitude);</text:p>
      <text:p text:style-name="P298"/>
      <text:p text:style-name="P298"><text:soft-page-break/><text:s text:c="4"/>xmlNodeSetPtr nodeset = nodes.nodesetval;</text:p>
      <text:p text:style-name="P298"><text:s text:c="4"/>for (each int nodeIndex = 0; <text:s/>while each nodeIndex &lt; nodeset.nodeNr; pre-increment nodeIndex) {</text:p>
      <text:p text:style-name="P298"><text:s text:c="8"/>final<text:note text:id="ftn27" text:note-class="footnote"><text:note-citation>27</text:note-citation><text:note-body><text:p text:style-name="P406">Const was originally used instead of final in the c code for the type qualifier, but as const represents that is not modifiable, it is replaced by “final” in java terms to make the code more java friendly.</text:p></text:note-body></text:note> char pointer id = </text:p>
      <text:p text:style-name="P298"><text:s text:c="12"/>(final cast to char pointer)xmlGetProp(nodeset.nodeTab[nodeIndex], </text:p>
      <text:p text:style-name="P298"><text:s text:c="37"/>(cast to xmlChar pointer)"id");</text:p>
      <text:p text:style-name="P298"><text:s text:c="8"/>final char pointer longitude = </text:p>
      <text:p text:style-name="P298"><text:s text:c="12"/>(final cast to char pointer )xmlGetProp(nodeset.nodeTab[nodeIndex], </text:p>
      <text:p text:style-name="P298"><text:s text:c="37"/>(cast to xmlChar pointer)"lon");</text:p>
      <text:p text:style-name="P298"><text:s text:c="8"/>final char pointer latitude = </text:p>
      <text:p text:style-name="P298"><text:s text:c="12"/>(final cast to char )xmlGetProp(nodeset.nodeTab[nodeIndex], </text:p>
      <text:p text:style-name="P298"><text:s text:c="37"/>(<text:span text:style-name="T301">cast to </text:span>xmlChar <text:span text:style-name="T301">pointer</text:span>)"lat");</text:p>
      <text:p text:style-name="P298"><text:s text:c="8"/>double nodeLongitude = strtod(longitude, 0);</text:p>
      <text:p text:style-name="P298"><text:s text:c="8"/>double nodeLatitude = strtod(latitude, 0);</text:p>
      <text:p text:style-name="P299"><text:s text:c="8"/></text:p>
      <text:p text:style-name="P299"><text:s text:c="8"/>taxiState.nodes[nodeIndex].dis = findDisplacement(leftLongitude, topLatitude, <text:s text:c="26"/><text:tab/><text:tab/><text:tab/><text:tab/><text:tab/><text:tab/><text:tab/><text:tab/><text:tab/> <text:s text:c="7"/>nodeLongitude, nodeLatitude);</text:p>
      <text:p text:style-name="P298"><text:s text:c="8"/>taxiState.nodes[nodeIndex].id = strtol(id, 0, 10);</text:p>
      <text:p text:style-name="P298"><text:s text:c="8"/><text:span text:style-name="T301">pre-increment </text:span>taxiState.nodesCount;</text:p>
      <text:p text:style-name="P298"><text:s text:c="4"/>}</text:p>
      <text:p text:style-name="P298"/>
      <text:p text:style-name="P337">&lt;SORT NODE ID WITH VALUES LONGITUDE AND LATITUDE&gt;</text:p>
      <text:p text:style-name="P298"><text:s text:c="4"/>qsort(taxiState.nodes, taxiState.nodesCount, sizeof(Node), compNode);</text:p>
      <text:p text:style-name="P298"/>
      <text:p text:style-name="P298"/>
      <text:p text:style-name="P298"><text:s text:c="4"/><text:span text:style-name="T302">print out map corners; </text:span></text:p>
      <text:p text:style-name="P298"><text:s text:c="4"/><text:span text:style-name="T302">print out number of nodes;</text:span></text:p>
      <text:p text:style-name="P208"/>
      <text:p text:style-name="P65"/>
      <text:p text:style-name="P65"/>
      <text:p text:style-name="P65"/>
      <text:p text:style-name="P65"/>
      <text:p text:style-name="P65"/>
      <text:p text:style-name="P65"><text:span text:style-name="T107">2xvi. parse</text:span><text:span text:style-name="T222"> </text:span><text:tab/></text:p>
      <text:p text:style-name="P112"><text:tab/><text:span text:style-name="T53">Uses</text:span></text:p>
      <text:p text:style-name="P112"><text:span text:style-name="T53"><text:tab/><text:tab/></text:span><text:span text:style-name="T190">xmlXPathFreeContext</text:span></text:p>
      <text:p text:style-name="P331"><text:tab/><text:tab/>xmlXPathNewConcent</text:p>
      <text:p text:style-name="P331"><text:tab/><text:tab/>xmlPathEvalExpression</text:p>
      <text:p text:style-name="P331"><text:tab/><text:tab/>xmlParseFile</text:p>
      <text:p text:style-name="P112"><text:span text:style-name="T190"><text:tab/><text:tab/>xmlFreeDoc</text:span><text:span text:style-name="T53"><text:tab/></text:span></text:p>
      <text:p text:style-name="P192"><text:tab/>Modifier</text:p>
      <text:p text:style-name="P107"><text:tab/><text:tab/><text:span text:style-name="T303">private</text:span></text:p>
      <text:p text:style-name="P192"><text:tab/><text:span text:style-name="T101">Argument(s)</text:span></text:p>
      <text:p text:style-name="P107"><text:tab/><text:tab/><text:span text:style-name="T303">TaxiState: *taxiState</text:span></text:p>
      <text:p text:style-name="P107"><text:soft-page-break/><text:tab/><text:tab/><text:span text:style-name="T303">final char: *infile</text:span></text:p>
      <text:p text:style-name="P107"><text:tab/><text:span text:style-name="T54">Return Type</text:span></text:p>
      <text:p text:style-name="P107"><text:tab/><text:tab/><text:span text:style-name="T304">integer</text:span></text:p>
      <text:p text:style-name="P107"><text:tab/><text:span text:style-name="T53">Comprises</text:span></text:p>
      <text:p text:style-name="P107"><text:tab/><text:tab/></text:p>
      <text:p text:style-name="P19">Method description</text:p>
      <text:p text:style-name="P256"><text:tab/><text:span text:style-name="T304">parse is responsible for parsing the osm files in xml format and extracting information pertaining to the location of each intersection with the contained parameters (i.e., upper left and bottom right corners of the mapped area).</text:span></text:p>
      <text:p text:style-name="P256"/>
      <text:p text:style-name="P23">Pseudo Code</text:p>
      <text:p text:style-name="P300"><text:s text:c="3"/>final xmlChar pointer nodespath = (xmlChar *)"//node<text:note text:id="ftn28" text:note-class="footnote"><text:note-citation>28</text:note-citation><text:note-body><text:p text:style-name="P407">In the method parse, regex expressions are used to isolated and exact particular pieces of information pertaining to the osm xml file provided by openstreet maps. </text:p></text:note-body></text:note>";</text:p>
      <text:p text:style-name="P300"/>
      <text:p text:style-name="P300"><text:s text:c="4"/>xmlDocPtr doc = xmlParseFile(infile);</text:p>
      <text:p text:style-name="P300"><text:s text:c="4"/>Stopif(<text:span text:style-name="T305">there is no </text:span>doc, return -1, "Error: unable to parse file \"%s\"\n", infile);</text:p>
      <text:p text:style-name="P300"/>
      <text:p text:style-name="P300"><text:s text:c="4"/>xmlXPathContextPtr context = xmlXPathNewContext(doc);</text:p>
      <text:p text:style-name="P300"><text:s text:c="4"/>Stopif(<text:span text:style-name="T305">there is no </text:span>context, return -2, "Error: unable to create new XPath context\n");</text:p>
      <text:p text:style-name="P300"/>
      <text:p text:style-name="P300"><text:s text:c="4"/>xmlXPathObjectPtr nodes = xmlXPathEvalExpression(nodespath, context);</text:p>
      <text:p text:style-name="P300"><text:s text:c="4"/>Stopif(<text:span text:style-name="T305">there are no </text:span>nodes, return -3, "Xpath '//node failed.");</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350"><text:span text:style-name="T146">3</text:span>. <text:span text:style-name="T3">C</text:span>lass: taxi_searching</text:p>
      <text:p text:style-name="P190"><text:tab/>Uses<text:tab/></text:p>
      <text:p text:style-name="P241"><text:soft-page-break/><text:tab/><text:tab/><text:span text:style-name="T307">taxi_searching.h</text:span></text:p>
      <text:p text:style-name="P241"><text:tab/><text:tab/><text:span text:style-name="T307">edge_weighted_digraph.h</text:span></text:p>
      <text:p text:style-name="P241"><text:tab/><text:tab/>helper.h</text:p>
      <text:p text:style-name="P241"><text:tab/><text:span text:style-name="T62">Variables</text:span></text:p>
      <text:p text:style-name="P241"><text:tab/><text:tab/><text:span text:style-name="T308">global</text:span></text:p>
      <text:p text:style-name="P241"><text:tab/><text:tab/><text:tab/><text:span text:style-name="T308">ShortestPath spALLPairs[INTERSECTIONS][INTERSECTIONS]</text:span></text:p>
      <text:p text:style-name="P104"><text:tab/><text:span text:style-name="T53">Comprises</text:span></text:p>
      <text:p text:style-name="P52"><text:span text:style-name="T48"><text:tab/><text:tab/></text:span><text:span text:style-name="T52">getShortestPath</text:span></text:p>
      <text:p text:style-name="P332"><text:tab/><text:tab/>makeAllShortestPaths</text:p>
      <text:p text:style-name="P52"><text:tab/></text:p>
      <text:p text:style-name="P78">3i. getShortestPath</text:p>
      <text:p text:style-name="P101"><text:tab/><text:span text:style-name="T53">Uses<text:tab/></text:span></text:p>
      <text:p text:style-name="P189"/>
      <text:p text:style-name="P189"><text:tab/>Modifier</text:p>
      <text:p text:style-name="P101"><text:tab/><text:tab/><text:span text:style-name="T308">public </text:span></text:p>
      <text:p text:style-name="P189"><text:tab/><text:span text:style-name="T101">Argument(s)</text:span></text:p>
      <text:p text:style-name="P101"><text:tab/><text:tab/><text:span text:style-name="T308">integer: source, dest</text:span></text:p>
      <text:p text:style-name="P101"><text:tab/><text:span text:style-name="T54">Return Type</text:span></text:p>
      <text:p text:style-name="P101"><text:tab/><text:tab/><text:span text:style-name="T308">ShortestPath</text:span><text:tab/></text:p>
      <text:p text:style-name="P101"><text:tab/><text:span text:style-name="T53">Comprises</text:span></text:p>
      <text:p text:style-name="P101"><text:tab/><text:tab/></text:p>
      <text:p text:style-name="P16">Method description</text:p>
      <text:p text:style-name="P257"><text:tab/><text:span text:style-name="T309">getShortestPath returns an address to an element in the 2D array spAllPairs index by source and dest.</text:span></text:p>
      <text:p text:style-name="P198"/>
      <text:p text:style-name="P22">Pseudo Code</text:p>
      <text:p text:style-name="P301">return address of spAllPairs[source][dest];</text:p>
      <text:p text:style-name="P67"/>
      <text:p text:style-name="P67"><text:span text:style-name="T104">3ii. </text:span><text:span text:style-name="T108">m</text:span><text:span text:style-name="T104">akeAllShortestPaths</text:span></text:p>
      <text:p text:style-name="P101"><text:tab/><text:span text:style-name="T53">Uses<text:tab/></text:span></text:p>
      <text:p text:style-name="P189"/>
      <text:p text:style-name="P189"><text:tab/>Modifier</text:p>
      <text:p text:style-name="P101"><text:tab/><text:tab/><text:span text:style-name="T308">public </text:span></text:p>
      <text:p text:style-name="P189"><text:tab/><text:span text:style-name="T101">Argument(s)</text:span></text:p>
      <text:p text:style-name="P101"><text:tab/><text:tab/><text:span text:style-name="T308">EdgeWeightedDigraph: *digraph</text:span></text:p>
      <text:p text:style-name="P101"><text:tab/><text:span text:style-name="T54">Return Type</text:span></text:p>
      <text:p text:style-name="P101"><text:tab/><text:tab/><text:span text:style-name="T308">void</text:span><text:tab/></text:p>
      <text:p text:style-name="P101"><text:tab/><text:span text:style-name="T53">Comprises</text:span></text:p>
      <text:p text:style-name="P101"><text:tab/><text:tab/><text:span text:style-name="T310">makeDijkstraSPTree</text:span></text:p>
      <text:p text:style-name="P16">Method description</text:p>
      <text:p text:style-name="P198"><text:tab/><text:span text:style-name="T313">makeAllShortestPaths initializes the globally accessible spAllPairs array to store the shortest path between all pairs in digraph.</text:span></text:p>
      <text:p text:style-name="P198"/>
      <text:p text:style-name="P31">Pseudo Code</text:p>
      <text:p text:style-name="P303">final DijkestraSPTree spTreeArray[INTERSECTIONS];</text:p>
      <text:p text:style-name="P198"><text:soft-page-break/></text:p>
      <text:p text:style-name="P225"><text:span text:style-name="T79">for</text:span> (for each int vertexFrom = 0; while vertexFrom &lt; digraph.vertices; pre-increment vertexFrom)</text:p>
      <text:p text:style-name="P225"><text:tab/>{ makeDijkstraSPTree( address of spTreesArray[vertexFrom]<text:note text:id="ftn29" text:note-class="footnote"><text:note-citation>29</text:note-citation><text:note-body><text:p text:style-name="P408">To be more specific this is the address of the element located in the array at the index <text:s/>represented by the variable vertexFrom. <text:span text:style-name="T311">Please note this for other similar values.</text:span></text:p></text:note-body></text:note>, digraph, vertexFrom);</text:p>
      <text:p text:style-name="P225"><text:tab/> <text:s/><text:span text:style-name="T79">for </text:span><text:span text:style-name="T157">(each int vertexTo = 0; while vertexTo &lt; digraph.veriticies; pre-increment vertexTo)</text:span></text:p>
      <text:p text:style-name="P302"><text:tab/><text:tab/>{ </text:p>
      <text:p text:style-name="P302"><text:tab/><text:tab/> <text:s text:c="2"/>pathTo (address of spTreesArray<text:span text:style-name="T312">[vertexFrom], </text:span></text:p>
      <text:p text:style-name="P333"><text:tab/><text:tab/><text:tab/><text:tab/><text:tab/> <text:s text:c="10"/>address of spAllPairs[vertexFrom][vertexTo], vertexTo);</text:p>
      <text:p text:style-name="P251"><text:tab/><text:tab/><text:span text:style-name="T312">}</text:span><text:span text:style-name="T97">end of inner for loop</text:span></text:p>
      <text:p text:style-name="P251"><text:tab/><text:span text:style-name="T312">}</text:span><text:span text:style-name="T97">end of outer for loop</text:span></text:p>
      <text:p text:style-name="P206"/>
      <text:p text:style-name="P206"/>
      <text:p text:style-name="P48"/>
      <text:p text:style-name="P47"/>
      <text:p text:style-name="P349"/>
      <text:p text:style-name="P349"/>
      <text:p text:style-name="P349"/>
      <text:p text:style-name="P349"/>
      <text:p text:style-name="P349"/>
      <text:p text:style-name="P349"/>
      <text:p text:style-name="P349"/>
      <text:p text:style-name="P349"/>
      <text:p text:style-name="P349"/>
      <text:p text:style-name="P349"/>
      <text:p text:style-name="P349"/>
      <text:p text:style-name="P349"/>
      <text:p text:style-name="P349"/>
      <text:p text:style-name="P349"/>
      <text:p text:style-name="P349"/>
      <text:p text:style-name="P349"/>
      <text:p text:style-name="P349"><text:span text:style-name="T146">4</text:span>. <text:span text:style-name="T3">C</text:span>lass: index_min_pq</text:p>
      <text:p text:style-name="P48"><text:tab/><text:span text:style-name="T48">Uses<text:tab/></text:span></text:p>
      <text:p text:style-name="P81"><text:span text:style-name="T44"><text:tab/><text:tab/></text:span><text:span text:style-name="T45">stdlib.h</text:span></text:p>
      <text:p text:style-name="P240"><text:tab/><text:tab/>stdio.h</text:p>
      <text:p text:style-name="P240"><text:tab/><text:tab/>index_min_pq.h</text:p>
      <text:p text:style-name="P240"><text:tab/><text:tab/>helper.h</text:p>
      <text:p text:style-name="P189"><text:tab/>Modifier</text:p>
      <text:p text:style-name="P101"><text:soft-page-break/><text:tab/><text:tab/><text:span text:style-name="T216">public </text:span></text:p>
      <text:p text:style-name="P189"><text:tab/><text:span text:style-name="T101">Argument(s)</text:span></text:p>
      <text:p text:style-name="P101"><text:tab/><text:tab/></text:p>
      <text:p text:style-name="P101"><text:tab/><text:span text:style-name="T54">Return Type</text:span></text:p>
      <text:p text:style-name="P101"><text:tab/><text:tab/><text:tab/></text:p>
      <text:p text:style-name="P101"><text:tab/><text:span text:style-name="T53">Comprises</text:span></text:p>
      <text:p text:style-name="P48"><text:tab/><text:tab/><text:span text:style-name="T1">i. makeIndexMinPQ</text:span></text:p>
      <text:p text:style-name="P48"><text:tab/><text:tab/><text:span text:style-name="T1">ii. pqInsert</text:span></text:p>
      <text:p text:style-name="P48"><text:tab/><text:tab/><text:span text:style-name="T1">iii. pqDelMin</text:span></text:p>
      <text:p text:style-name="P48"><text:tab/><text:tab/><text:span text:style-name="T1">iv. pqContains</text:span></text:p>
      <text:p text:style-name="P48"><text:tab/><text:tab/><text:span text:style-name="T1">v. pqDecreaseWeight</text:span></text:p>
      <text:p text:style-name="P60"><text:tab/><text:tab/>vi. pqSwim</text:p>
      <text:p text:style-name="P48"><text:tab/><text:tab/><text:span text:style-name="T1">vii. pqSink</text:span></text:p>
      <text:p text:style-name="P48"><text:span text:style-name="T53"><text:tab/><text:tab/></text:span><text:span text:style-name="T55">viii. pqExch</text:span></text:p>
      <text:p text:style-name="P189"><text:tab/><text:tab/></text:p>
      <text:p text:style-name="P101"><text:tab/><text:tab/></text:p>
      <text:p text:style-name="P16"><text:span text:style-name="T150">Class</text:span> description</text:p>
      <text:p text:style-name="P240"><text:tab/>index_min_pq <text:span text:style-name="T151">class is a minimum priority queue utilized by the Dijkstra algorithm in the dijkstra.cpp. <text:s/>This class represents a priority queue of integer keys; it supports insertion, deletion, search, and other usual methods in this kind of class. The implementation uses a binary heap, <text:s/>and most operations take logarithmic amortized time. The construction takes time proportional to the specified capacity of the number of items used to initialize the data structure.</text:span></text:p>
      <text:p text:style-name="P198"/>
      <text:p text:style-name="P22">Pseudo Code</text:p>
      <text:p text:style-name="P210">#include uses</text:p>
      <text:p text:style-name="P210"/>
      <text:p text:style-name="P210">&lt;forward declarations for pqSwim, pqSink, pqExch&gt;</text:p>
      <text:p text:style-name="P210"/>
      <text:p text:style-name="P210">&lt;<text:span text:style-name="T152">makeIndexMinPQ method, see section 4i&gt;</text:span></text:p>
      <text:p text:style-name="P211">&lt;pqInsert method, see section 4ii &gt;</text:p>
      <text:p text:style-name="P211">&lt;pqDelMin method, see section 4iii&gt;</text:p>
      <text:p text:style-name="P211">&lt;pqEmpty method, see section 4iv&gt;</text:p>
      <text:p text:style-name="P211">&lt;pqContains method, see section 4v&gt;</text:p>
      <text:p text:style-name="P211">&lt;pqDecreaseWeight method, see section 4vi&gt;</text:p>
      <text:p text:style-name="P211">&lt;pqSwim method , see section 4vii&gt;</text:p>
      <text:p text:style-name="P211">&lt;pqSink method, see section 4viii&gt;</text:p>
      <text:p text:style-name="P211">&lt;pqExch method, see section 4ix&gt;</text:p>
      <text:p text:style-name="P48"/>
      <text:p text:style-name="P72">4i. makeIndexMinPQ</text:p>
      <text:p text:style-name="P100"><text:tab/><text:span text:style-name="T53">Uses<text:tab/></text:span></text:p>
      <text:p text:style-name="P243"><text:tab/><text:tab/><text:span text:style-name="T153">free(void *ptr)</text:span><text:span text:style-name="T153"><text:note text:id="ftn30" text:note-class="footnote"><text:note-citation>30</text:note-citation><text:note-body><text:p text:style-name="P395">Deallocates the memory previously allocated by a call to calloc, malloc or realloc</text:p></text:note-body></text:note></text:span></text:p>
      <text:p text:style-name="P243"><text:span text:style-name="T153"><text:tab/><text:tab/>malloc (size_t size)</text:span><text:span text:style-name="T153"><text:note text:id="ftn31" text:note-class="footnote"><text:note-citation>31</text:note-citation><text:note-body><text:p text:style-name="P395">Allocates the requested memory and returns a pointer to it</text:p></text:note-body></text:note></text:span></text:p>
      <text:p text:style-name="P188"><text:tab/>Modifier</text:p>
      <text:p text:style-name="P100"><text:soft-page-break/><text:tab/><text:tab/><text:span text:style-name="T154">public</text:span></text:p>
      <text:p text:style-name="P188"><text:tab/><text:span text:style-name="T101">Argument(s)</text:span></text:p>
      <text:p text:style-name="P100"><text:tab/><text:tab/><text:span text:style-name="T158">IndexMinPQ* : minPQ</text:span></text:p>
      <text:p text:style-name="P243"><text:tab/><text:tab/><text:span text:style-name="T156">integer : NMAX</text:span></text:p>
      <text:p text:style-name="P100"><text:tab/><text:span text:style-name="T54">Return Type</text:span></text:p>
      <text:p text:style-name="P100"><text:span text:style-name="T54"><text:tab/><text:tab/></text:span><text:span text:style-name="T158">void</text:span><text:span text:style-name="T157"><text:tab/></text:span><text:tab/><text:tab/></text:p>
      <text:p text:style-name="P100"><text:tab/><text:span text:style-name="T53">Comprises</text:span></text:p>
      <text:p text:style-name="P100"><text:tab/><text:tab/></text:p>
      <text:p text:style-name="P15">Method description</text:p>
      <text:p text:style-name="P197"/>
      <text:p text:style-name="P253"><text:tab/>makeIndexMinPQ asserts the minPQ is not 0, it deallocates the memory previous allocated to calloc, malloc or realloc, which in this method is minPQ.pq, minPQ.qp, minPQ.weights. Initializes a priority queue with initial compacity. <text:span text:style-name="T203">Lastly, it sets the value in the qp array to -1 for those that have not been filled.</text:span></text:p>
      <text:p text:style-name="P197"/>
      <text:p text:style-name="P21">Pseudo Code</text:p>
      <text:p text:style-name="P247"/>
      <text:p text:style-name="P252">minPQ.NMAX = NMAX;</text:p>
      <text:p text:style-name="P252">minPQ.N = 0;</text:p>
      <text:p text:style-name="P252"/>
      <text:p text:style-name="P252">free memory for (minPQ.pq, minPQ.qp, minPQ.weghts);</text:p>
      <text:p text:style-name="P252">minPQ.pq = (cast int pointer) malloc((NMAX+1)*sizeof(int));</text:p>
      <text:p text:style-name="P252">minPQ.qp = (cast int pointer) malloc((NMAX+1)*sizeof(int));</text:p>
      <text:p text:style-name="P252">minPQ.weights = (cast float pointer) malloc((NMAX+1)*sizeof(float));</text:p>
      <text:p text:style-name="P252"><text:span text:style-name="T79">if</text:span> (minPQ.pq AND minPQ.qp AND minPQ.weights <text:s/>are TRUE) </text:p>
      <text:p text:style-name="P252"><text:tab/>{ <text:span text:style-name="T79">for</text:span> ( every int index &lt; (NMAX-1); preincrement index)</text:p>
      <text:p text:style-name="P252"><text:tab/><text:tab/>minPQ.qp[index] = -1;</text:p>
      <text:p text:style-name="P252"><text:tab/>}</text:p>
      <text:p text:style-name="P39">else</text:p>
      <text:p text:style-name="P252">{</text:p>
      <text:p text:style-name="P252"><text:tab/>print error message</text:p>
      <text:p text:style-name="P252">}</text:p>
      <text:p text:style-name="P203"/>
      <text:p text:style-name="P74">4ii. pqInsert</text:p>
      <text:p text:style-name="P100"><text:tab/><text:span text:style-name="T53">Uses<text:tab/></text:span></text:p>
      <text:p text:style-name="P188"><text:tab/><text:tab/></text:p>
      <text:p text:style-name="P188"><text:tab/>Modifier</text:p>
      <text:p text:style-name="P100"><text:tab/><text:tab/><text:span text:style-name="T205">public</text:span></text:p>
      <text:p text:style-name="P188"><text:tab/><text:span text:style-name="T101">Argument(s)</text:span></text:p>
      <text:p text:style-name="P100"><text:tab/><text:tab/><text:span text:style-name="T204">IndexMinPQ pointer: *minPQ</text:span></text:p>
      <text:p text:style-name="P100"><text:tab/><text:tab/><text:span text:style-name="T204">integer : index</text:span></text:p>
      <text:p text:style-name="P100"><text:tab/><text:tab/><text:span text:style-name="T204">floating point <text:s/>: weight</text:span></text:p>
      <text:p text:style-name="P100"><text:tab/><text:span text:style-name="T54">Return Type</text:span></text:p>
      <text:p text:style-name="P100"><text:span text:style-name="T54"><text:tab/><text:tab/></text:span><text:span text:style-name="T159">void</text:span></text:p>
      <text:p text:style-name="P100"><text:soft-page-break/><text:tab/><text:tab/><text:tab/></text:p>
      <text:p text:style-name="P100"><text:tab/><text:span text:style-name="T53">Comprises</text:span></text:p>
      <text:p text:style-name="P100"><text:tab/><text:tab/><text:span text:style-name="T204">pqSwim</text:span></text:p>
      <text:p text:style-name="P100"/>
      <text:p text:style-name="P15">Method description</text:p>
      <text:p text:style-name="P254"><text:tab/>pqInsert method adds a new key to the priority queue, by percolating it up to the main heap invariant.</text:p>
      <text:p text:style-name="P255"/>
      <text:p text:style-name="P21">Pseudo Code</text:p>
      <text:p text:style-name="P203"/>
      <text:p text:style-name="P254">preincrement minPQ.N;</text:p>
      <text:p text:style-name="P254">minPQ.pq[minPQ.N] = index;</text:p>
      <text:p text:style-name="P254">minPQ.qp[index] = minPQ.N;</text:p>
      <text:p text:style-name="P254">minPQ.weights[index] = weight;</text:p>
      <text:p text:style-name="P254">call pqSwim (minPQ, minPQ.N);</text:p>
      <text:p text:style-name="P203"/>
      <text:p text:style-name="P74">4iii. pqDelMin</text:p>
      <text:p text:style-name="P100"><text:tab/><text:span text:style-name="T53">Uses<text:tab/></text:span></text:p>
      <text:p text:style-name="P188"/>
      <text:p text:style-name="P188"><text:tab/>Modifier</text:p>
      <text:p text:style-name="P100"><text:tab/><text:tab/><text:span text:style-name="T205">public</text:span></text:p>
      <text:p text:style-name="P188"><text:tab/><text:span text:style-name="T101">Argument(s)</text:span></text:p>
      <text:p text:style-name="P100"><text:tab/><text:tab/><text:span text:style-name="T205">IndexMinPQ: *minPQ</text:span></text:p>
      <text:p text:style-name="P100"><text:tab/><text:span text:style-name="T54">Return Type</text:span></text:p>
      <text:p text:style-name="P100"><text:span text:style-name="T54"><text:tab/><text:tab/></text:span><text:span text:style-name="T161">integer</text:span><text:span text:style-name="T157"><text:tab/></text:span><text:tab/><text:tab/></text:p>
      <text:p text:style-name="P100"><text:tab/><text:span text:style-name="T53">Comprises</text:span></text:p>
      <text:p text:style-name="P100"><text:span text:style-name="T53"><text:tab/><text:tab/></text:span><text:span text:style-name="T161">pqExch</text:span></text:p>
      <text:p text:style-name="P213"><text:tab/><text:tab/>pqSink</text:p>
      <text:p text:style-name="P100"><text:tab/><text:tab/></text:p>
      <text:p text:style-name="P197">Method description</text:p>
      <text:p text:style-name="P255"><text:tab/><text:span text:style-name="T205">Removes and returns the smallest key to the priority queue.</text:span></text:p>
      <text:p text:style-name="P197"/>
      <text:p text:style-name="P203">Pseudo Code</text:p>
      <text:p text:style-name="P203"/>
      <text:p text:style-name="P212">int min = minPQ.pq[1];</text:p>
      <text:p text:style-name="P212">call pqExch(minPQ, 1, minPQ.N--); </text:p>
      <text:p text:style-name="P214">call pqSink(minPQ, 1);</text:p>
      <text:p text:style-name="P214"/>
      <text:p text:style-name="P214">minPQ.qp[min] = -1;</text:p>
      <text:p text:style-name="P203"/>
      <text:p text:style-name="P75">4iv. pqEmpty</text:p>
      <text:p text:style-name="P89"><text:tab/><text:span text:style-name="T57">Uses</text:span></text:p>
      <text:p text:style-name="P89"/>
      <text:p text:style-name="P89"><text:tab/><text:span text:style-name="T57">Modifier</text:span></text:p>
      <text:p text:style-name="P89"><text:tab/><text:tab/><text:span text:style-name="T215">public</text:span></text:p>
      <text:p text:style-name="P89"><text:soft-page-break/><text:tab/><text:span text:style-name="T57">Arguments</text:span></text:p>
      <text:p text:style-name="P89"/>
      <text:p text:style-name="P89"><text:tab/><text:span text:style-name="T57">Return Type</text:span></text:p>
      <text:p text:style-name="P89"><text:tab/><text:tab/><text:span text:style-name="T215">boolean</text:span></text:p>
      <text:p text:style-name="P89"><text:tab/><text:span text:style-name="T57">Comprises</text:span></text:p>
      <text:p text:style-name="P89"/>
      <text:p text:style-name="P10">Method Description</text:p>
      <text:p text:style-name="P90"><text:tab/><text:span text:style-name="T215">pqEmpty checks verifies if minPQ.N is equivalent to zero and return a boolean, true or false based on that assertion.</text:span></text:p>
      <text:p text:style-name="P90"/>
      <text:p text:style-name="P10">Pseudo C<text:span text:style-name="T215">o</text:span>de</text:p>
      <text:p text:style-name="P91">return (minPQ.N == 0)</text:p>
      <text:p text:style-name="P91"/>
      <text:p text:style-name="P76">4v. pqContains</text:p>
      <text:p text:style-name="P100"><text:tab/><text:span text:style-name="T53">Uses<text:tab/></text:span></text:p>
      <text:p text:style-name="P188"/>
      <text:p text:style-name="P188"><text:tab/>Modifier</text:p>
      <text:p text:style-name="P100"><text:span text:style-name="T53"><text:tab/><text:tab/></text:span><text:span text:style-name="T160">public</text:span></text:p>
      <text:p text:style-name="P188"><text:tab/><text:span text:style-name="T101">Argument(s)</text:span></text:p>
      <text:p text:style-name="P188"><text:tab/><text:tab/><text:span text:style-name="T160">IndexMinPQ: *minPQ</text:span></text:p>
      <text:p text:style-name="P100"><text:span text:style-name="T157"><text:tab/><text:tab/></text:span><text:span text:style-name="T160">integer: index</text:span><text:span text:style-name="T157"><text:tab/></text:span><text:tab/></text:p>
      <text:p text:style-name="P100"><text:tab/><text:span text:style-name="T54">Return Type</text:span></text:p>
      <text:p text:style-name="P100"><text:tab/><text:tab/><text:span text:style-name="T206">boolean</text:span><text:tab/></text:p>
      <text:p text:style-name="P100"><text:tab/><text:span text:style-name="T53">Comprises</text:span></text:p>
      <text:p text:style-name="P100"><text:tab/><text:tab/></text:p>
      <text:p text:style-name="P15">Method description</text:p>
      <text:p text:style-name="P258"><text:tab/>pqContains returns boolean value minPQ.qp[index] != -1, indicating it does or does not exist in the priority queue. If true returns the value does exist within the priority queue, otherwise it does not. </text:p>
      <text:p text:style-name="P258"/>
      <text:p text:style-name="P21">Pseudo Code</text:p>
      <text:p text:style-name="P203"><text:tab/><text:span text:style-name="T160">return (minPQ.qp[index] != -1 );</text:span></text:p>
      <text:p text:style-name="P203"/>
      <text:p text:style-name="P74">4vi. pqDecreaseWeight</text:p>
      <text:p text:style-name="P100"><text:tab/><text:span text:style-name="T53">Uses<text:tab/></text:span></text:p>
      <text:p text:style-name="P188"><text:tab/><text:tab/></text:p>
      <text:p text:style-name="P188"><text:tab/>Modifier</text:p>
      <text:p text:style-name="P100"><text:tab/><text:tab/><text:span text:style-name="T206">public</text:span></text:p>
      <text:p text:style-name="P188"><text:tab/><text:span text:style-name="T101">Argument(s)</text:span></text:p>
      <text:p text:style-name="P100"><text:tab/><text:tab/><text:span text:style-name="T206">IndexMinPQ: *minPQ</text:span></text:p>
      <text:p text:style-name="P100"><text:tab/><text:tab/><text:span text:style-name="T206">integer : index</text:span></text:p>
      <text:p text:style-name="P100"><text:tab/><text:tab/><text:span text:style-name="T206">floating point : weight</text:span></text:p>
      <text:p text:style-name="P100"><text:tab/><text:span text:style-name="T54">Return Type</text:span></text:p>
      <text:p text:style-name="P100"><text:tab/><text:tab/><text:span text:style-name="T206">void</text:span><text:tab/></text:p>
      <text:p text:style-name="P100"><text:soft-page-break/><text:tab/><text:span text:style-name="T53">Comprises</text:span></text:p>
      <text:p text:style-name="P100"><text:tab/><text:tab/><text:span text:style-name="T207">pqSwim</text:span></text:p>
      <text:p text:style-name="P100"/>
      <text:p text:style-name="P100"/>
      <text:p text:style-name="P15">Method description</text:p>
      <text:p text:style-name="P255"><text:tab/><text:span text:style-name="T207">pqDeceasesWeight decreases by replacing it if it finds a weight that is lesser than the previously recorded weight. </text:span></text:p>
      <text:p text:style-name="P197"/>
      <text:p text:style-name="P21">Pseudo Code</text:p>
      <text:p text:style-name="P203"/>
      <text:p text:style-name="P259">minPQ.weight[index] = weight;</text:p>
      <text:p text:style-name="P259">pqSwim(minPQ, minPQ.qp[index]);</text:p>
      <text:p text:style-name="P259"/>
      <text:p text:style-name="P71"><text:span text:style-name="T147">4</text:span>vi<text:span text:style-name="T214">i</text:span>. <text:span text:style-name="T147">p</text:span>qSwim</text:p>
      <text:p text:style-name="P100"><text:tab/><text:span text:style-name="T53">Uses<text:tab/></text:span></text:p>
      <text:p text:style-name="P188"><text:tab/><text:tab/></text:p>
      <text:p text:style-name="P188"><text:tab/>Modifier</text:p>
      <text:p text:style-name="P100"><text:tab/><text:tab/><text:span text:style-name="T209">private</text:span></text:p>
      <text:p text:style-name="P188"><text:tab/><text:span text:style-name="T101">Argument(s)</text:span></text:p>
      <text:p text:style-name="P100"><text:tab/><text:tab/><text:span text:style-name="T208">IndexMinPQ: *minPQ</text:span></text:p>
      <text:p text:style-name="P135"><text:tab/><text:tab/>integer: key</text:p>
      <text:p text:style-name="P100"><text:tab/><text:span text:style-name="T54">Return Type</text:span></text:p>
      <text:p text:style-name="P100"><text:tab/><text:tab/><text:span text:style-name="T208">void</text:span><text:tab/></text:p>
      <text:p text:style-name="P100"><text:tab/><text:span text:style-name="T53">Comprises</text:span></text:p>
      <text:p text:style-name="P100"><text:tab/><text:tab/><text:span text:style-name="T208">pqExch</text:span></text:p>
      <text:p text:style-name="P100"/>
      <text:p text:style-name="P15">Method description</text:p>
      <text:p text:style-name="P197"><text:tab/><text:span text:style-name="T162">pqSwim is a helper function to restore the heap invariant by pushing a value up by continuously swapping until it can be taken out.</text:span></text:p>
      <text:p text:style-name="P260"/>
      <text:p text:style-name="P21">Pseudo Code</text:p>
      <text:p text:style-name="P203"/>
      <text:p text:style-name="P259"><text:span text:style-name="T79">while</text:span> ((key&gt;1) AND (minPQ.weights[key/2] &gt; minPQ.weights[key]))</text:p>
      <text:p text:style-name="P259">{ calls pqExch(minPQ, key, key/2);</text:p>
      <text:p text:style-name="P259"><text:tab/>key /=2;</text:p>
      <text:p text:style-name="P259"/>
      <text:p text:style-name="P74">4viii.pqSink</text:p>
      <text:p text:style-name="P100"><text:tab/><text:span text:style-name="T53">Uses<text:tab/></text:span></text:p>
      <text:p text:style-name="P188"><text:tab/><text:tab/></text:p>
      <text:p text:style-name="P188"><text:tab/>Modifier</text:p>
      <text:p text:style-name="P100"><text:span text:style-name="T53"><text:tab/><text:tab/></text:span><text:span text:style-name="T56">private</text:span></text:p>
      <text:p text:style-name="P188"><text:tab/><text:span text:style-name="T101">Argument(s)</text:span></text:p>
      <text:p text:style-name="P100"><text:tab/><text:tab/><text:span text:style-name="T210">IndexMinPQ: *minPQ</text:span></text:p>
      <text:p text:style-name="P100"><text:tab/><text:tab/><text:span text:style-name="T210">integer: key</text:span></text:p>
      <text:p text:style-name="P100"><text:tab/><text:span text:style-name="T54">Return Type</text:span></text:p>
      <text:p text:style-name="P100"><text:soft-page-break/><text:tab/><text:tab/><text:span text:style-name="T210">void</text:span><text:tab/></text:p>
      <text:p text:style-name="P100"><text:tab/><text:span text:style-name="T53">Comprises</text:span></text:p>
      <text:p text:style-name="P100"><text:tab/><text:tab/><text:span text:style-name="T210">pqExch</text:span></text:p>
      <text:p text:style-name="P100"/>
      <text:p text:style-name="P15">Method description</text:p>
      <text:p text:style-name="P197"><text:tab/><text:span text:style-name="T163">pqSink is also a helper function to restore the heap invariant, but instead of pushing up; it pulls the value down and swaps them using pqExch, similar to pqSwim.</text:span></text:p>
      <text:p text:style-name="P197"/>
      <text:p text:style-name="P21">Pseudo Code</text:p>
      <text:p text:style-name="P203"/>
      <text:p text:style-name="P261"><text:span text:style-name="T79">while</text:span> (2 * key &lt;= minPQ.N)</text:p>
      <text:p text:style-name="P261">{ int j = 2 * key;</text:p>
      <text:p text:style-name="P261"><text:tab/><text:span text:style-name="T79">if </text:span>((j is less than minPQ.N) AND (minPQ.weights[j] is greater than minPQ.weights[j+1]))</text:p>
      <text:p text:style-name="P261"><text:tab/><text:tab/>{ preincrement j;}</text:p>
      <text:p text:style-name="P261"><text:tab/><text:span text:style-name="T79">if</text:span> (minPQ.weights[key] &lt;= minPQ.weights[j]) </text:p>
      <text:p text:style-name="P261"><text:tab/><text:tab/>{break; }</text:p>
      <text:p text:style-name="P261"><text:tab/>pqExch(minPQ, key, j);</text:p>
      <text:p text:style-name="P261"><text:tab/>key = j;</text:p>
      <text:p text:style-name="P261">}</text:p>
      <text:p text:style-name="P261"/>
      <text:p text:style-name="P74">4ix. pqExch</text:p>
      <text:p text:style-name="P100"><text:tab/><text:span text:style-name="T53">Uses<text:tab/></text:span></text:p>
      <text:p text:style-name="P188"/>
      <text:p text:style-name="P188"><text:tab/>Modifier</text:p>
      <text:p text:style-name="P100"><text:tab/><text:tab/><text:span text:style-name="T209">private</text:span></text:p>
      <text:p text:style-name="P188"><text:tab/><text:span text:style-name="T101">Argument(s)</text:span></text:p>
      <text:p text:style-name="P100"><text:tab/><text:tab/><text:span text:style-name="T264">IndexMinPQ: *min PQ</text:span></text:p>
      <text:p text:style-name="P100"><text:tab/><text:span text:style-name="T54">Return Type</text:span></text:p>
      <text:p text:style-name="P100"><text:tab/><text:tab/><text:span text:style-name="T211">void</text:span></text:p>
      <text:p text:style-name="P100"><text:tab/><text:span text:style-name="T53">Comprises</text:span></text:p>
      <text:p text:style-name="P100"><text:tab/><text:tab/></text:p>
      <text:p text:style-name="P15">Method description</text:p>
      <text:p text:style-name="P197"><text:tab/><text:span text:style-name="T164">pqExch swaps of the values given my keyOne and keyTwo, </text:span><text:span text:style-name="T191">by using a third variable to store a the temporary value of keyOne for a three way swap.</text:span></text:p>
      <text:p text:style-name="P263"/>
      <text:p text:style-name="P21">Pseudo Code</text:p>
      <text:p text:style-name="P262">&lt;three way swap&gt;</text:p>
      <text:p text:style-name="P203"><text:s/><text:span text:style-name="T165">int swap = minPQ.pq[keyOne];</text:span></text:p>
      <text:p text:style-name="P203"><text:span text:style-name="T165"><text:s/>minPQ.pq</text:span><text:span text:style-name="T166">[keyOne]; minPQ.pq[keyTwo] = swap; </text:span></text:p>
      <text:p text:style-name="P262"><text:s/>minPQ.qp[minPQ.pq[keyOne]] = keyOne;</text:p>
      <text:p text:style-name="P262"><text:s/>minPQ.qp[minPQ.pq[keyTwo]] = keyTwo;</text:p>
      <text:p text:style-name="P350"><text:soft-page-break/><text:span text:style-name="T146">5</text:span>. <text:span text:style-name="T3">C</text:span>lass: dijkstra_sp</text:p>
      <text:p text:style-name="P190"><text:tab/>Uses<text:tab/></text:p>
      <text:p text:style-name="P82"><text:span text:style-name="T45"><text:tab/><text:tab/></text:span><text:span text:style-name="T46">dijkstra_sp.h</text:span></text:p>
      <text:p text:style-name="P264"><text:tab/><text:tab/>math.h</text:p>
      <text:p text:style-name="P264"><text:tab/><text:tab/>helper.h</text:p>
      <text:p text:style-name="P190"><text:tab/>Modifier</text:p>
      <text:p text:style-name="P104"><text:tab/><text:tab/><text:span text:style-name="T216">public</text:span></text:p>
      <text:p text:style-name="P190"><text:tab/><text:span text:style-name="T101">Argument(s)</text:span></text:p>
      <text:p text:style-name="P104"><text:tab/><text:tab/></text:p>
      <text:p text:style-name="P104"><text:tab/><text:span text:style-name="T54">Return Type</text:span></text:p>
      <text:p text:style-name="P104"><text:tab/><text:tab/><text:tab/></text:p>
      <text:p text:style-name="P104"><text:tab/><text:span text:style-name="T53">Comprises</text:span></text:p>
      <text:p text:style-name="P106"><text:span text:style-name="T53"><text:tab/><text:tab/></text:span><text:span text:style-name="T148">i. <text:s/>makeDijkstraSPTree</text:span></text:p>
      <text:p text:style-name="P50"><text:tab/><text:tab/><text:span text:style-name="T38">ii. pathTo</text:span></text:p>
      <text:p text:style-name="P50"><text:span text:style-name="T53"><text:tab/><text:tab/></text:span><text:span text:style-name="T58">iii relax</text:span></text:p>
      <text:p text:style-name="P69"/>
      <text:p text:style-name="P12"><text:span text:style-name="T58">C</text:span><text:span text:style-name="T53">lass Description</text:span></text:p>
      <text:p text:style-name="P84"><text:tab/>dijkstra_sp is a class that uses the Dijkstra's algorithm with a binary heap, the constructor that makes the tree takes time proportional to <text:span text:style-name="T73">E</text:span>log<text:span text:style-name="T71">V</text:span>; where V is the number of vertices, <text:span text:style-name="T217">and E is the number of the number of edges. This algorithm computes a shortest path tree from the source (or root) to every other vertex in the edge-weighted digraph.</text:span></text:p>
      <text:p text:style-name="P84"/>
      <text:p text:style-name="P13">Pseudo Code</text:p>
      <text:p text:style-name="P85"><text:tab/>&lt;makeDijkstraSPTree method, see section 5i&gt;</text:p>
      <text:p text:style-name="P85"><text:tab/><text:span text:style-name="T217">&lt;pathTo method, see section 5ii&gt;</text:span></text:p>
      <text:p text:style-name="P86"><text:tab/>&lt;relax method, see section 5iii&gt;</text:p>
      <text:p text:style-name="P68"><text:tab/></text:p>
      <text:p text:style-name="P190"><text:tab/><text:tab/></text:p>
      <text:p text:style-name="P204"/>
      <text:p text:style-name="P74">5i. <text:span text:style-name="T316">m</text:span>akeDijkstraSPTree</text:p>
      <text:p text:style-name="P100"><text:tab/><text:span text:style-name="T53">Uses<text:tab/></text:span></text:p>
      <text:p text:style-name="P100"><text:span text:style-name="T53"><text:tab/><text:tab/></text:span><text:span text:style-name="T167">malloc</text:span></text:p>
      <text:p text:style-name="P265"><text:tab/><text:tab/>traverseList</text:p>
      <text:p text:style-name="P188"><text:tab/>Modifier</text:p>
      <text:p text:style-name="P100"><text:tab/><text:tab/><text:span text:style-name="T316">public </text:span></text:p>
      <text:p text:style-name="P188"><text:tab/><text:span text:style-name="T101">Argument(s)</text:span></text:p>
      <text:p text:style-name="P100"><text:tab/><text:tab/><text:span text:style-name="T316">DijkstraSPTree: *spTree</text:span></text:p>
      <text:p text:style-name="P100"><text:tab/><text:tab/><text:span text:style-name="T316">EdgeWeightedDigraph: *digraph</text:span></text:p>
      <text:p text:style-name="P100"><text:tab/><text:tab/><text:span text:style-name="T316">integer: source</text:span></text:p>
      <text:p text:style-name="P100"><text:tab/><text:span text:style-name="T54">Return Type</text:span></text:p>
      <text:p text:style-name="P100"><text:span text:style-name="T54"><text:tab/><text:tab/></text:span><text:span text:style-name="T63">void</text:span></text:p>
      <text:p text:style-name="P100"><text:soft-page-break/><text:tab/><text:span text:style-name="T53">Comprises</text:span></text:p>
      <text:p text:style-name="P100"><text:tab/><text:tab/><text:span text:style-name="T316">makeIndexMinPQ</text:span></text:p>
      <text:p text:style-name="P100"><text:tab/><text:tab/><text:span text:style-name="T316">pqEmpty</text:span></text:p>
      <text:p text:style-name="P100"><text:tab/><text:tab/><text:span text:style-name="T316">pqInsert</text:span></text:p>
      <text:p text:style-name="P100"/>
      <text:p text:style-name="P15">Method description</text:p>
      <text:p text:style-name="P255"><text:tab/><text:span text:style-name="T317">makeDijkstraSPTree creates a shortest path tree utilizing the vertices in the edge weighted digraph provide as an input. This method asserts that the shortest path tree is not empty, then uses N to store the number of vertices. This method is taken out of Algorithms, 4</text:span><text:span text:style-name="T318">th</text:span><text:span text:style-name="T317"> edition written by Robert Sedwick and Kevin Wayne.</text:span></text:p>
      <text:p text:style-name="P197"/>
      <text:p text:style-name="P21">Pseudo Code</text:p>
      <text:p text:style-name="P304"><text:s/>assert that the spTree is not null;</text:p>
      <text:p text:style-name="P304"><text:s text:c="2"/>free(spTree.distTo);</text:p>
      <text:p text:style-name="P304"><text:s text:c="2"/>free(spTree.edgeTo);</text:p>
      <text:p text:style-name="P304"/>
      <text:p text:style-name="P304"><text:s text:c="2"/>int N = digraph.vertices;</text:p>
      <text:p text:style-name="P304"><text:s text:c="2"/>spTree.distTo = (cast to float pointer)malloc(N*sizeof(float));</text:p>
      <text:p text:style-name="P304"><text:s text:c="2"/>spTree.edgeTo = (cast to DirectedEdge pointer to a pointer )malloc(N*sizeof(DirectedEdge </text:p>
      <text:p text:style-name="P304"><text:tab/><text:tab/><text:tab/><text:tab/><text:tab/><text:tab/><text:tab/><text:tab/><text:tab/><text:tab/><text:tab/><text:tab/> <text:s text:c="8"/>pointer));</text:p>
      <text:p text:style-name="P305"><text:s text:c="2"/><text:span text:style-name="T79">if </text:span>(spTree.distTo AND spTree.edgeTo) </text:p>
      <text:p text:style-name="P305"><text:s text:c="3"/>{</text:p>
      <text:p text:style-name="P304"><text:s text:c="3"/><text:span text:style-name="T79"><text:s text:c="2"/>for </text:span>(each int distToIndex = 0; while distToIndex &lt; number of vertices; pre-increment <text:tab/><text:tab/><text:tab/><text:tab/><text:tab/><text:tab/><text:tab/><text:tab/><text:tab/><text:tab/><text:tab/><text:tab/><text:tab/><text:tab/>distToIndex) </text:p>
      <text:p text:style-name="P307"><text:s text:c="4"/><text:tab/> <text:s text:c="2"/>{ <text:s/>spTree.distTo[distToIndex] = INFINITY; <text:s text:c="2"/></text:p>
      <text:p text:style-name="P307"><text:tab/> <text:s text:c="3"/>} <text:span text:style-name="T98">end of for loop</text:span></text:p>
      <text:p text:style-name="P304"><text:s text:c="5"/>spTree.distTo[source] = 0.0f;</text:p>
      <text:p text:style-name="P304"><text:s text:c="5"/>spTree.edgeTo[source] = 0;</text:p>
      <text:p text:style-name="P304"/>
      <text:p text:style-name="P304"><text:s text:c="5"/>IndexMinPQ minpq = {};</text:p>
      <text:p text:style-name="P304"><text:s text:c="5"/>makeIndexMinPQ(<text:span text:style-name="T322">address of </text:span>minpq, digraph.vertices);</text:p>
      <text:p text:style-name="P304"><text:s text:c="5"/>pqInsert(<text:span text:style-name="T322">address of </text:span>minpq, source, spTree.distTo[source]);</text:p>
      <text:p text:style-name="P306"><text:s text:c="4"/><text:tab/><text:span text:style-name="T79">while</text:span> (<text:span text:style-name="T322">address of minpq in priority queue is not empty</text:span>)) </text:p>
      <text:p text:style-name="P306"><text:tab/>{</text:p>
      <text:p text:style-name="P304"><text:s text:c="6"/><text:tab/><text:tab/>int v = pqDelMin(<text:span text:style-name="T322">address of </text:span>minpq);</text:p>
      <text:p text:style-name="P304"><text:s text:c="6"/><text:tab/><text:tab/><text:span text:style-name="T323">traverse generic list of DirectedEdge pointers using</text:span></text:p>
      <text:p text:style-name="P304"><text:tab/><text:tab/><text:span text:style-name="T323">traverseList(relax, spTree, address of minpq, digraph.adj[v]);</text:span></text:p>
      <text:p text:style-name="P304"><text:s text:c="4"/><text:tab/>} <text:span text:style-name="T98">end of while loop</text:span></text:p>
      <text:p text:style-name="P304"><text:s text:c="2"/>} <text:span text:style-name="T326">end of if statement</text:span></text:p>
      <text:p text:style-name="P304"/>
      <text:p text:style-name="P226"/>
      <text:p text:style-name="P74">5ii. <text:span text:style-name="T324">p</text:span>athTo</text:p>
      <text:p text:style-name="P100"><text:tab/><text:span text:style-name="T53">Uses<text:tab/></text:span></text:p>
      <text:p text:style-name="P188"><text:soft-page-break/><text:tab/></text:p>
      <text:p text:style-name="P188"><text:tab/>Modifier</text:p>
      <text:p text:style-name="P100"><text:tab/><text:tab/><text:span text:style-name="T325">public</text:span></text:p>
      <text:p text:style-name="P188"><text:tab/><text:span text:style-name="T101">Argument(s)</text:span></text:p>
      <text:p text:style-name="P100"><text:tab/><text:tab/><text:span text:style-name="T325">DijkstraSPTree: *spTree</text:span></text:p>
      <text:p text:style-name="P100"><text:tab/><text:tab/><text:span text:style-name="T325">ShortestPath: *shorestPath</text:span></text:p>
      <text:p text:style-name="P100"><text:tab/><text:tab/><text:span text:style-name="T325">integer: dest</text:span></text:p>
      <text:p text:style-name="P100"><text:tab/><text:span text:style-name="T54">Return Type</text:span></text:p>
      <text:p text:style-name="P100"><text:tab/><text:tab/><text:span text:style-name="T325">void</text:span><text:tab/></text:p>
      <text:p text:style-name="P100"><text:tab/><text:span text:style-name="T53">Comprises</text:span></text:p>
      <text:p text:style-name="P100"><text:tab/><text:tab/></text:p>
      <text:p text:style-name="P15">Method description</text:p>
      <text:p text:style-name="P197"><text:tab/><text:span text:style-name="T192">pathTo takes time proportional to the number of edges in the shortest path </text:span><text:span text:style-name="T193">returned</text:span><text:span text:style-name="T192">. </text:span><text:span text:style-name="T193">This method takes the shortest path from the source vertex to the destination vertex indicated as an iterable of edges.</text:span></text:p>
      <text:p text:style-name="P197"/>
      <text:p text:style-name="P38">Pseudo Code</text:p>
      <text:p text:style-name="P344"><text:s text:c="2"/>List&lt;Directed Edge*&gt;<text:note text:id="ftn32" text:note-class="footnote"><text:note-citation>32</text:note-citation><text:note-body><text:p text:style-name="P410">Generic list of Directed Edge pointers</text:p></text:note-body></text:note>::traverseList(freeDirectedEdge, shortestPath-&gt;edgeList);</text:p>
      <text:p text:style-name="P344"><text:s text:c="2"/>List&lt;DirectedEdge *&gt;::emptyList(address of shortestPath.edgeList);</text:p>
      <text:p text:style-name="P344"><text:s text:c="2"/>shortestPath.totalWeight = spTree.distTo[dest];</text:p>
      <text:p text:style-name="P345"><text:s text:c="4"/><text:span text:style-name="T79">if </text:span>(spTree.distTo[dest] &lt; INFINITY)<text:note text:id="ftn33" text:note-class="footnote"><text:note-citation>33</text:note-citation><text:note-body><text:p text:style-name="P409">Asserts that there is a path to destination vertex from origin.</text:p></text:note-body></text:note> </text:p>
      <text:p text:style-name="P345"><text:s text:c="3"/>{</text:p>
      <text:p text:style-name="P345"><text:s text:c="8"/><text:span text:style-name="T79">for</text:span> (DirectedEdge <text:span text:style-name="T328">pointer </text:span>nextEdge = spTree.edgeTo[dest]; nextEdge != 0; nextEdge = <text:tab/><text:tab/><text:tab/><text:tab/><text:tab/><text:tab/><text:tab/><text:tab/><text:tab/><text:tab/> <text:s text:c="7"/>spTree.edgeTo[nextEdge.from]) </text:p>
      <text:p text:style-name="P345"><text:s text:c="8"/>{</text:p>
      <text:p text:style-name="P344"><text:s text:c="10"/>shortestPath.edgeList = List&lt;DirectedEdge *&gt;::addToList(nextEdge, shortestPath.edgeList);</text:p>
      <text:p text:style-name="P344"><text:s text:c="8"/>}</text:p>
      <text:p text:style-name="P344"><text:s text:c="2"/>}</text:p>
      <text:p text:style-name="P203"/>
      <text:p text:style-name="P74">5iii. <text:span text:style-name="T327">r</text:span>elax</text:p>
      <text:p text:style-name="P100"><text:tab/><text:span text:style-name="T53">Uses<text:tab/></text:span></text:p>
      <text:p text:style-name="P188"/>
      <text:p text:style-name="P188"><text:tab/>Modifier</text:p>
      <text:p text:style-name="P100"><text:tab/><text:tab/><text:span text:style-name="T329">private</text:span></text:p>
      <text:p text:style-name="P188"><text:tab/><text:span text:style-name="T101">Argument(s)</text:span></text:p>
      <text:p text:style-name="P100"><text:tab/><text:tab/><text:span text:style-name="T329">void pointer: *spTreePtr, *minPqPtr</text:span></text:p>
      <text:p text:style-name="P142"><text:tab/><text:tab/>DirectedEdge: *edge</text:p>
      <text:p text:style-name="P100"><text:tab/><text:span text:style-name="T54">Return Type</text:span></text:p>
      <text:p text:style-name="P100"><text:tab/><text:tab/><text:span text:style-name="T329">void</text:span><text:tab/></text:p>
      <text:p text:style-name="P100"><text:tab/><text:span text:style-name="T53">Comprises</text:span></text:p>
      <text:p text:style-name="P100"><text:tab/><text:tab/><text:span text:style-name="T329">pqContains</text:span></text:p>
      <text:p text:style-name="P100"><text:tab/><text:tab/><text:span text:style-name="T329">pqDecreaseWeight</text:span></text:p>
      <text:p text:style-name="P100"><text:tab/><text:tab/><text:span text:style-name="T329">pqInsert</text:span></text:p>
      <text:p text:style-name="P44"><text:soft-page-break/></text:p>
      <text:p text:style-name="P15">Method description</text:p>
      <text:p text:style-name="P197"><text:span text:style-name="T157"><text:tab/></text:span><text:span text:style-name="T194">relax relaxes the DirectedEdge edge taken as an input, </text:span><text:span text:style-name="T195">checks that the input is not empty(i.e., null)</text:span><text:span text:style-name="T194"> and updates the priority queue if there are changes.</text:span><text:span text:style-name="T329"> </text:span></text:p>
      <text:p text:style-name="P197"><text:tab/></text:p>
      <text:p text:style-name="P21">Pseudo Code</text:p>
      <text:p text:style-name="P308"><text:s/>DijkstraSPTree pointer spTree = ( cast to DijkstraSPTree pointer)spTreePtr;</text:p>
      <text:p text:style-name="P308"><text:s text:c="2"/>IndexMinPQ pointer minpq = (cast to IndexMinPQ <text:s/>pointer)minPQPtr;</text:p>
      <text:p text:style-name="P308"><text:s text:c="4"/>int v = edge.from, w = edge.to;</text:p>
      <text:p text:style-name="P308"><text:s/><text:span text:style-name="T79"><text:s/>if</text:span> (spTree.distTo[w] &gt; spTree.distTo[v] + edge.weight) </text:p>
      <text:p text:style-name="P308"><text:s text:c="3"/>{</text:p>
      <text:p text:style-name="P308"><text:s text:c="4"/><text:tab/>spTree.distTo[w] = spTree.distTo[v] + edge.weight;</text:p>
      <text:p text:style-name="P308"><text:s text:c="3"/><text:tab/> spTree.edgeTo[w] = edge;</text:p>
      <text:p text:style-name="P308"/>
      <text:p text:style-name="P308"><text:s text:c="4"/><text:tab/><text:span text:style-name="T79">if</text:span> (pqContains(minpq, w)) </text:p>
      <text:p text:style-name="P308"><text:tab/>{ pqDecreaseWeight(minpq, w, spTree.distTo[w]); }</text:p>
      <text:p text:style-name="P308"/>
      <text:p text:style-name="P308"><text:s text:c="4"/><text:tab/><text:span text:style-name="T79">else </text:span></text:p>
      <text:p text:style-name="P308"><text:tab/>{ pqInsert(minpq, w, spTree.distTo[w]); }</text:p>
      <text:p text:style-name="P308"><text:s text:c="5"/>}</text:p>
      <text:p text:style-name="P203"/>
      <text:p text:style-name="P47"><text:tab/></text:p>
      <text:p text:style-name="P47"><text:tab/></text:p>
      <text:p text:style-name="P47"/>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text:soft-page-break/><text:span text:style-name="T72">6</text:span><text:span text:style-name="T71">. </text:span><text:span text:style-name="T5">C</text:span><text:span text:style-name="T71">lass: edge_weighted_digraph</text:span></text:p>
      <text:p text:style-name="P191"><text:tab/>Uses<text:tab/></text:p>
      <text:p text:style-name="P83"><text:span text:style-name="T44"><text:tab/><text:tab/></text:span><text:span text:style-name="T45">stdlib.h</text:span></text:p>
      <text:p text:style-name="P242"><text:tab/><text:tab/>stdio.h</text:p>
      <text:p text:style-name="P242"><text:tab/><text:tab/>index_min_pq.h</text:p>
      <text:p text:style-name="P242"><text:tab/><text:tab/>helper.h</text:p>
      <text:p text:style-name="P113"><text:tab/><text:span text:style-name="T64">Variables</text:span></text:p>
      <text:p text:style-name="P113"><text:tab/></text:p>
      <text:p text:style-name="P105"><text:tab/><text:span text:style-name="T53">Comprises</text:span></text:p>
      <text:p text:style-name="P191"><text:tab/><text:span text:style-name="T157"><text:tab/></text:span><text:span text:style-name="T196">printGraph</text:span></text:p>
      <text:p text:style-name="P246"><text:tab/><text:tab/><text:span text:style-name="T331">addEdge</text:span></text:p>
      <text:p text:style-name="P191"/>
      <text:p text:style-name="P32">Class Description</text:p>
      <text:p text:style-name="P227"><text:tab/><text:span text:style-name="T157">The edge_weighted_digraph</text:span> <text:span text:style-name="T157">represents a edge-weighted digraph of vertices number zero through V-1, where each directed edge is of type DirectedEdge and has a real-valued weight. This class supports two primary operations, the first is to be able to add a directed edge to the digraph and iterate over all the edges incident from a given vertex. The second is to provide methods for returning the number of vertices and the number of edges. Parallel edges and self loops are permitted. This class is structured after the algorithms provided in Algorithms 4</text:span><text:span text:style-name="T319">th </text:span><text:span text:style-name="T320">by Robert Se</text:span><text:span text:style-name="T321">g</text:span><text:span text:style-name="T320">wick and Kevin Wayne.</text:span></text:p>
      <text:p text:style-name="P374"/>
      <text:p text:style-name="P32">Pseudo Code</text:p>
      <text:p text:style-name="P309">&lt;addEdge method, see section 6ii&gt;</text:p>
      <text:p text:style-name="P309">&lt;makeEdgeWeightedDigraph, see section 6iii&gt;</text:p>
      <text:p text:style-name="P309">&lt;freeDirectedEdge, see section 6iv&gt;</text:p>
      <text:p text:style-name="P309">&lt;destroyAdjacencyLists, see section 6v&gt;</text:p>
      <text:p text:style-name="P309">&lt;printEdge method, see section 6vi&gt;</text:p>
      <text:p text:style-name="P309"/>
      <text:p text:style-name="P228"/>
      <text:p text:style-name="P73"><text:span text:style-name="T147">6</text:span>i. <text:span text:style-name="T332">p</text:span>rintEdge</text:p>
      <text:p text:style-name="P114"><text:tab/><text:span text:style-name="T53">Uses<text:tab/></text:span></text:p>
      <text:p text:style-name="P194"/>
      <text:p text:style-name="P194"><text:tab/>Modifier</text:p>
      <text:p text:style-name="P114"><text:tab/><text:tab/><text:span text:style-name="T332">private</text:span></text:p>
      <text:p text:style-name="P194"><text:tab/><text:span text:style-name="T101">Argument(s)</text:span></text:p>
      <text:p text:style-name="P114"><text:tab/><text:tab/><text:span text:style-name="T332">DirectedEdge: * edge</text:span></text:p>
      <text:p text:style-name="P114"><text:tab/><text:span text:style-name="T54">Return Type</text:span></text:p>
      <text:p text:style-name="P114"><text:tab/><text:tab/><text:span text:style-name="T332">void</text:span><text:tab/></text:p>
      <text:p text:style-name="P114"><text:tab/><text:span text:style-name="T53">Comprises</text:span></text:p>
      <text:p text:style-name="P114"><text:tab/><text:tab/></text:p>
      <text:p text:style-name="P20">Method description</text:p>
      <text:p text:style-name="P201"><text:tab/><text:span text:style-name="T197">printEdge prints an edge's to, from and weight attributes.</text:span></text:p>
      <text:p text:style-name="P334"/>
      <text:p text:style-name="P24"><text:soft-page-break/>Pseudo Code</text:p>
      <text:p text:style-name="P310">if (edge is not null)</text:p>
      <text:p text:style-name="P310">{ print integer of edge.from, integer of edge.to, and float point of edge.weight to 2 decimal places}</text:p>
      <text:p text:style-name="P209"/>
      <text:p text:style-name="P74">6ii. <text:span text:style-name="T331">a</text:span>ddEdge</text:p>
      <text:p text:style-name="P115"><text:tab/><text:span text:style-name="T53">Uses</text:span></text:p>
      <text:p text:style-name="P196"><text:tab/></text:p>
      <text:p text:style-name="P188"><text:tab/>Modifier</text:p>
      <text:p text:style-name="P100"><text:tab/><text:tab/><text:span text:style-name="T336">public</text:span></text:p>
      <text:p text:style-name="P188"><text:tab/><text:span text:style-name="T101">Argument(s)</text:span></text:p>
      <text:p text:style-name="P100"><text:tab/><text:tab/><text:span text:style-name="T336">EdgeWeightedDigraph: *digraph</text:span></text:p>
      <text:p text:style-name="P100"><text:tab/><text:tab/><text:span text:style-name="T336">integer: from, to</text:span></text:p>
      <text:p text:style-name="P100"><text:tab/><text:tab/><text:span text:style-name="T336">float: weight</text:span></text:p>
      <text:p text:style-name="P100"><text:tab/><text:span text:style-name="T54">Return Type</text:span></text:p>
      <text:p text:style-name="P100"><text:tab/><text:tab/><text:span text:style-name="T336">void </text:span><text:tab/></text:p>
      <text:p text:style-name="P100"><text:tab/><text:span text:style-name="T53">Comprises</text:span></text:p>
      <text:p text:style-name="P100"><text:tab/><text:tab/></text:p>
      <text:p text:style-name="P15">Method description</text:p>
      <text:p text:style-name="P197"><text:tab/><text:span text:style-name="T199">addEdge</text:span><text:span text:style-name="T336"> </text:span><text:span text:style-name="T199">adds the vertex's to, from and weight values to the digraph. </text:span></text:p>
      <text:p text:style-name="P316"/>
      <text:p text:style-name="P21">Pseudo Code</text:p>
      <text:p text:style-name="P314"><text:s text:c="2"/>DirectedEdge pointer edge = (cast to DirectedEdge point)malloc(sizeof(DirectedEdge));</text:p>
      <text:p text:style-name="P314"><text:s text:c="2"/><text:span text:style-name="T79">if</text:span>(edge is not null) </text:p>
      <text:p text:style-name="P314"><text:s text:c="2"/>{</text:p>
      <text:p text:style-name="P314"><text:s text:c="4"/>edge.from = from;</text:p>
      <text:p text:style-name="P314"><text:s text:c="4"/>edge.to = to;</text:p>
      <text:p text:style-name="P314"><text:s text:c="4"/>edge.weight = weight;</text:p>
      <text:p text:style-name="P314"><text:s text:c="3"/><text:tab/> <text:span text:style-name="T79">if</text:span> (digraph is not null) </text:p>
      <text:p text:style-name="P314"><text:tab/> <text:s/>{</text:p>
      <text:p text:style-name="P314"><text:s text:c="6"/><text:tab/><text:tab/>digraph.adj[from] = List&lt;DirectedEdge pointer&gt;::addToList(edge, digraph.adj[from]);</text:p>
      <text:p text:style-name="P314"><text:s text:c="6"/><text:tab/><text:tab/>pre-increment digraph.edges;</text:p>
      <text:p text:style-name="P314"><text:s text:c="3"/><text:tab/> <text:s text:c="2"/>}</text:p>
      <text:p text:style-name="P315"><text:s text:c="4"/><text:span text:style-name="T79">else </text:span></text:p>
      <text:p text:style-name="P315"><text:span text:style-name="T79"><text:tab/></text:span>{ <text:span text:style-name="T337">print error message; }</text:span></text:p>
      <text:p text:style-name="P314"><text:s text:c="2"/>} </text:p>
      <text:p text:style-name="P315"><text:s text:c="2"/><text:span text:style-name="T79">else</text:span> </text:p>
      <text:p text:style-name="P315"><text:s/><text:span text:style-name="T337">{ print error message;</text:span> <text:s/>}</text:p>
      <text:p text:style-name="P315"/>
      <text:p text:style-name="P247"/>
      <text:p text:style-name="P74">6iii. <text:span text:style-name="T333">m</text:span>akeEdgeWeightDigraph</text:p>
      <text:p text:style-name="P100"><text:tab/><text:span text:style-name="T53">Uses<text:tab/></text:span></text:p>
      <text:p text:style-name="P188"/>
      <text:p text:style-name="P188"><text:tab/>Modifier</text:p>
      <text:p text:style-name="P100"><text:soft-page-break/><text:tab/><text:tab/><text:span text:style-name="T338">public </text:span></text:p>
      <text:p text:style-name="P188"><text:tab/><text:span text:style-name="T101">Argument(s)</text:span></text:p>
      <text:p text:style-name="P100"><text:tab/><text:tab/><text:span text:style-name="T338">EdgeWeightedDigraph: *digraph</text:span></text:p>
      <text:p text:style-name="P100"><text:tab/><text:tab/><text:span text:style-name="T338">integer: vertices</text:span></text:p>
      <text:p text:style-name="P100"><text:tab/><text:span text:style-name="T54">Return Type</text:span></text:p>
      <text:p text:style-name="P100"><text:tab/><text:tab/><text:span text:style-name="T338">void </text:span><text:tab/></text:p>
      <text:p text:style-name="P100"><text:tab/><text:span text:style-name="T53">Comprises</text:span></text:p>
      <text:p text:style-name="P100"><text:tab/><text:tab/><text:span text:style-name="T338">destroyAdjacencyList</text:span></text:p>
      <text:p text:style-name="P15">Method description</text:p>
      <text:p text:style-name="P197"><text:tab/><text:span text:style-name="T339">makeEdgeWeightedDigraph initializes an EdgeWeighted Digraph with V vertices and takes as input any number of vertices desired. This implementation uses ajacency-list representation, which is usually an vertex-index array of Bag objects.</text:span></text:p>
      <text:p text:style-name="P197"/>
      <text:p text:style-name="P21">Pseudo Code</text:p>
      <text:p text:style-name="P317"><text:s text:c="2"/>initialize destroyAdjacencyLists(digraph);</text:p>
      <text:p text:style-name="P317"><text:s text:c="2"/>set digraph.vertices to vertices;</text:p>
      <text:p text:style-name="P317"><text:s text:c="2"/>set digraph.adj to (List&lt;DirectedEdge *&gt; **<text:note text:id="ftn34" text:note-class="footnote"><text:note-citation>34</text:note-citation><text:note-body><text:p text:style-name="P412">This is a generic list of Directed Edge pointers which are referencing a pointer to a pointer used for memory allocation where every memory allocation introduces a failure point.</text:p></text:note-body></text:note>)malloc(vertices*sizeof(List&lt;DirectedEdge *&gt; *));</text:p>
      <text:p text:style-name="P317"><text:s text:c="3"/><text:span text:style-name="T79"><text:s/>if</text:span> (digraph.adj) </text:p>
      <text:p text:style-name="P317"><text:s text:c="6"/>{ <text:s text:c="3"/><text:span text:style-name="T79">for</text:span> (each int vertexIndex = 0; <text:s/>while vertexIndex &lt; vertices; pre-increment vertexIndex) </text:p>
      <text:p text:style-name="P317"><text:tab/>{ set digraph.adj[vertexIndex] to zero;</text:p>
      <text:p text:style-name="P317"><text:s text:c="4"/><text:tab/>}</text:p>
      <text:p text:style-name="P317"><text:s text:c="6"/>}</text:p>
      <text:p text:style-name="P317"/>
      <text:p text:style-name="P247"/>
      <text:p text:style-name="P74">6iv. <text:span text:style-name="T334">f</text:span>reeDirectedEdge</text:p>
      <text:p text:style-name="P100"><text:tab/><text:span text:style-name="T53">Uses<text:tab/></text:span></text:p>
      <text:p text:style-name="P188"><text:tab/></text:p>
      <text:p text:style-name="P188"><text:tab/>Modifier</text:p>
      <text:p text:style-name="P100"><text:tab/><text:tab/><text:span text:style-name="T334">public</text:span><text:tab/></text:p>
      <text:p text:style-name="P188"><text:tab/><text:span text:style-name="T101">Argument(s)</text:span></text:p>
      <text:p text:style-name="P100"><text:tab/><text:tab/><text:span text:style-name="T334">DirectedEdge: *edge</text:span></text:p>
      <text:p text:style-name="P100"><text:tab/><text:span text:style-name="T54">Return Type</text:span></text:p>
      <text:p text:style-name="P100"><text:tab/><text:tab/><text:span text:style-name="T334">void</text:span></text:p>
      <text:p text:style-name="P100"><text:tab/><text:span text:style-name="T53">Comprises</text:span></text:p>
      <text:p text:style-name="P100"><text:tab/><text:tab/></text:p>
      <text:p text:style-name="P15">Method description</text:p>
      <text:p text:style-name="P197"><text:tab/><text:span text:style-name="T198">freeDirectedEdge frees the DirectedEdge.</text:span></text:p>
      <text:p text:style-name="P313"/>
      <text:p text:style-name="P21">Pseudo Code</text:p>
      <text:p text:style-name="P237"><text:tab/><text:span text:style-name="T201">free(edge);</text:span></text:p>
      <text:p text:style-name="P203"/>
      <text:p text:style-name="P59"><text:span text:style-name="T147">6</text:span>v. destroyAdjacencyLists</text:p>
      <text:p text:style-name="P100"><text:soft-page-break/><text:tab/><text:span text:style-name="T53">Uses<text:tab/></text:span></text:p>
      <text:p text:style-name="P188"/>
      <text:p text:style-name="P188"><text:tab/>Modifier</text:p>
      <text:p text:style-name="P100"><text:tab/><text:tab/><text:span text:style-name="T334">private</text:span></text:p>
      <text:p text:style-name="P188"><text:tab/><text:span text:style-name="T101">Argument(s)</text:span></text:p>
      <text:p text:style-name="P100"><text:tab/><text:tab/><text:span text:style-name="T334">EdgeWeightedDigraph: *digraph</text:span></text:p>
      <text:p text:style-name="P100"><text:tab/><text:span text:style-name="T54">Return Type</text:span></text:p>
      <text:p text:style-name="P100"><text:tab/><text:tab/><text:span text:style-name="T334">void</text:span></text:p>
      <text:p text:style-name="P100"><text:tab/><text:span text:style-name="T53">Comprises</text:span></text:p>
      <text:p text:style-name="P100"><text:tab/><text:tab/></text:p>
      <text:p text:style-name="P15">Method description</text:p>
      <text:p text:style-name="P255"><text:tab/><text:span text:style-name="T334">destroyAdjacencyLists is a support function that frees the adjacency list of digraphs and expects client to set adj to zero.</text:span></text:p>
      <text:p text:style-name="P255"/>
      <text:p text:style-name="P21">Pseudo Code</text:p>
      <text:p text:style-name="P312"><text:s/><text:span text:style-name="T79"><text:s/>if </text:span>(digraph is not null) </text:p>
      <text:p text:style-name="P312"><text:s text:c="2"/>{</text:p>
      <text:p text:style-name="P312"><text:s text:c="5"/><text:span text:style-name="T79">for</text:span> (each int vertexIndex = 0; <text:span text:style-name="T335">while </text:span>vertexIndex &lt; digraph.vertices; pre-increment <text:tab/><text:tab/><text:tab/><text:tab/><text:tab/><text:tab/><text:tab/><text:tab/><text:tab/><text:tab/><text:tab/><text:tab/><text:tab/><text:tab/>vertexIndex) </text:p>
      <text:p text:style-name="P312"><text:s text:c="7"/>{</text:p>
      <text:p text:style-name="P311"><text:s text:c="9"/>List&lt;DirectedEdge *&gt;::traverseList(freeDirectedEdge, digraph.adj[vertexIndex]); <text:note text:id="ftn35" text:note-class="footnote"><text:note-citation>35</text:note-citation><text:note-body><text:p text:style-name="P411">Traverses generic list of directed edges</text:p></text:note-body></text:note></text:p>
      <text:p text:style-name="P311"><text:s text:c="9"/>List&lt;DirectedEdge *&gt;::emptyList( address of digraph.adj[vertexIndex]);</text:p>
      <text:p text:style-name="P311"><text:s text:c="9"/><text:span text:style-name="T335">set </text:span>digraph.adj[vertexIndex] <text:span text:style-name="T335">to zero </text:span>;</text:p>
      <text:p text:style-name="P311"><text:s text:c="7"/>}</text:p>
      <text:p text:style-name="P311"><text:s text:c="6"/>free(digraph.adj);</text:p>
      <text:p text:style-name="P311"><text:s text:c="5"/><text:span text:style-name="T335">set </text:span><text:s/>digraph.adj <text:span text:style-name="T335">to zero</text:span>;</text:p>
      <text:p text:style-name="P311"><text:s text:c="2"/>}</text:p>
      <text:p text:style-name="P203"/>
      <text:p text:style-name="P204"/>
      <text:p text:style-name="P358"/>
      <text:p text:style-name="P352"/>
      <text:p text:style-name="P352"/>
      <text:p text:style-name="P352"/>
      <text:p text:style-name="P352"/>
      <text:p text:style-name="P352"/>
      <text:p text:style-name="P352"/>
      <text:p text:style-name="P352"/>
      <text:p text:style-name="P352"/>
      <text:p text:style-name="P352"/>
      <text:p text:style-name="P352"/>
      <text:p text:style-name="P356"><text:soft-page-break/><text:span text:style-name="T71">7. </text:span><text:span text:style-name="T6">C</text:span><text:span text:style-name="T71">lass: stopif</text:span></text:p>
      <text:p text:style-name="P100"><text:tab/><text:span text:style-name="T53">Uses<text:tab/></text:span></text:p>
      <text:p text:style-name="P100"><text:span text:style-name="T53"><text:tab/><text:tab/></text:span><text:span text:style-name="T65">stdio.h</text:span></text:p>
      <text:p text:style-name="P234"><text:tab/><text:tab/>stdlib.h</text:p>
      <text:p text:style-name="P100"><text:tab/><text:tab/><text:tab/></text:p>
      <text:p text:style-name="P100"><text:tab/><text:span text:style-name="T65">Variables</text:span></text:p>
      <text:p text:style-name="P234"><text:tab/><text:tab/>char: error_mode</text:p>
      <text:p text:style-name="P234"><text:tab/><text:tab/>File: *error_log</text:p>
      <text:p text:style-name="P100"><text:tab/><text:tab/><text:tab/></text:p>
      <text:p text:style-name="P100"><text:tab/><text:span text:style-name="T53">Comprises</text:span></text:p>
      <text:p text:style-name="P100"><text:tab/><text:tab/></text:p>
      <text:p text:style-name="P15">Method description</text:p>
      <text:p text:style-name="P197"><text:tab/><text:span text:style-name="T200">This module is mainly used a method of writing errors for testing, indicates a function that will stop when errors are encountered.</text:span></text:p>
      <text:p text:style-name="P203"/>
      <text:p text:style-name="P21">Pseudo Code</text:p>
      <text:p text:style-name="P203"/>
      <text:p text:style-name="P185">define Stop if as (assertion, error_action, …)</text:p>
      <text:p text:style-name="P185"><text:tab/>if (assertion is true)</text:p>
      <text:p text:style-name="P185"><text:tab/> <text:s/>{</text:p>
      <text:p text:style-name="P185"><text:tab/><text:tab/>print error <text:s/>to either error log or stderr, __VA_ARGS__</text:p>
      <text:p text:style-name="P185"><text:tab/><text:tab/>print error to error log or stderr, next line</text:p>
      <text:p text:style-name="P185"><text:s/><text:tab/> <text:s text:c="2"/>}</text:p>
      <text:p text:style-name="P185"/>
      <text:p text:style-name="P185"><text:tab/><text:tab/>if (error_mode == 's')</text:p>
      <text:p text:style-name="P185"><text:tab/><text:tab/>{ abort current action; }</text:p>
      <text:p text:style-name="P185"><text:tab/> <text:s/><text:tab/>else</text:p>
      <text:p text:style-name="P185"><text:tab/><text:tab/>{error_action;}</text:p>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text:soft-page-break/></text:p>
      <text:p text:style-name="P351"/>
      <text:p text:style-name="P351"><text:span text:style-name="T146">8</text:span>. <text:span text:style-name="T3">I</text:span>nterfaces</text:p>
      <text:p text:style-name="P204"/>
      <text:p text:style-name="P203"/>
      <text:p text:style-name="P57"><text:span text:style-name="T147">8</text:span>ii. <text:span text:style-name="T345">t</text:span>axicab.<text:span text:style-name="T345">h</text:span></text:p>
      <text:p text:style-name="P143"><text:tab/>defined </text:p>
      <text:p text:style-name="P143"><text:tab/><text:tab/>private static</text:p>
      <text:p text:style-name="P143"><text:tab/><text:tab/>final static</text:p>
      <text:p text:style-name="P143"><text:tab/><text:tab/>global static</text:p>
      <text:p text:style-name="P143"><text:tab/><text:tab/>max(x,y)</text:p>
      <text:p text:style-name="P33">Description</text:p>
      <text:p text:style-name="P143"><text:tab/>taxicab.h interface holds various structures that facilitates the creation of various objects such as points, rectangle, circle, vectors, and dimensions. <text:span text:style-name="T348">Helper.h</text:span></text:p>
      <text:p text:style-name="P202"/>
      <text:p text:style-name="P33">Pseudo Code</text:p>
      <text:p text:style-name="P318">struct Point { <text:s/>float x; float y; };</text:p>
      <text:p text:style-name="P318"/>
      <text:p text:style-name="P318">struct Rectangle { Point topLeft; <text:s/>Point bottomRight; };</text:p>
      <text:p text:style-name="P318"/>
      <text:p text:style-name="P318">struct Circle {Point center;float radius;};</text:p>
      <text:p text:style-name="P318"/>
      <text:p text:style-name="P318">struct Vector { float x; float y;};</text:p>
      <text:p text:style-name="P318"/>
      <text:p text:style-name="P318">struct Dimensions {int width; int height;};</text:p>
      <text:p text:style-name="P207"/>
      <text:p text:style-name="P203"/>
      <text:p text:style-name="P57"><text:span text:style-name="T147">8</text:span>iii. <text:span text:style-name="T346">index_min_pq.h</text:span></text:p>
      <text:p text:style-name="P144"><text:tab/><text:span text:style-name="T345">defined</text:span></text:p>
      <text:p text:style-name="P144"><text:tab/><text:tab/><text:span text:style-name="T345">INDEX_MINPQ_H</text:span></text:p>
      <text:p text:style-name="P102"/>
      <text:p text:style-name="P33"><text:span text:style-name="T155">D</text:span>escription</text:p>
      <text:p text:style-name="P229"><text:tab/>linked_list.h is an interface that contains the IndexMinPQ structure and declares various methods must be defined when implemented. </text:p>
      <text:p text:style-name="P229"/>
      <text:p text:style-name="P33">Pseudo Code</text:p>
      <text:p text:style-name="P318">struct IndexMinPQ { <text:s/>int NMAX; int N; int pointer pq; <text:s/>int <text:s/>pointer qp; <text:s text:c="2"/>float <text:s/>pointer weights; };</text:p>
      <text:p text:style-name="P318">void makeIndexMinPQ(IndexMinPQ pointerminPQ, int NMAX);</text:p>
      <text:p text:style-name="P318">void pqInsert(IndexMinPQ pointer minPQ, int index, float weight);</text:p>
      <text:p text:style-name="P318">int pqDelMin(IndexMinPQ pointer minPQ);</text:p>
      <text:p text:style-name="P318">bool pqEmpty(IndexMinPQ pointer minPQ);</text:p>
      <text:p text:style-name="P318">bool pqContains(IndexMinPQ <text:s/>pointer minPQ, int index);</text:p>
      <text:p text:style-name="P318"><text:soft-page-break/>void pqDecreaseWeight(IndexMinPQ pointer minPQ, int vertex, float weight);</text:p>
      <text:p text:style-name="P229"/>
      <text:p text:style-name="P79"><text:span text:style-name="T147">8</text:span>iv. <text:span text:style-name="T346">linked_list</text:span>.<text:span text:style-name="T345">h</text:span></text:p>
      <text:p text:style-name="P57"><text:tab/><text:span text:style-name="T66">Uses</text:span></text:p>
      <text:p text:style-name="P57"><text:tab/><text:tab/><text:span text:style-name="T347">stdlib.h</text:span></text:p>
      <text:p text:style-name="P57"><text:tab/><text:tab/><text:span text:style-name="T347">stdio.h</text:span></text:p>
      <text:p text:style-name="P143"><text:tab/><text:span text:style-name="T67">defined</text:span></text:p>
      <text:p text:style-name="P143"><text:tab/><text:tab/><text:span text:style-name="T347">LINKED_LIST_H</text:span></text:p>
      <text:p text:style-name="P143"><text:tab/><text:tab/></text:p>
      <text:p text:style-name="P33">Description</text:p>
      <text:p text:style-name="P231"><text:tab/>linked_list.h is a supporting interface which contains various functions that must be defined when implemented; these functions are essential for a functional linked list data structure.</text:p>
      <text:p text:style-name="P145"/>
      <text:p text:style-name="P34">Pseudo Code</text:p>
      <text:p text:style-name="P231">generic template&lt;typename T&gt;</text:p>
      <text:p text:style-name="P145"><text:span text:style-name="T53">struct</text:span><text:span text:style-name="T53"><text:note text:id="ftn36" text:note-class="footnote"><text:note-citation>36</text:note-citation><text:note-body><text:p text:style-name="P413">Defines the structure of the list and all associated methods</text:p></text:note-body></text:note></text:span><text:span text:style-name="T53"> List { T item; <text:s/>List&lt;T&gt; *next;</text:span></text:p>
      <text:p text:style-name="P145"/>
      <text:p text:style-name="P231">static void emptyList(List&lt;T&gt; **list);</text:p>
      <text:p text:style-name="P231"/>
      <text:p text:style-name="P231">static List&lt;T&gt; * addToList(T newitem, List&lt;T&gt; *list);</text:p>
      <text:p text:style-name="P231"/>
      <text:p text:style-name="P145">static List&lt;T&gt; * insertAt(List&lt;T&gt; *list, T newitem, int index);</text:p>
      <text:p text:style-name="P145"/>
      <text:p text:style-name="P145">static bool itemAt(T *outputItem, List&lt;T&gt; *list, int index);</text:p>
      <text:p text:style-name="P145"/>
      <text:p text:style-name="P145">static List&lt;T&gt; * removeHead(List&lt;T&gt; *list);</text:p>
      <text:p text:style-name="P145"/>
      <text:p text:style-name="P145">static List&lt;T&gt; * <text:s/>deleteFromList(T toDeleteItem, List&lt;T&gt; *list);</text:p>
      <text:p text:style-name="P145"/>
      <text:p text:style-name="P145">static void <text:s/>traverseList(void (*f)(T), List&lt;T&gt; *list);</text:p>
      <text:p text:style-name="P145"/>
      <text:p text:style-name="P145">static void traverseList(void (*f)(void *, int, T), void *argOne, int argTwo, List&lt;T&gt; *list);</text:p>
      <text:p text:style-name="P145"><text:s text:c="8"/></text:p>
      <text:p text:style-name="P145">static void traverseList(void (*f)(void *, void *, T), void *argOne, void *argTwo, List&lt;T&gt; *list);</text:p>
      <text:p text:style-name="P145"/>
      <text:p text:style-name="P145">static List&lt;T&gt; *readListFromFile(List&lt;T&gt; *list, FILE *fp);</text:p>
      <text:p text:style-name="P145"/>
      <text:p text:style-name="P145"><text:s/>static void writeListToFile(List&lt;T&gt; *list, FILE *fp);</text:p>
      <text:p text:style-name="P145"><text:s text:c="8"/></text:p>
      <text:p text:style-name="P145">static T *reduceList(bool (*f)(T listItem, T item), T newest, List&lt;T&gt; *list);</text:p>
      <text:p text:style-name="P231">};</text:p>
      <text:p text:style-name="P231">template&lt;typename T&gt; List&lt;T&gt; * List&lt;T&gt;::addToList(T newItem, List&lt;T&gt; *list) </text:p>
      <text:p text:style-name="P231">{</text:p>
      <text:p text:style-name="P231"><text:s text:c="4"/>List&lt;T&gt; *resultList = (List&lt;T&gt; *)malloc(sizeof(List&lt;T&gt;));</text:p>
      <text:p text:style-name="P231"><text:soft-page-break/><text:s text:c="4"/>resultList-&gt;item = newItem;</text:p>
      <text:p text:style-name="P231"><text:s text:c="4"/>resultList-&gt;next = list;</text:p>
      <text:p text:style-name="P231"><text:s text:c="4"/>return resultList;</text:p>
      <text:p text:style-name="P231">}</text:p>
      <text:p text:style-name="P231">template&lt;typename T&gt; List&lt;T&gt; * List&lt;T&gt;::insertAt(List&lt;T&gt; *list, T newItem, int index) </text:p>
      <text:p text:style-name="P231">{</text:p>
      <text:p text:style-name="P231"><text:s text:c="4"/>List&lt;T&gt; *resultList = list; <text:s text:c="3"/>List&lt;T&gt; *prev = 0;</text:p>
      <text:p text:style-name="P231"><text:s text:c="3"/><text:span text:style-name="T79"><text:s/>for</text:span> (each int i = 0; list AND (i &lt; index); list = list.next, ++i)</text:p>
      <text:p text:style-name="P231"><text:tab/> {</text:p>
      <text:p text:style-name="P231"><text:s text:c="6"/><text:tab/><text:tab/> <text:s/>prev = list;</text:p>
      <text:p text:style-name="P231"><text:tab/>}</text:p>
      <text:p text:style-name="P231"><text:s text:c="4"/><text:span text:style-name="T79">if </text:span>(prev is not null) </text:p>
      <text:p text:style-name="P231"><text:tab/>{</text:p>
      <text:p text:style-name="P231"><text:s text:c="7"/><text:tab/> prev.next = List&lt;T&gt;::addToList(newItem, list);</text:p>
      <text:p text:style-name="P231"><text:s text:c="4"/><text:tab/>}</text:p>
      <text:p text:style-name="P231"><text:s text:c="3"/><text:span text:style-name="T79"><text:s/>else </text:span></text:p>
      <text:p text:style-name="P231"><text:span text:style-name="T79"><text:tab/></text:span>{</text:p>
      <text:p text:style-name="P231"><text:s text:c="6"/><text:tab/> <text:s/>resultList = List&lt;T&gt;::addToList(newItem, list);</text:p>
      <text:p text:style-name="P231"><text:s text:c="4"/><text:tab/>}</text:p>
      <text:p text:style-name="P231"><text:s text:c="4"/>return resultList;</text:p>
      <text:p text:style-name="P231">}</text:p>
      <text:p text:style-name="P231">template&lt;typename T&gt; List&lt;T&gt; * List&lt;T&gt;::removeHead(List&lt;T&gt; *list) </text:p>
      <text:p text:style-name="P231">{</text:p>
      <text:p text:style-name="P231"><text:s text:c="4"/><text:span text:style-name="T79">if </text:span>(list is not null) </text:p>
      <text:p text:style-name="P231"><text:tab/>{</text:p>
      <text:p text:style-name="P231"><text:s text:c="8"/><text:tab/><text:tab/>List&lt;T&gt; *toFreeList = list;</text:p>
      <text:p text:style-name="P231"><text:s text:c="8"/><text:tab/><text:tab/>list = list-&gt;next;</text:p>
      <text:p text:style-name="P231"><text:s text:c="7"/><text:tab/><text:tab/> free(toFreeList);</text:p>
      <text:p text:style-name="P231"><text:s text:c="4"/><text:tab/>}</text:p>
      <text:p text:style-name="P231">}</text:p>
      <text:p text:style-name="P231"/>
      <text:p text:style-name="P231">template&lt;typename T&gt; void List&lt;T&gt;::emptyList(List&lt;T&gt; **list) </text:p>
      <text:p text:style-name="P231">{</text:p>
      <text:p text:style-name="P231"><text:s text:c="4"/>List&lt;T&gt; *current = *list;</text:p>
      <text:p text:style-name="P231"><text:s text:c="4"/>List&lt;T&gt; *previous = NULL;</text:p>
      <text:p text:style-name="P231"><text:s text:c="4"/>while (current != NULL) {</text:p>
      <text:p text:style-name="P231"><text:s text:c="8"/>previous = current;</text:p>
      <text:p text:style-name="P231"><text:s text:c="8"/>current = current-&gt;next;</text:p>
      <text:p text:style-name="P231"><text:s text:c="8"/>free(previous);</text:p>
      <text:p text:style-name="P231"><text:s text:c="4"/>}</text:p>
      <text:p text:style-name="P231"><text:s text:c="4"/>*list = NULL;</text:p>
      <text:p text:style-name="P231">}</text:p>
      <text:p text:style-name="P231">template&lt;typename T&gt; List&lt;T&gt; *</text:p>
      <text:p text:style-name="P231">List&lt;T&gt;::deleteFromList(T toDeleteItem, List&lt;T&gt; *list) </text:p>
      <text:p text:style-name="P231">{</text:p>
      <text:p text:style-name="P231"><text:s text:c="4"/><text:span text:style-name="T79">if </text:span>(list is not null ) {</text:p>
      <text:p text:style-name="P231"><text:soft-page-break/><text:s text:c="8"/>List&lt;T&gt; *current;</text:p>
      <text:p text:style-name="P231"><text:s text:c="8"/>List&lt;T&gt; *previous;</text:p>
      <text:p text:style-name="P231"><text:s text:c="7"/><text:span text:style-name="T79"><text:s/>for</text:span> (current = list, previous = 0; <text:s/>(current != 0) AND <text:s/>(current-&gt;item != toDeleteItem); previous = <text:tab/><text:tab/><text:tab/><text:tab/><text:tab/><text:tab/><text:tab/><text:tab/><text:tab/><text:tab/> <text:s text:c="8"/>current, current = current.next);</text:p>
      <text:p text:style-name="P231"><text:s text:c="3"/><text:tab/>{</text:p>
      <text:p text:style-name="P231"><text:s text:c="8"/><text:span text:style-name="T79">if </text:span>(current) {</text:p>
      <text:p text:style-name="P231"><text:s text:c="12"/><text:tab/><text:tab/><text:span text:style-name="T79">if</text:span> (previous) {</text:p>
      <text:p text:style-name="P231"><text:s text:c="15"/><text:tab/><text:tab/> previous-&gt;next = current-&gt;next;</text:p>
      <text:p text:style-name="P231"><text:s text:c="11"/><text:tab/><text:tab/><text:tab/><text:tab/> }</text:p>
      <text:p text:style-name="P231"><text:s text:c="11"/><text:tab/><text:tab/> <text:span text:style-name="T79">else</text:span> {</text:p>
      <text:p text:style-name="P231"><text:s text:c="14"/><text:tab/><text:tab/> <text:s/>list = list-&gt;next;</text:p>
      <text:p text:style-name="P231"><text:s text:c="11"/><text:tab/><text:tab/><text:tab/> }</text:p>
      <text:p text:style-name="P231"><text:s text:c="11"/><text:tab/><text:tab/> free(current);</text:p>
      <text:p text:style-name="P231"><text:s text:c="5"/><text:tab/><text:tab/> <text:s text:c="2"/>}</text:p>
      <text:p text:style-name="P231"><text:s text:c="8"/>return list;</text:p>
      <text:p text:style-name="P231"><text:s text:c="13"/>} </text:p>
      <text:p text:style-name="P231"><text:s text:c="3"/><text:span text:style-name="T79"><text:s/>else</text:span> {</text:p>
      <text:p text:style-name="P231"><text:s text:c="8"/><text:tab/><text:tab/>return 0;</text:p>
      <text:p text:style-name="P231"><text:s text:c="3"/><text:tab/> <text:s text:c="3"/>}</text:p>
      <text:p text:style-name="P231">}</text:p>
      <text:p text:style-name="P231">template&lt;typename T&gt; void List&lt;T&gt;::traverseList(void (*f)(T), List&lt;T&gt; *list) </text:p>
      <text:p text:style-name="P231">{</text:p>
      <text:p text:style-name="P231"><text:s text:c="4"/><text:span text:style-name="T79">for</text:span>(List&lt;T&gt; *current = list;</text:p>
      <text:p text:style-name="P231"><text:s text:c="8"/>current != NULL;</text:p>
      <text:p text:style-name="P231"><text:s text:c="8"/>current = current.next) {</text:p>
      <text:p text:style-name="P231"><text:s text:c="8"/>(*f)(current-&gt;item);</text:p>
      <text:p text:style-name="P231"><text:s text:c="4"/>}</text:p>
      <text:p text:style-name="P231">}</text:p>
      <text:p text:style-name="P231">template&lt;typename T&gt; void List&lt;T&gt;::traverseList(void (*f)(void *, int, T), void *argOne, int argTwo,</text:p>
      <text:p text:style-name="P231"><text:s text:c="22"/>List&lt;T&gt; *list) </text:p>
      <text:p text:style-name="P231">{</text:p>
      <text:p text:style-name="P231"><text:s text:c="3"/><text:span text:style-name="T79"><text:s/>for</text:span>(; list; list = list.next) {</text:p>
      <text:p text:style-name="P231"><text:s text:c="8"/>(*f)(argOne, argTwo, list-&gt;item);</text:p>
      <text:p text:style-name="P231"><text:s text:c="4"/>}</text:p>
      <text:p text:style-name="P231">}</text:p>
      <text:p text:style-name="P231">template&lt;typename T&gt; void List&lt;T&gt;::traverseList(void (*f)(void *, void *, T), void *argOne, </text:p>
      <text:p text:style-name="P231"><text:s text:c="22"/>void *argTwo, List&lt;T&gt; *list)</text:p>
      <text:p text:style-name="P231">{</text:p>
      <text:p text:style-name="P231"><text:s text:c="4"/><text:span text:style-name="T79">for </text:span>(; list != 0; list = list.next) {</text:p>
      <text:p text:style-name="P231"><text:s text:c="8"/>(*f)(argOne, argTwo, list-&gt;item);</text:p>
      <text:p text:style-name="P231"><text:s text:c="4"/>}</text:p>
      <text:p text:style-name="P231">}</text:p>
      <text:p text:style-name="P231">template&lt;typename T&gt; List&lt;T&gt; *List&lt;T&gt;::readListFromFile(List&lt;T&gt; *list, FILE *fp) </text:p>
      <text:p text:style-name="P231">{</text:p>
      <text:p text:style-name="P231"><text:s text:c="4"/>List&lt;T&gt;::emptyList(&amp;list); <text:s text:c="3"/>int count;</text:p>
      <text:p text:style-name="P231"><text:s text:c="3"/><text:tab/> fread(&amp;count, sizeof(int), 1, fp);</text:p>
      <text:p text:style-name="P231"><text:soft-page-break/><text:s/><text:tab/> <text:s text:c="2"/>printf("tokens read: %d\n", count);</text:p>
      <text:p text:style-name="P232"><text:s text:c="4"/><text:span text:style-name="T79">for</text:span>(<text:span text:style-name="T348">each </text:span>int i = 0; i &lt; count; ++i) </text:p>
      <text:p text:style-name="P232"><text:tab/>{</text:p>
      <text:p text:style-name="P231"><text:s text:c="8"/><text:tab/><text:tab/>T item;</text:p>
      <text:p text:style-name="P231"><text:s text:c="6"/><text:tab/><text:tab/> <text:s/>fread(<text:span text:style-name="T348">address of </text:span>item, sizeof(T), 1, fp);</text:p>
      <text:p text:style-name="P231"><text:s text:c="7"/><text:tab/><text:tab/> list = List&lt;T&gt;::addToList(item, list);</text:p>
      <text:p text:style-name="P231"><text:s text:c="2"/><text:tab/> <text:s/>}</text:p>
      <text:p text:style-name="P231"><text:s text:c="4"/>return list;</text:p>
      <text:p text:style-name="P231">}</text:p>
      <text:p text:style-name="P231">template&lt;typename T&gt; void <text:s/>List&lt;T&gt;::writeListToFile(List&lt;T&gt; *list, FILE *fp) </text:p>
      <text:p text:style-name="P231">{</text:p>
      <text:p text:style-name="P231"><text:s text:c="4"/>fseek(fp, sizeof(int), SEEK_CUR);</text:p>
      <text:p text:style-name="P231"><text:s text:c="4"/>int count = 0;</text:p>
      <text:p text:style-name="P231"><text:s text:c="4"/><text:span text:style-name="T79">for</text:span>(; list != NULL; list = list.next) {</text:p>
      <text:p text:style-name="P231"><text:s text:c="8"/>fwrite(<text:span text:style-name="T348">address of </text:span>list.item, sizeof(T), 1, fp);</text:p>
      <text:p text:style-name="P231"><text:s text:c="8"/>++count;</text:p>
      <text:p text:style-name="P231"><text:s text:c="4"/>}</text:p>
      <text:p text:style-name="P231"><text:s text:c="4"/>printf("tokens written: %d\n", count);</text:p>
      <text:p text:style-name="P231"><text:s text:c="4"/><text:tab/>fseek(fp, -(count*sizeof(T) + sizeof(int)), SEEK_CUR);</text:p>
      <text:p text:style-name="P231"><text:s text:c="3"/><text:tab/> fwrite(<text:span text:style-name="T348">address of </text:span>count, sizeof(int), 1, fp);</text:p>
      <text:p text:style-name="P231"><text:s text:c="4"/>fseek(fp, count*sizeof(T), SEEK_CUR);</text:p>
      <text:p text:style-name="P231">}</text:p>
      <text:p text:style-name="P231">template&lt;typename T&gt; T *List&lt;T&gt;::reduceList(bool (*f)(T listItem, T item), T newest, List&lt;T&gt; *list) </text:p>
      <text:p text:style-name="P231">{</text:p>
      <text:p text:style-name="P231"><text:s text:c="3"/><text:span text:style-name="T79"><text:s/>for</text:span>(; list != NULL; list = list.next) {</text:p>
      <text:p text:style-name="P231"><text:s text:c="8"/>if((*f)(list.item, newest) == true ) {</text:p>
      <text:p text:style-name="P231"><text:s text:c="12"/>return list.item;<text:tab/></text:p>
      <text:p text:style-name="P231"><text:s text:c="8"/>}</text:p>
      <text:p text:style-name="P231"><text:s text:c="4"/>}</text:p>
      <text:p text:style-name="P231"><text:s text:c="4"/>return NULL;</text:p>
      <text:p text:style-name="P231">}</text:p>
      <text:p text:style-name="P231"><text:s text:c="4"/>return list;</text:p>
      <text:p text:style-name="P231"/>
      <text:p text:style-name="P230"/>
      <text:p text:style-name="P79"><text:span text:style-name="T147">8</text:span>v. edge_weighted_digraph.<text:span text:style-name="T345">h</text:span></text:p>
      <text:p text:style-name="P102"><text:tab/><text:span text:style-name="T348">uses</text:span></text:p>
      <text:p text:style-name="P102"><text:tab/><text:tab/><text:span text:style-name="T348">linked_list.h</text:span></text:p>
      <text:p text:style-name="P33"><text:span text:style-name="T155">D</text:span>escription</text:p>
      <text:p text:style-name="P335">edge_weighted_digraph similarily to linked_list faciliates the creation of abstract data type such as DirectedEdge and EdgeWeightedDIgraph. In addition it provides methods that must be included in its implementation such as printGraph, makeEdgeWeighted Digraph, addEdge, and freeDirectedEdge, all of which are given a body within the cpp file. </text:p>
      <text:p text:style-name="P47"/>
      <text:p text:style-name="P80"><text:span text:style-name="T147">8</text:span>vi. dijkstra_sp.<text:span text:style-name="T345">h</text:span></text:p>
      <text:p text:style-name="P102"/>
      <text:p text:style-name="P33"><text:span text:style-name="T155">D</text:span>escription</text:p>
      <text:p text:style-name="P33"><text:soft-page-break/><text:tab/><text:span text:style-name="T36">dijksra_sp.h provides the structure for the Dijkstra shortest point tree, shortest path and two other methods (makeDijkstraSPTree and pathTo), both of these methods are implemented in various classes. </text:span><text:span text:style-name="T37"><text:note text:id="ftn37" text:note-class="footnote"><text:note-citation>37</text:note-citation><text:note-body><text:p text:style-name="P414">Please refer to source code for more details, code is well documented.</text:p></text:note-body></text:note></text:span></text:p>
      <text:p text:style-name="P229"/>
      <text:p text:style-name="P205"/>
      <text:p text:style-name="P361"/>
      <text:p text:style-name="P363"/>
      <text:p text:style-name="P371"/>
      <text:p text:style-name="P371"/>
      <text:p text:style-name="P371"/>
      <text:p text:style-name="P371"/>
      <text:p text:style-name="P371"/>
      <text:p text:style-name="P371"/>
      <text:p text:style-name="P371"/>
      <text:p text:style-name="P371"/>
      <text:p text:style-name="P371"/>
      <text:p text:style-name="P371"/>
      <text:p text:style-name="P371"/>
      <text:p text:style-name="P371"/>
      <text:p text:style-name="P371"/>
      <text:p text:style-name="P371"/>
      <text:p text:style-name="P371"/>
      <text:p text:style-name="P371"/>
      <text:p text:style-name="P371"/>
      <text:p text:style-name="P371"/>
      <text:p text:style-name="P371"/>
      <text:p text:style-name="P371"/>
      <text:p text:style-name="P371"/>
      <text:p text:style-name="P371"/>
      <text:p text:style-name="P371"/>
      <text:p text:style-name="P371"/>
      <text:p text:style-name="P371"/>
      <text:p text:style-name="P371"/>
      <text:p text:style-name="P371"/>
      <text:p text:style-name="P371"/>
      <text:p text:style-name="P371"/>
      <text:p text:style-name="P371"/>
      <text:p text:style-name="P372"><text:span text:style-name="T344">9</text:span>.<text:span text:style-name="T7">S</text:span><text:span text:style-name="T24">OFTWARE </text:span><text:span text:style-name="T25">TESTING AND VERIFICATION</text:span></text:p>
      <text:p text:style-name="P372"/>
      <text:p text:style-name="P353"/>
      <text:p text:style-name="P353"/>
      <text:p text:style-name="P353"/>
      <text:p text:style-name="P376"><text:soft-page-break/><text:span text:style-name="T380">10</text:span>.<text:span text:style-name="T8">I</text:span><text:span text:style-name="T27">NTERNAL DESIGN REVIEW</text:span><text:span text:style-name="T28"> </text:span><text:span text:style-name="T24">PAGE</text:span></text:p>
      <text:p text:style-name="P170">Overview</text:p>
      <text:p text:style-name="P147"/>
      <text:p text:style-name="P147"><text:span text:style-name="T353">All functionality of the Ridesharing Taxicab Scheduler application is provided by five modules: sdl2_taxicab, taxicab, edge_weighted_digraph, taxi_searching and dijkstra_sp. </text:span>As well as being the application's entry point, the main loop in sdl2_taxicab module <text:span text:style-name="T354">handl</text:span>es user events, <text:span text:style-name="T355">but</text:span> <text:span text:style-name="T356">delegates other tasks to the other four modules, as demonstrated by the modules interactions diagram below.</text:span></text:p>
      <text:p text:style-name="P147"/>
      <text:p text:style-name="P147"/>
      <text:p text:style-name="P179"><draw:g text:anchor-type="as-char" draw:z-index="0" draw:style-name="gr1"><draw:custom-shape draw:style-name="gr2" draw:text-style-name="P420" svg:width="6.201cm" svg:height="1.301cm" svg:x="6.599cm" svg:y="0cm"><text:p text:style-name="P419"><text:span text:style-name="T382">sdl2_taxicab</text:span></text:p><draw:enhanced-geometry svg:viewBox="0 0 21600 21600" draw:type="rectangle" draw:enhanced-path="M 0 0 L 21600 0 21600 21600 0 21600 0 0 Z N"/></draw:custom-shape><draw:custom-shape draw:style-name="gr3" draw:text-style-name="P420" svg:width="2.5cm" svg:height="1.001cm" svg:x="8.8cm" svg:y="3.298cm"><text:p text:style-name="P419"><text:span text:style-name="T382">taxicab</text:span></text:p><draw:enhanced-geometry svg:viewBox="0 0 21600 21600" draw:type="rectangle" draw:enhanced-path="M 0 0 L 21600 0 21600 21600 0 21600 0 0 Z N"/></draw:custom-shape><draw:custom-shape draw:style-name="gr4" draw:text-style-name="P420" svg:width="7.3cm" svg:height="1.001cm" svg:x="0cm" svg:y="6.299cm"><text:p text:style-name="P419"><text:span text:style-name="T382">edge_weighted_digraph</text:span></text:p><draw:enhanced-geometry svg:viewBox="0 0 21600 21600" draw:type="rectangle" draw:enhanced-path="M 0 0 L 21600 0 21600 21600 0 21600 0 0 Z N"/></draw:custom-shape><draw:custom-shape draw:style-name="gr5" draw:text-style-name="P420" svg:width="4.202cm" svg:height="0.999cm" svg:x="13.698cm" svg:y="8.8cm"><text:p text:style-name="P419"><text:span text:style-name="T382">dijkstra_sp</text:span></text:p><draw:enhanced-geometry svg:viewBox="0 0 21600 21600" draw:type="rectangle" draw:enhanced-path="M 0 0 L 21600 0 21600 21600 0 21600 0 0 Z N"/></draw:custom-shape><draw:custom-shape draw:style-name="gr6" draw:text-style-name="P420" svg:width="4.201cm" svg:height="1.001cm" svg:x="14cm" svg:y="5.8cm"><text:p text:style-name="P419"><text:span text:style-name="T382">taxi_searching</text:span></text:p><draw:enhanced-geometry svg:viewBox="0 0 21600 21600" draw:type="rectangle" draw:enhanced-path="M 0 0 L 21600 0 21600 21600 0 21600 0 0 Z N"/></draw:custom-shape><draw:line draw:style-name="gr7" draw:text-style-name="P421" svg:x1="9.999cm" svg:y1="1.299cm" svg:x2="9.999cm" svg:y2="3.299cm"><text:p/></draw:line><draw:line draw:style-name="gr8" draw:text-style-name="P421" svg:x1="9.499cm" svg:y1="4.299cm" svg:x2="6.999cm" svg:y2="6.299cm"><text:p/></draw:line><draw:line draw:style-name="gr9" draw:text-style-name="P421" svg:x1="10.999cm" svg:y1="4.299cm" svg:x2="13.999cm" svg:y2="5.799cm"><text:p/></draw:line><draw:line draw:style-name="gr10" draw:text-style-name="P421" svg:x1="14.999cm" svg:y1="6.799cm" svg:x2="14.999cm" svg:y2="8.799cm"><text:p/></draw:line></draw:g></text:p>
      <text:p text:style-name="P148"/>
      <text:p text:style-name="P148"/>
      <text:p text:style-name="P148"><text:span text:style-name="T357">At t</text:span>he core of the application is taxicab<text:span text:style-name="T358">'s</text:span> updateAndRender function <text:span text:style-name="T359">that</text:span> initializes and <text:span text:style-name="T358">maintains</text:span> the application's data structures, as explained next.</text:p>
      <text:p text:style-name="P148"/>
      <text:p text:style-name="P181">Initialization</text:p>
      <text:p text:style-name="P149"/>
      <text:p text:style-name="P149">The <text:span text:style-name="T360">application's state is represented using a struct TaxiState variable taxiState. On start up, the main loop calls updateAndRender function to initialize and render the intial configuration on the screen.</text:span></text:p>
      <text:p text:style-name="P149"/>
      <text:p text:style-name="P182">Initialization consist<text:span text:style-name="T361">s</text:span> of:</text:p>
      <text:p text:style-name="P150"/>
      <text:p text:style-name="P150">a) <text:span text:style-name="T362">Call to edge_weighted_digraph's makeEdgeWeightedDigraph function to a</text:span>llocate memory for <text:soft-page-break/>roadNetwork</text:p>
      <text:p text:style-name="P150"/>
      <text:p text:style-name="P150">b) <text:span text:style-name="T362">Call to edge_weighted_digraph's addEdge function to a</text:span>dd edges to roadNetwork</text:p>
      <text:p text:style-name="P150"/>
      <text:p text:style-name="P151"><text:span text:style-name="T363">c) P</text:span>opulat<text:span text:style-name="T364">ing</text:span> <text:span text:style-name="T365">array of intersection points</text:span>, <text:span text:style-name="T364">intersectionCoords</text:span></text:p>
      <text:p text:style-name="P151"/>
      <text:p text:style-name="P152">d) <text:span text:style-name="T362">Call to taxi_searching's makeAllShortestPaths function to compute shortest-paths trees between all pairs of vertices in the roadNetwork</text:span></text:p>
      <text:p text:style-name="P153"/>
      <text:p text:style-name="P154">e) <text:span text:style-name="T362">Initializing taxis operational data, including setting initial taxi schedules empty</text:span></text:p>
      <text:p text:style-name="P154"/>
      <text:p text:style-name="P153">f) <text:span text:style-name="T362">R</text:span>endering application's intial state on the screen</text:p>
      <text:p text:style-name="P153"/>
      <text:p text:style-name="P155">On the other hand, if the application is already <text:span text:style-name="T366">running</text:span>, updateAndRender continuously updates and renders the state of each taxi – as user queries come in and users are dropped off. <text:span text:style-name="T367">In particular, updateAndRender computes and maintains the application's state when picking up and dropping off users, as explained in the next sections.</text:span></text:p>
      <text:p text:style-name="P155"/>
      <text:p text:style-name="P183">Query processing</text:p>
      <text:p text:style-name="P156"/>
      <text:p text:style-name="P157">Periodically, the main loop polls user queries. <text:span text:style-name="T368">If a query request is detected, a taxi is chosen to pick a user up. In this application, queries occur every predefined query interval. Omitting the details, query processing involves choosing a taxi (from the stored list of taxis) such that given the taxi's current location, the query pickup location, the query drop off location, and the next query on the taxi's schedule, a taxi that travels the minimum distance is assigned. All implementation details, including corner cases, can be found in the code.</text:span></text:p>
      <text:p text:style-name="P184"/>
      <text:p text:style-name="P184">Analysis of selected algorithms</text:p>
      <text:p text:style-name="P158"/>
      <text:p text:style-name="P159">Ideally, a more thorough analysis of the space and time complexities of all the algorithms used by the application is desirable. Given the project scope and duration, however, only a few of the algorithms used are analyzed.</text:p>
      <text:p text:style-name="P159"/>
      <text:p text:style-name="P160">1. makeEdgeWeightedDigraph <text:span text:style-name="T369">and addEdge</text:span></text:p>
      <text:p text:style-name="P160"/>
      <text:p text:style-name="P161"><text:span text:style-name="T370">The makeEdgeWeightedDigraph function</text:span> create<text:span text:style-name="T370">s</text:span> the digraph roadNetwork by allocating <text:span text:style-name="T370">enough memory</text:span> <text:span text:style-name="T370">to store</text:span> all the vertices<text:span text:style-name="T370">.</text:span> <text:span text:style-name="T370">Similarly, addEdge allocates memory for an edge and adds the created edge to the adjacency list. </text:span></text:p>
      <text:p text:style-name="P161"/>
      <text:p text:style-name="P162">Clearly, the space required to maintain the roadNetwork data structure alone is a linear function of the number of vertices plus the number of edges, in the digraph. To initialize roadNetwork, makeEdgeWeightedDigraph takes time proportional to the number of vertices. The addEdge function takes constant time because allocating space for an edge, assigning parameters to the edge's fields and inserting the edge in front of the adjacency lists all happen in time independent of the number of vertices or the number of edges.</text:p>
      <text:p text:style-name="P161"/>
      <text:p text:style-name="P163"><text:soft-page-break/>2. makeAllShortestPaths</text:p>
      <text:p text:style-name="P163"/>
      <text:p text:style-name="P164">Ignoring the time for pathTo <text:span text:style-name="T371">and makeDijkstraSP</text:span> <text:span text:style-name="T371">functions </text:span>(explained later), makeAllShortestPaths takes time quadratic in the number of vertices to compute the shortest-paths between all pairs of vertices in the roadNetwork. At first, this time might seem intolerable, but given that in the real world the number of taxis (vertices) operating in a single jurisdiction is in the order of a few thousands (even in New York city), the algorithm is actually practical. <text:span text:style-name="T372">In addition, incuring this cost upfront (during initialization), allows other functions to obtain shortest-path between any two vertices in constant time.</text:span></text:p>
      <text:p text:style-name="P163"/>
      <text:p text:style-name="P165">3. pathTo</text:p>
      <text:p text:style-name="P165"/>
      <text:p text:style-name="P165"><text:span text:style-name="T373">Clear from the code, t</text:span>o compute the path (sequence of edges from a source vertex to a target destination vertex), pathTo <text:span text:style-name="T374">function </text:span>takes time <text:span text:style-name="T375">linear in the length of the path (in edges)</text:span>.</text:p>
      <text:p text:style-name="P165"/>
      <text:p text:style-name="P166">4. makeDijkstraSP <text:span text:style-name="T376">and relax</text:span></text:p>
      <text:p text:style-name="P166"/>
      <text:p text:style-name="P167">From Sedgewick and Wayne's Algorithms textbook, Dijkstra's algorithm takes <text:span text:style-name="T377">additional</text:span> space linear in the number of vertices and time proportional to E*log V to compute the single-source shortest-path tree in an edge weighted digraph with V vertices and E edges.</text:p>
      <text:p text:style-name="P167"/>
      <text:p text:style-name="P168">5. shortestPath</text:p>
      <text:p text:style-name="P168"/>
      <text:p text:style-name="P168"><text:span text:style-name="T378">Clear from the code, a</text:span>n important consequence of the makeAllShortestPaths function is that the shortestPath function computes the shortest path between any two vertices in constant time <text:span text:style-name="T379">(as a single array access)</text:span>.</text:p>
      <text:p text:style-name="P168"/>
      <text:p text:style-name="P169">6. Additional design considerations</text:p>
      <text:p text:style-name="P169"/>
      <text:p text:style-name="P180">Clear from the modules interactions diagram, the uses relation is a hierarchy (<text:span text:style-name="T352">directed </text:span>acyclic <text:span text:style-name="T352">graph</text:span>). <text:span text:style-name="T352">This aspect of the design is essential to keep the application easy to understand, maintain and test. In addition, the design follows good software design strategies such as separation of concerns by decoupling data abstraction classes from algorithm-specific classes. For example, the edge-weighted_digraph class deals with creating and maintaining the roadNetwork digraph. The taxi_searching and dijkstra_sp classes, on the other hand, provide efficient algorithms needed by the taxicab client class to process the digraphs.</text:span></text:p>
      <text:p text:style-name="P365"/>
      <text:p text:style-name="P373"/>
      <text:p text:style-name="P373"/>
      <text:p text:style-name="P373"/>
      <text:p text:style-name="P373"/>
      <text:p text:style-name="P373"/>
      <text:p text:style-name="P373"/>
      <text:p text:style-name="P373"/>
      <text:p text:style-name="P373"/>
      <text:p text:style-name="P373"/>
      <text:p text:style-name="P373"><text:soft-page-break/>1<text:span text:style-name="T380">1</text:span>.<text:span text:style-name="T6">C</text:span><text:span text:style-name="T24">ONTR</text:span><text:span text:style-name="T26">I</text:span><text:span text:style-name="T24">BUTIONS PAGE</text:span></text:p>
      <text:p text:style-name="P361"/>
      <table:table table:name="Table1" table:style-name="Table1">
        <table:table-column table:style-name="Table1.A" table:number-columns-repeated="3"/>
        <table:table-column table:style-name="Table1.D"/>
        <table:table-row>
          <table:table-cell table:style-name="Table1.A1" office:value-type="string">
            <text:p text:style-name="P377"><text:span text:style-name="T40">Na</text:span>me(s)</text:p>
          </table:table-cell>
          <table:table-cell table:style-name="Table1.A1" office:value-type="string">
            <text:p text:style-name="P377">Role(s)</text:p>
          </table:table-cell>
          <table:table-cell table:style-name="Table1.A1" office:value-type="string">
            <text:p text:style-name="P377">Contributions</text:p>
          </table:table-cell>
          <table:table-cell table:style-name="Table1.D1" office:value-type="string">
            <text:p text:style-name="P377">Comments</text:p>
          </table:table-cell>
        </table:table-row>
        <table:table-row>
          <table:table-cell table:style-name="Table1.A2" office:value-type="string">
            <text:p text:style-name="P378"/>
          </table:table-cell>
          <table:table-cell table:style-name="Table1.A2" office:value-type="string">
            <text:p text:style-name="P378"/>
          </table:table-cell>
          <table:table-cell table:style-name="Table1.A2" office:value-type="string">
            <text:p text:style-name="P378"/>
          </table:table-cell>
          <table:table-cell table:style-name="Table1.D2" office:value-type="string">
            <text:p text:style-name="P378"/>
          </table:table-cell>
        </table:table-row>
        <table:table-row>
          <table:table-cell table:style-name="Table1.A2" office:value-type="string">
            <text:p text:style-name="P378"/>
          </table:table-cell>
          <table:table-cell table:style-name="Table1.A2" office:value-type="string">
            <text:p text:style-name="P378"/>
          </table:table-cell>
          <table:table-cell table:style-name="Table1.A2" office:value-type="string">
            <text:p text:style-name="P378"/>
          </table:table-cell>
          <table:table-cell table:style-name="Table1.D2" office:value-type="string">
            <text:p text:style-name="P378"/>
          </table:table-cell>
        </table:table-row>
        <table:table-row>
          <table:table-cell table:style-name="Table1.A2" office:value-type="string">
            <text:p text:style-name="P378"/>
          </table:table-cell>
          <table:table-cell table:style-name="Table1.A2" office:value-type="string">
            <text:p text:style-name="P378"/>
          </table:table-cell>
          <table:table-cell table:style-name="Table1.A2" office:value-type="string">
            <text:p text:style-name="P378"/>
          </table:table-cell>
          <table:table-cell table:style-name="Table1.D2" office:value-type="string">
            <text:p text:style-name="P378"/>
          </table:table-cell>
        </table:table-row>
        <table:table-row>
          <table:table-cell table:style-name="Table1.A2" office:value-type="string">
            <text:p text:style-name="P378"/>
          </table:table-cell>
          <table:table-cell table:style-name="Table1.A2" office:value-type="string">
            <text:p text:style-name="P378"/>
          </table:table-cell>
          <table:table-cell table:style-name="Table1.A2" office:value-type="string">
            <text:p text:style-name="P378"/>
          </table:table-cell>
          <table:table-cell table:style-name="Table1.D2" office:value-type="string">
            <text:p text:style-name="P378"/>
          </table:table-cell>
        </table:table-row>
        <table:table-row>
          <table:table-cell table:style-name="Table1.A2" office:value-type="string">
            <text:p text:style-name="P378"/>
          </table:table-cell>
          <table:table-cell table:style-name="Table1.A2" office:value-type="string">
            <text:p text:style-name="P378"/>
          </table:table-cell>
          <table:table-cell table:style-name="Table1.A2" office:value-type="string">
            <text:p text:style-name="P378"/>
          </table:table-cell>
          <table:table-cell table:style-name="Table1.D2" office:value-type="string">
            <text:p text:style-name="P378"/>
          </table:table-cell>
        </table:table-row>
        <table:table-row>
          <table:table-cell table:style-name="Table1.A2" office:value-type="string">
            <text:p text:style-name="P378"/>
          </table:table-cell>
          <table:table-cell table:style-name="Table1.A2" office:value-type="string">
            <text:p text:style-name="P378"/>
          </table:table-cell>
          <table:table-cell table:style-name="Table1.A2" office:value-type="string">
            <text:p text:style-name="P378"/>
          </table:table-cell>
          <table:table-cell table:style-name="Table1.D2" office:value-type="string">
            <text:p text:style-name="P378"/>
          </table:table-cell>
        </table:table-row>
        <table:table-row>
          <table:table-cell table:style-name="Table1.A2" office:value-type="string">
            <text:p text:style-name="P378"/>
          </table:table-cell>
          <table:table-cell table:style-name="Table1.A2" office:value-type="string">
            <text:p text:style-name="P378"/>
          </table:table-cell>
          <table:table-cell table:style-name="Table1.A2" office:value-type="string">
            <text:p text:style-name="P379"/>
          </table:table-cell>
          <table:table-cell table:style-name="Table1.D2" office:value-type="string">
            <text:p text:style-name="P378"/>
          </table:table-cell>
        </table:table-row>
        <table:table-row>
          <table:table-cell table:style-name="Table1.A2" office:value-type="string">
            <text:p text:style-name="P378"/>
          </table:table-cell>
          <table:table-cell table:style-name="Table1.A2" office:value-type="string">
            <text:p text:style-name="P378"/>
          </table:table-cell>
          <table:table-cell table:style-name="Table1.A2" office:value-type="string">
            <text:p text:style-name="P378"/>
          </table:table-cell>
          <table:table-cell table:style-name="Table1.D2" office:value-type="string">
            <text:p text:style-name="P378"/>
          </table:table-cell>
        </table:table-row>
        <table:table-row>
          <table:table-cell table:style-name="Table1.A2" office:value-type="string">
            <text:p text:style-name="P378"/>
          </table:table-cell>
          <table:table-cell table:style-name="Table1.A2" office:value-type="string">
            <text:p text:style-name="P378"/>
          </table:table-cell>
          <table:table-cell table:style-name="Table1.A2" office:value-type="string">
            <text:p text:style-name="P378"/>
          </table:table-cell>
          <table:table-cell table:style-name="Table1.D2" office:value-type="string">
            <text:p text:style-name="P378"/>
          </table:table-cell>
        </table:table-row>
        <table:table-row>
          <table:table-cell table:style-name="Table1.A2" office:value-type="string">
            <text:p text:style-name="P378"/>
          </table:table-cell>
          <table:table-cell table:style-name="Table1.A2" office:value-type="string">
            <text:p text:style-name="P378"/>
          </table:table-cell>
          <table:table-cell table:style-name="Table1.A2" office:value-type="string">
            <text:p text:style-name="P378"/>
          </table:table-cell>
          <table:table-cell table:style-name="Table1.D2" office:value-type="string">
            <text:p text:style-name="P378"/>
          </table:table-cell>
        </table:table-row>
        <table:table-row>
          <table:table-cell table:style-name="Table1.A2" office:value-type="string">
            <text:p text:style-name="P378"/>
          </table:table-cell>
          <table:table-cell table:style-name="Table1.A2" office:value-type="string">
            <text:p text:style-name="P378"/>
          </table:table-cell>
          <table:table-cell table:style-name="Table1.A2" office:value-type="string">
            <text:p text:style-name="P378"/>
          </table:table-cell>
          <table:table-cell table:style-name="Table1.D2" office:value-type="string">
            <text:p text:style-name="P378"/>
          </table:table-cell>
        </table:table-row>
        <table:table-row>
          <table:table-cell table:style-name="Table1.A2" office:value-type="string">
            <text:p text:style-name="P378"/>
          </table:table-cell>
          <table:table-cell table:style-name="Table1.A2" office:value-type="string">
            <text:p text:style-name="P378"/>
          </table:table-cell>
          <table:table-cell table:style-name="Table1.A2" office:value-type="string">
            <text:p text:style-name="P378"/>
          </table:table-cell>
          <table:table-cell table:style-name="Table1.D2" office:value-type="string">
            <text:p text:style-name="P378"/>
          </table:table-cell>
        </table:table-row>
        <table:table-row>
          <table:table-cell table:style-name="Table1.A2" office:value-type="string">
            <text:p text:style-name="P378"/>
          </table:table-cell>
          <table:table-cell table:style-name="Table1.A2" office:value-type="string">
            <text:p text:style-name="P378"/>
          </table:table-cell>
          <table:table-cell table:style-name="Table1.A2" office:value-type="string">
            <text:p text:style-name="P378"/>
          </table:table-cell>
          <table:table-cell table:style-name="Table1.D2" office:value-type="string">
            <text:p text:style-name="P378"/>
          </table:table-cell>
        </table:table-row>
        <table:table-row>
          <table:table-cell table:style-name="Table1.A2" office:value-type="string">
            <text:p text:style-name="P378"/>
          </table:table-cell>
          <table:table-cell table:style-name="Table1.A2" office:value-type="string">
            <text:p text:style-name="P378"/>
          </table:table-cell>
          <table:table-cell table:style-name="Table1.A2" office:value-type="string">
            <text:p text:style-name="P378"/>
          </table:table-cell>
          <table:table-cell table:style-name="Table1.D2" office:value-type="string">
            <text:p text:style-name="P378"/>
          </table:table-cell>
        </table:table-row>
        <table:table-row>
          <table:table-cell table:style-name="Table1.A2" office:value-type="string">
            <text:p text:style-name="P378"/>
          </table:table-cell>
          <table:table-cell table:style-name="Table1.A2" office:value-type="string">
            <text:p text:style-name="P378"/>
          </table:table-cell>
          <table:table-cell table:style-name="Table1.A2" office:value-type="string">
            <text:p text:style-name="P378"/>
          </table:table-cell>
          <table:table-cell table:style-name="Table1.D2" office:value-type="string">
            <text:p text:style-name="P378"/>
          </table:table-cell>
        </table:table-row>
        <table:table-row>
          <table:table-cell table:style-name="Table1.A2" office:value-type="string">
            <text:p text:style-name="P378"/>
          </table:table-cell>
          <table:table-cell table:style-name="Table1.A2" office:value-type="string">
            <text:p text:style-name="P378"/>
          </table:table-cell>
          <table:table-cell table:style-name="Table1.A2" office:value-type="string">
            <text:p text:style-name="P378"/>
          </table:table-cell>
          <table:table-cell table:style-name="Table1.D2" office:value-type="string">
            <text:p text:style-name="P378"/>
          </table:table-cell>
        </table:table-row>
        <table:table-row>
          <table:table-cell table:style-name="Table1.A2" office:value-type="string">
            <text:p text:style-name="P378"/>
          </table:table-cell>
          <table:table-cell table:style-name="Table1.A2" office:value-type="string">
            <text:p text:style-name="P378"/>
          </table:table-cell>
          <table:table-cell table:style-name="Table1.A2" office:value-type="string">
            <text:p text:style-name="P378"/>
          </table:table-cell>
          <table:table-cell table:style-name="Table1.D2" office:value-type="string">
            <text:p text:style-name="P378"/>
          </table:table-cell>
        </table:table-row>
        <table:table-row>
          <table:table-cell table:style-name="Table1.A2" office:value-type="string">
            <text:p text:style-name="P378"/>
          </table:table-cell>
          <table:table-cell table:style-name="Table1.A2" office:value-type="string">
            <text:p text:style-name="P378"/>
          </table:table-cell>
          <table:table-cell table:style-name="Table1.A2" office:value-type="string">
            <text:p text:style-name="P378"/>
          </table:table-cell>
          <table:table-cell table:style-name="Table1.D2" office:value-type="string">
            <text:p text:style-name="P378"/>
          </table:table-cell>
        </table:table-row>
        <table:table-row>
          <table:table-cell table:style-name="Table1.A2" office:value-type="string">
            <text:p text:style-name="P378"/>
          </table:table-cell>
          <table:table-cell table:style-name="Table1.A2" office:value-type="string">
            <text:p text:style-name="P378"/>
          </table:table-cell>
          <table:table-cell table:style-name="Table1.A2" office:value-type="string">
            <text:p text:style-name="P378"/>
          </table:table-cell>
          <table:table-cell table:style-name="Table1.D2" office:value-type="string">
            <text:p text:style-name="P378"/>
          </table:table-cell>
        </table:table-row>
      </table:table>
      <text:p text:style-name="P361"/>
      <text:p text:style-name="P361"/>
      <text:p text:style-name="P363"/>
      <text:p text:style-name="P363"/>
      <text:p text:style-name="P363"/>
      <text:p text:style-name="P363"/>
      <text:p text:style-name="P363"/>
      <text:p text:style-name="P387">1<text:span text:style-name="T351">1. </text:span><text:span text:style-name="T4">R</text:span><text:span text:style-name="T23">evision Page</text:span></text:p>
      <text:p text:style-name="P375">Group 2 Members (Roles)<text:tab/><text:tab/><text:tab/><text:tab/><text:tab/>Student Number</text:p>
      <text:p text:style-name="P375">Duke. B (Team Leader, Developer, Researcher, Planner)<text:tab/></text:p>
      <text:p text:style-name="P375">Aguer. K(Research, Planner, Developer)</text:p>
      <text:p text:style-name="P375">Guo. J <text:tab/>(Log Admin, Tester)<text:tab/><text:tab/><text:tab/><text:tab/><text:tab/>1073796</text:p>
      <text:p text:style-name="P2"/>
      <text:p text:style-name="P2">report revision history, team members, student numbers, roles, and responsibilities, </text:p>
      <text:p text:style-name="P1"/>
      <text:p text:style-name="P362">By virtue of submitting this document we electronically sign and date that the work being submitted by all the individuals in the group is their exclusive work as a group and we consent to make available the application developed through [CS] or [SE]-2XB3 project, the reports, presentations, and assignments (not including my name and student number) for future teaching purposes. </text:p>
      <text:p text:style-name="P1"/>
      <text:p text:style-name="P1"/>
      <text:p text:style-name="P1"/>
      <text:p text:style-name="P1"/>
      <text:p text:style-name="P3"/>
      <text:p text:style-name="P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M Roman Slanted 8" svg:font-family="'LM Roman Slanted 8'"/>
    <style:font-face style:name="FreeSans1" svg:font-family="FreeSans" style:font-family-generic="swiss"/>
    <style:font-face style:name="Elegante" svg:font-family="Elegante" style:font-pitch="variable"/>
    <style:font-face style:name="Fake Receipt" svg:font-family="'Fake Receipt'" style:font-pitch="variable"/>
    <style:font-face style:name="Gentium Book Basic" svg:font-family="'Gentium Book Basic'" style:font-pitch="variable"/>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LM Roman Slanted 8" fo:font-family="'LM Roman Slanted 8'"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LM Roman Slanted 8" fo:font-family="'LM Roman Slanted 8'"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M Roman Slanted 8" fo:font-family="'LM Roman Slanted 8'"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tab/><text:page-number text:select-page="current" text:page-adjust="-4">2</text:page-number></text:p>
      </style:footer>
    </style:master-page>
    <style:master-page style:name="First_20_Page" style:display-name="First Page" style:page-layout-name="Mpm2" style:next-style-name="Standard">
      <style:footer>
        <text:p text:style-name="Footer"><text:tab/><text:tab/><text:page-number text:select-page="current" text:page-adjust="-3">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8T10:18:40.187210281</meta:creation-date>
    <dc:date>2015-04-10T18:35:05.609000000</dc:date>
    <meta:editing-duration>P1DT6H7M25S</meta:editing-duration>
    <meta:editing-cycles>290</meta:editing-cycles>
    <meta:generator>LibreOffice/4.3.4.1$Windows_x86 LibreOffice_project/bc356b2f991740509f321d70e4512a6a54c5f243</meta:generator>
    <meta:document-statistic meta:table-count="1" meta:image-count="0" meta:object-count="0" meta:page-count="60" meta:paragraph-count="1726" meta:word-count="9130" meta:character-count="71143" meta:non-whitespace-character-count="58796"/>
  </office:meta>
</office:document-meta>
</file>